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150.01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26.14pt"/>
    </style:style>
    <style:style style:name="co5" style:family="table-column">
      <style:table-column-properties fo:break-before="auto" style:column-width="115.06pt"/>
    </style:style>
    <style:style style:name="co6" style:family="table-column">
      <style:table-column-properties fo:break-before="auto" style:column-width="76.99pt"/>
    </style:style>
    <style:style style:name="co7" style:family="table-column">
      <style:table-column-properties fo:break-before="auto" style:column-width="91.25pt"/>
    </style:style>
    <style:style style:name="co8" style:family="table-column">
      <style:table-column-properties fo:break-before="auto" style:column-width="174.61pt"/>
    </style:style>
    <style:style style:name="co9" style:family="table-column">
      <style:table-column-properties fo:break-before="auto" style:column-width="59.5pt"/>
    </style:style>
    <style:style style:name="co10" style:family="table-column">
      <style:table-column-properties fo:break-before="auto" style:column-width="64.2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6.49pt" fo:break-before="auto" style:use-optimal-row-height="false"/>
    </style:style>
    <style:style style:name="ta1" style:family="table" style:master-page-name="PageStyle_5f_v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2" number:automatic-order="true">
      <number:month number:style="long"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map style:condition="is-true-formula([.E112]=1)" style:apply-style-name="ConditionalStyle_5f_287" style:base-cell-address="v1.C112"/>
    </style:style>
    <style:style style:name="ce6" style:family="table-cell" style:parent-style-name="Default">
      <style:map style:condition="is-true-formula([.E118]=1)" style:apply-style-name="ConditionalStyle_5f_286" style:base-cell-address="v1.C118"/>
    </style:style>
    <style:style style:name="ce7" style:family="table-cell" style:parent-style-name="Default">
      <style:map style:condition="is-true-formula([.E124]=1)" style:apply-style-name="ConditionalStyle_5f_285" style:base-cell-address="v1.C124"/>
    </style:style>
    <style:style style:name="ce8" style:family="table-cell" style:parent-style-name="Default">
      <style:map style:condition="is-true-formula([.E129]=1)" style:apply-style-name="ConditionalStyle_5f_284" style:base-cell-address="v1.C129"/>
    </style:style>
    <style:style style:name="ce9" style:family="table-cell" style:parent-style-name="Default">
      <style:map style:condition="is-true-formula([.E131]=1)" style:apply-style-name="ConditionalStyle_5f_283" style:base-cell-address="v1.C131"/>
    </style:style>
    <style:style style:name="ce10" style:family="table-cell" style:parent-style-name="Default">
      <style:map style:condition="is-true-formula([.E133]=1)" style:apply-style-name="ConditionalStyle_5f_282" style:base-cell-address="v1.C133"/>
    </style:style>
    <style:style style:name="ce11" style:family="table-cell" style:parent-style-name="Default">
      <style:map style:condition="is-true-formula([.E139]=1)" style:apply-style-name="ConditionalStyle_5f_281" style:base-cell-address="v1.C139"/>
    </style:style>
    <style:style style:name="ce12" style:family="table-cell" style:parent-style-name="Default">
      <style:map style:condition="is-true-formula([.E141]=1)" style:apply-style-name="ConditionalStyle_5f_280" style:base-cell-address="v1.C141"/>
    </style:style>
    <style:style style:name="ce13" style:family="table-cell" style:parent-style-name="Default">
      <style:map style:condition="is-true-formula([.E143]=1)" style:apply-style-name="ConditionalStyle_5f_279" style:base-cell-address="v1.C143"/>
    </style:style>
    <style:style style:name="ce14" style:family="table-cell" style:parent-style-name="Default">
      <style:map style:condition="is-true-formula([.E145]=1)" style:apply-style-name="ConditionalStyle_5f_278" style:base-cell-address="v1.C145"/>
    </style:style>
    <style:style style:name="ce15" style:family="table-cell" style:parent-style-name="Default">
      <style:map style:condition="is-true-formula([.E147]=1)" style:apply-style-name="ConditionalStyle_5f_277" style:base-cell-address="v1.C147"/>
    </style:style>
    <style:style style:name="ce16" style:family="table-cell" style:parent-style-name="Default">
      <style:map style:condition="is-true-formula([.E148]=1)" style:apply-style-name="ConditionalStyle_5f_276" style:base-cell-address="v1.C148"/>
    </style:style>
    <style:style style:name="ce17" style:family="table-cell" style:parent-style-name="Default">
      <style:map style:condition="is-true-formula([.E149]=1)" style:apply-style-name="ConditionalStyle_5f_275" style:base-cell-address="v1.C149"/>
    </style:style>
    <style:style style:name="ce18" style:family="table-cell" style:parent-style-name="Default">
      <style:map style:condition="is-true-formula([.E150]=1)" style:apply-style-name="ConditionalStyle_5f_274" style:base-cell-address="v1.C150"/>
    </style:style>
    <style:style style:name="ce19" style:family="table-cell" style:parent-style-name="Default">
      <style:map style:condition="is-true-formula([.E151]=1)" style:apply-style-name="ConditionalStyle_5f_273" style:base-cell-address="v1.C151"/>
    </style:style>
    <style:style style:name="ce20" style:family="table-cell" style:parent-style-name="Default">
      <style:map style:condition="is-true-formula([.E154]=1)" style:apply-style-name="ConditionalStyle_5f_272" style:base-cell-address="v1.C154"/>
    </style:style>
    <style:style style:name="ce21" style:family="table-cell" style:parent-style-name="Default">
      <style:map style:condition="is-true-formula([.E157]=1)" style:apply-style-name="ConditionalStyle_5f_271" style:base-cell-address="v1.C157"/>
    </style:style>
    <style:style style:name="ce22" style:family="table-cell" style:parent-style-name="Default">
      <style:map style:condition="is-true-formula([.E158]=1)" style:apply-style-name="ConditionalStyle_5f_270" style:base-cell-address="v1.C158"/>
    </style:style>
    <style:style style:name="ce23" style:family="table-cell" style:parent-style-name="Default">
      <style:map style:condition="is-true-formula([.E159]=1)" style:apply-style-name="ConditionalStyle_5f_269" style:base-cell-address="v1.C159"/>
    </style:style>
    <style:style style:name="ce24" style:family="table-cell" style:parent-style-name="Default">
      <style:map style:condition="is-true-formula([.E160]=1)" style:apply-style-name="ConditionalStyle_5f_268" style:base-cell-address="v1.C160"/>
    </style:style>
    <style:style style:name="ce25" style:family="table-cell" style:parent-style-name="Default">
      <style:map style:condition="is-true-formula([.E160]=1)" style:apply-style-name="ConditionalStyle_5f_268" style:base-cell-address="v1.C160"/>
    </style:style>
    <style:style style:name="ce26" style:family="table-cell" style:parent-style-name="Default">
      <style:map style:condition="is-true-formula([.E163]=1)" style:apply-style-name="ConditionalStyle_5f_267" style:base-cell-address="v1.C163"/>
    </style:style>
    <style:style style:name="ce27" style:family="table-cell" style:parent-style-name="Default">
      <style:map style:condition="is-true-formula([.E164]=1)" style:apply-style-name="ConditionalStyle_5f_265" style:base-cell-address="v1.C164"/>
    </style:style>
    <style:style style:name="ce28" style:family="table-cell" style:parent-style-name="Default">
      <style:map style:condition="is-true-formula([.E165]=1)" style:apply-style-name="ConditionalStyle_5f_264" style:base-cell-address="v1.C165"/>
    </style:style>
    <style:style style:name="ce29" style:family="table-cell" style:parent-style-name="Default">
      <style:map style:condition="is-true-formula([.E166]=1)" style:apply-style-name="ConditionalStyle_5f_263" style:base-cell-address="v1.C166"/>
    </style:style>
    <style:style style:name="ce30" style:family="table-cell" style:parent-style-name="Default">
      <style:map style:condition="is-true-formula([.E167]=1)" style:apply-style-name="ConditionalStyle_5f_262" style:base-cell-address="v1.C167"/>
    </style:style>
    <style:style style:name="ce31" style:family="table-cell" style:parent-style-name="Default">
      <style:map style:condition="is-true-formula([.E170]=1)" style:apply-style-name="ConditionalStyle_5f_261" style:base-cell-address="v1.C170"/>
    </style:style>
    <style:style style:name="ce32" style:family="table-cell" style:parent-style-name="Default">
      <style:map style:condition="is-true-formula([.E177]=1)" style:apply-style-name="ConditionalStyle_5f_260" style:base-cell-address="v1.C177"/>
    </style:style>
    <style:style style:name="ce33" style:family="table-cell" style:parent-style-name="Default">
      <style:map style:condition="is-true-formula([.K179]=1)" style:apply-style-name="ConditionalStyle_5f_259" style:base-cell-address="v1.C179"/>
    </style:style>
    <style:style style:name="ce34" style:family="table-cell" style:parent-style-name="Default">
      <style:map style:condition="is-true-formula([.E180]=1)" style:apply-style-name="ConditionalStyle_5f_258" style:base-cell-address="v1.C180"/>
    </style:style>
    <style:style style:name="ce35" style:family="table-cell" style:parent-style-name="Default">
      <style:map style:condition="is-true-formula([.E184]=1)" style:apply-style-name="ConditionalStyle_5f_257" style:base-cell-address="v1.C184"/>
    </style:style>
    <style:style style:name="ce36" style:family="table-cell" style:parent-style-name="Default">
      <style:map style:condition="is-true-formula([.E186]=1)" style:apply-style-name="ConditionalStyle_5f_256" style:base-cell-address="v1.C186"/>
    </style:style>
    <style:style style:name="ce37" style:family="table-cell" style:parent-style-name="Default">
      <style:map style:condition="is-true-formula([.E190]=1)" style:apply-style-name="ConditionalStyle_5f_255" style:base-cell-address="v1.C190"/>
    </style:style>
    <style:style style:name="ce38" style:family="table-cell" style:parent-style-name="Default">
      <style:map style:condition="is-true-formula([.E193]=1)" style:apply-style-name="ConditionalStyle_5f_254" style:base-cell-address="v1.C193"/>
    </style:style>
    <style:style style:name="ce39" style:family="table-cell" style:parent-style-name="Default">
      <style:map style:condition="is-true-formula([.E201]=1)" style:apply-style-name="ConditionalStyle_5f_253" style:base-cell-address="v1.C201"/>
    </style:style>
    <style:style style:name="ce40" style:family="table-cell" style:parent-style-name="Default">
      <style:map style:condition="is-true-formula([.E218]=1)" style:apply-style-name="ConditionalStyle_5f_252" style:base-cell-address="v1.C218"/>
    </style:style>
    <style:style style:name="ce41" style:family="table-cell" style:parent-style-name="Default">
      <style:map style:condition="is-true-formula([.E221]=1)" style:apply-style-name="ConditionalStyle_5f_251" style:base-cell-address="v1.C221"/>
    </style:style>
    <style:style style:name="ce42" style:family="table-cell" style:parent-style-name="Default">
      <style:map style:condition="is-true-formula([.E228]=1)" style:apply-style-name="ConditionalStyle_5f_250" style:base-cell-address="v1.C228"/>
    </style:style>
    <style:style style:name="ce43" style:family="table-cell" style:parent-style-name="Default">
      <style:map style:condition="is-true-formula([.E232]=1)" style:apply-style-name="ConditionalStyle_5f_249" style:base-cell-address="v1.C232"/>
    </style:style>
    <style:style style:name="ce44" style:family="table-cell" style:parent-style-name="Default">
      <style:map style:condition="is-true-formula([.E236]=1)" style:apply-style-name="ConditionalStyle_5f_248" style:base-cell-address="v1.C236"/>
    </style:style>
    <style:style style:name="ce45" style:family="table-cell" style:parent-style-name="Default">
      <style:map style:condition="is-true-formula([.K240]=1)" style:apply-style-name="ConditionalStyle_5f_247" style:base-cell-address="v1.C240"/>
    </style:style>
    <style:style style:name="ce46" style:family="table-cell" style:parent-style-name="Default">
      <style:map style:condition="is-true-formula([.E242]=1)" style:apply-style-name="ConditionalStyle_5f_246" style:base-cell-address="v1.C242"/>
    </style:style>
    <style:style style:name="ce47" style:family="table-cell" style:parent-style-name="Default">
      <style:map style:condition="is-true-formula([.E245]=1)" style:apply-style-name="ConditionalStyle_5f_245" style:base-cell-address="v1.C245"/>
    </style:style>
    <style:style style:name="ce48" style:family="table-cell" style:parent-style-name="Default">
      <style:map style:condition="is-true-formula([.E248]=1)" style:apply-style-name="ConditionalStyle_5f_243" style:base-cell-address="v1.C248"/>
    </style:style>
    <style:style style:name="ce49" style:family="table-cell" style:parent-style-name="Default">
      <style:map style:condition="is-true-formula([.E251]=1)" style:apply-style-name="ConditionalStyle_5f_244" style:base-cell-address="v1.C251"/>
    </style:style>
    <style:style style:name="ce50" style:family="table-cell" style:parent-style-name="Default">
      <style:map style:condition="is-true-formula([.E254]=1)" style:apply-style-name="ConditionalStyle_5f_242" style:base-cell-address="v1.C254"/>
    </style:style>
    <style:style style:name="ce51" style:family="table-cell" style:parent-style-name="Default">
      <style:map style:condition="is-true-formula([.E259]=1)" style:apply-style-name="ConditionalStyle_5f_241" style:base-cell-address="v1.C259"/>
    </style:style>
    <style:style style:name="ce52" style:family="table-cell" style:parent-style-name="Default">
      <style:map style:condition="is-true-formula([.K264]=1)" style:apply-style-name="ConditionalStyle_5f_240" style:base-cell-address="v1.C265"/>
    </style:style>
    <style:style style:name="ce53" style:family="table-cell" style:parent-style-name="Default">
      <style:map style:condition="is-true-formula([.$F267]=2)" style:apply-style-name="ConditionalStyle_5f_239" style:base-cell-address="v1.C267"/>
      <style:map style:condition="is-true-formula([.$F267]=1)" style:apply-style-name="ConditionalStyle_5f_238" style:base-cell-address="v1.C267"/>
      <style:map style:condition="is-true-formula([.$F267]=0)" style:apply-style-name="ConditionalStyle_5f_237" style:base-cell-address="v1.C267"/>
    </style:style>
    <style:style style:name="ce54" style:family="table-cell" style:parent-style-name="Default">
      <style:map style:condition="is-true-formula([.L269]=3)" style:apply-style-name="ConditionalStyle_5f_236" style:base-cell-address="v1.C269"/>
      <style:map style:condition="is-true-formula([.$F269]=2)" style:apply-style-name="ConditionalStyle_5f_235" style:base-cell-address="v1.C269"/>
      <style:map style:condition="is-true-formula([.$F269]=1)" style:apply-style-name="ConditionalStyle_5f_234" style:base-cell-address="v1.C269"/>
      <style:map style:condition="is-true-formula([.$F269]=0)" style:apply-style-name="ConditionalStyle_5f_233" style:base-cell-address="v1.C269"/>
    </style:style>
    <style:style style:name="ce55" style:family="table-cell" style:parent-style-name="Default">
      <style:map style:condition="is-true-formula([.F273]=3)" style:apply-style-name="ConditionalStyle_5f_232" style:base-cell-address="v1.C273"/>
      <style:map style:condition="is-true-formula([.$F273]=2)" style:apply-style-name="ConditionalStyle_5f_231" style:base-cell-address="v1.C273"/>
      <style:map style:condition="is-true-formula([.$F273]=1)" style:apply-style-name="ConditionalStyle_5f_230" style:base-cell-address="v1.C273"/>
      <style:map style:condition="is-true-formula([.$F273]=0)" style:apply-style-name="ConditionalStyle_5f_229" style:base-cell-address="v1.C273"/>
    </style:style>
    <style:style style:name="ce56" style:family="table-cell" style:parent-style-name="Default">
      <style:map style:condition="is-true-formula([.F280]=3)" style:apply-style-name="ConditionalStyle_5f_228" style:base-cell-address="v1.C280"/>
      <style:map style:condition="is-true-formula([.$F280]=2)" style:apply-style-name="ConditionalStyle_5f_227" style:base-cell-address="v1.C280"/>
      <style:map style:condition="is-true-formula([.$F280]=1)" style:apply-style-name="ConditionalStyle_5f_226" style:base-cell-address="v1.C280"/>
      <style:map style:condition="is-true-formula([.$F280]=0)" style:apply-style-name="ConditionalStyle_5f_225" style:base-cell-address="v1.C280"/>
    </style:style>
    <style:style style:name="ce57" style:family="table-cell" style:parent-style-name="Default">
      <style:map style:condition="is-true-formula([.F287]=3)" style:apply-style-name="ConditionalStyle_5f_224" style:base-cell-address="v1.C287"/>
      <style:map style:condition="is-true-formula([.$F287]=2)" style:apply-style-name="ConditionalStyle_5f_223" style:base-cell-address="v1.C287"/>
      <style:map style:condition="is-true-formula([.$F287]=1)" style:apply-style-name="ConditionalStyle_5f_222" style:base-cell-address="v1.C287"/>
      <style:map style:condition="is-true-formula([.$F287]=0)" style:apply-style-name="ConditionalStyle_5f_221" style:base-cell-address="v1.C287"/>
    </style:style>
    <style:style style:name="ce58" style:family="table-cell" style:parent-style-name="Default">
      <style:map style:condition="is-true-formula([.F290]=3)" style:apply-style-name="ConditionalStyle_5f_220" style:base-cell-address="v1.C290"/>
      <style:map style:condition="is-true-formula([.$F290]=2)" style:apply-style-name="ConditionalStyle_5f_219" style:base-cell-address="v1.C290"/>
      <style:map style:condition="is-true-formula([.$F290]=1)" style:apply-style-name="ConditionalStyle_5f_218" style:base-cell-address="v1.C290"/>
      <style:map style:condition="is-true-formula([.$F290]=0)" style:apply-style-name="ConditionalStyle_5f_217" style:base-cell-address="v1.C290"/>
    </style:style>
    <style:style style:name="ce59" style:family="table-cell" style:parent-style-name="Default">
      <style:map style:condition="is-true-formula([.F297]=3)" style:apply-style-name="ConditionalStyle_5f_216" style:base-cell-address="v1.C297"/>
      <style:map style:condition="is-true-formula([.$F297]=2)" style:apply-style-name="ConditionalStyle_5f_215" style:base-cell-address="v1.C297"/>
      <style:map style:condition="is-true-formula([.$F297]=1)" style:apply-style-name="ConditionalStyle_5f_214" style:base-cell-address="v1.C297"/>
      <style:map style:condition="is-true-formula([.$F297]=0)" style:apply-style-name="ConditionalStyle_5f_213" style:base-cell-address="v1.C297"/>
    </style:style>
    <style:style style:name="ce60" style:family="table-cell" style:parent-style-name="Default">
      <style:map style:condition="is-true-formula([.F298]=3)" style:apply-style-name="ConditionalStyle_5f_212" style:base-cell-address="v1.C298"/>
      <style:map style:condition="is-true-formula([.$F298]=2)" style:apply-style-name="ConditionalStyle_5f_211" style:base-cell-address="v1.C298"/>
      <style:map style:condition="is-true-formula([.$F298]=1)" style:apply-style-name="ConditionalStyle_5f_210" style:base-cell-address="v1.C298"/>
      <style:map style:condition="is-true-formula([.$F298]=0)" style:apply-style-name="ConditionalStyle_5f_209" style:base-cell-address="v1.C298"/>
    </style:style>
    <style:style style:name="ce61" style:family="table-cell" style:parent-style-name="Default">
      <style:map style:condition="is-true-formula([.F299]=3)" style:apply-style-name="ConditionalStyle_5f_208" style:base-cell-address="v1.C299"/>
      <style:map style:condition="is-true-formula([.$F299]=2)" style:apply-style-name="ConditionalStyle_5f_207" style:base-cell-address="v1.C299"/>
      <style:map style:condition="is-true-formula([.$F299]=1)" style:apply-style-name="ConditionalStyle_5f_206" style:base-cell-address="v1.C299"/>
      <style:map style:condition="is-true-formula([.$F299]=0)" style:apply-style-name="ConditionalStyle_5f_205" style:base-cell-address="v1.C299"/>
    </style:style>
    <style:style style:name="ce62" style:family="table-cell" style:parent-style-name="Default">
      <style:map style:condition="is-true-formula([.F300]=3)" style:apply-style-name="ConditionalStyle_5f_204" style:base-cell-address="v1.C300"/>
      <style:map style:condition="is-true-formula([.$F300]=2)" style:apply-style-name="ConditionalStyle_5f_203" style:base-cell-address="v1.C300"/>
      <style:map style:condition="is-true-formula([.$F300]=1)" style:apply-style-name="ConditionalStyle_5f_202" style:base-cell-address="v1.C300"/>
      <style:map style:condition="is-true-formula([.$F300]=0)" style:apply-style-name="ConditionalStyle_5f_201" style:base-cell-address="v1.C300"/>
    </style:style>
    <style:style style:name="ce63" style:family="table-cell" style:parent-style-name="Default">
      <style:map style:condition="is-true-formula([.F301]=3)" style:apply-style-name="ConditionalStyle_5f_200" style:base-cell-address="v1.C301"/>
      <style:map style:condition="is-true-formula([.$F301]=2)" style:apply-style-name="ConditionalStyle_5f_199" style:base-cell-address="v1.C301"/>
      <style:map style:condition="is-true-formula([.$F301]=1)" style:apply-style-name="ConditionalStyle_5f_198" style:base-cell-address="v1.C301"/>
      <style:map style:condition="is-true-formula([.$F301]=0)" style:apply-style-name="ConditionalStyle_5f_197" style:base-cell-address="v1.C301"/>
    </style:style>
    <style:style style:name="ce64" style:family="table-cell" style:parent-style-name="Default">
      <style:map style:condition="is-true-formula([.F302]=3)" style:apply-style-name="ConditionalStyle_5f_196" style:base-cell-address="v1.C302"/>
      <style:map style:condition="is-true-formula([.$F302]=2)" style:apply-style-name="ConditionalStyle_5f_195" style:base-cell-address="v1.C302"/>
      <style:map style:condition="is-true-formula([.$F302]=1)" style:apply-style-name="ConditionalStyle_5f_194" style:base-cell-address="v1.C302"/>
      <style:map style:condition="is-true-formula([.$F302]=0)" style:apply-style-name="ConditionalStyle_5f_193" style:base-cell-address="v1.C302"/>
    </style:style>
    <style:style style:name="ce65" style:family="table-cell" style:parent-style-name="Default">
      <style:map style:condition="is-true-formula([.F303]=3)" style:apply-style-name="ConditionalStyle_5f_192" style:base-cell-address="v1.C303"/>
      <style:map style:condition="is-true-formula([.$F303]=2)" style:apply-style-name="ConditionalStyle_5f_191" style:base-cell-address="v1.C303"/>
      <style:map style:condition="is-true-formula([.$F303]=1)" style:apply-style-name="ConditionalStyle_5f_190" style:base-cell-address="v1.C303"/>
      <style:map style:condition="is-true-formula([.$F303]=0)" style:apply-style-name="ConditionalStyle_5f_189" style:base-cell-address="v1.C303"/>
    </style:style>
    <style:style style:name="ce66" style:family="table-cell" style:parent-style-name="Default">
      <style:map style:condition="is-true-formula([.F304]=3)" style:apply-style-name="ConditionalStyle_5f_188" style:base-cell-address="v1.C304"/>
      <style:map style:condition="is-true-formula([.$F304]=2)" style:apply-style-name="ConditionalStyle_5f_187" style:base-cell-address="v1.C304"/>
      <style:map style:condition="is-true-formula([.$F304]=1)" style:apply-style-name="ConditionalStyle_5f_186" style:base-cell-address="v1.C304"/>
      <style:map style:condition="is-true-formula([.$F304]=0)" style:apply-style-name="ConditionalStyle_5f_185" style:base-cell-address="v1.C304"/>
    </style:style>
    <style:style style:name="ce67" style:family="table-cell" style:parent-style-name="Default">
      <style:map style:condition="is-true-formula([.F305]=3)" style:apply-style-name="ConditionalStyle_5f_184" style:base-cell-address="v1.C305"/>
      <style:map style:condition="is-true-formula([.$F305]=2)" style:apply-style-name="ConditionalStyle_5f_183" style:base-cell-address="v1.C305"/>
      <style:map style:condition="is-true-formula([.$F305]=1)" style:apply-style-name="ConditionalStyle_5f_182" style:base-cell-address="v1.C305"/>
      <style:map style:condition="is-true-formula([.$F305]=0)" style:apply-style-name="ConditionalStyle_5f_181" style:base-cell-address="v1.C305"/>
    </style:style>
    <style:style style:name="ce68" style:family="table-cell" style:parent-style-name="Default">
      <style:map style:condition="is-true-formula([.F305]=3)" style:apply-style-name="ConditionalStyle_5f_184" style:base-cell-address="v1.C305"/>
      <style:map style:condition="is-true-formula([.$F305]=2)" style:apply-style-name="ConditionalStyle_5f_183" style:base-cell-address="v1.C305"/>
      <style:map style:condition="is-true-formula([.$F305]=1)" style:apply-style-name="ConditionalStyle_5f_182" style:base-cell-address="v1.C305"/>
      <style:map style:condition="is-true-formula([.$F305]=0)" style:apply-style-name="ConditionalStyle_5f_181" style:base-cell-address="v1.C305"/>
    </style:style>
    <style:style style:name="ce69" style:family="table-cell" style:parent-style-name="Default">
      <style:map style:condition="is-true-formula([.F305]=3)" style:apply-style-name="ConditionalStyle_5f_184" style:base-cell-address="v1.C305"/>
      <style:map style:condition="is-true-formula([.$F305]=2)" style:apply-style-name="ConditionalStyle_5f_183" style:base-cell-address="v1.C305"/>
      <style:map style:condition="is-true-formula([.$F305]=1)" style:apply-style-name="ConditionalStyle_5f_182" style:base-cell-address="v1.C305"/>
      <style:map style:condition="is-true-formula([.$F305]=0)" style:apply-style-name="ConditionalStyle_5f_181" style:base-cell-address="v1.C305"/>
    </style:style>
    <style:style style:name="ce70" style:family="table-cell" style:parent-style-name="Default">
      <style:map style:condition="is-true-formula([.F305]=3)" style:apply-style-name="ConditionalStyle_5f_184" style:base-cell-address="v1.C305"/>
      <style:map style:condition="is-true-formula([.$F305]=2)" style:apply-style-name="ConditionalStyle_5f_183" style:base-cell-address="v1.C305"/>
      <style:map style:condition="is-true-formula([.$F305]=1)" style:apply-style-name="ConditionalStyle_5f_182" style:base-cell-address="v1.C305"/>
      <style:map style:condition="is-true-formula([.$F305]=0)" style:apply-style-name="ConditionalStyle_5f_181" style:base-cell-address="v1.C305"/>
    </style:style>
    <style:style style:name="ce71" style:family="table-cell" style:parent-style-name="Default">
      <style:map style:condition="is-true-formula([.F305]=3)" style:apply-style-name="ConditionalStyle_5f_184" style:base-cell-address="v1.C305"/>
      <style:map style:condition="is-true-formula([.$F305]=2)" style:apply-style-name="ConditionalStyle_5f_183" style:base-cell-address="v1.C305"/>
      <style:map style:condition="is-true-formula([.$F305]=1)" style:apply-style-name="ConditionalStyle_5f_182" style:base-cell-address="v1.C305"/>
      <style:map style:condition="is-true-formula([.$F305]=0)" style:apply-style-name="ConditionalStyle_5f_181" style:base-cell-address="v1.C305"/>
    </style:style>
    <style:style style:name="ce72" style:family="table-cell" style:parent-style-name="Default">
      <style:map style:condition="is-true-formula([.F305]=3)" style:apply-style-name="ConditionalStyle_5f_184" style:base-cell-address="v1.C305"/>
      <style:map style:condition="is-true-formula([.$F305]=2)" style:apply-style-name="ConditionalStyle_5f_183" style:base-cell-address="v1.C305"/>
      <style:map style:condition="is-true-formula([.$F305]=1)" style:apply-style-name="ConditionalStyle_5f_182" style:base-cell-address="v1.C305"/>
      <style:map style:condition="is-true-formula([.$F305]=0)" style:apply-style-name="ConditionalStyle_5f_181" style:base-cell-address="v1.C305"/>
    </style:style>
    <style:style style:name="ce73" style:family="table-cell" style:parent-style-name="Default">
      <style:map style:condition="is-true-formula([.F328]=3)" style:apply-style-name="ConditionalStyle_5f_180" style:base-cell-address="v1.C328"/>
      <style:map style:condition="is-true-formula([.$F328]=2)" style:apply-style-name="ConditionalStyle_5f_179" style:base-cell-address="v1.C328"/>
      <style:map style:condition="is-true-formula([.$F328]=1)" style:apply-style-name="ConditionalStyle_5f_178" style:base-cell-address="v1.C328"/>
      <style:map style:condition="is-true-formula([.$F328]=0)" style:apply-style-name="ConditionalStyle_5f_177" style:base-cell-address="v1.C328"/>
    </style:style>
    <style:style style:name="ce74" style:family="table-cell" style:parent-style-name="Default">
      <style:map style:condition="is-true-formula([.F331]=3)" style:apply-style-name="ConditionalStyle_5f_156" style:base-cell-address="v1.C331"/>
      <style:map style:condition="is-true-formula([.$F331]=2)" style:apply-style-name="ConditionalStyle_5f_155" style:base-cell-address="v1.C331"/>
      <style:map style:condition="is-true-formula([.$F331]=1)" style:apply-style-name="ConditionalStyle_5f_154" style:base-cell-address="v1.C331"/>
      <style:map style:condition="is-true-formula([.$F331]=0)" style:apply-style-name="ConditionalStyle_5f_153" style:base-cell-address="v1.C331"/>
    </style:style>
    <style:style style:name="ce75" style:family="table-cell" style:parent-style-name="Default">
      <style:map style:condition="is-true-formula([.F344]=3)" style:apply-style-name="ConditionalStyle_5f_152" style:base-cell-address="v1.C344"/>
      <style:map style:condition="is-true-formula([.$F344]=2)" style:apply-style-name="ConditionalStyle_5f_151" style:base-cell-address="v1.C344"/>
      <style:map style:condition="is-true-formula([.$F344]=1)" style:apply-style-name="ConditionalStyle_5f_150" style:base-cell-address="v1.C344"/>
      <style:map style:condition="is-true-formula([.$F344]=0)" style:apply-style-name="ConditionalStyle_5f_149" style:base-cell-address="v1.C344"/>
    </style:style>
    <style:style style:name="ce76" style:family="table-cell" style:parent-style-name="Default">
      <style:map style:condition="is-true-formula([.F345]=3)" style:apply-style-name="ConditionalStyle_5f_148" style:base-cell-address="v1.C345"/>
      <style:map style:condition="is-true-formula([.$F345]=2)" style:apply-style-name="ConditionalStyle_5f_147" style:base-cell-address="v1.C345"/>
      <style:map style:condition="is-true-formula([.$F345]=1)" style:apply-style-name="ConditionalStyle_5f_146" style:base-cell-address="v1.C345"/>
      <style:map style:condition="is-true-formula([.$F345]=0)" style:apply-style-name="ConditionalStyle_5f_145" style:base-cell-address="v1.C345"/>
    </style:style>
    <style:style style:name="ce77" style:family="table-cell" style:parent-style-name="Default">
      <style:map style:condition="is-true-formula([.F351]=3)" style:apply-style-name="ConditionalStyle_5f_144" style:base-cell-address="v1.C351"/>
      <style:map style:condition="is-true-formula([.$F351]=2)" style:apply-style-name="ConditionalStyle_5f_143" style:base-cell-address="v1.C351"/>
      <style:map style:condition="is-true-formula([.$F351]=1)" style:apply-style-name="ConditionalStyle_5f_142" style:base-cell-address="v1.C351"/>
      <style:map style:condition="is-true-formula([.$F351]=0)" style:apply-style-name="ConditionalStyle_5f_141" style:base-cell-address="v1.C351"/>
    </style:style>
    <style:style style:name="ce78" style:family="table-cell" style:parent-style-name="Default">
      <style:map style:condition="is-true-formula([.F355]=3)" style:apply-style-name="ConditionalStyle_5f_140" style:base-cell-address="v1.C355"/>
      <style:map style:condition="is-true-formula([.$F355]=2)" style:apply-style-name="ConditionalStyle_5f_139" style:base-cell-address="v1.C355"/>
      <style:map style:condition="is-true-formula([.$F355]=1)" style:apply-style-name="ConditionalStyle_5f_138" style:base-cell-address="v1.C355"/>
      <style:map style:condition="is-true-formula([.$F355]=0)" style:apply-style-name="ConditionalStyle_5f_137" style:base-cell-address="v1.C355"/>
    </style:style>
    <style:style style:name="ce79" style:family="table-cell" style:parent-style-name="Default">
      <style:map style:condition="is-true-formula([.F361]=3)" style:apply-style-name="ConditionalStyle_5f_136" style:base-cell-address="v1.C361"/>
      <style:map style:condition="is-true-formula([.$F361]=2)" style:apply-style-name="ConditionalStyle_5f_135" style:base-cell-address="v1.C361"/>
      <style:map style:condition="is-true-formula([.$F361]=1)" style:apply-style-name="ConditionalStyle_5f_134" style:base-cell-address="v1.C361"/>
      <style:map style:condition="is-true-formula([.$F361]=0)" style:apply-style-name="ConditionalStyle_5f_133" style:base-cell-address="v1.C361"/>
    </style:style>
    <style:style style:name="ce80" style:family="table-cell" style:parent-style-name="Default">
      <style:map style:condition="is-true-formula([.F367]=3)" style:apply-style-name="ConditionalStyle_5f_132" style:base-cell-address="v1.C367"/>
      <style:map style:condition="is-true-formula([.$F367]=2)" style:apply-style-name="ConditionalStyle_5f_131" style:base-cell-address="v1.C367"/>
      <style:map style:condition="is-true-formula([.$F367]=1)" style:apply-style-name="ConditionalStyle_5f_130" style:base-cell-address="v1.C367"/>
      <style:map style:condition="is-true-formula([.$F367]=0)" style:apply-style-name="ConditionalStyle_5f_129" style:base-cell-address="v1.C367"/>
    </style:style>
    <style:style style:name="ce81" style:family="table-cell" style:parent-style-name="Default">
      <style:map style:condition="is-true-formula([.F377]=3)" style:apply-style-name="ConditionalStyle_5f_128" style:base-cell-address="v1.C377"/>
      <style:map style:condition="is-true-formula([.$F377]=2)" style:apply-style-name="ConditionalStyle_5f_127" style:base-cell-address="v1.C377"/>
      <style:map style:condition="is-true-formula([.$F377]=1)" style:apply-style-name="ConditionalStyle_5f_126" style:base-cell-address="v1.C377"/>
      <style:map style:condition="is-true-formula([.$F377]=0)" style:apply-style-name="ConditionalStyle_5f_125" style:base-cell-address="v1.C377"/>
    </style:style>
    <style:style style:name="ce82" style:family="table-cell" style:parent-style-name="Default">
      <style:map style:condition="is-true-formula([.F378]=3)" style:apply-style-name="ConditionalStyle_5f_124" style:base-cell-address="v1.C378"/>
      <style:map style:condition="is-true-formula([.$F378]=2)" style:apply-style-name="ConditionalStyle_5f_123" style:base-cell-address="v1.C378"/>
      <style:map style:condition="is-true-formula([.$F378]=1)" style:apply-style-name="ConditionalStyle_5f_122" style:base-cell-address="v1.C378"/>
      <style:map style:condition="is-true-formula([.$F378]=0)" style:apply-style-name="ConditionalStyle_5f_121" style:base-cell-address="v1.C378"/>
    </style:style>
    <style:style style:name="ce83" style:family="table-cell" style:parent-style-name="Default">
      <style:map style:condition="is-true-formula([.F379]=3)" style:apply-style-name="ConditionalStyle_5f_120" style:base-cell-address="v1.C379"/>
      <style:map style:condition="is-true-formula([.$F379]=2)" style:apply-style-name="ConditionalStyle_5f_119" style:base-cell-address="v1.C379"/>
      <style:map style:condition="is-true-formula([.$F379]=1)" style:apply-style-name="ConditionalStyle_5f_118" style:base-cell-address="v1.C379"/>
      <style:map style:condition="is-true-formula([.$F379]=0)" style:apply-style-name="ConditionalStyle_5f_117" style:base-cell-address="v1.C379"/>
    </style:style>
    <style:style style:name="ce84" style:family="table-cell" style:parent-style-name="Default">
      <style:map style:condition="is-true-formula([.F381]=3)" style:apply-style-name="ConditionalStyle_5f_116" style:base-cell-address="v1.C381"/>
      <style:map style:condition="is-true-formula([.$F381]=2)" style:apply-style-name="ConditionalStyle_5f_115" style:base-cell-address="v1.C381"/>
      <style:map style:condition="is-true-formula([.$F381]=1)" style:apply-style-name="ConditionalStyle_5f_114" style:base-cell-address="v1.C381"/>
      <style:map style:condition="is-true-formula([.$F381]=0)" style:apply-style-name="ConditionalStyle_5f_113" style:base-cell-address="v1.C381"/>
    </style:style>
    <style:style style:name="ce85" style:family="table-cell" style:parent-style-name="Default">
      <style:map style:condition="is-true-formula([.F383]=3)" style:apply-style-name="ConditionalStyle_5f_112" style:base-cell-address="v1.C383"/>
      <style:map style:condition="is-true-formula([.$F383]=2)" style:apply-style-name="ConditionalStyle_5f_111" style:base-cell-address="v1.C383"/>
      <style:map style:condition="is-true-formula([.$F383]=1)" style:apply-style-name="ConditionalStyle_5f_110" style:base-cell-address="v1.C383"/>
      <style:map style:condition="is-true-formula([.$F383]=0)" style:apply-style-name="ConditionalStyle_5f_109" style:base-cell-address="v1.C383"/>
    </style:style>
    <style:style style:name="ce86" style:family="table-cell" style:parent-style-name="Default">
      <style:map style:condition="is-true-formula([.F385]=3)" style:apply-style-name="ConditionalStyle_5f_108" style:base-cell-address="v1.C385"/>
      <style:map style:condition="is-true-formula([.$F385]=2)" style:apply-style-name="ConditionalStyle_5f_107" style:base-cell-address="v1.C385"/>
      <style:map style:condition="is-true-formula([.$F385]=1)" style:apply-style-name="ConditionalStyle_5f_106" style:base-cell-address="v1.C385"/>
      <style:map style:condition="is-true-formula([.$F385]=0)" style:apply-style-name="ConditionalStyle_5f_105" style:base-cell-address="v1.C385"/>
    </style:style>
    <style:style style:name="ce87" style:family="table-cell" style:parent-style-name="Default">
      <style:map style:condition="is-true-formula([.F388]=3)" style:apply-style-name="ConditionalStyle_5f_104" style:base-cell-address="v1.C388"/>
      <style:map style:condition="is-true-formula([.$F388]=2)" style:apply-style-name="ConditionalStyle_5f_103" style:base-cell-address="v1.C388"/>
      <style:map style:condition="is-true-formula([.$F388]=1)" style:apply-style-name="ConditionalStyle_5f_102" style:base-cell-address="v1.C388"/>
      <style:map style:condition="is-true-formula([.$F388]=0)" style:apply-style-name="ConditionalStyle_5f_101" style:base-cell-address="v1.C388"/>
    </style:style>
    <style:style style:name="ce88" style:family="table-cell" style:parent-style-name="Default">
      <style:map style:condition="is-true-formula([.F389]=3)" style:apply-style-name="ConditionalStyle_5f_100" style:base-cell-address="v1.C389"/>
      <style:map style:condition="is-true-formula([.$F389]=2)" style:apply-style-name="ConditionalStyle_5f_99" style:base-cell-address="v1.C389"/>
      <style:map style:condition="is-true-formula([.$F389]=1)" style:apply-style-name="ConditionalStyle_5f_98" style:base-cell-address="v1.C389"/>
      <style:map style:condition="is-true-formula([.$F389]=0)" style:apply-style-name="ConditionalStyle_5f_97" style:base-cell-address="v1.C389"/>
    </style:style>
    <style:style style:name="ce89" style:family="table-cell" style:parent-style-name="Default">
      <style:map style:condition="is-true-formula([.F390]=3)" style:apply-style-name="ConditionalStyle_5f_96" style:base-cell-address="v1.C390"/>
      <style:map style:condition="is-true-formula([.$F390]=2)" style:apply-style-name="ConditionalStyle_5f_95" style:base-cell-address="v1.C390"/>
      <style:map style:condition="is-true-formula([.$F390]=1)" style:apply-style-name="ConditionalStyle_5f_94" style:base-cell-address="v1.C390"/>
      <style:map style:condition="is-true-formula([.$F390]=0)" style:apply-style-name="ConditionalStyle_5f_93" style:base-cell-address="v1.C390"/>
    </style:style>
    <style:style style:name="ce90" style:family="table-cell" style:parent-style-name="Default">
      <style:map style:condition="is-true-formula([.F391]=3)" style:apply-style-name="ConditionalStyle_5f_92" style:base-cell-address="v1.C391"/>
      <style:map style:condition="is-true-formula([.$F391]=2)" style:apply-style-name="ConditionalStyle_5f_91" style:base-cell-address="v1.C391"/>
      <style:map style:condition="is-true-formula([.$F391]=1)" style:apply-style-name="ConditionalStyle_5f_90" style:base-cell-address="v1.C391"/>
      <style:map style:condition="is-true-formula([.$F391]=0)" style:apply-style-name="ConditionalStyle_5f_89" style:base-cell-address="v1.C391"/>
    </style:style>
    <style:style style:name="ce91" style:family="table-cell" style:parent-style-name="Default">
      <style:map style:condition="is-true-formula([.F392]=3)" style:apply-style-name="ConditionalStyle_5f_88" style:base-cell-address="v1.C392"/>
      <style:map style:condition="is-true-formula([.$F392]=2)" style:apply-style-name="ConditionalStyle_5f_87" style:base-cell-address="v1.C392"/>
      <style:map style:condition="is-true-formula([.$F392]=1)" style:apply-style-name="ConditionalStyle_5f_86" style:base-cell-address="v1.C392"/>
      <style:map style:condition="is-true-formula([.$F392]=0)" style:apply-style-name="ConditionalStyle_5f_85" style:base-cell-address="v1.C392"/>
    </style:style>
    <style:style style:name="ce92" style:family="table-cell" style:parent-style-name="Default">
      <style:map style:condition="is-true-formula([.F393]=3)" style:apply-style-name="ConditionalStyle_5f_84" style:base-cell-address="v1.C393"/>
      <style:map style:condition="is-true-formula([.$F393]=2)" style:apply-style-name="ConditionalStyle_5f_83" style:base-cell-address="v1.C393"/>
      <style:map style:condition="is-true-formula([.$F393]=1)" style:apply-style-name="ConditionalStyle_5f_82" style:base-cell-address="v1.C393"/>
      <style:map style:condition="is-true-formula([.$F393]=0)" style:apply-style-name="ConditionalStyle_5f_81" style:base-cell-address="v1.C393"/>
    </style:style>
    <style:style style:name="ce93" style:family="table-cell" style:parent-style-name="Default">
      <style:map style:condition="is-true-formula([.F396]=3)" style:apply-style-name="ConditionalStyle_5f_80" style:base-cell-address="v1.C396"/>
      <style:map style:condition="is-true-formula([.$F396]=2)" style:apply-style-name="ConditionalStyle_5f_79" style:base-cell-address="v1.C396"/>
      <style:map style:condition="is-true-formula([.$F396]=1)" style:apply-style-name="ConditionalStyle_5f_78" style:base-cell-address="v1.C396"/>
      <style:map style:condition="is-true-formula([.$F396]=0)" style:apply-style-name="ConditionalStyle_5f_77" style:base-cell-address="v1.C396"/>
    </style:style>
    <style:style style:name="ce94" style:family="table-cell" style:parent-style-name="Default">
      <style:map style:condition="is-true-formula([.F397]=3)" style:apply-style-name="ConditionalStyle_5f_76" style:base-cell-address="v1.C397"/>
      <style:map style:condition="is-true-formula([.$F397]=2)" style:apply-style-name="ConditionalStyle_5f_75" style:base-cell-address="v1.C397"/>
      <style:map style:condition="is-true-formula([.$F397]=1)" style:apply-style-name="ConditionalStyle_5f_74" style:base-cell-address="v1.C397"/>
      <style:map style:condition="is-true-formula([.$F397]=0)" style:apply-style-name="ConditionalStyle_5f_73" style:base-cell-address="v1.C397"/>
    </style:style>
    <style:style style:name="ce95" style:family="table-cell" style:parent-style-name="Default">
      <style:map style:condition="is-true-formula([.F400]=3)" style:apply-style-name="ConditionalStyle_5f_72" style:base-cell-address="v1.C399"/>
      <style:map style:condition="is-true-formula([.$F400]=2)" style:apply-style-name="ConditionalStyle_5f_71" style:base-cell-address="v1.C399"/>
      <style:map style:condition="is-true-formula([.$F400]=1)" style:apply-style-name="ConditionalStyle_5f_70" style:base-cell-address="v1.C399"/>
      <style:map style:condition="is-true-formula([.$F400]=0)" style:apply-style-name="ConditionalStyle_5f_69" style:base-cell-address="v1.C399"/>
    </style:style>
    <style:style style:name="ce96" style:family="table-cell" style:parent-style-name="Default">
      <style:map style:condition="is-true-formula([.F401]=3)" style:apply-style-name="ConditionalStyle_5f_68" style:base-cell-address="v1.C401"/>
      <style:map style:condition="is-true-formula([.$F401]=2)" style:apply-style-name="ConditionalStyle_5f_67" style:base-cell-address="v1.C401"/>
      <style:map style:condition="is-true-formula([.$F401]=1)" style:apply-style-name="ConditionalStyle_5f_66" style:base-cell-address="v1.C401"/>
      <style:map style:condition="is-true-formula([.$F401]=0)" style:apply-style-name="ConditionalStyle_5f_65" style:base-cell-address="v1.C401"/>
    </style:style>
    <style:style style:name="ce97" style:family="table-cell" style:parent-style-name="Default">
      <style:map style:condition="is-true-formula([.F407]=3)" style:apply-style-name="ConditionalStyle_5f_64" style:base-cell-address="v1.C407"/>
      <style:map style:condition="is-true-formula([.$F407]=2)" style:apply-style-name="ConditionalStyle_5f_63" style:base-cell-address="v1.C407"/>
      <style:map style:condition="is-true-formula([.$F407]=1)" style:apply-style-name="ConditionalStyle_5f_62" style:base-cell-address="v1.C407"/>
      <style:map style:condition="is-true-formula([.$F407]=0)" style:apply-style-name="ConditionalStyle_5f_61" style:base-cell-address="v1.C407"/>
    </style:style>
    <style:style style:name="ce98" style:family="table-cell" style:parent-style-name="Default">
      <style:map style:condition="is-true-formula([.F408]=3)" style:apply-style-name="ConditionalStyle_5f_60" style:base-cell-address="v1.C408"/>
      <style:map style:condition="is-true-formula([.$F408]=2)" style:apply-style-name="ConditionalStyle_5f_59" style:base-cell-address="v1.C408"/>
      <style:map style:condition="is-true-formula([.$F408]=1)" style:apply-style-name="ConditionalStyle_5f_58" style:base-cell-address="v1.C408"/>
      <style:map style:condition="is-true-formula([.$F408]=0)" style:apply-style-name="ConditionalStyle_5f_57" style:base-cell-address="v1.C408"/>
    </style:style>
    <style:style style:name="ce99" style:family="table-cell" style:parent-style-name="Default">
      <style:map style:condition="is-true-formula([.F411]=3)" style:apply-style-name="ConditionalStyle_5f_56" style:base-cell-address="v1.C411"/>
      <style:map style:condition="is-true-formula([.$F411]=2)" style:apply-style-name="ConditionalStyle_5f_55" style:base-cell-address="v1.C411"/>
      <style:map style:condition="is-true-formula([.$F411]=1)" style:apply-style-name="ConditionalStyle_5f_54" style:base-cell-address="v1.C411"/>
      <style:map style:condition="is-true-formula([.$F411]=0)" style:apply-style-name="ConditionalStyle_5f_53" style:base-cell-address="v1.C411"/>
    </style:style>
    <style:style style:name="ce100" style:family="table-cell" style:parent-style-name="Default">
      <style:map style:condition="is-true-formula([.F416]=3)" style:apply-style-name="ConditionalStyle_5f_52" style:base-cell-address="v1.C416"/>
      <style:map style:condition="is-true-formula([.$F416]=2)" style:apply-style-name="ConditionalStyle_5f_51" style:base-cell-address="v1.C416"/>
      <style:map style:condition="is-true-formula([.$F416]=1)" style:apply-style-name="ConditionalStyle_5f_50" style:base-cell-address="v1.C416"/>
      <style:map style:condition="is-true-formula([.$F416]=0)" style:apply-style-name="ConditionalStyle_5f_49" style:base-cell-address="v1.C416"/>
    </style:style>
    <style:style style:name="ce101" style:family="table-cell" style:parent-style-name="Default">
      <style:map style:condition="is-true-formula([.F419]=3)" style:apply-style-name="ConditionalStyle_5f_48" style:base-cell-address="v1.C419"/>
      <style:map style:condition="is-true-formula([.$F419]=2)" style:apply-style-name="ConditionalStyle_5f_47" style:base-cell-address="v1.C419"/>
      <style:map style:condition="is-true-formula([.$F419]=1)" style:apply-style-name="ConditionalStyle_5f_46" style:base-cell-address="v1.C419"/>
      <style:map style:condition="is-true-formula([.$F419]=0)" style:apply-style-name="ConditionalStyle_5f_45" style:base-cell-address="v1.C419"/>
    </style:style>
    <style:style style:name="ce102" style:family="table-cell" style:parent-style-name="Default">
      <style:map style:condition="is-true-formula([.F423]=3)" style:apply-style-name="ConditionalStyle_5f_44" style:base-cell-address="v1.C423"/>
      <style:map style:condition="is-true-formula([.$F423]=2)" style:apply-style-name="ConditionalStyle_5f_43" style:base-cell-address="v1.C423"/>
      <style:map style:condition="is-true-formula([.$F423]=1)" style:apply-style-name="ConditionalStyle_5f_42" style:base-cell-address="v1.C423"/>
      <style:map style:condition="is-true-formula([.$F423]=0)" style:apply-style-name="ConditionalStyle_5f_41" style:base-cell-address="v1.C423"/>
    </style:style>
    <style:style style:name="ce103" style:family="table-cell" style:parent-style-name="Default">
      <style:map style:condition="is-true-formula([.F428]=3)" style:apply-style-name="ConditionalStyle_5f_40" style:base-cell-address="v1.C428"/>
      <style:map style:condition="is-true-formula([.$F428]=2)" style:apply-style-name="ConditionalStyle_5f_39" style:base-cell-address="v1.C428"/>
      <style:map style:condition="is-true-formula([.$F428]=1)" style:apply-style-name="ConditionalStyle_5f_38" style:base-cell-address="v1.C428"/>
      <style:map style:condition="is-true-formula([.$F428]=0)" style:apply-style-name="ConditionalStyle_5f_37" style:base-cell-address="v1.C428"/>
    </style:style>
    <style:style style:name="ce104" style:family="table-cell" style:parent-style-name="Default">
      <style:map style:condition="is-true-formula([.F430]=3)" style:apply-style-name="ConditionalStyle_5f_36" style:base-cell-address="v1.C430"/>
      <style:map style:condition="is-true-formula([.$F430]=2)" style:apply-style-name="ConditionalStyle_5f_35" style:base-cell-address="v1.C430"/>
      <style:map style:condition="is-true-formula([.$F430]=1)" style:apply-style-name="ConditionalStyle_5f_34" style:base-cell-address="v1.C430"/>
      <style:map style:condition="is-true-formula([.$F430]=0)" style:apply-style-name="ConditionalStyle_5f_33" style:base-cell-address="v1.C430"/>
    </style:style>
    <style:style style:name="ce105" style:family="table-cell" style:parent-style-name="Default">
      <style:map style:condition="is-true-formula([.F431]=3)" style:apply-style-name="ConditionalStyle_5f_32" style:base-cell-address="v1.C431"/>
      <style:map style:condition="is-true-formula([.$F431]=2)" style:apply-style-name="ConditionalStyle_5f_31" style:base-cell-address="v1.C431"/>
      <style:map style:condition="is-true-formula([.$F431]=1)" style:apply-style-name="ConditionalStyle_5f_30" style:base-cell-address="v1.C431"/>
      <style:map style:condition="is-true-formula([.$F431]=0)" style:apply-style-name="ConditionalStyle_5f_29" style:base-cell-address="v1.C431"/>
    </style:style>
    <style:style style:name="ce106" style:family="table-cell" style:parent-style-name="Default">
      <style:map style:condition="is-true-formula([.F432]=3)" style:apply-style-name="ConditionalStyle_5f_28" style:base-cell-address="v1.C432"/>
      <style:map style:condition="is-true-formula([.$F432]=2)" style:apply-style-name="ConditionalStyle_5f_27" style:base-cell-address="v1.C432"/>
      <style:map style:condition="is-true-formula([.$F432]=1)" style:apply-style-name="ConditionalStyle_5f_26" style:base-cell-address="v1.C432"/>
      <style:map style:condition="is-true-formula([.$F432]=0)" style:apply-style-name="ConditionalStyle_5f_25" style:base-cell-address="v1.C432"/>
    </style:style>
    <style:style style:name="ce107" style:family="table-cell" style:parent-style-name="Default">
      <style:map style:condition="is-true-formula([.F433]=3)" style:apply-style-name="ConditionalStyle_5f_24" style:base-cell-address="v1.C433"/>
      <style:map style:condition="is-true-formula([.$F433]=2)" style:apply-style-name="ConditionalStyle_5f_23" style:base-cell-address="v1.C433"/>
      <style:map style:condition="is-true-formula([.$F433]=1)" style:apply-style-name="ConditionalStyle_5f_22" style:base-cell-address="v1.C433"/>
      <style:map style:condition="is-true-formula([.$F433]=0)" style:apply-style-name="ConditionalStyle_5f_21" style:base-cell-address="v1.C433"/>
    </style:style>
    <style:style style:name="ce108" style:family="table-cell" style:parent-style-name="Default">
      <style:map style:condition="is-true-formula([.F434]=3)" style:apply-style-name="ConditionalStyle_5f_20" style:base-cell-address="v1.C434"/>
      <style:map style:condition="is-true-formula([.$F434]=2)" style:apply-style-name="ConditionalStyle_5f_19" style:base-cell-address="v1.C434"/>
      <style:map style:condition="is-true-formula([.$F434]=1)" style:apply-style-name="ConditionalStyle_5f_18" style:base-cell-address="v1.C434"/>
      <style:map style:condition="is-true-formula([.$F434]=0)" style:apply-style-name="ConditionalStyle_5f_17" style:base-cell-address="v1.C434"/>
    </style:style>
    <style:style style:name="ce109" style:family="table-cell" style:parent-style-name="Default">
      <style:map style:condition="is-true-formula([.F435]=3)" style:apply-style-name="ConditionalStyle_5f_16" style:base-cell-address="v1.C435"/>
      <style:map style:condition="is-true-formula([.$F435]=2)" style:apply-style-name="ConditionalStyle_5f_15" style:base-cell-address="v1.C435"/>
      <style:map style:condition="is-true-formula([.$F435]=1)" style:apply-style-name="ConditionalStyle_5f_14" style:base-cell-address="v1.C435"/>
      <style:map style:condition="is-true-formula([.$F435]=0)" style:apply-style-name="ConditionalStyle_5f_13" style:base-cell-address="v1.C435"/>
    </style:style>
    <style:style style:name="ce110" style:family="table-cell" style:parent-style-name="Default">
      <style:map style:condition="is-true-formula([.F438]=3)" style:apply-style-name="ConditionalStyle_5f_12" style:base-cell-address="v1.C438"/>
      <style:map style:condition="is-true-formula([.$F438]=2)" style:apply-style-name="ConditionalStyle_5f_11" style:base-cell-address="v1.C438"/>
      <style:map style:condition="is-true-formula([.$F438]=1)" style:apply-style-name="ConditionalStyle_5f_10" style:base-cell-address="v1.C438"/>
      <style:map style:condition="is-true-formula([.$F438]=0)" style:apply-style-name="ConditionalStyle_5f_9" style:base-cell-address="v1.C438"/>
    </style:style>
    <style:style style:name="ce111" style:family="table-cell" style:parent-style-name="Default">
      <style:map style:condition="is-true-formula([.F441]=3)" style:apply-style-name="ConditionalStyle_5f_8" style:base-cell-address="v1.C441"/>
      <style:map style:condition="is-true-formula([.$F441]=2)" style:apply-style-name="ConditionalStyle_5f_7" style:base-cell-address="v1.C441"/>
      <style:map style:condition="is-true-formula([.$F441]=1)" style:apply-style-name="ConditionalStyle_5f_6" style:base-cell-address="v1.C441"/>
      <style:map style:condition="is-true-formula([.$F441]=0)" style:apply-style-name="ConditionalStyle_5f_5" style:base-cell-address="v1.C441"/>
    </style:style>
    <style:style style:name="ce112" style:family="table-cell" style:parent-style-name="Default">
      <style:map style:condition="is-true-formula([.F448]=3)" style:apply-style-name="ConditionalStyle_5f_4" style:base-cell-address="v1.C448"/>
      <style:map style:condition="is-true-formula([.$F448]=2)" style:apply-style-name="ConditionalStyle_5f_3" style:base-cell-address="v1.C448"/>
      <style:map style:condition="is-true-formula([.$F448]=1)" style:apply-style-name="ConditionalStyle_5f_2" style:base-cell-address="v1.C448"/>
      <style:map style:condition="is-true-formula([.$F448]=0)" style:apply-style-name="ConditionalStyle_5f_1" style:base-cell-address="v1.C448"/>
    </style:style>
    <style:style style:name="ce113" style:family="table-cell" style:parent-style-name="Default" style:data-style-name="N132">
      <style:table-cell-properties style:rotation-align="none"/>
    </style:style>
    <style:style style:name="ce114" style:family="table-cell" style:parent-style-name="Default" style:data-style-name="N131">
      <style:table-cell-properties style:rotation-align="none"/>
    </style:style>
    <style:style style:name="ce115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" style:family="table-cell" style:parent-style-name="Default" style:data-style-name="N36">
      <style:table-cell-properties style:rotation-align="none"/>
    </style:style>
    <style:style style:name="ce11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32">
      <style:table-cell-properties style:rotation-align="none"/>
    </style:style>
    <style:style style:name="ce120" style:family="table-cell" style:parent-style-name="Default" style:data-style-name="N11">
      <style:table-cell-properties style:rotation-align="none"/>
    </style:style>
    <style:style style:name="ce1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Virus Genome Length and GC Content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ile No.</text:p>
          </table:table-cell>
          <table:table-cell table:style-name="ce1" office:value-type="string" calcext:value-type="string">
            <text:p>Locus(Seq Ref/ACCESSION No)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Collection Date</text:p>
          </table:table-cell>
          <table:table-cell table:style-name="ce1" office:value-type="string" calcext:value-type="string">
            <text:p>Sequence Length(bp)</text:p>
          </table:table-cell>
          <table:table-cell table:style-name="ce1" office:value-type="string" calcext:value-type="string">
            <text:p>GC content(%)</text:p>
          </table:table-cell>
          <table:table-cell table:style-name="ce121" office:value-type="string" calcext:value-type="string">
            <text:p>length diff. from reference geno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_045512.2</text:p>
          </table:table-cell>
          <table:table-cell office:value-type="string" calcext:value-type="string">
            <text:p>china wuhan (referance genome)</text:p>
          </table:table-cell>
          <table:table-cell table:style-name="ce113" office:value-type="date" office:date-value="2019-12-01" calcext:value-type="date">
            <text:p>2019/12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7" calcext:value-type="percentage">
            <text:p>37.97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T066156.1</text:p>
          </table:table-cell>
          <table:table-cell office:value-type="string" calcext:value-type="string">
            <text:p>italy</text:p>
          </table:table-cell>
          <table:table-cell table:style-name="ce114" office:value-type="date" office:date-value="2020-01-30" calcext:value-type="date">
            <text:p>2020/01/30</text:p>
          </table:table-cell>
          <table:table-cell office:value-type="float" office:value="29867" calcext:value-type="float">
            <text:p>29867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4]-[.E$3]" office:value-type="float" office:value="-36" calcext:value-type="float">
            <text:p>-36</text:p>
          </table:table-cell>
          <table:table-cell table:number-columns-repeated="1017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LC528232.1</text:p>
          </table:table-cell>
          <table:table-cell office:value-type="string" calcext:value-type="string">
            <text:p>japan</text:p>
          </table:table-cell>
          <table:table-cell table:style-name="ce114" office:value-type="date" office:date-value="2020-02-10" calcext:value-type="date">
            <text:p>2020/02/10</text:p>
          </table:table-cell>
          <table:table-cell office:value-type="float" office:value="29902" calcext:value-type="float">
            <text:p>2990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5]-[.E$3]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LC528233.1</text:p>
          </table:table-cell>
          <table:table-cell office:value-type="string" calcext:value-type="string">
            <text:p>japan</text:p>
          </table:table-cell>
          <table:table-cell table:style-name="ce114" office:value-type="date" office:date-value="2020-02-10" calcext:value-type="date">
            <text:p>2020/02/10</text:p>
          </table:table-cell>
          <table:table-cell office:value-type="float" office:value="29902" calcext:value-type="float">
            <text:p>29902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6]-[.E$3]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LC529905.1</text:p>
          </table:table-cell>
          <table:table-cell office:value-type="string" calcext:value-type="string">
            <text:p>japan</text:p>
          </table:table-cell>
          <table:table-cell table:style-name="ce113" office:value-type="date" office:date-value="2020-01-01" calcext:value-type="date">
            <text:p>2020/01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7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MN938384.1</text:p>
          </table:table-cell>
          <table:table-cell office:value-type="string" calcext:value-type="string">
            <text:p>china shezan</text:p>
          </table:table-cell>
          <table:table-cell table:style-name="ce114" office:value-type="date" office:date-value="2020-01-10" calcext:value-type="date">
            <text:p>2020/01/10</text:p>
          </table:table-cell>
          <table:table-cell office:value-type="float" office:value="29838" calcext:value-type="float">
            <text:p>29838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8]-[.E$3]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MT039890.1</text:p>
          </table:table-cell>
          <table:table-cell office:value-type="string" calcext:value-type="string">
            <text:p>south korea</text:p>
          </table:table-cell>
          <table:table-cell table:style-name="ce113" office:value-type="date" office:date-value="2020-01-01" calcext:value-type="date">
            <text:p>2020/01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9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MT093571.1</text:p>
          </table:table-cell>
          <table:table-cell office:value-type="string" calcext:value-type="string">
            <text:p>sweden</text:p>
          </table:table-cell>
          <table:table-cell table:style-name="ce114" office:value-type="date" office:date-value="2020-02-07" calcext:value-type="date">
            <text:p>2020/02/07</text:p>
          </table:table-cell>
          <table:table-cell office:value-type="float" office:value="29886" calcext:value-type="float">
            <text:p>29886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0]-[.E$3]" office:value-type="float" office:value="-17" calcext:value-type="float">
            <text:p>-17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MT066175.1</text:p>
          </table:table-cell>
          <table:table-cell office:value-type="string" calcext:value-type="string">
            <text:p>taiwan</text:p>
          </table:table-cell>
          <table:table-cell table:style-name="ce114" office:value-type="date" office:date-value="2020-01-31" calcext:value-type="date">
            <text:p>2020/01/31</text:p>
          </table:table-cell>
          <table:table-cell office:value-type="float" office:value="29870" calcext:value-type="float">
            <text:p>29870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11]-[.E$3]" office:value-type="float" office:value="-33" calcext:value-type="float">
            <text:p>-33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MT066176.1</text:p>
          </table:table-cell>
          <table:table-cell office:value-type="string" calcext:value-type="string">
            <text:p>taiwan</text:p>
          </table:table-cell>
          <table:table-cell table:style-name="ce114" office:value-type="date" office:date-value="2020-02-05" calcext:value-type="date">
            <text:p>2020/02/05</text:p>
          </table:table-cell>
          <table:table-cell office:value-type="float" office:value="29870" calcext:value-type="float">
            <text:p>29870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12]-[.E$3]" office:value-type="float" office:value="-33" calcext:value-type="float">
            <text:p>-33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MT007544.1</text:p>
          </table:table-cell>
          <table:table-cell office:value-type="string" calcext:value-type="string">
            <text:p>australia</text:p>
          </table:table-cell>
          <table:table-cell table:style-name="ce115" office:value-type="date" office:date-value="2020-01-25" calcext:value-type="date">
            <text:p>2020/01/25</text:p>
          </table:table-cell>
          <table:table-cell office:value-type="float" office:value="29893" calcext:value-type="float">
            <text:p>29893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13]-[.E$3]" office:value-type="float" office:value="-10" calcext:value-type="float">
            <text:p>-10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MT126808.1</text:p>
          </table:table-cell>
          <table:table-cell office:value-type="string" calcext:value-type="string">
            <text:p>brazil</text:p>
          </table:table-cell>
          <table:table-cell table:style-name="ce116" office:value-type="date" office:date-value="2020-02-28" calcext:value-type="date">
            <text:p>2020/02/28</text:p>
          </table:table-cell>
          <table:table-cell office:value-type="float" office:value="29876" calcext:value-type="float">
            <text:p>29876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4]-[.E$3]" office:value-type="float" office:value="-27" calcext:value-type="float">
            <text:p>-27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MT012098.1</text:p>
          </table:table-cell>
          <table:table-cell office:value-type="string" calcext:value-type="string">
            <text:p>india-kerala</text:p>
          </table:table-cell>
          <table:table-cell table:style-name="ce114" office:value-type="date" office:date-value="2020-02-27" calcext:value-type="date">
            <text:p>2020/02/27</text:p>
          </table:table-cell>
          <table:table-cell office:value-type="float" office:value="29854" calcext:value-type="float">
            <text:p>29854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5]-[.E$3]" office:value-type="float" office:value="-49" calcext:value-type="float">
            <text:p>-49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MT050493.1</text:p>
          </table:table-cell>
          <table:table-cell office:value-type="string" calcext:value-type="string">
            <text:p>india-kerala</text:p>
          </table:table-cell>
          <table:table-cell table:style-name="ce114" office:value-type="date" office:date-value="2020-01-31" calcext:value-type="date">
            <text:p>2020/01/31</text:p>
          </table:table-cell>
          <table:table-cell office:value-type="float" office:value="29851" calcext:value-type="float">
            <text:p>29851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16]-[.E$3]" office:value-type="float" office:value="-52" calcext:value-type="float">
            <text:p>-52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" office:value-type="string" calcext:value-type="string">
            <text:p>MT072688.1</text:p>
          </table:table-cell>
          <table:table-cell office:value-type="string" calcext:value-type="string">
            <text:p>nepal</text:p>
          </table:table-cell>
          <table:table-cell table:style-name="ce114" office:value-type="date" office:date-value="2020-01-13" calcext:value-type="date">
            <text:p>2020/01/13</text:p>
          </table:table-cell>
          <table:table-cell office:value-type="float" office:value="29811" calcext:value-type="float">
            <text:p>2981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7]-[.E$3]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style-name="ce2" office:value-type="string" calcext:value-type="string">
            <text:p>MT192759.1</text:p>
          </table:table-cell>
          <table:table-cell office:value-type="string" calcext:value-type="string">
            <text:p>taiwan</text:p>
          </table:table-cell>
          <table:table-cell table:style-name="ce114" office:value-type="date" office:date-value="2020-01-25" calcext:value-type="date">
            <text:p>2020/01/25</text:p>
          </table:table-cell>
          <table:table-cell office:value-type="float" office:value="29862" calcext:value-type="float">
            <text:p>2986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8]-[.E$3]" office:value-type="float" office:value="-41" calcext:value-type="float">
            <text:p>-41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style-name="ce2" office:value-type="string" calcext:value-type="string">
            <text:p>MT192772.1</text:p>
          </table:table-cell>
          <table:table-cell office:value-type="string" calcext:value-type="string">
            <text:p>vietnam-Ho Chi Minh</text:p>
          </table:table-cell>
          <table:table-cell table:style-name="ce114" office:value-type="date" office:date-value="2020-01-22" calcext:value-type="date">
            <text:p>2020/01/22</text:p>
          </table:table-cell>
          <table:table-cell office:value-type="float" office:value="29891" calcext:value-type="float">
            <text:p>29891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19]-[.E$3]"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style-name="ce2" office:value-type="string" calcext:value-type="string">
            <text:p>MT192773.1</text:p>
          </table:table-cell>
          <table:table-cell office:value-type="string" calcext:value-type="string">
            <text:p>vietnam-Ho Chi Minh</text:p>
          </table:table-cell>
          <table:table-cell table:style-name="ce114" office:value-type="date" office:date-value="2020-01-22" calcext:value-type="date">
            <text:p>2020/01/22</text:p>
          </table:table-cell>
          <table:table-cell office:value-type="float" office:value="29890" calcext:value-type="float">
            <text:p>29890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20]-[.E$3]" office:value-type="float" office:value="-13" calcext:value-type="float">
            <text:p>-13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style-name="ce3" office:value-type="string" calcext:value-type="string">
            <text:p>MN975262.1</text:p>
          </table:table-cell>
          <table:table-cell office:value-type="string" calcext:value-type="string">
            <text:p>china</text:p>
          </table:table-cell>
          <table:table-cell table:style-name="ce117" office:value-type="date" office:date-value="2020-01-11" calcext:value-type="date">
            <text:p>01/11/2020</text:p>
          </table:table-cell>
          <table:table-cell office:value-type="float" office:value="29891" calcext:value-type="float">
            <text:p>29891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21]-[.E$3]"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style-name="ce3" office:value-type="string" calcext:value-type="string">
            <text:p>MN988668.1</text:p>
          </table:table-cell>
          <table:table-cell office:value-type="string" calcext:value-type="string">
            <text:p>china</text:p>
          </table:table-cell>
          <table:table-cell table:style-name="ce118" office:value-type="date" office:date-value="2020-01-02" calcext:value-type="date">
            <text:p>01/02/2020</text:p>
          </table:table-cell>
          <table:table-cell office:value-type="float" office:value="29881" calcext:value-type="float">
            <text:p>29881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2]-[.E$3]" office:value-type="float" office:value="-22" calcext:value-type="float">
            <text:p>-22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style-name="ce2" office:value-type="string" calcext:value-type="string">
            <text:p>MN988669.1</text:p>
          </table:table-cell>
          <table:table-cell office:value-type="string" calcext:value-type="string">
            <text:p>china</text:p>
          </table:table-cell>
          <table:table-cell table:style-name="ce118" office:value-type="date" office:date-value="2020-01-02" calcext:value-type="date">
            <text:p>01/02/2020</text:p>
          </table:table-cell>
          <table:table-cell office:value-type="float" office:value="29881" calcext:value-type="float">
            <text:p>29881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3]-[.E$3]" office:value-type="float" office:value="-22" calcext:value-type="float">
            <text:p>-22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style-name="ce3" office:value-type="string" calcext:value-type="string">
            <text:p>MT093631.2</text:p>
          </table:table-cell>
          <table:table-cell office:value-type="string" calcext:value-type="string">
            <text:p>china</text:p>
          </table:table-cell>
          <table:table-cell table:style-name="ce118" office:value-type="date" office:date-value="2020-01-08" calcext:value-type="date">
            <text:p>01/08/2020</text:p>
          </table:table-cell>
          <table:table-cell office:value-type="float" office:value="29860" calcext:value-type="float">
            <text:p>29860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24]-[.E$3]" office:value-type="float" office:value="-43" calcext:value-type="float">
            <text:p>-43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style-name="ce3" office:value-type="string" calcext:value-type="string">
            <text:p>MT135041.1</text:p>
          </table:table-cell>
          <table:table-cell office:value-type="string" calcext:value-type="string">
            <text:p>china-beijing</text:p>
          </table:table-cell>
          <table:table-cell table:style-name="ce118" office:value-type="date" office:date-value="2020-01-26" calcext:value-type="date">
            <text:p>01/26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5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style-name="ce3" office:value-type="string" calcext:value-type="string">
            <text:p>MT135042.1</text:p>
          </table:table-cell>
          <table:table-cell office:value-type="string" calcext:value-type="string">
            <text:p>china-beijing</text:p>
          </table:table-cell>
          <table:table-cell table:style-name="ce118" office:value-type="date" office:date-value="2020-01-28" calcext:value-type="date">
            <text:p>01/28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6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style-name="ce3" office:value-type="string" calcext:value-type="string">
            <text:p>MT135043.1</text:p>
          </table:table-cell>
          <table:table-cell office:value-type="string" calcext:value-type="string">
            <text:p>china-beijing</text:p>
          </table:table-cell>
          <table:table-cell table:style-name="ce118" office:value-type="date" office:date-value="2020-01-28" calcext:value-type="date">
            <text:p>01/28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7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style-name="ce3" office:value-type="string" calcext:value-type="string">
            <text:p>MT135044.1</text:p>
          </table:table-cell>
          <table:table-cell office:value-type="string" calcext:value-type="string">
            <text:p>china-beijing</text:p>
          </table:table-cell>
          <table:table-cell table:style-name="ce118" office:value-type="date" office:date-value="2020-01-28" calcext:value-type="date">
            <text:p>01/28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8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MT123290.1</text:p>
          </table:table-cell>
          <table:table-cell office:value-type="string" calcext:value-type="string">
            <text:p>china-Guangzhou</text:p>
          </table:table-cell>
          <table:table-cell table:style-name="ce118" office:value-type="date" office:date-value="2020-02-05" calcext:value-type="date">
            <text:p>02/05/2020</text:p>
          </table:table-cell>
          <table:table-cell office:value-type="float" office:value="29891" calcext:value-type="float">
            <text:p>29891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9]-[.E$3]"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MT123291.2</text:p>
          </table:table-cell>
          <table:table-cell office:value-type="string" calcext:value-type="string">
            <text:p>china-Guangzhou</text:p>
          </table:table-cell>
          <table:table-cell table:style-name="ce117" office:value-type="date" office:date-value="2020-01-29" calcext:value-type="date">
            <text:p>01/2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MT123292.2</text:p>
          </table:table-cell>
          <table:table-cell office:value-type="string" calcext:value-type="string">
            <text:p>china-Guangzhou</text:p>
          </table:table-cell>
          <table:table-cell table:style-name="ce117" office:value-type="date" office:date-value="2020-01-27" calcext:value-type="date">
            <text:p>01/27/2020</text:p>
          </table:table-cell>
          <table:table-cell office:value-type="float" office:value="29923" calcext:value-type="float">
            <text:p>29923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31]-[.E$3]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MT123293.2</text:p>
          </table:table-cell>
          <table:table-cell office:value-type="string" calcext:value-type="string">
            <text:p>china-Guangzhou</text:p>
          </table:table-cell>
          <table:table-cell table:style-name="ce117" office:value-type="date" office:date-value="2020-01-29" calcext:value-type="date">
            <text:p>01/29/2020</text:p>
          </table:table-cell>
          <table:table-cell office:value-type="float" office:value="29871" calcext:value-type="float">
            <text:p>29871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2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MT039873.1</text:p>
          </table:table-cell>
          <table:table-cell office:value-type="string" calcext:value-type="string">
            <text:p>china-Hangzhou</text:p>
          </table:table-cell>
          <table:table-cell table:style-name="ce117" office:value-type="date" office:date-value="2020-01-20" calcext:value-type="date">
            <text:p>01/20/2020</text:p>
          </table:table-cell>
          <table:table-cell office:value-type="float" office:value="29833" calcext:value-type="float">
            <text:p>29833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33]-[.E$3]" office:value-type="float" office:value="-70" calcext:value-type="float">
            <text:p>-70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MT121215.1</text:p>
          </table:table-cell>
          <table:table-cell office:value-type="string" calcext:value-type="string">
            <text:p>china-Shanghai</text:p>
          </table:table-cell>
          <table:table-cell table:style-name="ce117" office:value-type="date" office:date-value="2020-02-02" calcext:value-type="date">
            <text:p>02/02/2020</text:p>
          </table:table-cell>
          <table:table-cell office:value-type="float" office:value="29945" calcext:value-type="float">
            <text:p>29945</text:p>
          </table:table-cell>
          <table:table-cell table:style-name="ce120" office:value-type="percentage" office:value="0.3791" calcext:value-type="percentage">
            <text:p>37.91%</text:p>
          </table:table-cell>
          <table:table-cell table:formula="of:=[.E34]-[.E$3]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<text:s/>MT049951.1</text:p>
          </table:table-cell>
          <table:table-cell table:style-name="ce4" office:value-type="string" calcext:value-type="string">
            <text:p>China: Yunnan</text:p>
          </table:table-cell>
          <table:table-cell table:style-name="ce117" office:value-type="date" office:date-value="2020-01-17" calcext:value-type="date">
            <text:p>01/17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35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LR757995.1</text:p>
          </table:table-cell>
          <table:table-cell table:style-name="ce4" office:value-type="string" calcext:value-type="string">
            <text:p>China: Wuhan</text:p>
          </table:table-cell>
          <table:table-cell table:style-name="ce117" office:value-type="date" office:date-value="2020-01-05" calcext:value-type="date">
            <text:p>01/05/2020</text:p>
          </table:table-cell>
          <table:table-cell office:value-type="float" office:value="29872" calcext:value-type="float">
            <text:p>2987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6]-[.E$3]" office:value-type="float" office:value="-31" calcext:value-type="float">
            <text:p>-31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LR757996.1</text:p>
          </table:table-cell>
          <table:table-cell table:style-name="ce4" office:value-type="string" calcext:value-type="string">
            <text:p>China: Wuhan</text:p>
          </table:table-cell>
          <table:table-cell table:style-name="ce118" office:value-type="date" office:date-value="2020-01-01" calcext:value-type="date">
            <text:p>01/01/2020</text:p>
          </table:table-cell>
          <table:table-cell office:value-type="float" office:value="29868" calcext:value-type="float">
            <text:p>29868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7]-[.E$3]" office:value-type="float" office:value="-35" calcext:value-type="float">
            <text:p>-35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LR757998.1</text:p>
          </table:table-cell>
          <table:table-cell table:style-name="ce4" office:value-type="string" calcext:value-type="string">
            <text:p>China: Wuhan</text:p>
          </table:table-cell>
          <table:table-cell table:style-name="ce118" office:value-type="date" office:date-value="2019-12-26" calcext:value-type="date">
            <text:p>12/26/2019</text:p>
          </table:table-cell>
          <table:table-cell office:value-type="float" office:value="29866" calcext:value-type="float">
            <text:p>29866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8]-[.E$3]" office:value-type="float" office:value="-37" calcext:value-type="float">
            <text:p>-37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MN996527.1</text:p>
          </table:table-cell>
          <table:table-cell table:style-name="ce4" office:value-type="string" calcext:value-type="string">
            <text:p>China: Wuhan</text:p>
          </table:table-cell>
          <table:table-cell table:style-name="ce118" office:value-type="date" office:date-value="2019-12-30" calcext:value-type="date">
            <text:p>12/30/2019</text:p>
          </table:table-cell>
          <table:table-cell office:value-type="float" office:value="29825" calcext:value-type="float">
            <text:p>29825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39]-[.E$3]" office:value-type="float" office:value="-78" calcext:value-type="float">
            <text:p>-78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MN996528.1</text:p>
          </table:table-cell>
          <table:table-cell table:style-name="ce4" office:value-type="string" calcext:value-type="string">
            <text:p>China: Wuhan</text:p>
          </table:table-cell>
          <table:table-cell table:style-name="ce118" office:value-type="date" office:date-value="2019-12-30" calcext:value-type="date">
            <text:p>12/30/2019</text:p>
          </table:table-cell>
          <table:table-cell office:value-type="float" office:value="29891" calcext:value-type="float">
            <text:p>29891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40]-[.E$3]"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MN996529.1</text:p>
          </table:table-cell>
          <table:table-cell table:style-name="ce4" office:value-type="string" calcext:value-type="string">
            <text:p>China: Wuhan</text:p>
          </table:table-cell>
          <table:table-cell table:style-name="ce118" office:value-type="date" office:date-value="2019-12-30" calcext:value-type="date">
            <text:p>12/30/2019</text:p>
          </table:table-cell>
          <table:table-cell office:value-type="float" office:value="29852" calcext:value-type="float">
            <text:p>29852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41]-[.E$3]" office:value-type="float" office:value="-51" calcext:value-type="float">
            <text:p>-51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MN996530.1</text:p>
          </table:table-cell>
          <table:table-cell table:style-name="ce4" office:value-type="string" calcext:value-type="string">
            <text:p>China: Wuhan</text:p>
          </table:table-cell>
          <table:table-cell table:style-name="ce118" office:value-type="date" office:date-value="2019-12-30" calcext:value-type="date">
            <text:p>12/30/2019</text:p>
          </table:table-cell>
          <table:table-cell office:value-type="float" office:value="29854" calcext:value-type="float">
            <text:p>29854</text:p>
          </table:table-cell>
          <table:table-cell table:style-name="ce120" office:value-type="percentage" office:value="0.3803" calcext:value-type="percentage">
            <text:p>38.03%</text:p>
          </table:table-cell>
          <table:table-cell table:formula="of:=[.E42]-[.E$3]" office:value-type="float" office:value="-49" calcext:value-type="float">
            <text:p>-49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MN996531.1</text:p>
          </table:table-cell>
          <table:table-cell table:style-name="ce4" office:value-type="string" calcext:value-type="string">
            <text:p>China: Wuhan</text:p>
          </table:table-cell>
          <table:table-cell table:style-name="ce118" office:value-type="date" office:date-value="2019-12-30" calcext:value-type="date">
            <text:p>12/30/2019</text:p>
          </table:table-cell>
          <table:table-cell office:value-type="float" office:value="29857" calcext:value-type="float">
            <text:p>29857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43]-[.E$3]" office:value-type="float" office:value="-46" calcext:value-type="float">
            <text:p>-46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MT019529.1</text:p>
          </table:table-cell>
          <table:table-cell table:style-name="ce4" office:value-type="string" calcext:value-type="string">
            <text:p>China: Wuhan</text:p>
          </table:table-cell>
          <table:table-cell table:style-name="ce118" office:value-type="date" office:date-value="2019-12-23" calcext:value-type="date">
            <text:p>12/23/2019</text:p>
          </table:table-cell>
          <table:table-cell office:value-type="float" office:value="29899" calcext:value-type="float">
            <text:p>29899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44]-[.E$3]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MT019530.1</text:p>
          </table:table-cell>
          <table:table-cell table:style-name="ce4" office:value-type="string" calcext:value-type="string">
            <text:p>China: Wuhan</text:p>
          </table:table-cell>
          <table:table-cell table:style-name="ce118" office:value-type="date" office:date-value="2019-12-30" calcext:value-type="date">
            <text:p>12/30/2019</text:p>
          </table:table-cell>
          <table:table-cell office:value-type="float" office:value="29889" calcext:value-type="float">
            <text:p>29889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5]-[.E$3]" office:value-type="float" office:value="-14" calcext:value-type="float">
            <text:p>-14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MT019531.1</text:p>
          </table:table-cell>
          <table:table-cell table:style-name="ce4" office:value-type="string" calcext:value-type="string">
            <text:p>China: Wuhan</text:p>
          </table:table-cell>
          <table:table-cell table:style-name="ce118" office:value-type="date" office:date-value="2019-12-30" calcext:value-type="date">
            <text:p>12/30/2019</text:p>
          </table:table-cell>
          <table:table-cell office:value-type="float" office:value="29899" calcext:value-type="float">
            <text:p>29899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46]-[.E$3]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MT019532.1</text:p>
          </table:table-cell>
          <table:table-cell table:style-name="ce4" office:value-type="string" calcext:value-type="string">
            <text:p>China: Wuhan</text:p>
          </table:table-cell>
          <table:table-cell table:style-name="ce118" office:value-type="date" office:date-value="2019-12-30" calcext:value-type="date">
            <text:p>12/30/2019</text:p>
          </table:table-cell>
          <table:table-cell office:value-type="float" office:value="29890" calcext:value-type="float">
            <text:p>29890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47]-[.E$3]" office:value-type="float" office:value="-13" calcext:value-type="float">
            <text:p>-13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MT019533.1</text:p>
          </table:table-cell>
          <table:table-cell table:style-name="ce4" office:value-type="string" calcext:value-type="string">
            <text:p>China: Wuhan</text:p>
          </table:table-cell>
          <table:table-cell table:style-name="ce118" office:value-type="date" office:date-value="2020-01-01" calcext:value-type="date">
            <text:p>01/01/2020</text:p>
          </table:table-cell>
          <table:table-cell office:value-type="float" office:value="29883" calcext:value-type="float">
            <text:p>29883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48]-[.E$3]" office:value-type="float" office:value="-20" calcext:value-type="float">
            <text:p>-20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MT159705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4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MT159706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5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MT159707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5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string" calcext:value-type="string">
            <text:p>MT159708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5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string" calcext:value-type="string">
            <text:p>MT159709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20" calcext:value-type="date">
            <text:p>02/20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5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string" calcext:value-type="string">
            <text:p>MT159710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5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string" calcext:value-type="string">
            <text:p>MT159711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20" calcext:value-type="date">
            <text:p>02/20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5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string" calcext:value-type="string">
            <text:p>MT159712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25" calcext:value-type="date">
            <text:p>02/2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5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string" calcext:value-type="string">
            <text:p>MT159713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18" calcext:value-type="date">
            <text:p>02/1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5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string" calcext:value-type="string">
            <text:p>MT159714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18" calcext:value-type="date">
            <text:p>02/1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5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string" calcext:value-type="string">
            <text:p>MT159715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24" calcext:value-type="date">
            <text:p>02/24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5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string" calcext:value-type="string">
            <text:p>MT159716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24" calcext:value-type="date">
            <text:p>02/24/2020</text:p>
          </table:table-cell>
          <table:table-cell office:value-type="float" office:value="29867" calcext:value-type="float">
            <text:p>29867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60]-[.E$3]" office:value-type="float" office:value="-36" calcext:value-type="float">
            <text:p>-36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string" calcext:value-type="string">
            <text:p>MT159717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6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string" calcext:value-type="string">
            <text:p>MT159718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18" calcext:value-type="date">
            <text:p>02/1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6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string" calcext:value-type="string">
            <text:p>MT159719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18" calcext:value-type="date">
            <text:p>02/1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6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string" calcext:value-type="string">
            <text:p>MT159720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21" calcext:value-type="date">
            <text:p>02/21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6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string" calcext:value-type="string">
            <text:p>MT159721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21" calcext:value-type="date">
            <text:p>02/21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6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string" calcext:value-type="string">
            <text:p>MT159722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21" calcext:value-type="date">
            <text:p>02/21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6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string" calcext:value-type="string">
            <text:p>MT184907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18" calcext:value-type="date">
            <text:p>02/1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6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string" calcext:value-type="string">
            <text:p>MT184909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21" calcext:value-type="date">
            <text:p>02/21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6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string" calcext:value-type="string">
            <text:p>MT184912.1</text:p>
          </table:table-cell>
          <table:table-cell table:style-name="ce4" office:value-type="string" calcext:value-type="string">
            <text:p>USA</text:p>
          </table:table-cell>
          <table:table-cell table:style-name="ce118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6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string" calcext:value-type="string">
            <text:p>MN997409.1</text:p>
          </table:table-cell>
          <table:table-cell office:value-type="string" calcext:value-type="string">
            <text:p>USA-AZ</text:p>
          </table:table-cell>
          <table:table-cell table:style-name="ce118" office:value-type="date" office:date-value="2020-01-22" calcext:value-type="date">
            <text:p>01/22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7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string" calcext:value-type="string">
            <text:p>MN994467.1</text:p>
          </table:table-cell>
          <table:table-cell office:value-type="string" calcext:value-type="string">
            <text:p>USA-CA</text:p>
          </table:table-cell>
          <table:table-cell table:style-name="ce118" office:value-type="date" office:date-value="2020-01-23" calcext:value-type="date">
            <text:p>01/2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7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string" calcext:value-type="string">
            <text:p>MN994468.1</text:p>
          </table:table-cell>
          <table:table-cell office:value-type="string" calcext:value-type="string">
            <text:p>USA-CA</text:p>
          </table:table-cell>
          <table:table-cell table:style-name="ce118" office:value-type="date" office:date-value="2020-01-22" calcext:value-type="date">
            <text:p>01/22/2020</text:p>
          </table:table-cell>
          <table:table-cell office:value-type="float" office:value="29883" calcext:value-type="float">
            <text:p>29883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72]-[.E$3]" office:value-type="float" office:value="-20" calcext:value-type="float">
            <text:p>-20</text:p>
          </table:table-cell>
          <table:table-cell table:number-columns-repeated="1017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string" calcext:value-type="string">
            <text:p>MT027062.1</text:p>
          </table:table-cell>
          <table:table-cell office:value-type="string" calcext:value-type="string">
            <text:p>USA-CA</text:p>
          </table:table-cell>
          <table:table-cell table:style-name="ce118" office:value-type="date" office:date-value="2020-01-29" calcext:value-type="date">
            <text:p>01/2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7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string" calcext:value-type="string">
            <text:p>MT027063.1</text:p>
          </table:table-cell>
          <table:table-cell office:value-type="string" calcext:value-type="string">
            <text:p>USA-CA</text:p>
          </table:table-cell>
          <table:table-cell table:style-name="ce118" office:value-type="date" office:date-value="2020-01-29" calcext:value-type="date">
            <text:p>01/2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7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string" calcext:value-type="string">
            <text:p>MT027064.1</text:p>
          </table:table-cell>
          <table:table-cell office:value-type="string" calcext:value-type="string">
            <text:p>USA-CA</text:p>
          </table:table-cell>
          <table:table-cell table:style-name="ce118" office:value-type="date" office:date-value="2020-01-29" calcext:value-type="date">
            <text:p>01/2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7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string" calcext:value-type="string">
            <text:p>MT044258.1</text:p>
          </table:table-cell>
          <table:table-cell office:value-type="string" calcext:value-type="string">
            <text:p>USA-CA</text:p>
          </table:table-cell>
          <table:table-cell table:style-name="ce118" office:value-type="date" office:date-value="2020-01-27" calcext:value-type="date">
            <text:p>01/27/2020</text:p>
          </table:table-cell>
          <table:table-cell office:value-type="float" office:value="29858" calcext:value-type="float">
            <text:p>29858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76]-[.E$3]" office:value-type="float" office:value="-45" calcext:value-type="float">
            <text:p>-45</text:p>
          </table:table-cell>
          <table:table-cell table:number-columns-repeated="1017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string" calcext:value-type="string">
            <text:p>MT106052.1</text:p>
          </table:table-cell>
          <table:table-cell office:value-type="string" calcext:value-type="string">
            <text:p>USA-CA</text:p>
          </table:table-cell>
          <table:table-cell table:style-name="ce118" office:value-type="date" office:date-value="2020-02-06" calcext:value-type="date">
            <text:p>02/0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7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string" calcext:value-type="string">
            <text:p>MT106053.1</text:p>
          </table:table-cell>
          <table:table-cell office:value-type="string" calcext:value-type="string">
            <text:p>USA-CA</text:p>
          </table:table-cell>
          <table:table-cell table:style-name="ce118" office:value-type="date" office:date-value="2020-02-10" calcext:value-type="date">
            <text:p>02/10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7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string" calcext:value-type="string">
            <text:p>MT118835.1</text:p>
          </table:table-cell>
          <table:table-cell office:value-type="string" calcext:value-type="string">
            <text:p>USA-CA</text:p>
          </table:table-cell>
          <table:table-cell table:style-name="ce118" office:value-type="date" office:date-value="2020-02-23" calcext:value-type="date">
            <text:p>02/2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7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string" calcext:value-type="string">
            <text:p>MT192765.1</text:p>
          </table:table-cell>
          <table:table-cell office:value-type="string" calcext:value-type="string">
            <text:p>USA-CA</text:p>
          </table:table-cell>
          <table:table-cell table:style-name="ce118" office:value-type="date" office:date-value="2020-03-11" calcext:value-type="date">
            <text:p>03/11/2020</text:p>
          </table:table-cell>
          <table:table-cell office:value-type="float" office:value="29829" calcext:value-type="float">
            <text:p>29829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80]-[.E$3]" office:value-type="float" office:value="-74" calcext:value-type="float">
            <text:p>-74</text:p>
          </table:table-cell>
          <table:table-cell table:number-columns-repeated="1017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string" calcext:value-type="string">
            <text:p>MT044257.1</text:p>
          </table:table-cell>
          <table:table-cell office:value-type="string" calcext:value-type="string">
            <text:p>USA IL</text:p>
          </table:table-cell>
          <table:table-cell table:style-name="ce118" office:value-type="date" office:date-value="2020-01-28" calcext:value-type="date">
            <text:p>01/2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8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string" calcext:value-type="string">
            <text:p>MT188339.1</text:p>
          </table:table-cell>
          <table:table-cell office:value-type="string" calcext:value-type="string">
            <text:p>USA-MN</text:p>
          </table:table-cell>
          <table:table-cell table:style-name="ce118" office:value-type="date" office:date-value="2020-03-09" calcext:value-type="date">
            <text:p>03/09/2020</text:p>
          </table:table-cell>
          <table:table-cell office:value-type="float" office:value="29783" calcext:value-type="float">
            <text:p>29783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82]-[.E$3]" office:value-type="float" office:value="-120" calcext:value-type="float">
            <text:p>-120</text:p>
          </table:table-cell>
          <table:table-cell table:number-columns-repeated="1017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string" calcext:value-type="string">
            <text:p>MT188340.1</text:p>
          </table:table-cell>
          <table:table-cell office:value-type="string" calcext:value-type="string">
            <text:p>USA-MN</text:p>
          </table:table-cell>
          <table:table-cell table:style-name="ce118" office:value-type="date" office:date-value="2020-03-07" calcext:value-type="date">
            <text:p>03/07/2020</text:p>
          </table:table-cell>
          <table:table-cell office:value-type="float" office:value="29845" calcext:value-type="float">
            <text:p>29845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83]-[.E$3]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string" calcext:value-type="string">
            <text:p>MT188341.1</text:p>
          </table:table-cell>
          <table:table-cell office:value-type="string" calcext:value-type="string">
            <text:p>USA-MN</text:p>
          </table:table-cell>
          <table:table-cell table:style-name="ce118" office:value-type="date" office:date-value="2020-03-05" calcext:value-type="date">
            <text:p>03/05/2020</text:p>
          </table:table-cell>
          <table:table-cell office:value-type="float" office:value="29835" calcext:value-type="float">
            <text:p>29835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84]-[.E$3]" office:value-type="float" office:value="-68" calcext:value-type="float">
            <text:p>-68</text:p>
          </table:table-cell>
          <table:table-cell table:number-columns-repeated="1017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string" calcext:value-type="string">
            <text:p>MT106054.1</text:p>
          </table:table-cell>
          <table:table-cell office:value-type="string" calcext:value-type="string">
            <text:p>USA-TX</text:p>
          </table:table-cell>
          <table:table-cell table:style-name="ce118" office:value-type="date" office:date-value="2020-02-11" calcext:value-type="date">
            <text:p>02/11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8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string" calcext:value-type="string">
            <text:p>MT039887.1</text:p>
          </table:table-cell>
          <table:table-cell office:value-type="string" calcext:value-type="string">
            <text:p>USA-WI</text:p>
          </table:table-cell>
          <table:table-cell table:style-name="ce118" office:value-type="date" office:date-value="2020-01-31" calcext:value-type="date">
            <text:p>01/31/2020</text:p>
          </table:table-cell>
          <table:table-cell office:value-type="float" office:value="29879" calcext:value-type="float">
            <text:p>29879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86]-[.E$3]" office:value-type="float" office:value="-24" calcext:value-type="float">
            <text:p>-24</text:p>
          </table:table-cell>
          <table:table-cell table:number-columns-repeated="4"/>
          <table:table-cell table:style-name="ce120"/>
          <table:table-cell table:number-columns-repeated="101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string" calcext:value-type="string">
            <text:p>MN985325.1</text:p>
          </table:table-cell>
          <table:table-cell office:value-type="string" calcext:value-type="string">
            <text:p>USA-WA</text:p>
          </table:table-cell>
          <table:table-cell table:style-name="ce118" office:value-type="date" office:date-value="2020-01-19" calcext:value-type="date">
            <text:p>01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8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string" calcext:value-type="string">
            <text:p>MT020880.1</text:p>
          </table:table-cell>
          <table:table-cell office:value-type="string" calcext:value-type="string">
            <text:p>USA-WA</text:p>
          </table:table-cell>
          <table:table-cell table:style-name="ce118" office:value-type="date" office:date-value="2020-01-25" calcext:value-type="date">
            <text:p>01/2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8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string" calcext:value-type="string">
            <text:p>MT020881.1</text:p>
          </table:table-cell>
          <table:table-cell office:value-type="string" calcext:value-type="string">
            <text:p>USA-WA</text:p>
          </table:table-cell>
          <table:table-cell table:style-name="ce118" office:value-type="date" office:date-value="2020-01-25" calcext:value-type="date">
            <text:p>01/2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8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string" calcext:value-type="string">
            <text:p>MT152824.1</text:p>
          </table:table-cell>
          <table:table-cell office:value-type="string" calcext:value-type="string">
            <text:p>USA-WA</text:p>
          </table:table-cell>
          <table:table-cell table:style-name="ce118" office:value-type="date" office:date-value="2020-02-24" calcext:value-type="date">
            <text:p>02/24/2020</text:p>
          </table:table-cell>
          <table:table-cell office:value-type="float" office:value="29878" calcext:value-type="float">
            <text:p>29878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90]-[.E$3]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string" calcext:value-type="string">
            <text:p>MT163716.1</text:p>
          </table:table-cell>
          <table:table-cell office:value-type="string" calcext:value-type="string">
            <text:p>USA-WA</text:p>
          </table:table-cell>
          <table:table-cell table:style-name="ce118" office:value-type="date" office:date-value="2020-02-27" calcext:value-type="date">
            <text:p>02/27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5" calcext:value-type="percentage">
            <text:p>37.95%</text:p>
          </table:table-cell>
          <table:table-cell table:formula="of:=[.E91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string" calcext:value-type="string">
            <text:p>MT163717.1</text:p>
          </table:table-cell>
          <table:table-cell office:value-type="string" calcext:value-type="string">
            <text:p>USA-WA</text:p>
          </table:table-cell>
          <table:table-cell table:style-name="ce118" office:value-type="date" office:date-value="2020-02-28" calcext:value-type="date">
            <text:p>02/28/2020</text:p>
          </table:table-cell>
          <table:table-cell office:value-type="float" office:value="29897" calcext:value-type="float">
            <text:p>29897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92]-[.E$3]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string" calcext:value-type="string">
            <text:p>MT163719.1</text:p>
          </table:table-cell>
          <table:table-cell office:value-type="string" calcext:value-type="string">
            <text:p>USA-WA</text:p>
          </table:table-cell>
          <table:table-cell table:style-name="ce118" office:value-type="date" office:date-value="2020-03-01" calcext:value-type="date">
            <text:p>03/01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93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string" calcext:value-type="string">
            <text:p>MT253696.1</text:p>
          </table:table-cell>
          <table:table-cell office:value-type="string" calcext:value-type="string">
            <text:p>China:-Hangzhou</text:p>
          </table:table-cell>
          <table:table-cell table:style-name="ce118" office:value-type="date" office:date-value="2020-01-23" calcext:value-type="date">
            <text:p>01/23/2020</text:p>
          </table:table-cell>
          <table:table-cell office:value-type="float" office:value="29781" calcext:value-type="float">
            <text:p>2978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94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string" calcext:value-type="string">
            <text:p>MT253697.1</text:p>
          </table:table-cell>
          <table:table-cell office:value-type="string" calcext:value-type="string">
            <text:p>China:-Hangzhou</text:p>
          </table:table-cell>
          <table:table-cell table:style-name="ce118" office:value-type="date" office:date-value="2020-01-23" calcext:value-type="date">
            <text:p>01/23/2020</text:p>
          </table:table-cell>
          <table:table-cell office:value-type="float" office:value="29781" calcext:value-type="float">
            <text:p>2978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95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string" calcext:value-type="string">
            <text:p>MT253698.1</text:p>
          </table:table-cell>
          <table:table-cell office:value-type="string" calcext:value-type="string">
            <text:p>China:-Hangzhou</text:p>
          </table:table-cell>
          <table:table-cell table:style-name="ce118" office:value-type="date" office:date-value="2020-01-23" calcext:value-type="date">
            <text:p>01/23/2020</text:p>
          </table:table-cell>
          <table:table-cell office:value-type="float" office:value="29781" calcext:value-type="float">
            <text:p>2978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96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string" calcext:value-type="string">
            <text:p>MT253699.1</text:p>
          </table:table-cell>
          <table:table-cell office:value-type="string" calcext:value-type="string">
            <text:p>China:-Hangzhou</text:p>
          </table:table-cell>
          <table:table-cell table:style-name="ce118" office:value-type="date" office:date-value="2020-01-24" calcext:value-type="date">
            <text:p>01/24/2020</text:p>
          </table:table-cell>
          <table:table-cell office:value-type="float" office:value="29781" calcext:value-type="float">
            <text:p>2978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97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string" calcext:value-type="string">
            <text:p>MT253700.1</text:p>
          </table:table-cell>
          <table:table-cell office:value-type="string" calcext:value-type="string">
            <text:p>China:-Hangzhou</text:p>
          </table:table-cell>
          <table:table-cell table:style-name="ce118" office:value-type="date" office:date-value="2020-01-25" calcext:value-type="date">
            <text:p>01/25/2020</text:p>
          </table:table-cell>
          <table:table-cell office:value-type="float" office:value="29781" calcext:value-type="float">
            <text:p>2978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98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string" calcext:value-type="string">
            <text:p>MT253701.1</text:p>
          </table:table-cell>
          <table:table-cell office:value-type="string" calcext:value-type="string">
            <text:p>China:-Hangzhou</text:p>
          </table:table-cell>
          <table:table-cell table:style-name="ce118" office:value-type="date" office:date-value="2020-01-21" calcext:value-type="date">
            <text:p>01/21/2020</text:p>
          </table:table-cell>
          <table:table-cell office:value-type="float" office:value="29781" calcext:value-type="float">
            <text:p>2978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99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string" calcext:value-type="string">
            <text:p>MT253702.1</text:p>
          </table:table-cell>
          <table:table-cell office:value-type="string" calcext:value-type="string">
            <text:p>China:-Hangzhou</text:p>
          </table:table-cell>
          <table:table-cell table:style-name="ce118" office:value-type="date" office:date-value="2020-01-21" calcext:value-type="date">
            <text:p>01/21/2020</text:p>
          </table:table-cell>
          <table:table-cell office:value-type="float" office:value="29781" calcext:value-type="float">
            <text:p>2978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00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string" calcext:value-type="string">
            <text:p>MT253703.1</text:p>
          </table:table-cell>
          <table:table-cell office:value-type="string" calcext:value-type="string">
            <text:p>China:-Hangzhou</text:p>
          </table:table-cell>
          <table:table-cell table:style-name="ce118" office:value-type="date" office:date-value="2020-01-25" calcext:value-type="date">
            <text:p>01/25/2020</text:p>
          </table:table-cell>
          <table:table-cell office:value-type="float" office:value="29781" calcext:value-type="float">
            <text:p>2978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01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string" calcext:value-type="string">
            <text:p>MT253704.1</text:p>
          </table:table-cell>
          <table:table-cell office:value-type="string" calcext:value-type="string">
            <text:p>China:-Hangzhou</text:p>
          </table:table-cell>
          <table:table-cell table:style-name="ce118" office:value-type="date" office:date-value="2020-01-25" calcext:value-type="date">
            <text:p>01/25/2020</text:p>
          </table:table-cell>
          <table:table-cell office:value-type="float" office:value="29781" calcext:value-type="float">
            <text:p>2978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02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string" calcext:value-type="string">
            <text:p>MT253705.1</text:p>
          </table:table-cell>
          <table:table-cell office:value-type="string" calcext:value-type="string">
            <text:p>China:-Hangzhou</text:p>
          </table:table-cell>
          <table:table-cell table:style-name="ce118" office:value-type="date" office:date-value="2020-01-22" calcext:value-type="date">
            <text:p>01/22/2020</text:p>
          </table:table-cell>
          <table:table-cell office:value-type="float" office:value="29781" calcext:value-type="float">
            <text:p>2978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03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string" calcext:value-type="string">
            <text:p>MT253707.1</text:p>
          </table:table-cell>
          <table:table-cell office:value-type="string" calcext:value-type="string">
            <text:p>China:-Hangzhou</text:p>
          </table:table-cell>
          <table:table-cell table:style-name="ce118" office:value-type="date" office:date-value="2020-01-25" calcext:value-type="date">
            <text:p>01/25/2020</text:p>
          </table:table-cell>
          <table:table-cell office:value-type="float" office:value="29781" calcext:value-type="float">
            <text:p>2978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04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string" calcext:value-type="string">
            <text:p>MT253708.1</text:p>
          </table:table-cell>
          <table:table-cell office:value-type="string" calcext:value-type="string">
            <text:p>China: Hangzhou</text:p>
          </table:table-cell>
          <table:table-cell table:style-name="ce114" office:value-type="date" office:date-value="2020-01-21" calcext:value-type="date">
            <text:p>2020/01/21</text:p>
          </table:table-cell>
          <table:table-cell office:value-type="float" office:value="29781" calcext:value-type="float">
            <text:p>2978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05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string" calcext:value-type="string">
            <text:p>MT253709.1</text:p>
          </table:table-cell>
          <table:table-cell office:value-type="string" calcext:value-type="string">
            <text:p>China: Hangzhou</text:p>
          </table:table-cell>
          <table:table-cell table:style-name="ce114" office:value-type="date" office:date-value="2020-01-21" calcext:value-type="date">
            <text:p>2020/01/21</text:p>
          </table:table-cell>
          <table:table-cell office:value-type="float" office:value="29781" calcext:value-type="float">
            <text:p>2978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06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string" calcext:value-type="string">
            <text:p>MT253710.1</text:p>
          </table:table-cell>
          <table:table-cell office:value-type="string" calcext:value-type="string">
            <text:p>China: Hangzhou</text:p>
          </table:table-cell>
          <table:table-cell table:style-name="ce114" office:value-type="date" office:date-value="2020-01-21" calcext:value-type="date">
            <text:p>2020/01/21</text:p>
          </table:table-cell>
          <table:table-cell office:value-type="float" office:value="29781" calcext:value-type="float">
            <text:p>2978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07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office:value-type="string" calcext:value-type="string">
            <text:p>MT240479.1</text:p>
          </table:table-cell>
          <table:table-cell office:value-type="string" calcext:value-type="string">
            <text:p>Pakistan: Gilgit</text:p>
          </table:table-cell>
          <table:table-cell table:style-name="ce114" office:value-type="date" office:date-value="2020-03-04" calcext:value-type="date">
            <text:p>2020/03/04</text:p>
          </table:table-cell>
          <table:table-cell office:value-type="float" office:value="29836" calcext:value-type="float">
            <text:p>29836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08]-[.E$3]" office:value-type="float" office:value="-67" calcext:value-type="float">
            <text:p>-67</text:p>
          </table:table-cell>
          <table:table-cell table:number-columns-repeated="1017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string" calcext:value-type="string">
            <text:p>MT233523.1</text:p>
          </table:table-cell>
          <table:table-cell office:value-type="string" calcext:value-type="string">
            <text:p>Spain: Valencia</text:p>
          </table:table-cell>
          <table:table-cell table:style-name="ce114" office:value-type="date" office:date-value="2020-03-04" calcext:value-type="date">
            <text:p>2020/03/04</text:p>
          </table:table-cell>
          <table:table-cell office:value-type="float" office:value="29782" calcext:value-type="float">
            <text:p>29782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109]-[.E$3]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string" calcext:value-type="string">
            <text:p>MT226610.1</text:p>
          </table:table-cell>
          <table:table-cell office:value-type="string" calcext:value-type="string">
            <text:p>China</text:p>
          </table:table-cell>
          <table:table-cell table:style-name="ce117" office:value-type="date" office:date-value="2020-01-20" calcext:value-type="date">
            <text:p>01/20/2020</text:p>
          </table:table-cell>
          <table:table-cell office:value-type="float" office:value="29899" calcext:value-type="float">
            <text:p>29899</text:p>
          </table:table-cell>
          <table:table-cell table:style-name="ce120" office:value-type="percentage" office:value="0.3794" calcext:value-type="percentage">
            <text:p>37.94%</text:p>
          </table:table-cell>
          <table:table-cell table:formula="of:=[.E110]-[.E$3]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string" calcext:value-type="string">
            <text:p>MT281577.1</text:p>
          </table:table-cell>
          <table:table-cell office:value-type="string" calcext:value-type="string">
            <text:p>China: Anhui, Fuyang</text:p>
          </table:table-cell>
          <table:table-cell table:style-name="ce117" office:value-type="date" office:date-value="2020-03-10" calcext:value-type="date">
            <text:p>03/10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111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string" calcext:value-type="string">
            <text:p>MT291831.1</text:p>
          </table:table-cell>
          <table:table-cell table:style-name="ce5" office:value-type="string" calcext:value-type="string">
            <text:p>China:Beijing</text:p>
          </table:table-cell>
          <table:table-cell table:style-name="ce117" office:value-type="date" office:date-value="2020-01-24" calcext:value-type="date">
            <text:p>01/24/2020</text:p>
          </table:table-cell>
          <table:table-cell office:value-type="float" office:value="29872" calcext:value-type="float">
            <text:p>2987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12]-[.E$3]" office:value-type="float" office:value="-31" calcext:value-type="float">
            <text:p>-31</text:p>
          </table:table-cell>
          <table:table-cell table:number-columns-repeated="1017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string" calcext:value-type="string">
            <text:p>MT291832.1</text:p>
          </table:table-cell>
          <table:table-cell table:style-name="ce5" office:value-type="string" calcext:value-type="string">
            <text:p>China:Beijing</text:p>
          </table:table-cell>
          <table:table-cell table:style-name="ce117" office:value-type="date" office:date-value="2020-01-25" calcext:value-type="date">
            <text:p>01/25/2020</text:p>
          </table:table-cell>
          <table:table-cell office:value-type="float" office:value="29828" calcext:value-type="float">
            <text:p>29828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13]-[.E$3]" office:value-type="float" office:value="-75" calcext:value-type="float">
            <text:p>-75</text:p>
          </table:table-cell>
          <table:table-cell table:number-columns-repeated="1017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string" calcext:value-type="string">
            <text:p>MT291833.1</text:p>
          </table:table-cell>
          <table:table-cell table:style-name="ce5" office:value-type="string" calcext:value-type="string">
            <text:p>China:Beijing</text:p>
          </table:table-cell>
          <table:table-cell table:style-name="ce117" office:value-type="date" office:date-value="2020-01-28" calcext:value-type="date">
            <text:p>01/28/2020</text:p>
          </table:table-cell>
          <table:table-cell office:value-type="float" office:value="29821" calcext:value-type="float">
            <text:p>29821</text:p>
          </table:table-cell>
          <table:table-cell table:style-name="ce120" office:value-type="percentage" office:value="0.3803" calcext:value-type="percentage">
            <text:p>38.03%</text:p>
          </table:table-cell>
          <table:table-cell table:formula="of:=[.E114]-[.E$3]" office:value-type="float" office:value="-82" calcext:value-type="float">
            <text:p>-82</text:p>
          </table:table-cell>
          <table:table-cell table:number-columns-repeated="1017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string" calcext:value-type="string">
            <text:p>MT291834.1</text:p>
          </table:table-cell>
          <table:table-cell table:style-name="ce5" office:value-type="string" calcext:value-type="string">
            <text:p>China:Beijing</text:p>
          </table:table-cell>
          <table:table-cell table:style-name="ce117" office:value-type="date" office:date-value="2020-01-28" calcext:value-type="date">
            <text:p>01/28/2020</text:p>
          </table:table-cell>
          <table:table-cell office:value-type="float" office:value="29865" calcext:value-type="float">
            <text:p>29865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115]-[.E$3]" office:value-type="float" office:value="-38" calcext:value-type="float">
            <text:p>-38</text:p>
          </table:table-cell>
          <table:table-cell table:number-columns-repeated="1017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string" calcext:value-type="string">
            <text:p>MT291835.1</text:p>
          </table:table-cell>
          <table:table-cell table:style-name="ce5" office:value-type="string" calcext:value-type="string">
            <text:p>China:Beijing</text:p>
          </table:table-cell>
          <table:table-cell table:style-name="ce117" office:value-type="date" office:date-value="2020-01-27" calcext:value-type="date">
            <text:p>01/27/2020</text:p>
          </table:table-cell>
          <table:table-cell office:value-type="float" office:value="29871" calcext:value-type="float">
            <text:p>2987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16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string" calcext:value-type="string">
            <text:p>MT291836.1</text:p>
          </table:table-cell>
          <table:table-cell table:style-name="ce5" office:value-type="string" calcext:value-type="string">
            <text:p>China:Beijing</text:p>
          </table:table-cell>
          <table:table-cell table:style-name="ce117" office:value-type="date" office:date-value="2020-01-29" calcext:value-type="date">
            <text:p>01/29/2020</text:p>
          </table:table-cell>
          <table:table-cell office:value-type="float" office:value="29860" calcext:value-type="float">
            <text:p>29860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17]-[.E$3]" office:value-type="float" office:value="-43" calcext:value-type="float">
            <text:p>-43</text:p>
          </table:table-cell>
          <table:table-cell table:number-columns-repeated="1017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string" calcext:value-type="string">
            <text:p>MT259226.1</text:p>
          </table:table-cell>
          <table:table-cell table:style-name="ce6" office:value-type="string" calcext:value-type="string">
            <text:p>China:Hubei,Wuhan</text:p>
          </table:table-cell>
          <table:table-cell table:style-name="ce117" office:value-type="date" office:date-value="2020-01-10" calcext:value-type="date">
            <text:p>01/10/2020</text:p>
          </table:table-cell>
          <table:table-cell office:value-type="float" office:value="29868" calcext:value-type="float">
            <text:p>29868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118]-[.E$3]" office:value-type="float" office:value="-35" calcext:value-type="float">
            <text:p>-35</text:p>
          </table:table-cell>
          <table:table-cell table:number-columns-repeated="1017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string" calcext:value-type="string">
            <text:p>MT259227.1</text:p>
          </table:table-cell>
          <table:table-cell table:style-name="ce6" office:value-type="string" calcext:value-type="string">
            <text:p>China:Hubei,Wuhan</text:p>
          </table:table-cell>
          <table:table-cell table:style-name="ce117" office:value-type="date" office:date-value="2020-01-26" calcext:value-type="date">
            <text:p>01/26/2020</text:p>
          </table:table-cell>
          <table:table-cell office:value-type="float" office:value="29863" calcext:value-type="float">
            <text:p>29863</text:p>
          </table:table-cell>
          <table:table-cell table:style-name="ce120" office:value-type="percentage" office:value="0.3803" calcext:value-type="percentage">
            <text:p>38.03%</text:p>
          </table:table-cell>
          <table:table-cell table:formula="of:=[.E119]-[.E$3]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string" calcext:value-type="string">
            <text:p>MT259228.1</text:p>
          </table:table-cell>
          <table:table-cell table:style-name="ce6" office:value-type="string" calcext:value-type="string">
            <text:p>China:Hubei,Wuhan</text:p>
          </table:table-cell>
          <table:table-cell table:style-name="ce117" office:value-type="date" office:date-value="2020-01-26" calcext:value-type="date">
            <text:p>01/26/2020</text:p>
          </table:table-cell>
          <table:table-cell office:value-type="float" office:value="29861" calcext:value-type="float">
            <text:p>2986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20]-[.E$3]" office:value-type="float" office:value="-42" calcext:value-type="float">
            <text:p>-42</text:p>
          </table:table-cell>
          <table:table-cell table:number-columns-repeated="1017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string" calcext:value-type="string">
            <text:p>MT259229.1</text:p>
          </table:table-cell>
          <table:table-cell table:style-name="ce6" office:value-type="string" calcext:value-type="string">
            <text:p>China:Hubei,Wuhan</text:p>
          </table:table-cell>
          <table:table-cell table:style-name="ce117" office:value-type="date" office:date-value="2020-01-26" calcext:value-type="date">
            <text:p>01/26/2020</text:p>
          </table:table-cell>
          <table:table-cell office:value-type="float" office:value="29864" calcext:value-type="float">
            <text:p>29864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121]-[.E$3]" office:value-type="float" office:value="-39" calcext:value-type="float">
            <text:p>-39</text:p>
          </table:table-cell>
          <table:table-cell table:number-columns-repeated="1017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string" calcext:value-type="string">
            <text:p>MT259230.1</text:p>
          </table:table-cell>
          <table:table-cell table:style-name="ce6" office:value-type="string" calcext:value-type="string">
            <text:p>China:Hubei,Wuhan</text:p>
          </table:table-cell>
          <table:table-cell table:style-name="ce117" office:value-type="date" office:date-value="2020-01-25" calcext:value-type="date">
            <text:p>01/25/2020</text:p>
          </table:table-cell>
          <table:table-cell office:value-type="float" office:value="29866" calcext:value-type="float">
            <text:p>29866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122]-[.E$3]" office:value-type="float" office:value="-37" calcext:value-type="float">
            <text:p>-37</text:p>
          </table:table-cell>
          <table:table-cell table:number-columns-repeated="1017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office:value-type="string" calcext:value-type="string">
            <text:p>MT259231.1</text:p>
          </table:table-cell>
          <table:table-cell table:style-name="ce6" office:value-type="string" calcext:value-type="string">
            <text:p>China:Hubei,Wuhan</text:p>
          </table:table-cell>
          <table:table-cell table:style-name="ce117" office:value-type="date" office:date-value="2020-01-25" calcext:value-type="date">
            <text:p>01/25/2020</text:p>
          </table:table-cell>
          <table:table-cell office:value-type="float" office:value="29865" calcext:value-type="float">
            <text:p>29865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123]-[.E$3]" office:value-type="float" office:value="-38" calcext:value-type="float">
            <text:p>-38</text:p>
          </table:table-cell>
          <table:table-cell table:number-columns-repeated="1017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office:value-type="string" calcext:value-type="string">
            <text:p>MT291826.1</text:p>
          </table:table-cell>
          <table:table-cell table:style-name="ce7" office:value-type="string" calcext:value-type="string">
            <text:p>China:Wuhan</text:p>
          </table:table-cell>
          <table:table-cell table:style-name="ce117" office:value-type="date" office:date-value="2019-12-30" calcext:value-type="date">
            <text:p>12/30/2019</text:p>
          </table:table-cell>
          <table:table-cell office:value-type="float" office:value="29807" calcext:value-type="float">
            <text:p>29807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24]-[.E$3]" office:value-type="float" office:value="-96" calcext:value-type="float">
            <text:p>-96</text:p>
          </table:table-cell>
          <table:table-cell table:number-columns-repeated="1017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office:value-type="string" calcext:value-type="string">
            <text:p>MT291827.1</text:p>
          </table:table-cell>
          <table:table-cell table:style-name="ce7" office:value-type="string" calcext:value-type="string">
            <text:p>China:Wuhan</text:p>
          </table:table-cell>
          <table:table-cell table:style-name="ce117" office:value-type="date" office:date-value="2019-12-30" calcext:value-type="date">
            <text:p>12/30/2019</text:p>
          </table:table-cell>
          <table:table-cell office:value-type="float" office:value="29858" calcext:value-type="float">
            <text:p>29858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125]-[.E$3]" office:value-type="float" office:value="-45" calcext:value-type="float">
            <text:p>-45</text:p>
          </table:table-cell>
          <table:table-cell table:number-columns-repeated="1017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office:value-type="string" calcext:value-type="string">
            <text:p>MT291828.1</text:p>
          </table:table-cell>
          <table:table-cell table:style-name="ce7" office:value-type="string" calcext:value-type="string">
            <text:p>China:Wuhan</text:p>
          </table:table-cell>
          <table:table-cell table:style-name="ce117" office:value-type="date" office:date-value="2019-12-30" calcext:value-type="date">
            <text:p>12/30/2019</text:p>
          </table:table-cell>
          <table:table-cell office:value-type="float" office:value="29858" calcext:value-type="float">
            <text:p>29858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26]-[.E$3]" office:value-type="float" office:value="-45" calcext:value-type="float">
            <text:p>-45</text:p>
          </table:table-cell>
          <table:table-cell table:number-columns-repeated="1017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office:value-type="string" calcext:value-type="string">
            <text:p>MT291829.1</text:p>
          </table:table-cell>
          <table:table-cell table:style-name="ce7" office:value-type="string" calcext:value-type="string">
            <text:p>China:Wuhan</text:p>
          </table:table-cell>
          <table:table-cell table:style-name="ce117" office:value-type="date" office:date-value="2019-12-30" calcext:value-type="date">
            <text:p>12/30/2019</text:p>
          </table:table-cell>
          <table:table-cell office:value-type="float" office:value="29774" calcext:value-type="float">
            <text:p>29774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27]-[.E$3]" office:value-type="float" office:value="-129" calcext:value-type="float">
            <text:p>-129</text:p>
          </table:table-cell>
          <table:table-cell table:number-columns-repeated="1017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office:value-type="string" calcext:value-type="string">
            <text:p>MT291830.1</text:p>
          </table:table-cell>
          <table:table-cell table:style-name="ce7" office:value-type="string" calcext:value-type="string">
            <text:p>China:Wuhan</text:p>
          </table:table-cell>
          <table:table-cell table:style-name="ce117" office:value-type="date" office:date-value="2019-12-30" calcext:value-type="date">
            <text:p>12/30/2019</text:p>
          </table:table-cell>
          <table:table-cell office:value-type="float" office:value="29807" calcext:value-type="float">
            <text:p>29807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28]-[.E$3]" office:value-type="float" office:value="-96" calcext:value-type="float">
            <text:p>-96</text:p>
          </table:table-cell>
          <table:table-cell table:number-columns-repeated="1017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office:value-type="string" calcext:value-type="string">
            <text:p>MT276597.1</text:p>
          </table:table-cell>
          <table:table-cell table:style-name="ce8" office:value-type="string" calcext:value-type="string">
            <text:p>Israel</text:p>
          </table:table-cell>
          <table:table-cell table:style-name="ce119" office:value-type="date" office:date-value="2020-02-01" calcext:value-type="date">
            <text:p>02/20</text:p>
          </table:table-cell>
          <table:table-cell office:value-type="float" office:value="29851" calcext:value-type="float">
            <text:p>29851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29]-[.E$3]" office:value-type="float" office:value="-52" calcext:value-type="float">
            <text:p>-52</text:p>
          </table:table-cell>
          <table:table-cell table:number-columns-repeated="1017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office:value-type="string" calcext:value-type="string">
            <text:p>MT276598.1</text:p>
          </table:table-cell>
          <table:table-cell table:style-name="ce8" office:value-type="string" calcext:value-type="string">
            <text:p>Israel</text:p>
          </table:table-cell>
          <table:table-cell table:style-name="ce119" office:value-type="date" office:date-value="2020-03-01" calcext:value-type="date">
            <text:p>03/20</text:p>
          </table:table-cell>
          <table:table-cell office:value-type="float" office:value="29870" calcext:value-type="float">
            <text:p>29870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30]-[.E$3]" office:value-type="float" office:value="-33" calcext:value-type="float">
            <text:p>-33</text:p>
          </table:table-cell>
          <table:table-cell table:number-columns-repeated="1017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office:value-type="string" calcext:value-type="string">
            <text:p>LC534418.1</text:p>
          </table:table-cell>
          <table:table-cell table:style-name="ce9" office:value-type="string" calcext:value-type="string">
            <text:p>Japan</text:p>
          </table:table-cell>
          <table:table-cell table:style-name="ce117" office:value-type="date" office:date-value="2020-02-14" calcext:value-type="date">
            <text:p>02/14/2020</text:p>
          </table:table-cell>
          <table:table-cell office:value-type="float" office:value="29878" calcext:value-type="float">
            <text:p>29878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31]-[.E$3]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office:value-type="string" calcext:value-type="string">
            <text:p>LC534419.1</text:p>
          </table:table-cell>
          <table:table-cell table:style-name="ce9" office:value-type="string" calcext:value-type="string">
            <text:p>Japan</text:p>
          </table:table-cell>
          <table:table-cell table:style-name="ce117" office:value-type="date" office:date-value="2020-03-09" calcext:value-type="date">
            <text:p>03/09/2020</text:p>
          </table:table-cell>
          <table:table-cell office:value-type="float" office:value="29874" calcext:value-type="float">
            <text:p>29874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32]-[.E$3]" office:value-type="float" office:value="-29" calcext:value-type="float">
            <text:p>-29</text:p>
          </table:table-cell>
          <table:table-cell table:number-columns-repeated="1017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office:value-type="string" calcext:value-type="string">
            <text:p>MT262993.1</text:p>
          </table:table-cell>
          <table:table-cell table:style-name="ce10" office:value-type="string" calcext:value-type="string">
            <text:p>Pakistan:KPK</text:p>
          </table:table-cell>
          <table:table-cell table:style-name="ce117" office:value-type="date" office:date-value="2020-03-12" calcext:value-type="date">
            <text:p>03/12/2020</text:p>
          </table:table-cell>
          <table:table-cell office:value-type="float" office:value="29836" calcext:value-type="float">
            <text:p>29836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33]-[.E$3]" office:value-type="float" office:value="-67" calcext:value-type="float">
            <text:p>-67</text:p>
          </table:table-cell>
          <table:table-cell table:number-columns-repeated="1017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office:value-type="string" calcext:value-type="string">
            <text:p>MT263074.1</text:p>
          </table:table-cell>
          <table:table-cell table:style-name="ce10" office:value-type="string" calcext:value-type="string">
            <text:p>Peru</text:p>
          </table:table-cell>
          <table:table-cell table:style-name="ce117" office:value-type="date" office:date-value="2020-03-10" calcext:value-type="date">
            <text:p>03/10/2020</text:p>
          </table:table-cell>
          <table:table-cell office:value-type="float" office:value="29856" calcext:value-type="float">
            <text:p>29856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134]-[.E$3]" office:value-type="float" office:value="-47" calcext:value-type="float">
            <text:p>-47</text:p>
          </table:table-cell>
          <table:table-cell table:number-columns-repeated="1017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office:value-type="string" calcext:value-type="string">
            <text:p>MT292573.1</text:p>
          </table:table-cell>
          <table:table-cell table:style-name="ce5" office:value-type="string" calcext:value-type="string">
            <text:p>Spain</text:p>
          </table:table-cell>
          <table:table-cell table:style-name="ce117" office:value-type="date" office:date-value="2020-03-09" calcext:value-type="date">
            <text:p>03/09/2020</text:p>
          </table:table-cell>
          <table:table-cell office:value-type="float" office:value="29782" calcext:value-type="float">
            <text:p>297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35]-[.E$3]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office:value-type="string" calcext:value-type="string">
            <text:p>MT292569.1</text:p>
          </table:table-cell>
          <table:table-cell table:style-name="ce5" office:value-type="string" calcext:value-type="string">
            <text:p>Spain</text:p>
          </table:table-cell>
          <table:table-cell table:style-name="ce117" office:value-type="date" office:date-value="2020-03-10" calcext:value-type="date">
            <text:p>03/10/2020</text:p>
          </table:table-cell>
          <table:table-cell office:value-type="float" office:value="29782" calcext:value-type="float">
            <text:p>29782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36]-[.E$3]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office:value-type="string" calcext:value-type="string">
            <text:p>MT292571.1</text:p>
          </table:table-cell>
          <table:table-cell table:style-name="ce5" office:value-type="string" calcext:value-type="string">
            <text:p>Spain</text:p>
          </table:table-cell>
          <table:table-cell table:style-name="ce117" office:value-type="date" office:date-value="2020-03-02" calcext:value-type="date">
            <text:p>03/02/2020</text:p>
          </table:table-cell>
          <table:table-cell office:value-type="float" office:value="29782" calcext:value-type="float">
            <text:p>29782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137]-[.E$3]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office:value-type="string" calcext:value-type="string">
            <text:p>MT292572.1</text:p>
          </table:table-cell>
          <table:table-cell table:style-name="ce5" office:value-type="string" calcext:value-type="string">
            <text:p>Spain</text:p>
          </table:table-cell>
          <table:table-cell table:style-name="ce117" office:value-type="date" office:date-value="2020-03-10" calcext:value-type="date">
            <text:p>03/10/2020</text:p>
          </table:table-cell>
          <table:table-cell office:value-type="float" office:value="29782" calcext:value-type="float">
            <text:p>29782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38]-[.E$3]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office:value-type="string" calcext:value-type="string">
            <text:p>MT295464.1</text:p>
          </table:table-cell>
          <table:table-cell table:style-name="ce11" office:value-type="string" calcext:value-type="string">
            <text:p>USA</text:p>
          </table:table-cell>
          <table:table-cell table:style-name="ce117" office:value-type="date" office:date-value="2020-03-10" calcext:value-type="date">
            <text:p>03/10/2020</text:p>
          </table:table-cell>
          <table:table-cell office:value-type="float" office:value="29892" calcext:value-type="float">
            <text:p>2989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139]-[.E$3]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office:value-type="string" calcext:value-type="string">
            <text:p>MT295465.1</text:p>
          </table:table-cell>
          <table:table-cell table:style-name="ce11" office:value-type="string" calcext:value-type="string">
            <text:p>USA</text:p>
          </table:table-cell>
          <table:table-cell table:style-name="ce117" office:value-type="date" office:date-value="2020-03-27" calcext:value-type="date">
            <text:p>03/27/2020</text:p>
          </table:table-cell>
          <table:table-cell office:value-type="float" office:value="29893" calcext:value-type="float">
            <text:p>29893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140]-[.E$3]" office:value-type="float" office:value="-10" calcext:value-type="float">
            <text:p>-10</text:p>
          </table:table-cell>
          <table:table-cell table:number-columns-repeated="1017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office:value-type="string" calcext:value-type="string">
            <text:p>MT258378.1</text:p>
          </table:table-cell>
          <table:table-cell table:style-name="ce12" office:value-type="string" calcext:value-type="string">
            <text:p>USA:CA</text:p>
          </table:table-cell>
          <table:table-cell table:style-name="ce117" office:value-type="date" office:date-value="2020-03-18" calcext:value-type="date">
            <text:p>03/18/2020</text:p>
          </table:table-cell>
          <table:table-cell office:value-type="float" office:value="29892" calcext:value-type="float">
            <text:p>29892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141]-[.E$3]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office:value-type="string" calcext:value-type="string">
            <text:p>MT276324.1</text:p>
          </table:table-cell>
          <table:table-cell table:style-name="ce12" office:value-type="string" calcext:value-type="string">
            <text:p>USA:CA</text:p>
          </table:table-cell>
          <table:table-cell table:style-name="ce117" office:value-type="date" office:date-value="2020-02-26" calcext:value-type="date">
            <text:p>02/2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4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office:value-type="string" calcext:value-type="string">
            <text:p>MT276329.1</text:p>
          </table:table-cell>
          <table:table-cell table:style-name="ce13" office:value-type="string" calcext:value-type="string">
            <text:p>USA:FL</text:p>
          </table:table-cell>
          <table:table-cell table:style-name="ce117" office:value-type="date" office:date-value="2020-02-28" calcext:value-type="date">
            <text:p>02/2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14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office:value-type="string" calcext:value-type="string">
            <text:p>MT276330.1</text:p>
          </table:table-cell>
          <table:table-cell table:style-name="ce13" office:value-type="string" calcext:value-type="string">
            <text:p>USA:FL</text:p>
          </table:table-cell>
          <table:table-cell table:style-name="ce117" office:value-type="date" office:date-value="2020-02-28" calcext:value-type="date">
            <text:p>02/2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14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office:value-type="string" calcext:value-type="string">
            <text:p>MT276326.1</text:p>
          </table:table-cell>
          <table:table-cell table:style-name="ce14" office:value-type="string" calcext:value-type="string">
            <text:p>USA:GA</text:p>
          </table:table-cell>
          <table:table-cell table:style-name="ce117" office:value-type="date" office:date-value="2020-02-29" calcext:value-type="date">
            <text:p>02/2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4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office:value-type="string" calcext:value-type="string">
            <text:p>MT276327.1</text:p>
          </table:table-cell>
          <table:table-cell table:style-name="ce14" office:value-type="string" calcext:value-type="string">
            <text:p>USA:GA</text:p>
          </table:table-cell>
          <table:table-cell table:style-name="ce117" office:value-type="date" office:date-value="2020-02-29" calcext:value-type="date">
            <text:p>02/2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14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office:value-type="string" calcext:value-type="string">
            <text:p>MT276323.1</text:p>
          </table:table-cell>
          <table:table-cell table:style-name="ce15" office:value-type="string" calcext:value-type="string">
            <text:p>USA:RI</text:p>
          </table:table-cell>
          <table:table-cell table:style-name="ce117" office:value-type="date" office:date-value="2020-02-28" calcext:value-type="date">
            <text:p>02/2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4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office:value-type="string" calcext:value-type="string">
            <text:p>MT276328.1</text:p>
          </table:table-cell>
          <table:table-cell table:style-name="ce16" office:value-type="string" calcext:value-type="string">
            <text:p>USA:OR</text:p>
          </table:table-cell>
          <table:table-cell table:style-name="ce117" office:value-type="date" office:date-value="2020-02-27" calcext:value-type="date">
            <text:p>02/2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4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office:value-type="string" calcext:value-type="string">
            <text:p>MT320538.1</text:p>
          </table:table-cell>
          <table:table-cell table:style-name="ce17" office:value-type="string" calcext:value-type="string">
            <text:p>France</text:p>
          </table:table-cell>
          <table:table-cell table:style-name="ce119" office:value-type="date" office:date-value="2020-03-01" calcext:value-type="date">
            <text:p>03/20</text:p>
          </table:table-cell>
          <table:table-cell office:value-type="float" office:value="29679" calcext:value-type="float">
            <text:p>29679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149]-[.E$3]" office:value-type="float" office:value="-224" calcext:value-type="float">
            <text:p>-224</text:p>
          </table:table-cell>
          <table:table-cell table:number-columns-repeated="1017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office:value-type="string" calcext:value-type="string">
            <text:p>MT320891.1</text:p>
          </table:table-cell>
          <table:table-cell table:style-name="ce18" office:value-type="string" calcext:value-type="string">
            <text:p>Iran</text:p>
          </table:table-cell>
          <table:table-cell table:style-name="ce117" office:value-type="date" office:date-value="2020-03-09" calcext:value-type="date">
            <text:p>03/09/2020</text:p>
          </table:table-cell>
          <table:table-cell office:value-type="float" office:value="29828" calcext:value-type="float">
            <text:p>29828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50]-[.E$3]" office:value-type="float" office:value="-75" calcext:value-type="float">
            <text:p>-75</text:p>
          </table:table-cell>
          <table:table-cell table:number-columns-repeated="1017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office:value-type="string" calcext:value-type="string">
            <text:p>MT304474.1</text:p>
          </table:table-cell>
          <table:table-cell table:style-name="ce19" office:value-type="string" calcext:value-type="string">
            <text:p>South Korea</text:p>
          </table:table-cell>
          <table:table-cell table:style-name="ce117" office:value-type="date" office:date-value="2020-02-27" calcext:value-type="date">
            <text:p>02/2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15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office:value-type="string" calcext:value-type="string">
            <text:p>MT304475.1</text:p>
          </table:table-cell>
          <table:table-cell table:style-name="ce19" office:value-type="string" calcext:value-type="string">
            <text:p>South Korea</text:p>
          </table:table-cell>
          <table:table-cell table:style-name="ce117" office:value-type="date" office:date-value="2020-02-29" calcext:value-type="date">
            <text:p>02/2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15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office:value-type="string" calcext:value-type="string">
            <text:p>MT304476.1</text:p>
          </table:table-cell>
          <table:table-cell table:style-name="ce19" office:value-type="string" calcext:value-type="string">
            <text:p>South Korea</text:p>
          </table:table-cell>
          <table:table-cell table:style-name="ce117" office:value-type="date" office:date-value="2020-02-29" calcext:value-type="date">
            <text:p>02/2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15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office:value-type="string" calcext:value-type="string">
            <text:p>MT304479.1</text:p>
          </table:table-cell>
          <table:table-cell table:style-name="ce20" office:value-type="string" calcext:value-type="string">
            <text:p>USA: GA</text:p>
          </table:table-cell>
          <table:table-cell table:style-name="ce117" office:value-type="date" office:date-value="2020-03-03" calcext:value-type="date">
            <text:p>03/0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5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office:value-type="string" calcext:value-type="string">
            <text:p>MT304480.1</text:p>
          </table:table-cell>
          <table:table-cell table:style-name="ce20" office:value-type="string" calcext:value-type="string">
            <text:p>USA: GA</text:p>
          </table:table-cell>
          <table:table-cell table:style-name="ce117" office:value-type="date" office:date-value="2020-03-03" calcext:value-type="date">
            <text:p>03/0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5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office:value-type="string" calcext:value-type="string">
            <text:p>MT304481.1</text:p>
          </table:table-cell>
          <table:table-cell table:style-name="ce20" office:value-type="string" calcext:value-type="string">
            <text:p>USA: GA</text:p>
          </table:table-cell>
          <table:table-cell table:style-name="ce117" office:value-type="date" office:date-value="2020-03-04" calcext:value-type="date">
            <text:p>03/04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5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office:value-type="string" calcext:value-type="string">
            <text:p>MT304482.1</text:p>
          </table:table-cell>
          <table:table-cell table:style-name="ce21" office:value-type="string" calcext:value-type="string">
            <text:p>USA: IL</text:p>
          </table:table-cell>
          <table:table-cell table:style-name="ce117" office:value-type="date" office:date-value="2020-03-01" calcext:value-type="date">
            <text:p>03/01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5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office:value-type="string" calcext:value-type="string">
            <text:p>MT308702.1</text:p>
          </table:table-cell>
          <table:table-cell table:style-name="ce22" office:value-type="string" calcext:value-type="string">
            <text:p>USA: NC</text:p>
          </table:table-cell>
          <table:table-cell table:style-name="ce119" office:value-type="date" office:date-value="2020-04-01" calcext:value-type="date">
            <text:p>04/20</text:p>
          </table:table-cell>
          <table:table-cell office:value-type="float" office:value="29834" calcext:value-type="float">
            <text:p>29834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58]-[.E$3]" office:value-type="float" office:value="-69" calcext:value-type="float">
            <text:p>-69</text:p>
          </table:table-cell>
          <table:table-cell table:number-columns-repeated="1017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office:value-type="string" calcext:value-type="string">
            <text:p>MT308703.1</text:p>
          </table:table-cell>
          <table:table-cell table:style-name="ce23" office:value-type="string" calcext:value-type="string">
            <text:p>USA: NC</text:p>
          </table:table-cell>
          <table:table-cell table:style-name="ce119" office:value-type="date" office:date-value="2020-04-01" calcext:value-type="date">
            <text:p>04/20</text:p>
          </table:table-cell>
          <table:table-cell office:value-type="float" office:value="29834" calcext:value-type="float">
            <text:p>29834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159]-[.E$3]" office:value-type="float" office:value="-69" calcext:value-type="float">
            <text:p>-69</text:p>
          </table:table-cell>
          <table:table-cell table:number-columns-repeated="1017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office:value-type="string" calcext:value-type="string">
            <text:p>MT304484.1</text:p>
          </table:table-cell>
          <table:table-cell table:style-name="ce24" office:value-type="string" calcext:value-type="string">
            <text:p>USA: NH</text:p>
          </table:table-cell>
          <table:table-cell table:style-name="ce117" office:value-type="date" office:date-value="2020-02-29" calcext:value-type="date">
            <text:p>02/2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6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office:value-type="string" calcext:value-type="string">
            <text:p>MT304485.1</text:p>
          </table:table-cell>
          <table:table-cell table:style-name="ce24" office:value-type="string" calcext:value-type="string">
            <text:p>USA: NH</text:p>
          </table:table-cell>
          <table:table-cell table:style-name="ce117" office:value-type="date" office:date-value="2020-03-02" calcext:value-type="date">
            <text:p>03/02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6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office:value-type="string" calcext:value-type="string">
            <text:p>MT304486.1</text:p>
          </table:table-cell>
          <table:table-cell table:style-name="ce25" office:value-type="string" calcext:value-type="string">
            <text:p>USA: NY</text:p>
          </table:table-cell>
          <table:table-cell table:style-name="ce117" office:value-type="date" office:date-value="2020-03-02" calcext:value-type="date">
            <text:p>03/02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6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office:value-type="string" calcext:value-type="string">
            <text:p>MT300186.2</text:p>
          </table:table-cell>
          <table:table-cell table:style-name="ce26" office:value-type="string" calcext:value-type="string">
            <text:p>USA: North Carolina</text:p>
          </table:table-cell>
          <table:table-cell table:style-name="ce117" office:value-type="date" office:date-value="2020-04-02" calcext:value-type="date">
            <text:p>04/02/2020</text:p>
          </table:table-cell>
          <table:table-cell office:value-type="float" office:value="29834" calcext:value-type="float">
            <text:p>29834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63]-[.E$3]" office:value-type="float" office:value="-69" calcext:value-type="float">
            <text:p>-69</text:p>
          </table:table-cell>
          <table:table-cell table:number-columns-repeated="1017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office:value-type="string" calcext:value-type="string">
            <text:p>MT304487.1</text:p>
          </table:table-cell>
          <table:table-cell table:style-name="ce27" office:value-type="string" calcext:value-type="string">
            <text:p>USA: OR</text:p>
          </table:table-cell>
          <table:table-cell table:style-name="ce117" office:value-type="date" office:date-value="2020-03-01" calcext:value-type="date">
            <text:p>03/01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6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office:value-type="string" calcext:value-type="string">
            <text:p>MT304488.1</text:p>
          </table:table-cell>
          <table:table-cell table:style-name="ce28" office:value-type="string" calcext:value-type="string">
            <text:p>USA: RI</text:p>
          </table:table-cell>
          <table:table-cell table:style-name="ce117" office:value-type="date" office:date-value="2020-03-01" calcext:value-type="date">
            <text:p>03/01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6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office:value-type="string" calcext:value-type="string">
            <text:p>MT304490.1</text:p>
          </table:table-cell>
          <table:table-cell table:style-name="ce29" office:value-type="string" calcext:value-type="string">
            <text:p>USA: TX</text:p>
          </table:table-cell>
          <table:table-cell table:style-name="ce117" office:value-type="date" office:date-value="2020-03-01" calcext:value-type="date">
            <text:p>03/01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16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office:value-type="string" calcext:value-type="string">
            <text:p>MT233526.1</text:p>
          </table:table-cell>
          <table:table-cell table:style-name="ce30" office:value-type="string" calcext:value-type="string">
            <text:p>USA: WA</text:p>
          </table:table-cell>
          <table:table-cell table:style-name="ce117" office:value-type="date" office:date-value="2020-01-19" calcext:value-type="date">
            <text:p>01/19/2020</text:p>
          </table:table-cell>
          <table:table-cell office:value-type="float" office:value="29847" calcext:value-type="float">
            <text:p>29847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67]-[.E$3]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office:value-type="string" calcext:value-type="string">
            <text:p>MT246450.1</text:p>
          </table:table-cell>
          <table:table-cell table:style-name="ce30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72" calcext:value-type="float">
            <text:p>29872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168]-[.E$3]" office:value-type="float" office:value="-31" calcext:value-type="float">
            <text:p>-31</text:p>
          </table:table-cell>
          <table:table-cell table:number-columns-repeated="1017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office:value-type="string" calcext:value-type="string">
            <text:p>MT246452.1</text:p>
          </table:table-cell>
          <table:table-cell table:style-name="ce30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8" calcext:value-type="float">
            <text:p>29888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69]-[.E$3]" office:value-type="float" office:value="-15" calcext:value-type="float">
            <text:p>-15</text:p>
          </table:table-cell>
          <table:table-cell table:number-columns-repeated="1017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office:value-type="string" calcext:value-type="string">
            <text:p>MT246457.1</text:p>
          </table:table-cell>
          <table:table-cell table:style-name="ce31" office:value-type="string" calcext:value-type="string">
            <text:p>USA: WA</text:p>
          </table:table-cell>
          <table:table-cell table:style-name="ce117" office:value-type="date" office:date-value="2020-03-12" calcext:value-type="date">
            <text:p>03/12/2020</text:p>
          </table:table-cell>
          <table:table-cell office:value-type="float" office:value="29843" calcext:value-type="float">
            <text:p>29843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170]-[.E$3]" office:value-type="float" office:value="-60" calcext:value-type="float">
            <text:p>-60</text:p>
          </table:table-cell>
          <table:table-cell table:number-columns-repeated="1017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office:value-type="string" calcext:value-type="string">
            <text:p>MT246464.1</text:p>
          </table:table-cell>
          <table:table-cell table:style-name="ce31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18" calcext:value-type="float">
            <text:p>29818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171]-[.E$3]" office:value-type="float" office:value="-85" calcext:value-type="float">
            <text:p>-85</text:p>
          </table:table-cell>
          <table:table-cell table:number-columns-repeated="1017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office:value-type="string" calcext:value-type="string">
            <text:p>MT246467.1</text:p>
          </table:table-cell>
          <table:table-cell table:style-name="ce31" office:value-type="string" calcext:value-type="string">
            <text:p>USA: WA</text:p>
          </table:table-cell>
          <table:table-cell table:style-name="ce117" office:value-type="date" office:date-value="2020-03-14" calcext:value-type="date">
            <text:p>03/14/2020</text:p>
          </table:table-cell>
          <table:table-cell office:value-type="float" office:value="29899" calcext:value-type="float">
            <text:p>29899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172]-[.E$3]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office:value-type="string" calcext:value-type="string">
            <text:p>MT246471.1</text:p>
          </table:table-cell>
          <table:table-cell table:style-name="ce31" office:value-type="string" calcext:value-type="string">
            <text:p>USA: WA</text:p>
          </table:table-cell>
          <table:table-cell table:style-name="ce117" office:value-type="date" office:date-value="2020-03-14" calcext:value-type="date">
            <text:p>03/14/2020</text:p>
          </table:table-cell>
          <table:table-cell office:value-type="float" office:value="29871" calcext:value-type="float">
            <text:p>29871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173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office:value-type="string" calcext:value-type="string">
            <text:p>MT246476.1</text:p>
          </table:table-cell>
          <table:table-cell table:style-name="ce31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63" calcext:value-type="float">
            <text:p>29863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174]-[.E$3]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office:value-type="string" calcext:value-type="string">
            <text:p>MT246478.1</text:p>
          </table:table-cell>
          <table:table-cell table:style-name="ce31" office:value-type="string" calcext:value-type="string">
            <text:p>USA: WA</text:p>
          </table:table-cell>
          <table:table-cell table:style-name="ce117" office:value-type="date" office:date-value="2020-03-14" calcext:value-type="date">
            <text:p>03/14/2020</text:p>
          </table:table-cell>
          <table:table-cell office:value-type="float" office:value="29889" calcext:value-type="float">
            <text:p>29889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175]-[.E$3]" office:value-type="float" office:value="-14" calcext:value-type="float">
            <text:p>-14</text:p>
          </table:table-cell>
          <table:table-cell table:number-columns-repeated="1017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office:value-type="string" calcext:value-type="string">
            <text:p>MT246480.1</text:p>
          </table:table-cell>
          <table:table-cell table:style-name="ce31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904" calcext:value-type="float">
            <text:p>29904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176]-[.E$3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office:value-type="string" calcext:value-type="string">
            <text:p>MT246488.1</text:p>
          </table:table-cell>
          <table:table-cell table:style-name="ce32" office:value-type="string" calcext:value-type="string">
            <text:p>USA: WA</text:p>
          </table:table-cell>
          <table:table-cell table:style-name="ce117" office:value-type="date" office:date-value="2020-03-14" calcext:value-type="date">
            <text:p>03/14/2020</text:p>
          </table:table-cell>
          <table:table-cell office:value-type="float" office:value="29842" calcext:value-type="float">
            <text:p>2984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77]-[.E$3]" office:value-type="float" office:value="-61" calcext:value-type="float">
            <text:p>-61</text:p>
          </table:table-cell>
          <table:table-cell table:number-columns-repeated="1017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office:value-type="string" calcext:value-type="string">
            <text:p>MT246667.1</text:p>
          </table:table-cell>
          <table:table-cell table:style-name="ce32" office:value-type="string" calcext:value-type="string">
            <text:p>USA: WA</text:p>
          </table:table-cell>
          <table:table-cell table:style-name="ce117" office:value-type="date" office:date-value="2020-01-19" calcext:value-type="date">
            <text:p>01/19/2020</text:p>
          </table:table-cell>
          <table:table-cell office:value-type="float" office:value="29867" calcext:value-type="float">
            <text:p>29867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78]-[.E$3]" office:value-type="float" office:value="-36" calcext:value-type="float">
            <text:p>-36</text:p>
          </table:table-cell>
          <table:table-cell table:number-columns-repeated="1017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office:value-type="string" calcext:value-type="string">
            <text:p>MT251977.1</text:p>
          </table:table-cell>
          <table:table-cell table:style-name="ce33" office:value-type="string" calcext:value-type="string">
            <text:p>USA: WA</text:p>
          </table:table-cell>
          <table:table-cell table:style-name="ce117" office:value-type="date" office:date-value="2020-03-14" calcext:value-type="date">
            <text:p>03/14/2020</text:p>
          </table:table-cell>
          <table:table-cell office:value-type="float" office:value="29829" calcext:value-type="float">
            <text:p>29829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179]-[.E$3]" office:value-type="float" office:value="-74" calcext:value-type="float">
            <text:p>-74</text:p>
          </table:table-cell>
          <table:table-cell table:number-columns-repeated="1017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office:value-type="string" calcext:value-type="string">
            <text:p>MT259235.1</text:p>
          </table:table-cell>
          <table:table-cell table:style-name="ce34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751" calcext:value-type="float">
            <text:p>29751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180]-[.E$3]" office:value-type="float" office:value="-152" calcext:value-type="float">
            <text:p>-152</text:p>
          </table:table-cell>
          <table:table-cell table:number-columns-repeated="1017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office:value-type="string" calcext:value-type="string">
            <text:p>MT259239.1</text:p>
          </table:table-cell>
          <table:table-cell table:style-name="ce34" office:value-type="string" calcext:value-type="string">
            <text:p>USA: WA</text:p>
          </table:table-cell>
          <table:table-cell table:style-name="ce117" office:value-type="date" office:date-value="2020-03-16" calcext:value-type="date">
            <text:p>03/16/2020</text:p>
          </table:table-cell>
          <table:table-cell office:value-type="float" office:value="29583" calcext:value-type="float">
            <text:p>29583</text:p>
          </table:table-cell>
          <table:table-cell table:style-name="ce120" office:value-type="percentage" office:value="0.3795" calcext:value-type="percentage">
            <text:p>37.95%</text:p>
          </table:table-cell>
          <table:table-cell table:formula="of:=[.E181]-[.E$3]" office:value-type="float" office:value="-320" calcext:value-type="float">
            <text:p>-320</text:p>
          </table:table-cell>
          <table:table-cell table:number-columns-repeated="1017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office:value-type="string" calcext:value-type="string">
            <text:p>MT259241.1</text:p>
          </table:table-cell>
          <table:table-cell table:style-name="ce34" office:value-type="string" calcext:value-type="string">
            <text:p>USA: WA</text:p>
          </table:table-cell>
          <table:table-cell table:style-name="ce117" office:value-type="date" office:date-value="2020-03-16" calcext:value-type="date">
            <text:p>03/16/2020</text:p>
          </table:table-cell>
          <table:table-cell office:value-type="float" office:value="29682" calcext:value-type="float">
            <text:p>29682</text:p>
          </table:table-cell>
          <table:table-cell table:style-name="ce120" office:value-type="percentage" office:value="0.3793" calcext:value-type="percentage">
            <text:p>37.93%</text:p>
          </table:table-cell>
          <table:table-cell table:formula="of:=[.E182]-[.E$3]" office:value-type="float" office:value="-221" calcext:value-type="float">
            <text:p>-221</text:p>
          </table:table-cell>
          <table:table-cell table:number-columns-repeated="1017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office:value-type="string" calcext:value-type="string">
            <text:p>MT259243.1</text:p>
          </table:table-cell>
          <table:table-cell table:style-name="ce34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757" calcext:value-type="float">
            <text:p>29757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83]-[.E$3]" office:value-type="float" office:value="-146" calcext:value-type="float">
            <text:p>-146</text:p>
          </table:table-cell>
          <table:table-cell table:number-columns-repeated="1017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office:value-type="string" calcext:value-type="string">
            <text:p>MT259246.1</text:p>
          </table:table-cell>
          <table:table-cell table:style-name="ce35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42" calcext:value-type="float">
            <text:p>2984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84]-[.E$3]" office:value-type="float" office:value="-61" calcext:value-type="float">
            <text:p>-61</text:p>
          </table:table-cell>
          <table:table-cell table:number-columns-repeated="1017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office:value-type="string" calcext:value-type="string">
            <text:p>MT259249.1</text:p>
          </table:table-cell>
          <table:table-cell table:style-name="ce35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21" calcext:value-type="float">
            <text:p>29821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185]-[.E$3]" office:value-type="float" office:value="-82" calcext:value-type="float">
            <text:p>-82</text:p>
          </table:table-cell>
          <table:table-cell table:number-columns-repeated="1017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office:value-type="string" calcext:value-type="string">
            <text:p>MT259252.1</text:p>
          </table:table-cell>
          <table:table-cell table:style-name="ce36" office:value-type="string" calcext:value-type="string">
            <text:p>USA: WA</text:p>
          </table:table-cell>
          <table:table-cell table:style-name="ce117" office:value-type="date" office:date-value="2020-03-14" calcext:value-type="date">
            <text:p>03/14/2020</text:p>
          </table:table-cell>
          <table:table-cell office:value-type="float" office:value="29790" calcext:value-type="float">
            <text:p>29790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186]-[.E$3]" office:value-type="float" office:value="-113" calcext:value-type="float">
            <text:p>-113</text:p>
          </table:table-cell>
          <table:table-cell table:number-columns-repeated="1017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office:value-type="string" calcext:value-type="string">
            <text:p>MT259253.1</text:p>
          </table:table-cell>
          <table:table-cell table:style-name="ce36" office:value-type="string" calcext:value-type="string">
            <text:p>USA: WA</text:p>
          </table:table-cell>
          <table:table-cell table:style-name="ce117" office:value-type="date" office:date-value="2020-03-16" calcext:value-type="date">
            <text:p>03/16/2020</text:p>
          </table:table-cell>
          <table:table-cell office:value-type="float" office:value="29813" calcext:value-type="float">
            <text:p>29813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187]-[.E$3]" office:value-type="float" office:value="-90" calcext:value-type="float">
            <text:p>-90</text:p>
          </table:table-cell>
          <table:table-cell table:number-columns-repeated="1017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office:value-type="string" calcext:value-type="string">
            <text:p>MT259254.1</text:p>
          </table:table-cell>
          <table:table-cell table:style-name="ce36" office:value-type="string" calcext:value-type="string">
            <text:p>USA: WA</text:p>
          </table:table-cell>
          <table:table-cell table:style-name="ce117" office:value-type="date" office:date-value="2020-03-16" calcext:value-type="date">
            <text:p>03/16/2020</text:p>
          </table:table-cell>
          <table:table-cell office:value-type="float" office:value="29887" calcext:value-type="float">
            <text:p>29887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188]-[.E$3]" office:value-type="float" office:value="-16" calcext:value-type="float">
            <text:p>-16</text:p>
          </table:table-cell>
          <table:table-cell table:number-columns-repeated="1017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office:value-type="string" calcext:value-type="string">
            <text:p>MT259256.1</text:p>
          </table:table-cell>
          <table:table-cell table:style-name="ce36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33" calcext:value-type="float">
            <text:p>29833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89]-[.E$3]" office:value-type="float" office:value="-70" calcext:value-type="float">
            <text:p>-70</text:p>
          </table:table-cell>
          <table:table-cell table:number-columns-repeated="1017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office:value-type="string" calcext:value-type="string">
            <text:p>MT259264.1</text:p>
          </table:table-cell>
          <table:table-cell table:style-name="ce37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36" calcext:value-type="float">
            <text:p>29836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90]-[.E$3]" office:value-type="float" office:value="-67" calcext:value-type="float">
            <text:p>-67</text:p>
          </table:table-cell>
          <table:table-cell table:number-columns-repeated="1017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office:value-type="string" calcext:value-type="string">
            <text:p>MT259266.1</text:p>
          </table:table-cell>
          <table:table-cell table:style-name="ce37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776" calcext:value-type="float">
            <text:p>29776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191]-[.E$3]" office:value-type="float" office:value="-127" calcext:value-type="float">
            <text:p>-127</text:p>
          </table:table-cell>
          <table:table-cell table:number-columns-repeated="1017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office:value-type="string" calcext:value-type="string">
            <text:p>MT259267.1</text:p>
          </table:table-cell>
          <table:table-cell table:style-name="ce37" office:value-type="string" calcext:value-type="string">
            <text:p>USA: WA</text:p>
          </table:table-cell>
          <table:table-cell table:style-name="ce117" office:value-type="date" office:date-value="2020-03-14" calcext:value-type="date">
            <text:p>03/14/2020</text:p>
          </table:table-cell>
          <table:table-cell office:value-type="float" office:value="29852" calcext:value-type="float">
            <text:p>2985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92]-[.E$3]" office:value-type="float" office:value="-51" calcext:value-type="float">
            <text:p>-51</text:p>
          </table:table-cell>
          <table:table-cell table:number-columns-repeated="1017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office:value-type="string" calcext:value-type="string">
            <text:p>MT259271.1</text:p>
          </table:table-cell>
          <table:table-cell table:style-name="ce38" office:value-type="string" calcext:value-type="string">
            <text:p>USA: WA</text:p>
          </table:table-cell>
          <table:table-cell table:style-name="ce117" office:value-type="date" office:date-value="2020-03-15" calcext:value-type="date">
            <text:p>03/15/2020</text:p>
          </table:table-cell>
          <table:table-cell office:value-type="float" office:value="29864" calcext:value-type="float">
            <text:p>29864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193]-[.E$3]" office:value-type="float" office:value="-39" calcext:value-type="float">
            <text:p>-39</text:p>
          </table:table-cell>
          <table:table-cell table:number-columns-repeated="1017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office:value-type="string" calcext:value-type="string">
            <text:p>MT259282.1</text:p>
          </table:table-cell>
          <table:table-cell table:style-name="ce38" office:value-type="string" calcext:value-type="string">
            <text:p>USA: WA</text:p>
          </table:table-cell>
          <table:table-cell table:style-name="ce117" office:value-type="date" office:date-value="2020-03-15" calcext:value-type="date">
            <text:p>03/15/2020</text:p>
          </table:table-cell>
          <table:table-cell office:value-type="float" office:value="29815" calcext:value-type="float">
            <text:p>29815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194]-[.E$3]" office:value-type="float" office:value="-88" calcext:value-type="float">
            <text:p>-88</text:p>
          </table:table-cell>
          <table:table-cell table:number-columns-repeated="1017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office:value-type="string" calcext:value-type="string">
            <text:p>MT259286.1</text:p>
          </table:table-cell>
          <table:table-cell table:style-name="ce38" office:value-type="string" calcext:value-type="string">
            <text:p>USA: WA</text:p>
          </table:table-cell>
          <table:table-cell table:style-name="ce117" office:value-type="date" office:date-value="2020-03-15" calcext:value-type="date">
            <text:p>03/15/2020</text:p>
          </table:table-cell>
          <table:table-cell office:value-type="float" office:value="29857" calcext:value-type="float">
            <text:p>29857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195]-[.E$3]" office:value-type="float" office:value="-46" calcext:value-type="float">
            <text:p>-46</text:p>
          </table:table-cell>
          <table:table-cell table:number-columns-repeated="1017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office:value-type="string" calcext:value-type="string">
            <text:p>MT259287.1</text:p>
          </table:table-cell>
          <table:table-cell table:style-name="ce38" office:value-type="string" calcext:value-type="string">
            <text:p>USA: WA</text:p>
          </table:table-cell>
          <table:table-cell table:style-name="ce117" office:value-type="date" office:date-value="2020-03-15" calcext:value-type="date">
            <text:p>03/15/2020</text:p>
          </table:table-cell>
          <table:table-cell office:value-type="float" office:value="29688" calcext:value-type="float">
            <text:p>29688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196]-[.E$3]" office:value-type="float" office:value="-215" calcext:value-type="float">
            <text:p>-215</text:p>
          </table:table-cell>
          <table:table-cell table:number-columns-repeated="1017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office:value-type="string" calcext:value-type="string">
            <text:p>MT262896.1</text:p>
          </table:table-cell>
          <table:table-cell table:style-name="ce38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9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office:value-type="string" calcext:value-type="string">
            <text:p>MT262897.1</text:p>
          </table:table-cell>
          <table:table-cell table:style-name="ce38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9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office:value-type="string" calcext:value-type="string">
            <text:p>MT262898.1</text:p>
          </table:table-cell>
          <table:table-cell table:style-name="ce38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19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office:value-type="string" calcext:value-type="string">
            <text:p>MT262899.1</text:p>
          </table:table-cell>
          <table:table-cell table:style-name="ce38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0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office:value-type="string" calcext:value-type="string">
            <text:p>MT262900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0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office:value-type="string" calcext:value-type="string">
            <text:p>MT262901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0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office:value-type="string" calcext:value-type="string">
            <text:p>MT262902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0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office:value-type="string" calcext:value-type="string">
            <text:p>MT262903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0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office:value-type="string" calcext:value-type="string">
            <text:p>MT262904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0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office:value-type="string" calcext:value-type="string">
            <text:p>MT262905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0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office:value-type="string" calcext:value-type="string">
            <text:p>MT262906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0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office:value-type="string" calcext:value-type="string">
            <text:p>MT262907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0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office:value-type="string" calcext:value-type="string">
            <text:p>MT262908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0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office:value-type="string" calcext:value-type="string">
            <text:p>MT262909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1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office:value-type="string" calcext:value-type="string">
            <text:p>MT262910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1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office:value-type="string" calcext:value-type="string">
            <text:p>MT262911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1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office:value-type="string" calcext:value-type="string">
            <text:p>MT262912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1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office:value-type="string" calcext:value-type="string">
            <text:p>MT262913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1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office:value-type="string" calcext:value-type="string">
            <text:p>MT262914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1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office:value-type="string" calcext:value-type="string">
            <text:p>MT262915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21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office:value-type="string" calcext:value-type="string">
            <text:p>MT262916.1</text:p>
          </table:table-cell>
          <table:table-cell table:style-name="ce39" office:value-type="string" calcext:value-type="string">
            <text:p>USA: WA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1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office:value-type="string" calcext:value-type="string">
            <text:p>MT263392.1</text:p>
          </table:table-cell>
          <table:table-cell table:style-name="ce40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43" calcext:value-type="float">
            <text:p>29843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18]-[.E$3]" office:value-type="float" office:value="-60" calcext:value-type="float">
            <text:p>-60</text:p>
          </table:table-cell>
          <table:table-cell table:number-columns-repeated="1017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office:value-type="string" calcext:value-type="string">
            <text:p>MT263394.1</text:p>
          </table:table-cell>
          <table:table-cell table:style-name="ce40" office:value-type="string" calcext:value-type="string">
            <text:p>USA: WA</text:p>
          </table:table-cell>
          <table:table-cell table:style-name="ce117" office:value-type="date" office:date-value="2020-03-22" calcext:value-type="date">
            <text:p>03/22/2020</text:p>
          </table:table-cell>
          <table:table-cell office:value-type="float" office:value="29697" calcext:value-type="float">
            <text:p>29697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219]-[.E$3]" office:value-type="float" office:value="-206" calcext:value-type="float">
            <text:p>-206</text:p>
          </table:table-cell>
          <table:table-cell table:number-columns-repeated="1017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office:value-type="string" calcext:value-type="string">
            <text:p>MT263399.1</text:p>
          </table:table-cell>
          <table:table-cell table:style-name="ce40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86" calcext:value-type="float">
            <text:p>29886</text:p>
          </table:table-cell>
          <table:table-cell table:style-name="ce120" office:value-type="percentage" office:value="0.3795" calcext:value-type="percentage">
            <text:p>37.95%</text:p>
          </table:table-cell>
          <table:table-cell table:formula="of:=[.E220]-[.E$3]" office:value-type="float" office:value="-17" calcext:value-type="float">
            <text:p>-17</text:p>
          </table:table-cell>
          <table:table-cell table:number-columns-repeated="1017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office:value-type="string" calcext:value-type="string">
            <text:p>MT263406.1</text:p>
          </table:table-cell>
          <table:table-cell table:style-name="ce41" office:value-type="string" calcext:value-type="string">
            <text:p>USA: WA</text:p>
          </table:table-cell>
          <table:table-cell table:style-name="ce117" office:value-type="date" office:date-value="2020-03-21" calcext:value-type="date">
            <text:p>03/21/2020</text:p>
          </table:table-cell>
          <table:table-cell office:value-type="float" office:value="29887" calcext:value-type="float">
            <text:p>29887</text:p>
          </table:table-cell>
          <table:table-cell table:style-name="ce120" office:value-type="percentage" office:value="0.3794" calcext:value-type="percentage">
            <text:p>37.94%</text:p>
          </table:table-cell>
          <table:table-cell table:formula="of:=[.E221]-[.E$3]" office:value-type="float" office:value="-16" calcext:value-type="float">
            <text:p>-16</text:p>
          </table:table-cell>
          <table:table-cell table:number-columns-repeated="1017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office:value-type="string" calcext:value-type="string">
            <text:p>MT263408.1</text:p>
          </table:table-cell>
          <table:table-cell table:style-name="ce41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10" calcext:value-type="float">
            <text:p>29810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22]-[.E$3]" office:value-type="float" office:value="-93" calcext:value-type="float">
            <text:p>-93</text:p>
          </table:table-cell>
          <table:table-cell table:number-columns-repeated="1017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office:value-type="string" calcext:value-type="string">
            <text:p>MT263410.1</text:p>
          </table:table-cell>
          <table:table-cell table:style-name="ce41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71" calcext:value-type="float">
            <text:p>29871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23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office:value-type="string" calcext:value-type="string">
            <text:p>MT263411.1</text:p>
          </table:table-cell>
          <table:table-cell table:style-name="ce41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66" calcext:value-type="float">
            <text:p>29866</text:p>
          </table:table-cell>
          <table:table-cell table:style-name="ce120" office:value-type="percentage" office:value="0.3794" calcext:value-type="percentage">
            <text:p>37.94%</text:p>
          </table:table-cell>
          <table:table-cell table:formula="of:=[.E224]-[.E$3]" office:value-type="float" office:value="-37" calcext:value-type="float">
            <text:p>-37</text:p>
          </table:table-cell>
          <table:table-cell table:number-columns-repeated="1017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office:value-type="string" calcext:value-type="string">
            <text:p>MT263414.1</text:p>
          </table:table-cell>
          <table:table-cell table:style-name="ce41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30" calcext:value-type="float">
            <text:p>29830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25]-[.E$3]" office:value-type="float" office:value="-73" calcext:value-type="float">
            <text:p>-73</text:p>
          </table:table-cell>
          <table:table-cell table:number-columns-repeated="1017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office:value-type="string" calcext:value-type="string">
            <text:p>MT263415.1</text:p>
          </table:table-cell>
          <table:table-cell table:style-name="ce41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40" calcext:value-type="float">
            <text:p>29840</text:p>
          </table:table-cell>
          <table:table-cell table:style-name="ce120" office:value-type="percentage" office:value="0.3795" calcext:value-type="percentage">
            <text:p>37.95%</text:p>
          </table:table-cell>
          <table:table-cell table:formula="of:=[.E226]-[.E$3]" office:value-type="float" office:value="-63" calcext:value-type="float">
            <text:p>-63</text:p>
          </table:table-cell>
          <table:table-cell table:number-columns-repeated="1017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office:value-type="string" calcext:value-type="string">
            <text:p>MT263416.1</text:p>
          </table:table-cell>
          <table:table-cell table:style-name="ce41" office:value-type="string" calcext:value-type="string">
            <text:p>USA: WA</text:p>
          </table:table-cell>
          <table:table-cell table:style-name="ce117" office:value-type="date" office:date-value="2020-03-21" calcext:value-type="date">
            <text:p>03/21/2020</text:p>
          </table:table-cell>
          <table:table-cell office:value-type="float" office:value="29815" calcext:value-type="float">
            <text:p>29815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227]-[.E$3]" office:value-type="float" office:value="-88" calcext:value-type="float">
            <text:p>-88</text:p>
          </table:table-cell>
          <table:table-cell table:number-columns-repeated="1017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office:value-type="string" calcext:value-type="string">
            <text:p>MT263424.1</text:p>
          </table:table-cell>
          <table:table-cell table:style-name="ce42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30" calcext:value-type="float">
            <text:p>29830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28]-[.E$3]" office:value-type="float" office:value="-73" calcext:value-type="float">
            <text:p>-73</text:p>
          </table:table-cell>
          <table:table-cell table:number-columns-repeated="1017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office:value-type="string" calcext:value-type="string">
            <text:p>MT263425.1</text:p>
          </table:table-cell>
          <table:table-cell table:style-name="ce42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41" calcext:value-type="float">
            <text:p>29841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29]-[.E$3]" office:value-type="float" office:value="-62" calcext:value-type="float">
            <text:p>-62</text:p>
          </table:table-cell>
          <table:table-cell table:number-columns-repeated="1017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office:value-type="string" calcext:value-type="string">
            <text:p>MT263434.1</text:p>
          </table:table-cell>
          <table:table-cell table:style-name="ce42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790" calcext:value-type="float">
            <text:p>29790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230]-[.E$3]" office:value-type="float" office:value="-113" calcext:value-type="float">
            <text:p>-113</text:p>
          </table:table-cell>
          <table:table-cell table:number-columns-repeated="1017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office:value-type="string" calcext:value-type="string">
            <text:p>MT263435.1</text:p>
          </table:table-cell>
          <table:table-cell table:style-name="ce42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23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office:value-type="string" calcext:value-type="string">
            <text:p>MT263437.1</text:p>
          </table:table-cell>
          <table:table-cell table:style-name="ce43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71" calcext:value-type="float">
            <text:p>29871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32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office:value-type="string" calcext:value-type="string">
            <text:p>MT263438.1</text:p>
          </table:table-cell>
          <table:table-cell table:style-name="ce43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72" calcext:value-type="float">
            <text:p>29872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33]-[.E$3]" office:value-type="float" office:value="-31" calcext:value-type="float">
            <text:p>-31</text:p>
          </table:table-cell>
          <table:table-cell table:number-columns-repeated="1017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office:value-type="string" calcext:value-type="string">
            <text:p>MT263440.1</text:p>
          </table:table-cell>
          <table:table-cell table:style-name="ce43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63" calcext:value-type="float">
            <text:p>29863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34]-[.E$3]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office:value-type="string" calcext:value-type="string">
            <text:p>MT263447.1</text:p>
          </table:table-cell>
          <table:table-cell table:style-name="ce43" office:value-type="string" calcext:value-type="string">
            <text:p>USA: WA</text:p>
          </table:table-cell>
          <table:table-cell table:style-name="ce117" office:value-type="date" office:date-value="2020-03-14" calcext:value-type="date">
            <text:p>03/14/2020</text:p>
          </table:table-cell>
          <table:table-cell office:value-type="float" office:value="29868" calcext:value-type="float">
            <text:p>29868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35]-[.E$3]" office:value-type="float" office:value="-35" calcext:value-type="float">
            <text:p>-35</text:p>
          </table:table-cell>
          <table:table-cell table:number-columns-repeated="1017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office:value-type="string" calcext:value-type="string">
            <text:p>MT263457.1</text:p>
          </table:table-cell>
          <table:table-cell table:style-name="ce44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01" calcext:value-type="float">
            <text:p>29801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236]-[.E$3]" office:value-type="float" office:value="-102" calcext:value-type="float">
            <text:p>-102</text:p>
          </table:table-cell>
          <table:table-cell table:number-columns-repeated="1017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office:value-type="string" calcext:value-type="string">
            <text:p>MT263462.1</text:p>
          </table:table-cell>
          <table:table-cell table:style-name="ce44" office:value-type="string" calcext:value-type="string">
            <text:p>USA: WA</text:p>
          </table:table-cell>
          <table:table-cell table:style-name="ce117" office:value-type="date" office:date-value="2020-03-23" calcext:value-type="date">
            <text:p>03/23/2020</text:p>
          </table:table-cell>
          <table:table-cell office:value-type="float" office:value="29764" calcext:value-type="float">
            <text:p>29764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237]-[.E$3]" office:value-type="float" office:value="-139" calcext:value-type="float">
            <text:p>-139</text:p>
          </table:table-cell>
          <table:table-cell table:number-columns-repeated="1017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office:value-type="string" calcext:value-type="string">
            <text:p>MT263463.1</text:p>
          </table:table-cell>
          <table:table-cell table:style-name="ce44" office:value-type="string" calcext:value-type="string">
            <text:p>USA: WA</text:p>
          </table:table-cell>
          <table:table-cell table:style-name="ce117" office:value-type="date" office:date-value="2020-03-23" calcext:value-type="date">
            <text:p>03/23/2020</text:p>
          </table:table-cell>
          <table:table-cell office:value-type="float" office:value="29868" calcext:value-type="float">
            <text:p>29868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38]-[.E$3]" office:value-type="float" office:value="-35" calcext:value-type="float">
            <text:p>-35</text:p>
          </table:table-cell>
          <table:table-cell table:number-columns-repeated="1017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office:value-type="string" calcext:value-type="string">
            <text:p>MT263464.1</text:p>
          </table:table-cell>
          <table:table-cell table:style-name="ce44" office:value-type="string" calcext:value-type="string">
            <text:p>USA: WA</text:p>
          </table:table-cell>
          <table:table-cell table:style-name="ce117" office:value-type="date" office:date-value="2020-03-23" calcext:value-type="date">
            <text:p>03/23/2020</text:p>
          </table:table-cell>
          <table:table-cell office:value-type="float" office:value="29832" calcext:value-type="float">
            <text:p>29832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239]-[.E$3]" office:value-type="float" office:value="-71" calcext:value-type="float">
            <text:p>-71</text:p>
          </table:table-cell>
          <table:table-cell table:number-columns-repeated="1017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office:value-type="string" calcext:value-type="string">
            <text:p>MT263469.1</text:p>
          </table:table-cell>
          <table:table-cell table:style-name="ce45" office:value-type="string" calcext:value-type="string">
            <text:p>USA: WA</text:p>
          </table:table-cell>
          <table:table-cell table:style-name="ce117" office:value-type="date" office:date-value="2020-03-23" calcext:value-type="date">
            <text:p>03/23/2020</text:p>
          </table:table-cell>
          <table:table-cell office:value-type="float" office:value="29857" calcext:value-type="float">
            <text:p>29857</text:p>
          </table:table-cell>
          <table:table-cell table:style-name="ce120" office:value-type="percentage" office:value="0.3794" calcext:value-type="percentage">
            <text:p>37.94%</text:p>
          </table:table-cell>
          <table:table-cell table:formula="of:=[.E240]-[.E$3]" office:value-type="float" office:value="-46" calcext:value-type="float">
            <text:p>-46</text:p>
          </table:table-cell>
          <table:table-cell table:number-columns-repeated="1017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office:value-type="string" calcext:value-type="string">
            <text:p>MT276325.1</text:p>
          </table:table-cell>
          <table:table-cell table:style-name="ce45" office:value-type="string" calcext:value-type="string">
            <text:p>USA: WA</text:p>
          </table:table-cell>
          <table:table-cell table:style-name="ce117" office:value-type="date" office:date-value="2020-02-27" calcext:value-type="date">
            <text:p>02/2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4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office:value-type="string" calcext:value-type="string">
            <text:p>MT293159.1</text:p>
          </table:table-cell>
          <table:table-cell table:style-name="ce46" office:value-type="string" calcext:value-type="string">
            <text:p>USA: WA</text:p>
          </table:table-cell>
          <table:table-cell table:style-name="ce117" office:value-type="date" office:date-value="2020-03-29" calcext:value-type="date">
            <text:p>03/29/2020</text:p>
          </table:table-cell>
          <table:table-cell office:value-type="float" office:value="29890" calcext:value-type="float">
            <text:p>29890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242]-[.E$3]" office:value-type="float" office:value="-13" calcext:value-type="float">
            <text:p>-13</text:p>
          </table:table-cell>
          <table:table-cell table:number-columns-repeated="1017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office:value-type="string" calcext:value-type="string">
            <text:p>MT293162.1</text:p>
          </table:table-cell>
          <table:table-cell table:style-name="ce46" office:value-type="string" calcext:value-type="string">
            <text:p>USA: WA</text:p>
          </table:table-cell>
          <table:table-cell table:style-name="ce117" office:value-type="date" office:date-value="2020-03-29" calcext:value-type="date">
            <text:p>03/29/2020</text:p>
          </table:table-cell>
          <table:table-cell office:value-type="float" office:value="29848" calcext:value-type="float">
            <text:p>29848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243]-[.E$3]" office:value-type="float" office:value="-55" calcext:value-type="float">
            <text:p>-55</text:p>
          </table:table-cell>
          <table:table-cell table:number-columns-repeated="1017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office:value-type="string" calcext:value-type="string">
            <text:p>MT293163.1</text:p>
          </table:table-cell>
          <table:table-cell table:style-name="ce46" office:value-type="string" calcext:value-type="string">
            <text:p>USA: WA</text:p>
          </table:table-cell>
          <table:table-cell table:style-name="ce117" office:value-type="date" office:date-value="2020-03-29" calcext:value-type="date">
            <text:p>03/29/2020</text:p>
          </table:table-cell>
          <table:table-cell office:value-type="float" office:value="29596" calcext:value-type="float">
            <text:p>29596</text:p>
          </table:table-cell>
          <table:table-cell table:style-name="ce120" office:value-type="percentage" office:value="0.3795" calcext:value-type="percentage">
            <text:p>37.95%</text:p>
          </table:table-cell>
          <table:table-cell table:formula="of:=[.E244]-[.E$3]" office:value-type="float" office:value="-307" calcext:value-type="float">
            <text:p>-307</text:p>
          </table:table-cell>
          <table:table-cell table:number-columns-repeated="1017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office:value-type="string" calcext:value-type="string">
            <text:p>MT293171.1</text:p>
          </table:table-cell>
          <table:table-cell table:style-name="ce47" office:value-type="string" calcext:value-type="string">
            <text:p>USA: WA</text:p>
          </table:table-cell>
          <table:table-cell table:style-name="ce117" office:value-type="date" office:date-value="2020-03-30" calcext:value-type="date">
            <text:p>03/30/2020</text:p>
          </table:table-cell>
          <table:table-cell office:value-type="float" office:value="29848" calcext:value-type="float">
            <text:p>29848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45]-[.E$3]" office:value-type="float" office:value="-55" calcext:value-type="float">
            <text:p>-55</text:p>
          </table:table-cell>
          <table:table-cell table:number-columns-repeated="1017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office:value-type="string" calcext:value-type="string">
            <text:p>MT293176.1</text:p>
          </table:table-cell>
          <table:table-cell table:style-name="ce47" office:value-type="string" calcext:value-type="string">
            <text:p>USA: WA</text:p>
          </table:table-cell>
          <table:table-cell table:style-name="ce117" office:value-type="date" office:date-value="2020-03-28" calcext:value-type="date">
            <text:p>03/28/2020</text:p>
          </table:table-cell>
          <table:table-cell office:value-type="float" office:value="29883" calcext:value-type="float">
            <text:p>29883</text:p>
          </table:table-cell>
          <table:table-cell table:style-name="ce120" office:value-type="percentage" office:value="0.3794" calcext:value-type="percentage">
            <text:p>37.94%</text:p>
          </table:table-cell>
          <table:table-cell table:formula="of:=[.E246]-[.E$3]" office:value-type="float" office:value="-20" calcext:value-type="float">
            <text:p>-20</text:p>
          </table:table-cell>
          <table:table-cell table:number-columns-repeated="1017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office:value-type="string" calcext:value-type="string">
            <text:p>MT293178.1</text:p>
          </table:table-cell>
          <table:table-cell table:style-name="ce47" office:value-type="string" calcext:value-type="string">
            <text:p>USA: WA</text:p>
          </table:table-cell>
          <table:table-cell table:style-name="ce117" office:value-type="date" office:date-value="2020-03-26" calcext:value-type="date">
            <text:p>03/26/2020</text:p>
          </table:table-cell>
          <table:table-cell office:value-type="float" office:value="29868" calcext:value-type="float">
            <text:p>29868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47]-[.E$3]" office:value-type="float" office:value="-35" calcext:value-type="float">
            <text:p>-35</text:p>
          </table:table-cell>
          <table:table-cell table:number-columns-repeated="1017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office:value-type="string" calcext:value-type="string">
            <text:p>MT293181.1</text:p>
          </table:table-cell>
          <table:table-cell table:style-name="ce48" office:value-type="string" calcext:value-type="string">
            <text:p>USA: WA</text:p>
          </table:table-cell>
          <table:table-cell table:style-name="ce117" office:value-type="date" office:date-value="2020-03-26" calcext:value-type="date">
            <text:p>03/26/2020</text:p>
          </table:table-cell>
          <table:table-cell office:value-type="float" office:value="29871" calcext:value-type="float">
            <text:p>29871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48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office:value-type="string" calcext:value-type="string">
            <text:p>MT293183.1</text:p>
          </table:table-cell>
          <table:table-cell table:style-name="ce48" office:value-type="string" calcext:value-type="string">
            <text:p>USA: WA</text:p>
          </table:table-cell>
          <table:table-cell table:style-name="ce117" office:value-type="date" office:date-value="2020-03-26" calcext:value-type="date">
            <text:p>03/26/2020</text:p>
          </table:table-cell>
          <table:table-cell office:value-type="float" office:value="29871" calcext:value-type="float">
            <text:p>29871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49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office:value-type="string" calcext:value-type="string">
            <text:p>MT293186.1</text:p>
          </table:table-cell>
          <table:table-cell table:style-name="ce48" office:value-type="string" calcext:value-type="string">
            <text:p>USA: WA</text:p>
          </table:table-cell>
          <table:table-cell table:style-name="ce117" office:value-type="date" office:date-value="2020-03-26" calcext:value-type="date">
            <text:p>03/26/2020</text:p>
          </table:table-cell>
          <table:table-cell office:value-type="float" office:value="29865" calcext:value-type="float">
            <text:p>29865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250]-[.E$3]" office:value-type="float" office:value="-38" calcext:value-type="float">
            <text:p>-38</text:p>
          </table:table-cell>
          <table:table-cell table:number-columns-repeated="1017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office:value-type="string" calcext:value-type="string">
            <text:p>MT293188.1</text:p>
          </table:table-cell>
          <table:table-cell table:style-name="ce49" office:value-type="string" calcext:value-type="string">
            <text:p>USA: WA</text:p>
          </table:table-cell>
          <table:table-cell table:style-name="ce117" office:value-type="date" office:date-value="2020-03-28" calcext:value-type="date">
            <text:p>03/28/2020</text:p>
          </table:table-cell>
          <table:table-cell office:value-type="float" office:value="29778" calcext:value-type="float">
            <text:p>29778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251]-[.E$3]" office:value-type="float" office:value="-125" calcext:value-type="float">
            <text:p>-125</text:p>
          </table:table-cell>
          <table:table-cell table:number-columns-repeated="1017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office:value-type="string" calcext:value-type="string">
            <text:p>MT293189.1</text:p>
          </table:table-cell>
          <table:table-cell table:style-name="ce49" office:value-type="string" calcext:value-type="string">
            <text:p>USA: WA</text:p>
          </table:table-cell>
          <table:table-cell table:style-name="ce117" office:value-type="date" office:date-value="2020-03-26" calcext:value-type="date">
            <text:p>03/26/2020</text:p>
          </table:table-cell>
          <table:table-cell office:value-type="float" office:value="29863" calcext:value-type="float">
            <text:p>29863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52]-[.E$3]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office:value-type="string" calcext:value-type="string">
            <text:p>MT293190.1</text:p>
          </table:table-cell>
          <table:table-cell table:style-name="ce49" office:value-type="string" calcext:value-type="string">
            <text:p>USA: WA</text:p>
          </table:table-cell>
          <table:table-cell table:style-name="ce117" office:value-type="date" office:date-value="2020-03-26" calcext:value-type="date">
            <text:p>03/26/2020</text:p>
          </table:table-cell>
          <table:table-cell office:value-type="float" office:value="29829" calcext:value-type="float">
            <text:p>29829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53]-[.E$3]" office:value-type="float" office:value="-74" calcext:value-type="float">
            <text:p>-74</text:p>
          </table:table-cell>
          <table:table-cell table:number-columns-repeated="1017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office:value-type="string" calcext:value-type="string">
            <text:p>MT293191.1</text:p>
          </table:table-cell>
          <table:table-cell table:style-name="ce50" office:value-type="string" calcext:value-type="string">
            <text:p>USA: WA</text:p>
          </table:table-cell>
          <table:table-cell table:style-name="ce117" office:value-type="date" office:date-value="2020-03-26" calcext:value-type="date">
            <text:p>03/26/2020</text:p>
          </table:table-cell>
          <table:table-cell office:value-type="float" office:value="29711" calcext:value-type="float">
            <text:p>29711</text:p>
          </table:table-cell>
          <table:table-cell table:style-name="ce120" office:value-type="percentage" office:value="0.3794" calcext:value-type="percentage">
            <text:p>37.94%</text:p>
          </table:table-cell>
          <table:table-cell table:formula="of:=[.E254]-[.E$3]" office:value-type="float" office:value="-192" calcext:value-type="float">
            <text:p>-192</text:p>
          </table:table-cell>
          <table:table-cell table:number-columns-repeated="1017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office:value-type="string" calcext:value-type="string">
            <text:p>MT293192.1</text:p>
          </table:table-cell>
          <table:table-cell table:style-name="ce50" office:value-type="string" calcext:value-type="string">
            <text:p>USA: WA</text:p>
          </table:table-cell>
          <table:table-cell table:style-name="ce117" office:value-type="date" office:date-value="2020-03-28" calcext:value-type="date">
            <text:p>03/28/2020</text:p>
          </table:table-cell>
          <table:table-cell office:value-type="float" office:value="29868" calcext:value-type="float">
            <text:p>29868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55]-[.E$3]" office:value-type="float" office:value="-35" calcext:value-type="float">
            <text:p>-35</text:p>
          </table:table-cell>
          <table:table-cell table:number-columns-repeated="1017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office:value-type="string" calcext:value-type="string">
            <text:p>MT293195.1</text:p>
          </table:table-cell>
          <table:table-cell table:style-name="ce50" office:value-type="string" calcext:value-type="string">
            <text:p>USA: WA</text:p>
          </table:table-cell>
          <table:table-cell table:style-name="ce117" office:value-type="date" office:date-value="2020-03-28" calcext:value-type="date">
            <text:p>03/28/2020</text:p>
          </table:table-cell>
          <table:table-cell office:value-type="float" office:value="29871" calcext:value-type="float">
            <text:p>29871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56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office:value-type="string" calcext:value-type="string">
            <text:p>MT293197.1</text:p>
          </table:table-cell>
          <table:table-cell table:style-name="ce50" office:value-type="string" calcext:value-type="string">
            <text:p>USA: WA</text:p>
          </table:table-cell>
          <table:table-cell table:style-name="ce117" office:value-type="date" office:date-value="2020-03-30" calcext:value-type="date">
            <text:p>03/30/2020</text:p>
          </table:table-cell>
          <table:table-cell office:value-type="float" office:value="29619" calcext:value-type="float">
            <text:p>29619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57]-[.E$3]" office:value-type="float" office:value="-284" calcext:value-type="float">
            <text:p>-284</text:p>
          </table:table-cell>
          <table:table-cell table:number-columns-repeated="1017"/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office:value-type="string" calcext:value-type="string">
            <text:p>MT293199.1</text:p>
          </table:table-cell>
          <table:table-cell table:style-name="ce50" office:value-type="string" calcext:value-type="string">
            <text:p>USA: WA</text:p>
          </table:table-cell>
          <table:table-cell table:style-name="ce117" office:value-type="date" office:date-value="2020-03-30" calcext:value-type="date">
            <text:p>03/30/2020</text:p>
          </table:table-cell>
          <table:table-cell office:value-type="float" office:value="29671" calcext:value-type="float">
            <text:p>29671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258]-[.E$3]" office:value-type="float" office:value="-232" calcext:value-type="float">
            <text:p>-232</text:p>
          </table:table-cell>
          <table:table-cell table:number-columns-repeated="1017"/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office:value-type="string" calcext:value-type="string">
            <text:p>MT293201.1</text:p>
          </table:table-cell>
          <table:table-cell table:style-name="ce51" office:value-type="string" calcext:value-type="string">
            <text:p>USA: WA</text:p>
          </table:table-cell>
          <table:table-cell table:style-name="ce117" office:value-type="date" office:date-value="2020-03-30" calcext:value-type="date">
            <text:p>03/30/2020</text:p>
          </table:table-cell>
          <table:table-cell office:value-type="float" office:value="29846" calcext:value-type="float">
            <text:p>29846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259]-[.E$3]" office:value-type="float" office:value="-57" calcext:value-type="float">
            <text:p>-57</text:p>
          </table:table-cell>
          <table:table-cell table:number-columns-repeated="1017"/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office:value-type="string" calcext:value-type="string">
            <text:p>MT293202.1</text:p>
          </table:table-cell>
          <table:table-cell table:style-name="ce51" office:value-type="string" calcext:value-type="string">
            <text:p>USA: WA</text:p>
          </table:table-cell>
          <table:table-cell table:style-name="ce117" office:value-type="date" office:date-value="2020-03-30" calcext:value-type="date">
            <text:p>03/30/2020</text:p>
          </table:table-cell>
          <table:table-cell office:value-type="float" office:value="29874" calcext:value-type="float">
            <text:p>29874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60]-[.E$3]" office:value-type="float" office:value="-29" calcext:value-type="float">
            <text:p>-29</text:p>
          </table:table-cell>
          <table:table-cell table:number-columns-repeated="1017"/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office:value-type="string" calcext:value-type="string">
            <text:p>MT293204.1</text:p>
          </table:table-cell>
          <table:table-cell table:style-name="ce51" office:value-type="string" calcext:value-type="string">
            <text:p>USA: WA</text:p>
          </table:table-cell>
          <table:table-cell table:style-name="ce117" office:value-type="date" office:date-value="2020-03-30" calcext:value-type="date">
            <text:p>03/30/2020</text:p>
          </table:table-cell>
          <table:table-cell office:value-type="float" office:value="29896" calcext:value-type="float">
            <text:p>29896</text:p>
          </table:table-cell>
          <table:table-cell table:style-name="ce120" office:value-type="percentage" office:value="0.3795" calcext:value-type="percentage">
            <text:p>37.95%</text:p>
          </table:table-cell>
          <table:table-cell table:formula="of:=[.E261]-[.E$3]" office:value-type="float" office:value="-7" calcext:value-type="float">
            <text:p>-7</text:p>
          </table:table-cell>
          <table:table-cell table:number-columns-repeated="1017"/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office:value-type="string" calcext:value-type="string">
            <text:p>MT293205.1</text:p>
          </table:table-cell>
          <table:table-cell table:style-name="ce51" office:value-type="string" calcext:value-type="string">
            <text:p>USA: WA</text:p>
          </table:table-cell>
          <table:table-cell table:style-name="ce117" office:value-type="date" office:date-value="2020-03-30" calcext:value-type="date">
            <text:p>03/30/2020</text:p>
          </table:table-cell>
          <table:table-cell office:value-type="float" office:value="29833" calcext:value-type="float">
            <text:p>29833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262]-[.E$3]" office:value-type="float" office:value="-70" calcext:value-type="float">
            <text:p>-70</text:p>
          </table:table-cell>
          <table:table-cell table:number-columns-repeated="1017"/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office:value-type="string" calcext:value-type="string">
            <text:p>MT293206.1</text:p>
          </table:table-cell>
          <table:table-cell table:style-name="ce51" office:value-type="string" calcext:value-type="string">
            <text:p>USA: WA</text:p>
          </table:table-cell>
          <table:table-cell table:style-name="ce117" office:value-type="date" office:date-value="2020-03-30" calcext:value-type="date">
            <text:p>03/30/2020</text:p>
          </table:table-cell>
          <table:table-cell office:value-type="float" office:value="29668" calcext:value-type="float">
            <text:p>29668</text:p>
          </table:table-cell>
          <table:table-cell table:style-name="ce120" office:value-type="percentage" office:value="0.3788" calcext:value-type="percentage">
            <text:p>37.88%</text:p>
          </table:table-cell>
          <table:table-cell table:formula="of:=[.E263]-[.E$3]" office:value-type="float" office:value="-235" calcext:value-type="float">
            <text:p>-235</text:p>
          </table:table-cell>
          <table:table-cell table:number-columns-repeated="1017"/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office:value-type="string" calcext:value-type="string">
            <text:p>MT293210.1</text:p>
          </table:table-cell>
          <table:table-cell table:style-name="ce51" office:value-type="string" calcext:value-type="string">
            <text:p>USA: WA</text:p>
          </table:table-cell>
          <table:table-cell table:style-name="ce117" office:value-type="date" office:date-value="2020-03-29" calcext:value-type="date">
            <text:p>03/29/2020</text:p>
          </table:table-cell>
          <table:table-cell office:value-type="float" office:value="29871" calcext:value-type="float">
            <text:p>29871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64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office:value-type="string" calcext:value-type="string">
            <text:p>MT293219.1</text:p>
          </table:table-cell>
          <table:table-cell table:style-name="ce52" office:value-type="string" calcext:value-type="string">
            <text:p>USA: WA</text:p>
          </table:table-cell>
          <table:table-cell table:style-name="ce117" office:value-type="date" office:date-value="2020-03-29" calcext:value-type="date">
            <text:p>03/29/2020</text:p>
          </table:table-cell>
          <table:table-cell office:value-type="float" office:value="29885" calcext:value-type="float">
            <text:p>29885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265]-[.E$3]" office:value-type="float" office:value="-18" calcext:value-type="float">
            <text:p>-18</text:p>
          </table:table-cell>
          <table:table-cell table:number-columns-repeated="1017"/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office:value-type="string" calcext:value-type="string">
            <text:p>MT293220.1</text:p>
          </table:table-cell>
          <table:table-cell table:style-name="ce52" office:value-type="string" calcext:value-type="string">
            <text:p>USA: WA</text:p>
          </table:table-cell>
          <table:table-cell table:style-name="ce117" office:value-type="date" office:date-value="2020-03-28" calcext:value-type="date">
            <text:p>03/28/2020</text:p>
          </table:table-cell>
          <table:table-cell office:value-type="float" office:value="29869" calcext:value-type="float">
            <text:p>29869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66]-[.E$3]" office:value-type="float" office:value="-34" calcext:value-type="float">
            <text:p>-34</text:p>
          </table:table-cell>
          <table:table-cell table:number-columns-repeated="1017"/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office:value-type="string" calcext:value-type="string">
            <text:p>MT350282.1</text:p>
          </table:table-cell>
          <table:table-cell table:style-name="ce53" office:value-type="string" calcext:value-type="string">
            <text:p>Brazil</text:p>
          </table:table-cell>
          <table:table-cell table:style-name="ce117" office:value-type="date" office:date-value="2020-03-18" calcext:value-type="date">
            <text:p>03/18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67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office:value-type="string" calcext:value-type="string">
            <text:p>MT039874.1</text:p>
          </table:table-cell>
          <table:table-cell table:style-name="ce53" office:value-type="string" calcext:value-type="string">
            <text:p>China</text:p>
          </table:table-cell>
          <table:table-cell table:style-name="ce117" office:value-type="date" office:date-value="2020-01-22" calcext:value-type="date">
            <text:p>01/22/2020</text:p>
          </table:table-cell>
          <table:table-cell office:value-type="float" office:value="29858" calcext:value-type="float">
            <text:p>29858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268]-[.E$3]" office:value-type="float" office:value="-45" calcext:value-type="float">
            <text:p>-45</text:p>
          </table:table-cell>
          <table:table-cell table:number-columns-repeated="1017"/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office:value-type="string" calcext:value-type="string">
            <text:p>MT328032.1</text:p>
          </table:table-cell>
          <table:table-cell table:style-name="ce54" office:value-type="string" calcext:value-type="string">
            <text:p>Greece</text:p>
          </table:table-cell>
          <table:table-cell table:style-name="ce117" office:value-type="date" office:date-value="2020-03-18" calcext:value-type="date">
            <text:p>03/18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69]-[.E$3]" office:value-type="float" office:value="0" calcext:value-type="float">
            <text:p>0</text:p>
          </table:table-cell>
          <table:table-cell table:style-name="ce117"/>
          <table:table-cell table:number-columns-repeated="1016"/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office:value-type="string" calcext:value-type="string">
            <text:p>MT328033.1</text:p>
          </table:table-cell>
          <table:table-cell table:style-name="ce54" office:value-type="string" calcext:value-type="string">
            <text:p>Greece</text:p>
          </table:table-cell>
          <table:table-cell table:style-name="ce117" office:value-type="date" office:date-value="2020-03-18" calcext:value-type="date">
            <text:p>03/18/2020</text:p>
          </table:table-cell>
          <table:table-cell office:value-type="float" office:value="29875" calcext:value-type="float">
            <text:p>29875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270]-[.E$3]" office:value-type="float" office:value="-28" calcext:value-type="float">
            <text:p>-28</text:p>
          </table:table-cell>
          <table:table-cell table:style-name="ce117"/>
          <table:table-cell table:number-columns-repeated="1016"/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office:value-type="string" calcext:value-type="string">
            <text:p>MT328034.1</text:p>
          </table:table-cell>
          <table:table-cell table:style-name="ce54" office:value-type="string" calcext:value-type="string">
            <text:p>Greece</text:p>
          </table:table-cell>
          <table:table-cell table:style-name="ce117" office:value-type="date" office:date-value="2020-03-18" calcext:value-type="date">
            <text:p>03/18/2020</text:p>
          </table:table-cell>
          <table:table-cell office:value-type="float" office:value="29884" calcext:value-type="float">
            <text:p>29884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271]-[.E$3]" office:value-type="float" office:value="-19" calcext:value-type="float">
            <text:p>-19</text:p>
          </table:table-cell>
          <table:table-cell table:style-name="ce117"/>
          <table:table-cell table:number-columns-repeated="1016"/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office:value-type="string" calcext:value-type="string">
            <text:p>MT328035.1</text:p>
          </table:table-cell>
          <table:table-cell table:style-name="ce54" office:value-type="string" calcext:value-type="string">
            <text:p>Greece</text:p>
          </table:table-cell>
          <table:table-cell table:style-name="ce117" office:value-type="date" office:date-value="2020-03-18" calcext:value-type="date">
            <text:p>03/18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72]-[.E$3]" office:value-type="float" office:value="0" calcext:value-type="float">
            <text:p>0</text:p>
          </table:table-cell>
          <table:table-cell table:style-name="ce117"/>
          <table:table-cell table:number-columns-repeated="1016"/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office:value-type="string" calcext:value-type="string">
            <text:p>MT077125.1</text:p>
          </table:table-cell>
          <table:table-cell table:style-name="ce55" office:value-type="string" calcext:value-type="string">
            <text:p>Italy</text:p>
          </table:table-cell>
          <table:table-cell table:style-name="ce117" office:value-type="date" office:date-value="2020-01-31" calcext:value-type="date">
            <text:p>01/31/2020</text:p>
          </table:table-cell>
          <table:table-cell office:value-type="float" office:value="29785" calcext:value-type="float">
            <text:p>29785</text:p>
          </table:table-cell>
          <table:table-cell table:style-name="ce120" office:value-type="percentage" office:value="0.3802" calcext:value-type="percentage">
            <text:p>38.02%</text:p>
          </table:table-cell>
          <table:table-cell table:formula="of:=[.E273]-[.E$3]" office:value-type="float" office:value="-118" calcext:value-type="float">
            <text:p>-118</text:p>
          </table:table-cell>
          <table:table-cell table:number-columns-repeated="1017"/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office:value-type="string" calcext:value-type="string">
            <text:p>MT324062.1</text:p>
          </table:table-cell>
          <table:table-cell table:style-name="ce55" office:value-type="string" calcext:value-type="string">
            <text:p>South Africa: KwaZulu-Natal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74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office:value-type="string" calcext:value-type="string">
            <text:p>MT327745.1</text:p>
          </table:table-cell>
          <table:table-cell table:style-name="ce55" office:value-type="string" calcext:value-type="string">
            <text:p>Turkey</text:p>
          </table:table-cell>
          <table:table-cell table:style-name="ce117" office:value-type="date" office:date-value="2020-03-17" calcext:value-type="date">
            <text:p>03/17/2020</text:p>
          </table:table-cell>
          <table:table-cell office:value-type="float" office:value="29832" calcext:value-type="float">
            <text:p>29832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275]-[.E$3]" office:value-type="float" office:value="-71" calcext:value-type="float">
            <text:p>-71</text:p>
          </table:table-cell>
          <table:table-cell table:number-columns-repeated="1017"/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office:value-type="string" calcext:value-type="string">
            <text:p>MT371050.1</text:p>
          </table:table-cell>
          <table:table-cell office:value-type="string" calcext:value-type="string">
            <text:p>Sri Lanka</text:p>
          </table:table-cell>
          <table:table-cell table:style-name="ce117" office:value-type="date" office:date-value="2020-03-31" calcext:value-type="date">
            <text:p>03/31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76]-[.E$3]" office:value-type="float" office:value="0" calcext:value-type="float">
            <text:p>0</text:p>
          </table:table-cell>
          <table:table-cell table:number-columns-repeated="2"/>
          <table:table-cell table:style-name="ce117"/>
          <table:table-cell table:number-columns-repeated="1014"/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office:value-type="string" calcext:value-type="string">
            <text:p>MT371049.1</text:p>
          </table:table-cell>
          <table:table-cell office:value-type="string" calcext:value-type="string">
            <text:p>Sri Lank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77]-[.E$3]" office:value-type="float" office:value="0" calcext:value-type="float">
            <text:p>0</text:p>
          </table:table-cell>
          <table:table-cell table:number-columns-repeated="2"/>
          <table:table-cell table:style-name="ce117"/>
          <table:table-cell table:number-columns-repeated="1014"/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office:value-type="string" calcext:value-type="string">
            <text:p>MT371048.1</text:p>
          </table:table-cell>
          <table:table-cell office:value-type="string" calcext:value-type="string">
            <text:p>Sri Lanka</text:p>
          </table:table-cell>
          <table:table-cell table:style-name="ce117" office:value-type="date" office:date-value="2020-03-10" calcext:value-type="date">
            <text:p>03/10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78]-[.E$3]" office:value-type="float" office:value="0" calcext:value-type="float">
            <text:p>0</text:p>
          </table:table-cell>
          <table:table-cell table:number-columns-repeated="2"/>
          <table:table-cell table:style-name="ce117"/>
          <table:table-cell table:number-columns-repeated="1014"/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office:value-type="string" calcext:value-type="string">
            <text:p>MT371047.1</text:p>
          </table:table-cell>
          <table:table-cell office:value-type="string" calcext:value-type="string">
            <text:p>Sri Lanka</text:p>
          </table:table-cell>
          <table:table-cell table:style-name="ce117" office:value-type="date" office:date-value="2020-03-16" calcext:value-type="date">
            <text:p>03/16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79]-[.E$3]" office:value-type="float" office:value="0" calcext:value-type="float">
            <text:p>0</text:p>
          </table:table-cell>
          <table:table-cell table:number-columns-repeated="2"/>
          <table:table-cell table:style-name="ce117"/>
          <table:table-cell table:number-columns-repeated="1014"/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office:value-type="string" calcext:value-type="string">
            <text:p>MT324684.1</text:p>
          </table:table-cell>
          <table:table-cell table:style-name="ce56" office:value-type="string" calcext:value-type="string">
            <text:p>USA</text:p>
          </table:table-cell>
          <table:table-cell table:style-name="ce117" office:value-type="date" office:date-value="2020-03-25" calcext:value-type="date">
            <text:p>03/25/2020</text:p>
          </table:table-cell>
          <table:table-cell office:value-type="float" office:value="29889" calcext:value-type="float">
            <text:p>29889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280]-[.E$3]" office:value-type="float" office:value="-14" calcext:value-type="float">
            <text:p>-14</text:p>
          </table:table-cell>
          <table:table-cell table:number-columns-repeated="1017"/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office:value-type="string" calcext:value-type="string">
            <text:p>MT326023.1</text:p>
          </table:table-cell>
          <table:table-cell table:style-name="ce56" office:value-type="string" calcext:value-type="string">
            <text:p>US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58" calcext:value-type="float">
            <text:p>29858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81]-[.E$3]" office:value-type="float" office:value="-45" calcext:value-type="float">
            <text:p>-45</text:p>
          </table:table-cell>
          <table:table-cell table:number-columns-repeated="1017"/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office:value-type="string" calcext:value-type="string">
            <text:p>MT326028.1</text:p>
          </table:table-cell>
          <table:table-cell table:style-name="ce56" office:value-type="string" calcext:value-type="string">
            <text:p>US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23" calcext:value-type="float">
            <text:p>29823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282]-[.E$3]" office:value-type="float" office:value="-80" calcext:value-type="float">
            <text:p>-80</text:p>
          </table:table-cell>
          <table:table-cell table:number-columns-repeated="1017"/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office:value-type="string" calcext:value-type="string">
            <text:p>MT326030.1</text:p>
          </table:table-cell>
          <table:table-cell table:style-name="ce56" office:value-type="string" calcext:value-type="string">
            <text:p>US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53" calcext:value-type="float">
            <text:p>29853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83]-[.E$3]" office:value-type="float" office:value="-50" calcext:value-type="float">
            <text:p>-50</text:p>
          </table:table-cell>
          <table:table-cell table:number-columns-repeated="1017"/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office:value-type="string" calcext:value-type="string">
            <text:p>MT326036.1</text:p>
          </table:table-cell>
          <table:table-cell table:style-name="ce56" office:value-type="string" calcext:value-type="string">
            <text:p>USA</text:p>
          </table:table-cell>
          <table:table-cell table:style-name="ce117" office:value-type="date" office:date-value="2020-03-23" calcext:value-type="date">
            <text:p>03/23/2020</text:p>
          </table:table-cell>
          <table:table-cell office:value-type="float" office:value="29747" calcext:value-type="float">
            <text:p>29747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284]-[.E$3]" office:value-type="float" office:value="-156" calcext:value-type="float">
            <text:p>-156</text:p>
          </table:table-cell>
          <table:table-cell table:number-columns-repeated="1017"/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office:value-type="string" calcext:value-type="string">
            <text:p>MT326039.1</text:p>
          </table:table-cell>
          <table:table-cell table:style-name="ce56" office:value-type="string" calcext:value-type="string">
            <text:p>USA</text:p>
          </table:table-cell>
          <table:table-cell table:style-name="ce117" office:value-type="date" office:date-value="2020-03-23" calcext:value-type="date">
            <text:p>03/23/2020</text:p>
          </table:table-cell>
          <table:table-cell office:value-type="float" office:value="29792" calcext:value-type="float">
            <text:p>29792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285]-[.E$3]" office:value-type="float" office:value="-111" calcext:value-type="float">
            <text:p>-111</text:p>
          </table:table-cell>
          <table:table-cell table:number-columns-repeated="1017"/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office:value-type="string" calcext:value-type="string">
            <text:p>MT326040.1</text:p>
          </table:table-cell>
          <table:table-cell table:style-name="ce56" office:value-type="string" calcext:value-type="string">
            <text:p>USA</text:p>
          </table:table-cell>
          <table:table-cell table:style-name="ce117" office:value-type="date" office:date-value="2020-03-21" calcext:value-type="date">
            <text:p>03/21/2020</text:p>
          </table:table-cell>
          <table:table-cell office:value-type="float" office:value="29820" calcext:value-type="float">
            <text:p>29820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286]-[.E$3]" office:value-type="float" office:value="-83" calcext:value-type="float">
            <text:p>-83</text:p>
          </table:table-cell>
          <table:table-cell table:number-columns-repeated="1017"/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office:value-type="string" calcext:value-type="string">
            <text:p>MT326054.1</text:p>
          </table:table-cell>
          <table:table-cell table:style-name="ce57" office:value-type="string" calcext:value-type="string">
            <text:p>USA</text:p>
          </table:table-cell>
          <table:table-cell table:style-name="ce117" office:value-type="date" office:date-value="2020-03-23" calcext:value-type="date">
            <text:p>03/23/2020</text:p>
          </table:table-cell>
          <table:table-cell office:value-type="float" office:value="29714" calcext:value-type="float">
            <text:p>29714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287]-[.E$3]" office:value-type="float" office:value="-189" calcext:value-type="float">
            <text:p>-189</text:p>
          </table:table-cell>
          <table:table-cell table:number-columns-repeated="1017"/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office:value-type="string" calcext:value-type="string">
            <text:p>MT326058.1</text:p>
          </table:table-cell>
          <table:table-cell table:style-name="ce57" office:value-type="string" calcext:value-type="string">
            <text:p>US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30" calcext:value-type="float">
            <text:p>29830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288]-[.E$3]" office:value-type="float" office:value="-73" calcext:value-type="float">
            <text:p>-73</text:p>
          </table:table-cell>
          <table:table-cell table:number-columns-repeated="1017"/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office:value-type="string" calcext:value-type="string">
            <text:p>MT326070.1</text:p>
          </table:table-cell>
          <table:table-cell table:style-name="ce57" office:value-type="string" calcext:value-type="string">
            <text:p>US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34" calcext:value-type="float">
            <text:p>29834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89]-[.E$3]" office:value-type="float" office:value="-69" calcext:value-type="float">
            <text:p>-69</text:p>
          </table:table-cell>
          <table:table-cell table:number-columns-repeated="1017"/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office:value-type="string" calcext:value-type="string">
            <text:p>MT326075.1</text:p>
          </table:table-cell>
          <table:table-cell table:style-name="ce58" office:value-type="string" calcext:value-type="string">
            <text:p>USA</text:p>
          </table:table-cell>
          <table:table-cell table:style-name="ce117" office:value-type="date" office:date-value="2020-03-20" calcext:value-type="date">
            <text:p>03/20/2020</text:p>
          </table:table-cell>
          <table:table-cell office:value-type="float" office:value="29836" calcext:value-type="float">
            <text:p>29836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90]-[.E$3]" office:value-type="float" office:value="-67" calcext:value-type="float">
            <text:p>-67</text:p>
          </table:table-cell>
          <table:table-cell table:number-columns-repeated="1017"/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office:value-type="string" calcext:value-type="string">
            <text:p>MT326076.1</text:p>
          </table:table-cell>
          <table:table-cell table:style-name="ce58" office:value-type="string" calcext:value-type="string">
            <text:p>US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39" calcext:value-type="float">
            <text:p>29839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291]-[.E$3]" office:value-type="float" office:value="-64" calcext:value-type="float">
            <text:p>-64</text:p>
          </table:table-cell>
          <table:table-cell table:number-columns-repeated="1017"/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office:value-type="string" calcext:value-type="string">
            <text:p>MT326082.1</text:p>
          </table:table-cell>
          <table:table-cell table:style-name="ce58" office:value-type="string" calcext:value-type="string">
            <text:p>USA</text:p>
          </table:table-cell>
          <table:table-cell table:style-name="ce117" office:value-type="date" office:date-value="2020-03-23" calcext:value-type="date">
            <text:p>03/23/2020</text:p>
          </table:table-cell>
          <table:table-cell office:value-type="float" office:value="29833" calcext:value-type="float">
            <text:p>29833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292]-[.E$3]" office:value-type="float" office:value="-70" calcext:value-type="float">
            <text:p>-70</text:p>
          </table:table-cell>
          <table:table-cell table:number-columns-repeated="1017"/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office:value-type="string" calcext:value-type="string">
            <text:p>MT326083.1</text:p>
          </table:table-cell>
          <table:table-cell table:style-name="ce58" office:value-type="string" calcext:value-type="string">
            <text:p>USA</text:p>
          </table:table-cell>
          <table:table-cell table:style-name="ce117" office:value-type="date" office:date-value="2020-03-22" calcext:value-type="date">
            <text:p>03/22/2020</text:p>
          </table:table-cell>
          <table:table-cell office:value-type="float" office:value="29683" calcext:value-type="float">
            <text:p>29683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293]-[.E$3]" office:value-type="float" office:value="-220" calcext:value-type="float">
            <text:p>-220</text:p>
          </table:table-cell>
          <table:table-cell table:number-columns-repeated="1017"/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office:value-type="string" calcext:value-type="string">
            <text:p>MT326084.1</text:p>
          </table:table-cell>
          <table:table-cell table:style-name="ce58" office:value-type="string" calcext:value-type="string">
            <text:p>USA</text:p>
          </table:table-cell>
          <table:table-cell table:style-name="ce117" office:value-type="date" office:date-value="2020-03-22" calcext:value-type="date">
            <text:p>03/22/2020</text:p>
          </table:table-cell>
          <table:table-cell office:value-type="float" office:value="29827" calcext:value-type="float">
            <text:p>29827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294]-[.E$3]" office:value-type="float" office:value="-76" calcext:value-type="float">
            <text:p>-76</text:p>
          </table:table-cell>
          <table:table-cell table:number-columns-repeated="1017"/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office:value-type="string" calcext:value-type="string">
            <text:p>MT326087.1</text:p>
          </table:table-cell>
          <table:table-cell table:style-name="ce58" office:value-type="string" calcext:value-type="string">
            <text:p>USA</text:p>
          </table:table-cell>
          <table:table-cell table:style-name="ce117" office:value-type="date" office:date-value="2020-03-23" calcext:value-type="date">
            <text:p>03/23/2020</text:p>
          </table:table-cell>
          <table:table-cell office:value-type="float" office:value="29853" calcext:value-type="float">
            <text:p>29853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295]-[.E$3]" office:value-type="float" office:value="-50" calcext:value-type="float">
            <text:p>-50</text:p>
          </table:table-cell>
          <table:table-cell table:number-columns-repeated="1017"/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office:value-type="string" calcext:value-type="string">
            <text:p>MT326088.1</text:p>
          </table:table-cell>
          <table:table-cell table:style-name="ce58" office:value-type="string" calcext:value-type="string">
            <text:p>USA</text:p>
          </table:table-cell>
          <table:table-cell table:style-name="ce117" office:value-type="date" office:date-value="2020-03-23" calcext:value-type="date">
            <text:p>03/23/2020</text:p>
          </table:table-cell>
          <table:table-cell office:value-type="float" office:value="29872" calcext:value-type="float">
            <text:p>29872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96]-[.E$3]" office:value-type="float" office:value="-31" calcext:value-type="float">
            <text:p>-31</text:p>
          </table:table-cell>
          <table:table-cell table:number-columns-repeated="1017"/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office:value-type="string" calcext:value-type="string">
            <text:p>MT326092.1</text:p>
          </table:table-cell>
          <table:table-cell table:style-name="ce59" office:value-type="string" calcext:value-type="string">
            <text:p>USA</text:p>
          </table:table-cell>
          <table:table-cell table:style-name="ce117" office:value-type="date" office:date-value="2020-03-22" calcext:value-type="date">
            <text:p>03/22/2020</text:p>
          </table:table-cell>
          <table:table-cell office:value-type="float" office:value="29890" calcext:value-type="float">
            <text:p>29890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297]-[.E$3]" office:value-type="float" office:value="-13" calcext:value-type="float">
            <text:p>-13</text:p>
          </table:table-cell>
          <table:table-cell table:number-columns-repeated="1017"/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office:value-type="string" calcext:value-type="string">
            <text:p>MT326100.1</text:p>
          </table:table-cell>
          <table:table-cell table:style-name="ce60" office:value-type="string" calcext:value-type="string">
            <text:p>USA</text:p>
          </table:table-cell>
          <table:table-cell table:style-name="ce117" office:value-type="date" office:date-value="2020-03-22" calcext:value-type="date">
            <text:p>03/22/2020</text:p>
          </table:table-cell>
          <table:table-cell office:value-type="float" office:value="29873" calcext:value-type="float">
            <text:p>29873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298]-[.E$3]" office:value-type="float" office:value="-30" calcext:value-type="float">
            <text:p>-30</text:p>
          </table:table-cell>
          <table:table-cell table:number-columns-repeated="1017"/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office:value-type="string" calcext:value-type="string">
            <text:p>MT326104.1</text:p>
          </table:table-cell>
          <table:table-cell table:style-name="ce61" office:value-type="string" calcext:value-type="string">
            <text:p>USA</text:p>
          </table:table-cell>
          <table:table-cell table:style-name="ce117" office:value-type="date" office:date-value="2020-03-22" calcext:value-type="date">
            <text:p>03/22/2020</text:p>
          </table:table-cell>
          <table:table-cell office:value-type="float" office:value="29808" calcext:value-type="float">
            <text:p>29808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299]-[.E$3]" office:value-type="float" office:value="-95" calcext:value-type="float">
            <text:p>-95</text:p>
          </table:table-cell>
          <table:table-cell table:number-columns-repeated="1017"/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office:value-type="string" calcext:value-type="string">
            <text:p>MT326112.1</text:p>
          </table:table-cell>
          <table:table-cell table:style-name="ce62" office:value-type="string" calcext:value-type="string">
            <text:p>USA</text:p>
          </table:table-cell>
          <table:table-cell table:style-name="ce117" office:value-type="date" office:date-value="2020-03-20" calcext:value-type="date">
            <text:p>03/20/2020</text:p>
          </table:table-cell>
          <table:table-cell office:value-type="float" office:value="29814" calcext:value-type="float">
            <text:p>29814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300]-[.E$3]" office:value-type="float" office:value="-89" calcext:value-type="float">
            <text:p>-89</text:p>
          </table:table-cell>
          <table:table-cell table:number-columns-repeated="1017"/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office:value-type="string" calcext:value-type="string">
            <text:p>MT326117.1</text:p>
          </table:table-cell>
          <table:table-cell table:style-name="ce63" office:value-type="string" calcext:value-type="string">
            <text:p>USA</text:p>
          </table:table-cell>
          <table:table-cell table:style-name="ce117" office:value-type="date" office:date-value="2020-03-20" calcext:value-type="date">
            <text:p>03/20/2020</text:p>
          </table:table-cell>
          <table:table-cell office:value-type="float" office:value="29890" calcext:value-type="float">
            <text:p>29890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301]-[.E$3]" office:value-type="float" office:value="-13" calcext:value-type="float">
            <text:p>-13</text:p>
          </table:table-cell>
          <table:table-cell table:number-columns-repeated="1017"/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office:value-type="string" calcext:value-type="string">
            <text:p>MT326118.1</text:p>
          </table:table-cell>
          <table:table-cell table:style-name="ce64" office:value-type="string" calcext:value-type="string">
            <text:p>USA</text:p>
          </table:table-cell>
          <table:table-cell table:style-name="ce117" office:value-type="date" office:date-value="2020-03-21" calcext:value-type="date">
            <text:p>03/21/2020</text:p>
          </table:table-cell>
          <table:table-cell office:value-type="float" office:value="29871" calcext:value-type="float">
            <text:p>29871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302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office:value-type="string" calcext:value-type="string">
            <text:p>MT326119.1</text:p>
          </table:table-cell>
          <table:table-cell table:style-name="ce65" office:value-type="string" calcext:value-type="string">
            <text:p>USA</text:p>
          </table:table-cell>
          <table:table-cell table:style-name="ce117" office:value-type="date" office:date-value="2020-03-20" calcext:value-type="date">
            <text:p>03/20/2020</text:p>
          </table:table-cell>
          <table:table-cell office:value-type="float" office:value="29854" calcext:value-type="float">
            <text:p>29854</text:p>
          </table:table-cell>
          <table:table-cell table:style-name="ce120" office:value-type="percentage" office:value="0.3795" calcext:value-type="percentage">
            <text:p>37.95%</text:p>
          </table:table-cell>
          <table:table-cell table:formula="of:=[.E303]-[.E$3]" office:value-type="float" office:value="-49" calcext:value-type="float">
            <text:p>-49</text:p>
          </table:table-cell>
          <table:table-cell table:number-columns-repeated="1017"/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office:value-type="string" calcext:value-type="string">
            <text:p>MT326123.1</text:p>
          </table:table-cell>
          <table:table-cell table:style-name="ce66" office:value-type="string" calcext:value-type="string">
            <text:p>USA</text:p>
          </table:table-cell>
          <table:table-cell table:style-name="ce117" office:value-type="date" office:date-value="2020-03-20" calcext:value-type="date">
            <text:p>03/20/2020</text:p>
          </table:table-cell>
          <table:table-cell office:value-type="float" office:value="29744" calcext:value-type="float">
            <text:p>29744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304]-[.E$3]" office:value-type="float" office:value="-159" calcext:value-type="float">
            <text:p>-159</text:p>
          </table:table-cell>
          <table:table-cell table:number-columns-repeated="1017"/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office:value-type="string" calcext:value-type="string">
            <text:p>MT326127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20" calcext:value-type="date">
            <text:p>03/20/2020</text:p>
          </table:table-cell>
          <table:table-cell office:value-type="float" office:value="29861" calcext:value-type="float">
            <text:p>29861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305]-[.E$3]" office:value-type="float" office:value="-42" calcext:value-type="float">
            <text:p>-42</text:p>
          </table:table-cell>
          <table:table-cell table:number-columns-repeated="1017"/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office:value-type="string" calcext:value-type="string">
            <text:p>MT326127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20" calcext:value-type="date">
            <text:p>03/20/2020</text:p>
          </table:table-cell>
          <table:table-cell office:value-type="float" office:value="29861" calcext:value-type="float">
            <text:p>29861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306]-[.E$3]" office:value-type="float" office:value="-42" calcext:value-type="float">
            <text:p>-42</text:p>
          </table:table-cell>
          <table:table-cell table:number-columns-repeated="1017"/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office:value-type="string" calcext:value-type="string">
            <text:p>MT326133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20" calcext:value-type="date">
            <text:p>03/20/2020</text:p>
          </table:table-cell>
          <table:table-cell office:value-type="float" office:value="29832" calcext:value-type="float">
            <text:p>2983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07]-[.E$3]" office:value-type="float" office:value="-71" calcext:value-type="float">
            <text:p>-71</text:p>
          </table:table-cell>
          <table:table-cell table:number-columns-repeated="1017"/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office:value-type="string" calcext:value-type="string">
            <text:p>MT326135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20" calcext:value-type="date">
            <text:p>03/20/2020</text:p>
          </table:table-cell>
          <table:table-cell office:value-type="float" office:value="29794" calcext:value-type="float">
            <text:p>29794</text:p>
          </table:table-cell>
          <table:table-cell table:style-name="ce120" office:value-type="percentage" office:value="0.3795" calcext:value-type="percentage">
            <text:p>37.95%</text:p>
          </table:table-cell>
          <table:table-cell table:formula="of:=[.E308]-[.E$3]" office:value-type="float" office:value="-109" calcext:value-type="float">
            <text:p>-109</text:p>
          </table:table-cell>
          <table:table-cell table:number-columns-repeated="1017"/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office:value-type="string" calcext:value-type="string">
            <text:p>MT326137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62" calcext:value-type="float">
            <text:p>29862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309]-[.E$3]" office:value-type="float" office:value="-41" calcext:value-type="float">
            <text:p>-41</text:p>
          </table:table-cell>
          <table:table-cell table:number-columns-repeated="1017"/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office:value-type="string" calcext:value-type="string">
            <text:p>MT326140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20" calcext:value-type="date">
            <text:p>03/20/2020</text:p>
          </table:table-cell>
          <table:table-cell office:value-type="float" office:value="29868" calcext:value-type="float">
            <text:p>29868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310]-[.E$3]" office:value-type="float" office:value="-35" calcext:value-type="float">
            <text:p>-35</text:p>
          </table:table-cell>
          <table:table-cell table:number-columns-repeated="1017"/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office:value-type="string" calcext:value-type="string">
            <text:p>MT326148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21" calcext:value-type="date">
            <text:p>03/21/2020</text:p>
          </table:table-cell>
          <table:table-cell office:value-type="float" office:value="29817" calcext:value-type="float">
            <text:p>29817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11]-[.E$3]" office:value-type="float" office:value="-86" calcext:value-type="float">
            <text:p>-86</text:p>
          </table:table-cell>
          <table:table-cell table:number-columns-repeated="1017"/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office:value-type="string" calcext:value-type="string">
            <text:p>MT326149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21" calcext:value-type="date">
            <text:p>03/21/2020</text:p>
          </table:table-cell>
          <table:table-cell office:value-type="float" office:value="29725" calcext:value-type="float">
            <text:p>29725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12]-[.E$3]" office:value-type="float" office:value="-178" calcext:value-type="float">
            <text:p>-178</text:p>
          </table:table-cell>
          <table:table-cell table:number-columns-repeated="1017"/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office:value-type="string" calcext:value-type="string">
            <text:p>MT326153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21" calcext:value-type="date">
            <text:p>03/21/2020</text:p>
          </table:table-cell>
          <table:table-cell office:value-type="float" office:value="29874" calcext:value-type="float">
            <text:p>29874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313]-[.E$3]" office:value-type="float" office:value="-29" calcext:value-type="float">
            <text:p>-29</text:p>
          </table:table-cell>
          <table:table-cell table:number-columns-repeated="1017"/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office:value-type="string" calcext:value-type="string">
            <text:p>MT326154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21" calcext:value-type="date">
            <text:p>03/21/2020</text:p>
          </table:table-cell>
          <table:table-cell office:value-type="float" office:value="29863" calcext:value-type="float">
            <text:p>29863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314]-[.E$3]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office:value-type="string" calcext:value-type="string">
            <text:p>MT326159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21" calcext:value-type="date">
            <text:p>03/21/2020</text:p>
          </table:table-cell>
          <table:table-cell office:value-type="float" office:value="29836" calcext:value-type="float">
            <text:p>29836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15]-[.E$3]" office:value-type="float" office:value="-67" calcext:value-type="float">
            <text:p>-67</text:p>
          </table:table-cell>
          <table:table-cell table:number-columns-repeated="1017"/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office:value-type="string" calcext:value-type="string">
            <text:p>MT326161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21" calcext:value-type="date">
            <text:p>03/21/2020</text:p>
          </table:table-cell>
          <table:table-cell office:value-type="float" office:value="29589" calcext:value-type="float">
            <text:p>29589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316]-[.E$3]" office:value-type="float" office:value="-314" calcext:value-type="float">
            <text:p>-314</text:p>
          </table:table-cell>
          <table:table-cell table:number-columns-repeated="1017"/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office:value-type="string" calcext:value-type="string">
            <text:p>MT326169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22" calcext:value-type="date">
            <text:p>03/22/2020</text:p>
          </table:table-cell>
          <table:table-cell office:value-type="float" office:value="29830" calcext:value-type="float">
            <text:p>29830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317]-[.E$3]" office:value-type="float" office:value="-73" calcext:value-type="float">
            <text:p>-73</text:p>
          </table:table-cell>
          <table:table-cell table:number-columns-repeated="1017"/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office:value-type="string" calcext:value-type="string">
            <text:p>MT326184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17" calcext:value-type="date">
            <text:p>03/17/2020</text:p>
          </table:table-cell>
          <table:table-cell office:value-type="float" office:value="29733" calcext:value-type="float">
            <text:p>29733</text:p>
          </table:table-cell>
          <table:table-cell table:style-name="ce120" office:value-type="percentage" office:value="0.3795" calcext:value-type="percentage">
            <text:p>37.95%</text:p>
          </table:table-cell>
          <table:table-cell table:formula="of:=[.E318]-[.E$3]" office:value-type="float" office:value="-170" calcext:value-type="float">
            <text:p>-170</text:p>
          </table:table-cell>
          <table:table-cell table:number-columns-repeated="1017"/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office:value-type="string" calcext:value-type="string">
            <text:p>MT339039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17" calcext:value-type="date">
            <text:p>03/17/2020</text:p>
          </table:table-cell>
          <table:table-cell office:value-type="float" office:value="29896" calcext:value-type="float">
            <text:p>29896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319]-[.E$3]" office:value-type="float" office:value="-7" calcext:value-type="float">
            <text:p>-7</text:p>
          </table:table-cell>
          <table:table-cell table:number-columns-repeated="1017"/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office:value-type="string" calcext:value-type="string">
            <text:p>MT339041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17" calcext:value-type="date">
            <text:p>03/17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320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office:value-type="string" calcext:value-type="string">
            <text:p>MT345802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21" calcext:value-type="date">
            <text:p>03/21/2020</text:p>
          </table:table-cell>
          <table:table-cell office:value-type="float" office:value="29875" calcext:value-type="float">
            <text:p>29875</text:p>
          </table:table-cell>
          <table:table-cell table:style-name="ce120" office:value-type="percentage" office:value="0.3795" calcext:value-type="percentage">
            <text:p>37.95%</text:p>
          </table:table-cell>
          <table:table-cell table:formula="of:=[.E321]-[.E$3]" office:value-type="float" office:value="-28" calcext:value-type="float">
            <text:p>-28</text:p>
          </table:table-cell>
          <table:table-cell table:number-columns-repeated="1017"/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office:value-type="string" calcext:value-type="string">
            <text:p>MT345816.1</text:p>
          </table:table-cell>
          <table:table-cell table:style-name="ce67" office:value-type="string" calcext:value-type="string">
            <text:p>USA</text:p>
          </table:table-cell>
          <table:table-cell table:style-name="ce117" office:value-type="date" office:date-value="2020-03-23" calcext:value-type="date">
            <text:p>03/23/2020</text:p>
          </table:table-cell>
          <table:table-cell office:value-type="float" office:value="29861" calcext:value-type="float">
            <text:p>29861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322]-[.E$3]" office:value-type="float" office:value="-42" calcext:value-type="float">
            <text:p>-42</text:p>
          </table:table-cell>
          <table:table-cell table:number-columns-repeated="1017"/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office:value-type="string" calcext:value-type="string">
            <text:p>MT325561.1</text:p>
          </table:table-cell>
          <table:table-cell table:style-name="ce68" office:value-type="string" calcext:value-type="string">
            <text:p>USA: AZ</text:p>
          </table:table-cell>
          <table:table-cell table:style-name="ce117" office:value-type="date" office:date-value="2020-03-09" calcext:value-type="date">
            <text:p>03/0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2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office:value-type="string" calcext:value-type="string">
            <text:p>MT345868.1</text:p>
          </table:table-cell>
          <table:table-cell table:style-name="ce69" office:value-type="string" calcext:value-type="string">
            <text:p>USA: CT</text:p>
          </table:table-cell>
          <table:table-cell table:style-name="ce117" office:value-type="date" office:date-value="2020-03-30" calcext:value-type="date">
            <text:p>03/30/2020</text:p>
          </table:table-cell>
          <table:table-cell office:value-type="float" office:value="29889" calcext:value-type="float">
            <text:p>29889</text:p>
          </table:table-cell>
          <table:table-cell table:style-name="ce120" office:value-type="percentage" office:value="0.3795" calcext:value-type="percentage">
            <text:p>37.95%</text:p>
          </table:table-cell>
          <table:table-cell table:formula="of:=[.E324]-[.E$3]" office:value-type="float" office:value="-14" calcext:value-type="float">
            <text:p>-14</text:p>
          </table:table-cell>
          <table:table-cell table:number-columns-repeated="1017"/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office:value-type="string" calcext:value-type="string">
            <text:p>MT345870.1</text:p>
          </table:table-cell>
          <table:table-cell table:style-name="ce70" office:value-type="string" calcext:value-type="string">
            <text:p>USA: CT</text:p>
          </table:table-cell>
          <table:table-cell table:style-name="ce117" office:value-type="date" office:date-value="2020-03-30" calcext:value-type="date">
            <text:p>03/30/2020</text:p>
          </table:table-cell>
          <table:table-cell office:value-type="float" office:value="29840" calcext:value-type="float">
            <text:p>29840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25]-[.E$3]" office:value-type="float" office:value="-63" calcext:value-type="float">
            <text:p>-63</text:p>
          </table:table-cell>
          <table:table-cell table:number-columns-repeated="1017"/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office:value-type="string" calcext:value-type="string">
            <text:p>MT345873.1</text:p>
          </table:table-cell>
          <table:table-cell table:style-name="ce71" office:value-type="string" calcext:value-type="string">
            <text:p>USA: CT</text:p>
          </table:table-cell>
          <table:table-cell table:style-name="ce117" office:value-type="date" office:date-value="2020-03-30" calcext:value-type="date">
            <text:p>03/30/2020</text:p>
          </table:table-cell>
          <table:table-cell office:value-type="float" office:value="29907" calcext:value-type="float">
            <text:p>29907</text:p>
          </table:table-cell>
          <table:table-cell table:style-name="ce120" office:value-type="percentage" office:value="0.3793" calcext:value-type="percentage">
            <text:p>37.93%</text:p>
          </table:table-cell>
          <table:table-cell table:formula="of:=[.E326]-[.E$3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office:value-type="string" calcext:value-type="string">
            <text:p>MT345874.1</text:p>
          </table:table-cell>
          <table:table-cell table:style-name="ce72" office:value-type="string" calcext:value-type="string">
            <text:p>USA: CT</text:p>
          </table:table-cell>
          <table:table-cell table:style-name="ce117" office:value-type="date" office:date-value="2020-03-30" calcext:value-type="date">
            <text:p>03/30/2020</text:p>
          </table:table-cell>
          <table:table-cell office:value-type="float" office:value="29831" calcext:value-type="float">
            <text:p>29831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27]-[.E$3]" office:value-type="float" office:value="-72" calcext:value-type="float">
            <text:p>-72</text:p>
          </table:table-cell>
          <table:table-cell table:number-columns-repeated="1017"/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office:value-type="string" calcext:value-type="string">
            <text:p>MT325565.1</text:p>
          </table:table-cell>
          <table:table-cell table:style-name="ce73" office:value-type="string" calcext:value-type="string">
            <text:p>USA: FL</text:p>
          </table:table-cell>
          <table:table-cell table:style-name="ce117" office:value-type="date" office:date-value="2020-03-02" calcext:value-type="date">
            <text:p>03/02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2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office:value-type="string" calcext:value-type="string">
            <text:p>MT325566.1</text:p>
          </table:table-cell>
          <table:table-cell table:style-name="ce73" office:value-type="string" calcext:value-type="string">
            <text:p>USA: FL</text:p>
          </table:table-cell>
          <table:table-cell table:style-name="ce117" office:value-type="date" office:date-value="2020-03-05" calcext:value-type="date">
            <text:p>03/0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2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office:value-type="string" calcext:value-type="string">
            <text:p>MT325568.1</text:p>
          </table:table-cell>
          <table:table-cell table:style-name="ce73" office:value-type="string" calcext:value-type="string">
            <text:p>USA: FL</text:p>
          </table:table-cell>
          <table:table-cell table:style-name="ce117" office:value-type="date" office:date-value="2020-03-06" calcext:value-type="date">
            <text:p>03/0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3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office:value-type="string" calcext:value-type="string">
            <text:p>MT325570.1</text:p>
          </table:table-cell>
          <table:table-cell table:style-name="ce74" office:value-type="string" calcext:value-type="string">
            <text:p>USA: GA</text:p>
          </table:table-cell>
          <table:table-cell table:style-name="ce117" office:value-type="date" office:date-value="2020-03-05" calcext:value-type="date">
            <text:p>03/0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3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office:value-type="string" calcext:value-type="string">
            <text:p>MT325571.1</text:p>
          </table:table-cell>
          <table:table-cell table:style-name="ce74" office:value-type="string" calcext:value-type="string">
            <text:p>USA: GA</text:p>
          </table:table-cell>
          <table:table-cell table:style-name="ce119" office:value-type="date" office:date-value="2020-03-01" calcext:value-type="date">
            <text:p>03/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3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office:value-type="string" calcext:value-type="string">
            <text:p>MT325572.1</text:p>
          </table:table-cell>
          <table:table-cell table:style-name="ce74" office:value-type="string" calcext:value-type="string">
            <text:p>USA: GA</text:p>
          </table:table-cell>
          <table:table-cell table:style-name="ce117" office:value-type="date" office:date-value="2020-03-08" calcext:value-type="date">
            <text:p>03/0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3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office:value-type="string" calcext:value-type="string">
            <text:p>MT325575.1</text:p>
          </table:table-cell>
          <table:table-cell table:style-name="ce74" office:value-type="string" calcext:value-type="string">
            <text:p>USA: GA</text:p>
          </table:table-cell>
          <table:table-cell table:style-name="ce117" office:value-type="date" office:date-value="2020-03-10" calcext:value-type="date">
            <text:p>03/10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3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office:value-type="string" calcext:value-type="string">
            <text:p>MT344945.1</text:p>
          </table:table-cell>
          <table:table-cell table:style-name="ce74" office:value-type="string" calcext:value-type="string">
            <text:p>USA: GA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3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office:value-type="string" calcext:value-type="string">
            <text:p>MT344946.1</text:p>
          </table:table-cell>
          <table:table-cell table:style-name="ce74" office:value-type="string" calcext:value-type="string">
            <text:p>USA: GA</text:p>
          </table:table-cell>
          <table:table-cell table:style-name="ce119" office:value-type="date" office:date-value="2020-03-01" calcext:value-type="date">
            <text:p>03/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33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office:value-type="string" calcext:value-type="string">
            <text:p>MT344948.1</text:p>
          </table:table-cell>
          <table:table-cell table:style-name="ce55" office:value-type="string" calcext:value-type="string">
            <text:p>USA: HI</text:p>
          </table:table-cell>
          <table:table-cell table:style-name="ce117" office:value-type="date" office:date-value="2020-03-05" calcext:value-type="date">
            <text:p>03/0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3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office:value-type="string" calcext:value-type="string">
            <text:p>MT325615.1</text:p>
          </table:table-cell>
          <table:table-cell table:style-name="ce55" office:value-type="string" calcext:value-type="string">
            <text:p>USA: IA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3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office:value-type="string" calcext:value-type="string">
            <text:p>MT325617.1</text:p>
          </table:table-cell>
          <table:table-cell table:style-name="ce55" office:value-type="string" calcext:value-type="string">
            <text:p>USA: IA</text:p>
          </table:table-cell>
          <table:table-cell table:style-name="ce117" office:value-type="date" office:date-value="2020-03-08" calcext:value-type="date">
            <text:p>03/0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3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office:value-type="string" calcext:value-type="string">
            <text:p>MT325618.1</text:p>
          </table:table-cell>
          <table:table-cell table:style-name="ce55" office:value-type="string" calcext:value-type="string">
            <text:p>USA: IA</text:p>
          </table:table-cell>
          <table:table-cell table:style-name="ce117" office:value-type="date" office:date-value="2020-03-08" calcext:value-type="date">
            <text:p>03/0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4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office:value-type="string" calcext:value-type="string">
            <text:p>MT325619.1</text:p>
          </table:table-cell>
          <table:table-cell table:style-name="ce55" office:value-type="string" calcext:value-type="string">
            <text:p>USA: IA</text:p>
          </table:table-cell>
          <table:table-cell table:style-name="ce117" office:value-type="date" office:date-value="2020-03-08" calcext:value-type="date">
            <text:p>03/0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4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office:value-type="string" calcext:value-type="string">
            <text:p>MT325620.1</text:p>
          </table:table-cell>
          <table:table-cell table:style-name="ce55" office:value-type="string" calcext:value-type="string">
            <text:p>USA: IA</text:p>
          </table:table-cell>
          <table:table-cell table:style-name="ce117" office:value-type="date" office:date-value="2020-03-08" calcext:value-type="date">
            <text:p>03/0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4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office:value-type="string" calcext:value-type="string">
            <text:p>MT325621.1</text:p>
          </table:table-cell>
          <table:table-cell table:style-name="ce55" office:value-type="string" calcext:value-type="string">
            <text:p>USA: IA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4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office:value-type="string" calcext:value-type="string">
            <text:p>MT325576.1</text:p>
          </table:table-cell>
          <table:table-cell table:style-name="ce75" office:value-type="string" calcext:value-type="string">
            <text:p>USA: IA</text:p>
          </table:table-cell>
          <table:table-cell table:style-name="ce117" office:value-type="date" office:date-value="2020-03-08" calcext:value-type="date">
            <text:p>03/0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4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office:value-type="string" calcext:value-type="string">
            <text:p>MT345803.1</text:p>
          </table:table-cell>
          <table:table-cell table:style-name="ce76" office:value-type="string" calcext:value-type="string">
            <text:p>USA: ID</text:p>
          </table:table-cell>
          <table:table-cell table:style-name="ce117" office:value-type="date" office:date-value="2020-03-21" calcext:value-type="date">
            <text:p>03/21/2020</text:p>
          </table:table-cell>
          <table:table-cell office:value-type="float" office:value="29869" calcext:value-type="float">
            <text:p>29869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345]-[.E$3]" office:value-type="float" office:value="-34" calcext:value-type="float">
            <text:p>-34</text:p>
          </table:table-cell>
          <table:table-cell table:number-columns-repeated="1017"/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office:value-type="string" calcext:value-type="string">
            <text:p>MT345828.1</text:p>
          </table:table-cell>
          <table:table-cell table:style-name="ce76" office:value-type="string" calcext:value-type="string">
            <text:p>USA: ID</text:p>
          </table:table-cell>
          <table:table-cell table:style-name="ce117" office:value-type="date" office:date-value="2020-03-23" calcext:value-type="date">
            <text:p>03/23/2020</text:p>
          </table:table-cell>
          <table:table-cell office:value-type="float" office:value="29853" calcext:value-type="float">
            <text:p>29853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346]-[.E$3]" office:value-type="float" office:value="-50" calcext:value-type="float">
            <text:p>-50</text:p>
          </table:table-cell>
          <table:table-cell table:number-columns-repeated="1017"/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office:value-type="string" calcext:value-type="string">
            <text:p>MT345858.1</text:p>
          </table:table-cell>
          <table:table-cell table:style-name="ce76" office:value-type="string" calcext:value-type="string">
            <text:p>USA: ID</text:p>
          </table:table-cell>
          <table:table-cell table:style-name="ce117" office:value-type="date" office:date-value="2020-03-23" calcext:value-type="date">
            <text:p>03/23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4" calcext:value-type="percentage">
            <text:p>37.94%</text:p>
          </table:table-cell>
          <table:table-cell table:formula="of:=[.E34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office:value-type="string" calcext:value-type="string">
            <text:p>MT345866.1</text:p>
          </table:table-cell>
          <table:table-cell table:style-name="ce76" office:value-type="string" calcext:value-type="string">
            <text:p>USA: ID</text:p>
          </table:table-cell>
          <table:table-cell table:style-name="ce117" office:value-type="date" office:date-value="2020-03-23" calcext:value-type="date">
            <text:p>03/23/2020</text:p>
          </table:table-cell>
          <table:table-cell office:value-type="float" office:value="29831" calcext:value-type="float">
            <text:p>29831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48]-[.E$3]" office:value-type="float" office:value="-72" calcext:value-type="float">
            <text:p>-72</text:p>
          </table:table-cell>
          <table:table-cell table:number-columns-repeated="1017"/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office:value-type="string" calcext:value-type="string">
            <text:p>MT345872.1</text:p>
          </table:table-cell>
          <table:table-cell table:style-name="ce76" office:value-type="string" calcext:value-type="string">
            <text:p>USA: ID</text:p>
          </table:table-cell>
          <table:table-cell table:style-name="ce117" office:value-type="date" office:date-value="2020-03-27" calcext:value-type="date">
            <text:p>03/27/2020</text:p>
          </table:table-cell>
          <table:table-cell office:value-type="float" office:value="29872" calcext:value-type="float">
            <text:p>29872</text:p>
          </table:table-cell>
          <table:table-cell table:style-name="ce120" office:value-type="percentage" office:value="0.3795" calcext:value-type="percentage">
            <text:p>37.95%</text:p>
          </table:table-cell>
          <table:table-cell table:formula="of:=[.E349]-[.E$3]" office:value-type="float" office:value="-31" calcext:value-type="float">
            <text:p>-31</text:p>
          </table:table-cell>
          <table:table-cell table:number-columns-repeated="1017"/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office:value-type="string" calcext:value-type="string">
            <text:p>MT345879.1</text:p>
          </table:table-cell>
          <table:table-cell table:style-name="ce76" office:value-type="string" calcext:value-type="string">
            <text:p>USA: ID</text:p>
          </table:table-cell>
          <table:table-cell table:style-name="ce117" office:value-type="date" office:date-value="2020-03-28" calcext:value-type="date">
            <text:p>03/28/2020</text:p>
          </table:table-cell>
          <table:table-cell office:value-type="float" office:value="29847" calcext:value-type="float">
            <text:p>29847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350]-[.E$3]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office:value-type="string" calcext:value-type="string">
            <text:p>MT345885.1</text:p>
          </table:table-cell>
          <table:table-cell table:style-name="ce77" office:value-type="string" calcext:value-type="string">
            <text:p>USA: ID</text:p>
          </table:table-cell>
          <table:table-cell table:style-name="ce117" office:value-type="date" office:date-value="2020-03-30" calcext:value-type="date">
            <text:p>03/30/2020</text:p>
          </table:table-cell>
          <table:table-cell office:value-type="float" office:value="29891" calcext:value-type="float">
            <text:p>29891</text:p>
          </table:table-cell>
          <table:table-cell table:style-name="ce120" office:value-type="percentage" office:value="0.3792" calcext:value-type="percentage">
            <text:p>37.92%</text:p>
          </table:table-cell>
          <table:table-cell table:formula="of:=[.E351]-[.E$3]"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office:value-type="string" calcext:value-type="string">
            <text:p>MT345886.1</text:p>
          </table:table-cell>
          <table:table-cell table:style-name="ce77" office:value-type="string" calcext:value-type="string">
            <text:p>USA: ID</text:p>
          </table:table-cell>
          <table:table-cell table:style-name="ce117" office:value-type="date" office:date-value="2020-03-27" calcext:value-type="date">
            <text:p>03/27/2020</text:p>
          </table:table-cell>
          <table:table-cell office:value-type="float" office:value="29876" calcext:value-type="float">
            <text:p>29876</text:p>
          </table:table-cell>
          <table:table-cell table:style-name="ce120" office:value-type="percentage" office:value="0.3794" calcext:value-type="percentage">
            <text:p>37.94%</text:p>
          </table:table-cell>
          <table:table-cell table:formula="of:=[.E352]-[.E$3]" office:value-type="float" office:value="-27" calcext:value-type="float">
            <text:p>-27</text:p>
          </table:table-cell>
          <table:table-cell table:number-columns-repeated="1017"/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office:value-type="string" calcext:value-type="string">
            <text:p>MT345887.1</text:p>
          </table:table-cell>
          <table:table-cell table:style-name="ce77" office:value-type="string" calcext:value-type="string">
            <text:p>USA: ID</text:p>
          </table:table-cell>
          <table:table-cell table:style-name="ce117" office:value-type="date" office:date-value="2020-03-29" calcext:value-type="date">
            <text:p>03/29/2020</text:p>
          </table:table-cell>
          <table:table-cell office:value-type="float" office:value="29876" calcext:value-type="float">
            <text:p>29876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353]-[.E$3]" office:value-type="float" office:value="-27" calcext:value-type="float">
            <text:p>-27</text:p>
          </table:table-cell>
          <table:table-cell table:number-columns-repeated="1017"/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office:value-type="string" calcext:value-type="string">
            <text:p>MT345888.1</text:p>
          </table:table-cell>
          <table:table-cell table:style-name="ce77" office:value-type="string" calcext:value-type="string">
            <text:p>USA: ID</text:p>
          </table:table-cell>
          <table:table-cell table:style-name="ce117" office:value-type="date" office:date-value="2020-03-29" calcext:value-type="date">
            <text:p>03/2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35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office:value-type="string" calcext:value-type="string">
            <text:p>MT325577.1</text:p>
          </table:table-cell>
          <table:table-cell table:style-name="ce78" office:value-type="string" calcext:value-type="string">
            <text:p>USA: IL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35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office:value-type="string" calcext:value-type="string">
            <text:p>MT325578.1</text:p>
          </table:table-cell>
          <table:table-cell table:style-name="ce78" office:value-type="string" calcext:value-type="string">
            <text:p>USA: IL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5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office:value-type="string" calcext:value-type="string">
            <text:p>MT344950.1</text:p>
          </table:table-cell>
          <table:table-cell table:style-name="ce78" office:value-type="string" calcext:value-type="string">
            <text:p>USA: IN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61" calcext:value-type="float">
            <text:p>29861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357]-[.E$3]" office:value-type="float" office:value="-42" calcext:value-type="float">
            <text:p>-42</text:p>
          </table:table-cell>
          <table:table-cell table:number-columns-repeated="1017"/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office:value-type="string" calcext:value-type="string">
            <text:p>MT344951.1</text:p>
          </table:table-cell>
          <table:table-cell table:style-name="ce78" office:value-type="string" calcext:value-type="string">
            <text:p>USA: IN</text:p>
          </table:table-cell>
          <table:table-cell table:style-name="ce117" office:value-type="date" office:date-value="2020-03-08" calcext:value-type="date">
            <text:p>03/08/2020</text:p>
          </table:table-cell>
          <table:table-cell office:value-type="float" office:value="29861" calcext:value-type="float">
            <text:p>29861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358]-[.E$3]" office:value-type="float" office:value="-42" calcext:value-type="float">
            <text:p>-42</text:p>
          </table:table-cell>
          <table:table-cell table:number-columns-repeated="1017"/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office:value-type="string" calcext:value-type="string">
            <text:p>MT325580.1</text:p>
          </table:table-cell>
          <table:table-cell table:style-name="ce78" office:value-type="string" calcext:value-type="string">
            <text:p>USA: KS</text:p>
          </table:table-cell>
          <table:table-cell table:style-name="ce117" office:value-type="date" office:date-value="2020-03-06" calcext:value-type="date">
            <text:p>03/0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5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office:value-type="string" calcext:value-type="string">
            <text:p>MT325581.1</text:p>
          </table:table-cell>
          <table:table-cell table:style-name="ce78" office:value-type="string" calcext:value-type="string">
            <text:p>USA: LA</text:p>
          </table:table-cell>
          <table:table-cell table:style-name="ce117" office:value-type="date" office:date-value="2020-03-09" calcext:value-type="date">
            <text:p>03/0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36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office:value-type="string" calcext:value-type="string">
            <text:p>MT325582.1</text:p>
          </table:table-cell>
          <table:table-cell table:style-name="ce79" office:value-type="string" calcext:value-type="string">
            <text:p>USA: MA</text:p>
          </table:table-cell>
          <table:table-cell table:style-name="ce117" office:value-type="date" office:date-value="2020-03-05" calcext:value-type="date">
            <text:p>03/0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6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office:value-type="string" calcext:value-type="string">
            <text:p>MT325583.1</text:p>
          </table:table-cell>
          <table:table-cell table:style-name="ce79" office:value-type="string" calcext:value-type="string">
            <text:p>USA: MA</text:p>
          </table:table-cell>
          <table:table-cell table:style-name="ce117" office:value-type="date" office:date-value="2020-03-06" calcext:value-type="date">
            <text:p>03/0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6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62]+1" office:value-type="float" office:value="361" calcext:value-type="float">
            <text:p>361</text:p>
          </table:table-cell>
          <table:table-cell office:value-type="string" calcext:value-type="string">
            <text:p>MT325586.1</text:p>
          </table:table-cell>
          <table:table-cell table:style-name="ce79" office:value-type="string" calcext:value-type="string">
            <text:p>USA: MA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36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63]+1" office:value-type="float" office:value="362" calcext:value-type="float">
            <text:p>362</text:p>
          </table:table-cell>
          <table:table-cell office:value-type="string" calcext:value-type="string">
            <text:p>MT325616.1</text:p>
          </table:table-cell>
          <table:table-cell table:style-name="ce79" office:value-type="string" calcext:value-type="string">
            <text:p>USA: MA</text:p>
          </table:table-cell>
          <table:table-cell table:style-name="ce117" office:value-type="date" office:date-value="2020-03-06" calcext:value-type="date">
            <text:p>03/0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6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64]+1" office:value-type="float" office:value="363" calcext:value-type="float">
            <text:p>363</text:p>
          </table:table-cell>
          <table:table-cell office:value-type="string" calcext:value-type="string">
            <text:p>MT325629.1</text:p>
          </table:table-cell>
          <table:table-cell table:style-name="ce79" office:value-type="string" calcext:value-type="string">
            <text:p>USA: MA</text:p>
          </table:table-cell>
          <table:table-cell table:style-name="ce117" office:value-type="date" office:date-value="2020-03-05" calcext:value-type="date">
            <text:p>03/0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36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65]+1" office:value-type="float" office:value="364" calcext:value-type="float">
            <text:p>364</text:p>
          </table:table-cell>
          <table:table-cell office:value-type="string" calcext:value-type="string">
            <text:p>MT325630.1</text:p>
          </table:table-cell>
          <table:table-cell table:style-name="ce79" office:value-type="string" calcext:value-type="string">
            <text:p>USA: MA</text:p>
          </table:table-cell>
          <table:table-cell table:style-name="ce117" office:value-type="date" office:date-value="2020-03-05" calcext:value-type="date">
            <text:p>03/0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6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66]+1" office:value-type="float" office:value="365" calcext:value-type="float">
            <text:p>365</text:p>
          </table:table-cell>
          <table:table-cell office:value-type="string" calcext:value-type="string">
            <text:p>MT325631.1</text:p>
          </table:table-cell>
          <table:table-cell table:style-name="ce80" office:value-type="string" calcext:value-type="string">
            <text:p>USA: MA</text:p>
          </table:table-cell>
          <table:table-cell table:style-name="ce117" office:value-type="date" office:date-value="2020-03-05" calcext:value-type="date">
            <text:p>03/0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6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67]+1" office:value-type="float" office:value="366" calcext:value-type="float">
            <text:p>366</text:p>
          </table:table-cell>
          <table:table-cell office:value-type="string" calcext:value-type="string">
            <text:p>MT325632.1</text:p>
          </table:table-cell>
          <table:table-cell table:style-name="ce80" office:value-type="string" calcext:value-type="string">
            <text:p>USA: MA</text:p>
          </table:table-cell>
          <table:table-cell table:style-name="ce117" office:value-type="date" office:date-value="2020-03-04" calcext:value-type="date">
            <text:p>03/04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6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68]+1" office:value-type="float" office:value="367" calcext:value-type="float">
            <text:p>367</text:p>
          </table:table-cell>
          <table:table-cell office:value-type="string" calcext:value-type="string">
            <text:p>MT325633.1</text:p>
          </table:table-cell>
          <table:table-cell table:style-name="ce80" office:value-type="string" calcext:value-type="string">
            <text:p>USA: MA</text:p>
          </table:table-cell>
          <table:table-cell table:style-name="ce117" office:value-type="date" office:date-value="2020-03-04" calcext:value-type="date">
            <text:p>03/04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6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69]+1" office:value-type="float" office:value="368" calcext:value-type="float">
            <text:p>368</text:p>
          </table:table-cell>
          <table:table-cell office:value-type="string" calcext:value-type="string">
            <text:p>MT325634.1</text:p>
          </table:table-cell>
          <table:table-cell table:style-name="ce80" office:value-type="string" calcext:value-type="string">
            <text:p>USA: MA</text:p>
          </table:table-cell>
          <table:table-cell table:style-name="ce117" office:value-type="date" office:date-value="2020-03-05" calcext:value-type="date">
            <text:p>03/0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7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70]+1" office:value-type="float" office:value="369" calcext:value-type="float">
            <text:p>369</text:p>
          </table:table-cell>
          <table:table-cell office:value-type="string" calcext:value-type="string">
            <text:p>MT325635.1</text:p>
          </table:table-cell>
          <table:table-cell table:style-name="ce80" office:value-type="string" calcext:value-type="string">
            <text:p>USA: MA</text:p>
          </table:table-cell>
          <table:table-cell table:style-name="ce117" office:value-type="date" office:date-value="2020-03-06" calcext:value-type="date">
            <text:p>03/0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37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71]+1" office:value-type="float" office:value="370" calcext:value-type="float">
            <text:p>370</text:p>
          </table:table-cell>
          <table:table-cell office:value-type="string" calcext:value-type="string">
            <text:p>MT325636.1</text:p>
          </table:table-cell>
          <table:table-cell table:style-name="ce80" office:value-type="string" calcext:value-type="string">
            <text:p>USA: MA</text:p>
          </table:table-cell>
          <table:table-cell table:style-name="ce117" office:value-type="date" office:date-value="2020-03-06" calcext:value-type="date">
            <text:p>03/0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37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72]+1" office:value-type="float" office:value="371" calcext:value-type="float">
            <text:p>371</text:p>
          </table:table-cell>
          <table:table-cell office:value-type="string" calcext:value-type="string">
            <text:p>MT325637.1</text:p>
          </table:table-cell>
          <table:table-cell table:style-name="ce80" office:value-type="string" calcext:value-type="string">
            <text:p>USA: MA</text:p>
          </table:table-cell>
          <table:table-cell table:style-name="ce117" office:value-type="date" office:date-value="2020-03-06" calcext:value-type="date">
            <text:p>03/0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7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73]+1" office:value-type="float" office:value="372" calcext:value-type="float">
            <text:p>372</text:p>
          </table:table-cell>
          <table:table-cell office:value-type="string" calcext:value-type="string">
            <text:p>MT325638.1</text:p>
          </table:table-cell>
          <table:table-cell table:style-name="ce80" office:value-type="string" calcext:value-type="string">
            <text:p>USA: MA</text:p>
          </table:table-cell>
          <table:table-cell table:style-name="ce117" office:value-type="date" office:date-value="2020-03-06" calcext:value-type="date">
            <text:p>03/0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7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74]+1" office:value-type="float" office:value="373" calcext:value-type="float">
            <text:p>373</text:p>
          </table:table-cell>
          <table:table-cell office:value-type="string" calcext:value-type="string">
            <text:p>MT325639.1</text:p>
          </table:table-cell>
          <table:table-cell table:style-name="ce80" office:value-type="string" calcext:value-type="string">
            <text:p>USA: MA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37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75]+1" office:value-type="float" office:value="374" calcext:value-type="float">
            <text:p>374</text:p>
          </table:table-cell>
          <table:table-cell office:value-type="string" calcext:value-type="string">
            <text:p>MT325640.1</text:p>
          </table:table-cell>
          <table:table-cell table:style-name="ce80" office:value-type="string" calcext:value-type="string">
            <text:p>USA: MA</text:p>
          </table:table-cell>
          <table:table-cell table:style-name="ce117" office:value-type="date" office:date-value="2020-03-06" calcext:value-type="date">
            <text:p>03/0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7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76]+1" office:value-type="float" office:value="375" calcext:value-type="float">
            <text:p>375</text:p>
          </table:table-cell>
          <table:table-cell office:value-type="string" calcext:value-type="string">
            <text:p>MT325587.1</text:p>
          </table:table-cell>
          <table:table-cell table:style-name="ce81" office:value-type="string" calcext:value-type="string">
            <text:p>USA: MD</text:p>
          </table:table-cell>
          <table:table-cell table:style-name="ce117" office:value-type="date" office:date-value="2020-03-04" calcext:value-type="date">
            <text:p>03/04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37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77]+1" office:value-type="float" office:value="376" calcext:value-type="float">
            <text:p>376</text:p>
          </table:table-cell>
          <table:table-cell office:value-type="string" calcext:value-type="string">
            <text:p>MT344954.1</text:p>
          </table:table-cell>
          <table:table-cell table:style-name="ce82" office:value-type="string" calcext:value-type="string">
            <text:p>USA: MN</text:p>
          </table:table-cell>
          <table:table-cell table:style-name="ce117" office:value-type="date" office:date-value="2020-03-05" calcext:value-type="date">
            <text:p>03/0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7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78]+1" office:value-type="float" office:value="377" calcext:value-type="float">
            <text:p>377</text:p>
          </table:table-cell>
          <table:table-cell office:value-type="string" calcext:value-type="string">
            <text:p>MT344962.1</text:p>
          </table:table-cell>
          <table:table-cell table:style-name="ce83" office:value-type="string" calcext:value-type="string">
            <text:p>USA: MN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77" calcext:value-type="float">
            <text:p>29877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79]-[.E$3]" office:value-type="float" office:value="-26" calcext:value-type="float">
            <text:p>-26</text:p>
          </table:table-cell>
          <table:table-cell table:number-columns-repeated="1017"/>
        </table:table-row>
        <table:table-row table:style-name="ro1">
          <table:table-cell table:formula="of:=[.A379]+1" office:value-type="float" office:value="378" calcext:value-type="float">
            <text:p>378</text:p>
          </table:table-cell>
          <table:table-cell office:value-type="string" calcext:value-type="string">
            <text:p>MT325588.1</text:p>
          </table:table-cell>
          <table:table-cell table:style-name="ce83" office:value-type="string" calcext:value-type="string">
            <text:p>USA: MO</text:p>
          </table:table-cell>
          <table:table-cell table:style-name="ce117" office:value-type="date" office:date-value="2020-03-06" calcext:value-type="date">
            <text:p>03/0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38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80]+1" office:value-type="float" office:value="379" calcext:value-type="float">
            <text:p>379</text:p>
          </table:table-cell>
          <table:table-cell office:value-type="string" calcext:value-type="string">
            <text:p>MT325590.1</text:p>
          </table:table-cell>
          <table:table-cell table:style-name="ce84" office:value-type="string" calcext:value-type="string">
            <text:p>USA: NC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8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81]+1" office:value-type="float" office:value="380" calcext:value-type="float">
            <text:p>380</text:p>
          </table:table-cell>
          <table:table-cell office:value-type="string" calcext:value-type="string">
            <text:p>MT325591.1</text:p>
          </table:table-cell>
          <table:table-cell table:style-name="ce84" office:value-type="string" calcext:value-type="string">
            <text:p>USA: NC</text:p>
          </table:table-cell>
          <table:table-cell table:style-name="ce117" office:value-type="date" office:date-value="2020-03-06" calcext:value-type="date">
            <text:p>03/0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8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82]+1" office:value-type="float" office:value="381" calcext:value-type="float">
            <text:p>381</text:p>
          </table:table-cell>
          <table:table-cell office:value-type="string" calcext:value-type="string">
            <text:p>MT325592.1</text:p>
          </table:table-cell>
          <table:table-cell table:style-name="ce85" office:value-type="string" calcext:value-type="string">
            <text:p>USA: NE</text:p>
          </table:table-cell>
          <table:table-cell table:style-name="ce117" office:value-type="date" office:date-value="2020-03-05" calcext:value-type="date">
            <text:p>03/0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8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83]+1" office:value-type="float" office:value="382" calcext:value-type="float">
            <text:p>382</text:p>
          </table:table-cell>
          <table:table-cell office:value-type="string" calcext:value-type="string">
            <text:p>MT325593.1</text:p>
          </table:table-cell>
          <table:table-cell table:style-name="ce85" office:value-type="string" calcext:value-type="string">
            <text:p>USA: NE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8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84]+1" office:value-type="float" office:value="383" calcext:value-type="float">
            <text:p>383</text:p>
          </table:table-cell>
          <table:table-cell office:value-type="string" calcext:value-type="string">
            <text:p>MT325594.1</text:p>
          </table:table-cell>
          <table:table-cell table:style-name="ce86" office:value-type="string" calcext:value-type="string">
            <text:p>USA: NH</text:p>
          </table:table-cell>
          <table:table-cell table:style-name="ce117" office:value-type="date" office:date-value="2020-03-06" calcext:value-type="date">
            <text:p>03/0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8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85]+1" office:value-type="float" office:value="384" calcext:value-type="float">
            <text:p>384</text:p>
          </table:table-cell>
          <table:table-cell office:value-type="string" calcext:value-type="string">
            <text:p>MT325595.1</text:p>
          </table:table-cell>
          <table:table-cell table:style-name="ce86" office:value-type="string" calcext:value-type="string">
            <text:p>USA: NH</text:p>
          </table:table-cell>
          <table:table-cell table:style-name="ce117" office:value-type="date" office:date-value="2020-03-06" calcext:value-type="date">
            <text:p>03/0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8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86]+1" office:value-type="float" office:value="385" calcext:value-type="float">
            <text:p>385</text:p>
          </table:table-cell>
          <table:table-cell office:value-type="string" calcext:value-type="string">
            <text:p>MT325622.1</text:p>
          </table:table-cell>
          <table:table-cell table:style-name="ce86" office:value-type="string" calcext:value-type="string">
            <text:p>USA: NJ</text:p>
          </table:table-cell>
          <table:table-cell table:style-name="ce117" office:value-type="date" office:date-value="2020-03-04" calcext:value-type="date">
            <text:p>03/04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38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87]+1" office:value-type="float" office:value="386" calcext:value-type="float">
            <text:p>386</text:p>
          </table:table-cell>
          <table:table-cell office:value-type="string" calcext:value-type="string">
            <text:p>MT344961.1</text:p>
          </table:table-cell>
          <table:table-cell table:style-name="ce87" office:value-type="string" calcext:value-type="string">
            <text:p>USA: NV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79" calcext:value-type="float">
            <text:p>29879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88]-[.E$3]" office:value-type="float" office:value="-24" calcext:value-type="float">
            <text:p>-24</text:p>
          </table:table-cell>
          <table:table-cell table:number-columns-repeated="1017"/>
        </table:table-row>
        <table:table-row table:style-name="ro1">
          <table:table-cell table:formula="of:=[.A388]+1" office:value-type="float" office:value="387" calcext:value-type="float">
            <text:p>387</text:p>
          </table:table-cell>
          <table:table-cell office:value-type="string" calcext:value-type="string">
            <text:p>MT325627.1</text:p>
          </table:table-cell>
          <table:table-cell table:style-name="ce88" office:value-type="string" calcext:value-type="string">
            <text:p>USA: NY</text:p>
          </table:table-cell>
          <table:table-cell table:style-name="ce117" office:value-type="date" office:date-value="2020-03-04" calcext:value-type="date">
            <text:p>03/04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8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89]+1" office:value-type="float" office:value="388" calcext:value-type="float">
            <text:p>388</text:p>
          </table:table-cell>
          <table:table-cell office:value-type="string" calcext:value-type="string">
            <text:p>MT325598.1</text:p>
          </table:table-cell>
          <table:table-cell table:style-name="ce89" office:value-type="string" calcext:value-type="string">
            <text:p>USA: OH</text:p>
          </table:table-cell>
          <table:table-cell table:style-name="ce117" office:value-type="date" office:date-value="2020-03-08" calcext:value-type="date">
            <text:p>03/0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9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90]+1" office:value-type="float" office:value="389" calcext:value-type="float">
            <text:p>389</text:p>
          </table:table-cell>
          <table:table-cell office:value-type="string" calcext:value-type="string">
            <text:p>MT344955.1</text:p>
          </table:table-cell>
          <table:table-cell table:style-name="ce90" office:value-type="string" calcext:value-type="string">
            <text:p>USA: OH</text:p>
          </table:table-cell>
          <table:table-cell table:style-name="ce117" office:value-type="date" office:date-value="2020-03-08" calcext:value-type="date">
            <text:p>03/08/2020</text:p>
          </table:table-cell>
          <table:table-cell office:value-type="float" office:value="29876" calcext:value-type="float">
            <text:p>29876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91]-[.E$3]" office:value-type="float" office:value="-27" calcext:value-type="float">
            <text:p>-27</text:p>
          </table:table-cell>
          <table:table-cell table:number-columns-repeated="1017"/>
        </table:table-row>
        <table:table-row table:style-name="ro1">
          <table:table-cell table:formula="of:=[.A391]+1" office:value-type="float" office:value="390" calcext:value-type="float">
            <text:p>390</text:p>
          </table:table-cell>
          <table:table-cell office:value-type="string" calcext:value-type="string">
            <text:p>MT344956.1</text:p>
          </table:table-cell>
          <table:table-cell table:style-name="ce91" office:value-type="string" calcext:value-type="string">
            <text:p>USA: OH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76" calcext:value-type="float">
            <text:p>29876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92]-[.E$3]" office:value-type="float" office:value="-27" calcext:value-type="float">
            <text:p>-27</text:p>
          </table:table-cell>
          <table:table-cell table:number-columns-repeated="1017"/>
        </table:table-row>
        <table:table-row table:style-name="ro1">
          <table:table-cell table:formula="of:=[.A392]+1" office:value-type="float" office:value="391" calcext:value-type="float">
            <text:p>391</text:p>
          </table:table-cell>
          <table:table-cell office:value-type="string" calcext:value-type="string">
            <text:p>MT325599.1</text:p>
          </table:table-cell>
          <table:table-cell table:style-name="ce92" office:value-type="string" calcext:value-type="string">
            <text:p>USA: PA</text:p>
          </table:table-cell>
          <table:table-cell table:style-name="ce117" office:value-type="date" office:date-value="2020-03-05" calcext:value-type="date">
            <text:p>03/0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39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93]+1" office:value-type="float" office:value="392" calcext:value-type="float">
            <text:p>392</text:p>
          </table:table-cell>
          <table:table-cell office:value-type="string" calcext:value-type="string">
            <text:p>MT325600.1</text:p>
          </table:table-cell>
          <table:table-cell table:style-name="ce92" office:value-type="string" calcext:value-type="string">
            <text:p>USA: PA</text:p>
          </table:table-cell>
          <table:table-cell table:style-name="ce117" office:value-type="date" office:date-value="2020-03-05" calcext:value-type="date">
            <text:p>03/0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9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94]+1" office:value-type="float" office:value="393" calcext:value-type="float">
            <text:p>393</text:p>
          </table:table-cell>
          <table:table-cell office:value-type="string" calcext:value-type="string">
            <text:p>MT325601.1</text:p>
          </table:table-cell>
          <table:table-cell table:style-name="ce92" office:value-type="string" calcext:value-type="string">
            <text:p>USA: PA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9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95]+1" office:value-type="float" office:value="394" calcext:value-type="float">
            <text:p>394</text:p>
          </table:table-cell>
          <table:table-cell office:value-type="string" calcext:value-type="string">
            <text:p>MT325603.1</text:p>
          </table:table-cell>
          <table:table-cell table:style-name="ce93" office:value-type="string" calcext:value-type="string">
            <text:p>USA: PA</text:p>
          </table:table-cell>
          <table:table-cell table:style-name="ce117" office:value-type="date" office:date-value="2020-03-09" calcext:value-type="date">
            <text:p>03/0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9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96]+1" office:value-type="float" office:value="395" calcext:value-type="float">
            <text:p>395</text:p>
          </table:table-cell>
          <table:table-cell office:value-type="string" calcext:value-type="string">
            <text:p>MT344957.1</text:p>
          </table:table-cell>
          <table:table-cell table:style-name="ce94" office:value-type="string" calcext:value-type="string">
            <text:p>USA: PA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76" calcext:value-type="float">
            <text:p>29876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397]-[.E$3]" office:value-type="float" office:value="-27" calcext:value-type="float">
            <text:p>-27</text:p>
          </table:table-cell>
          <table:table-cell table:number-columns-repeated="1017"/>
        </table:table-row>
        <table:table-row table:style-name="ro1">
          <table:table-cell table:formula="of:=[.A397]+1" office:value-type="float" office:value="396" calcext:value-type="float">
            <text:p>396</text:p>
          </table:table-cell>
          <table:table-cell office:value-type="string" calcext:value-type="string">
            <text:p>MT344958.1</text:p>
          </table:table-cell>
          <table:table-cell table:style-name="ce94" office:value-type="string" calcext:value-type="string">
            <text:p>USA: PA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76" calcext:value-type="float">
            <text:p>29876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98]-[.E$3]" office:value-type="float" office:value="-27" calcext:value-type="float">
            <text:p>-27</text:p>
          </table:table-cell>
          <table:table-cell table:number-columns-repeated="1017"/>
        </table:table-row>
        <table:table-row table:style-name="ro1">
          <table:table-cell table:formula="of:=[.A398]+1" office:value-type="float" office:value="397" calcext:value-type="float">
            <text:p>397</text:p>
          </table:table-cell>
          <table:table-cell office:value-type="string" calcext:value-type="string">
            <text:p>MT325605.1</text:p>
          </table:table-cell>
          <table:table-cell table:style-name="ce95" office:value-type="string" calcext:value-type="string">
            <text:p>USA: RI</text:p>
          </table:table-cell>
          <table:table-cell table:style-name="ce117" office:value-type="date" office:date-value="2020-03-05" calcext:value-type="date">
            <text:p>03/0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39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99]+1" office:value-type="float" office:value="398" calcext:value-type="float">
            <text:p>398</text:p>
          </table:table-cell>
          <table:table-cell office:value-type="string" calcext:value-type="string">
            <text:p>MT344960.1</text:p>
          </table:table-cell>
          <table:table-cell office:value-type="string" calcext:value-type="string">
            <text:p>USA: RI</text:p>
          </table:table-cell>
          <table:table-cell table:style-name="ce117" office:value-type="date" office:date-value="2020-03-09" calcext:value-type="date">
            <text:p>03/0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40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00]+1" office:value-type="float" office:value="399" calcext:value-type="float">
            <text:p>399</text:p>
          </table:table-cell>
          <table:table-cell office:value-type="string" calcext:value-type="string">
            <text:p>MT325606.1</text:p>
          </table:table-cell>
          <table:table-cell table:style-name="ce96" office:value-type="string" calcext:value-type="string">
            <text:p>USA: SC</text:p>
          </table:table-cell>
          <table:table-cell table:style-name="ce117" office:value-type="date" office:date-value="2020-03-06" calcext:value-type="date">
            <text:p>03/0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0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01]+1" office:value-type="float" office:value="400" calcext:value-type="float">
            <text:p>400</text:p>
          </table:table-cell>
          <table:table-cell office:value-type="string" calcext:value-type="string">
            <text:p>MT325607.1</text:p>
          </table:table-cell>
          <table:table-cell table:style-name="ce96" office:value-type="string" calcext:value-type="string">
            <text:p>USA: SC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0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02]+1" office:value-type="float" office:value="401" calcext:value-type="float">
            <text:p>401</text:p>
          </table:table-cell>
          <table:table-cell office:value-type="string" calcext:value-type="string">
            <text:p>MT325623.1</text:p>
          </table:table-cell>
          <table:table-cell table:style-name="ce96" office:value-type="string" calcext:value-type="string">
            <text:p>USA: SC</text:p>
          </table:table-cell>
          <table:table-cell table:style-name="ce117" office:value-type="date" office:date-value="2020-03-05" calcext:value-type="date">
            <text:p>03/0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0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03]+1" office:value-type="float" office:value="402" calcext:value-type="float">
            <text:p>402</text:p>
          </table:table-cell>
          <table:table-cell office:value-type="string" calcext:value-type="string">
            <text:p>MT325624.1</text:p>
          </table:table-cell>
          <table:table-cell table:style-name="ce96" office:value-type="string" calcext:value-type="string">
            <text:p>USA: SC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0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04]+1" office:value-type="float" office:value="403" calcext:value-type="float">
            <text:p>403</text:p>
          </table:table-cell>
          <table:table-cell office:value-type="string" calcext:value-type="string">
            <text:p>MT325625.1</text:p>
          </table:table-cell>
          <table:table-cell table:style-name="ce96" office:value-type="string" calcext:value-type="string">
            <text:p>USA: SC</text:p>
          </table:table-cell>
          <table:table-cell table:style-name="ce117" office:value-type="date" office:date-value="2020-03-07" calcext:value-type="date">
            <text:p>03/07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40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05]+1" office:value-type="float" office:value="404" calcext:value-type="float">
            <text:p>404</text:p>
          </table:table-cell>
          <table:table-cell office:value-type="string" calcext:value-type="string">
            <text:p>MT325626.1</text:p>
          </table:table-cell>
          <table:table-cell table:style-name="ce96" office:value-type="string" calcext:value-type="string">
            <text:p>USA: SC</text:p>
          </table:table-cell>
          <table:table-cell table:style-name="ce117" office:value-type="date" office:date-value="2020-03-05" calcext:value-type="date">
            <text:p>03/0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40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06]+1" office:value-type="float" office:value="405" calcext:value-type="float">
            <text:p>405</text:p>
          </table:table-cell>
          <table:table-cell office:value-type="string" calcext:value-type="string">
            <text:p>MT325609.1</text:p>
          </table:table-cell>
          <table:table-cell table:style-name="ce97" office:value-type="string" calcext:value-type="string">
            <text:p>USA: UT</text:p>
          </table:table-cell>
          <table:table-cell table:style-name="ce117" office:value-type="date" office:date-value="2020-03-05" calcext:value-type="date">
            <text:p>03/05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0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07]+1" office:value-type="float" office:value="406" calcext:value-type="float">
            <text:p>406</text:p>
          </table:table-cell>
          <table:table-cell office:value-type="string" calcext:value-type="string">
            <text:p>MT334533.1</text:p>
          </table:table-cell>
          <table:table-cell table:style-name="ce98" office:value-type="string" calcext:value-type="string">
            <text:p>USA: UT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902" calcext:value-type="float">
            <text:p>29902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408]-[.E$3]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table:formula="of:=[.A408]+1" office:value-type="float" office:value="407" calcext:value-type="float">
            <text:p>407</text:p>
          </table:table-cell>
          <table:table-cell office:value-type="string" calcext:value-type="string">
            <text:p>MT334534.1</text:p>
          </table:table-cell>
          <table:table-cell table:style-name="ce98" office:value-type="string" calcext:value-type="string">
            <text:p>USA: UT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895" calcext:value-type="float">
            <text:p>29895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409]-[.E$3]" office:value-type="float" office:value="-8" calcext:value-type="float">
            <text:p>-8</text:p>
          </table:table-cell>
          <table:table-cell table:number-columns-repeated="1017"/>
        </table:table-row>
        <table:table-row table:style-name="ro1">
          <table:table-cell table:formula="of:=[.A409]+1" office:value-type="float" office:value="408" calcext:value-type="float">
            <text:p>408</text:p>
          </table:table-cell>
          <table:table-cell office:value-type="string" calcext:value-type="string">
            <text:p>MT334538.1</text:p>
          </table:table-cell>
          <table:table-cell table:style-name="ce98" office:value-type="string" calcext:value-type="string">
            <text:p>USA: UT</text:p>
          </table:table-cell>
          <table:table-cell table:style-name="ce117" office:value-type="date" office:date-value="2020-03-13" calcext:value-type="date">
            <text:p>03/13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410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410]+1" office:value-type="float" office:value="409" calcext:value-type="float">
            <text:p>409</text:p>
          </table:table-cell>
          <table:table-cell office:value-type="string" calcext:value-type="string">
            <text:p>MT334540.1</text:p>
          </table:table-cell>
          <table:table-cell table:style-name="ce99" office:value-type="string" calcext:value-type="string">
            <text:p>USA: UT</text:p>
          </table:table-cell>
          <table:table-cell table:style-name="ce117" office:value-type="date" office:date-value="2020-03-14" calcext:value-type="date">
            <text:p>03/14/2020</text:p>
          </table:table-cell>
          <table:table-cell office:value-type="float" office:value="29901" calcext:value-type="float">
            <text:p>29901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411]-[.E$3]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table:formula="of:=[.A411]+1" office:value-type="float" office:value="410" calcext:value-type="float">
            <text:p>410</text:p>
          </table:table-cell>
          <table:table-cell office:value-type="string" calcext:value-type="string">
            <text:p>MT334541.1</text:p>
          </table:table-cell>
          <table:table-cell table:style-name="ce99" office:value-type="string" calcext:value-type="string">
            <text:p>USA: UT</text:p>
          </table:table-cell>
          <table:table-cell table:style-name="ce117" office:value-type="date" office:date-value="2020-03-11" calcext:value-type="date">
            <text:p>03/11/2020</text:p>
          </table:table-cell>
          <table:table-cell office:value-type="float" office:value="29902" calcext:value-type="float">
            <text:p>29902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412]-[.E$3]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table:formula="of:=[.A412]+1" office:value-type="float" office:value="411" calcext:value-type="float">
            <text:p>411</text:p>
          </table:table-cell>
          <table:table-cell office:value-type="string" calcext:value-type="string">
            <text:p>MT334542.1</text:p>
          </table:table-cell>
          <table:table-cell table:style-name="ce99" office:value-type="string" calcext:value-type="string">
            <text:p>USA: UT</text:p>
          </table:table-cell>
          <table:table-cell table:style-name="ce117" office:value-type="date" office:date-value="2020-03-11" calcext:value-type="date">
            <text:p>03/11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413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413]+1" office:value-type="float" office:value="412" calcext:value-type="float">
            <text:p>412</text:p>
          </table:table-cell>
          <table:table-cell office:value-type="string" calcext:value-type="string">
            <text:p>MT334544.1</text:p>
          </table:table-cell>
          <table:table-cell table:style-name="ce99" office:value-type="string" calcext:value-type="string">
            <text:p>USA: UT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5" calcext:value-type="percentage">
            <text:p>37.95%</text:p>
          </table:table-cell>
          <table:table-cell table:formula="of:=[.E414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414]+1" office:value-type="float" office:value="413" calcext:value-type="float">
            <text:p>413</text:p>
          </table:table-cell>
          <table:table-cell office:value-type="string" calcext:value-type="string">
            <text:p>MT334547.1</text:p>
          </table:table-cell>
          <table:table-cell table:style-name="ce99" office:value-type="string" calcext:value-type="string">
            <text:p>USA: UT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903" calcext:value-type="float">
            <text:p>29903</text:p>
          </table:table-cell>
          <table:table-cell table:style-name="ce120" office:value-type="percentage" office:value="0.3795" calcext:value-type="percentage">
            <text:p>37.95%</text:p>
          </table:table-cell>
          <table:table-cell table:formula="of:=[.E415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415]+1" office:value-type="float" office:value="414" calcext:value-type="float">
            <text:p>414</text:p>
          </table:table-cell>
          <table:table-cell office:value-type="string" calcext:value-type="string">
            <text:p>MT325611.1</text:p>
          </table:table-cell>
          <table:table-cell table:style-name="ce100" office:value-type="string" calcext:value-type="string">
            <text:p>USA: VA</text:p>
          </table:table-cell>
          <table:table-cell table:style-name="ce117" office:value-type="date" office:date-value="2020-03-08" calcext:value-type="date">
            <text:p>03/0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41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16]+1" office:value-type="float" office:value="415" calcext:value-type="float">
            <text:p>415</text:p>
          </table:table-cell>
          <table:table-cell office:value-type="string" calcext:value-type="string">
            <text:p>MT325614.1</text:p>
          </table:table-cell>
          <table:table-cell table:style-name="ce100" office:value-type="string" calcext:value-type="string">
            <text:p>USA: VA</text:p>
          </table:table-cell>
          <table:table-cell table:style-name="ce117" office:value-type="date" office:date-value="2020-03-08" calcext:value-type="date">
            <text:p>03/08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41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17]+1" office:value-type="float" office:value="416" calcext:value-type="float">
            <text:p>416</text:p>
          </table:table-cell>
          <table:table-cell office:value-type="string" calcext:value-type="string">
            <text:p>MT325628.1</text:p>
          </table:table-cell>
          <table:table-cell table:style-name="ce100" office:value-type="string" calcext:value-type="string">
            <text:p>USA: VA</text:p>
          </table:table-cell>
          <table:table-cell table:style-name="ce117" office:value-type="date" office:date-value="2020-03-06" calcext:value-type="date">
            <text:p>03/06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1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18]+1" office:value-type="float" office:value="417" calcext:value-type="float">
            <text:p>417</text:p>
          </table:table-cell>
          <table:table-cell office:value-type="string" calcext:value-type="string">
            <text:p>MT345798.1</text:p>
          </table:table-cell>
          <table:table-cell table:style-name="ce101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44" calcext:value-type="float">
            <text:p>29844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19]-[.E$3]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table:formula="of:=[.A419]+1" office:value-type="float" office:value="418" calcext:value-type="float">
            <text:p>418</text:p>
          </table:table-cell>
          <table:table-cell office:value-type="string" calcext:value-type="string">
            <text:p>MT345799.1</text:p>
          </table:table-cell>
          <table:table-cell table:style-name="ce101" office:value-type="string" calcext:value-type="string">
            <text:p>USA: WA</text:p>
          </table:table-cell>
          <table:table-cell table:style-name="ce117" office:value-type="date" office:date-value="2020-03-23" calcext:value-type="date">
            <text:p>03/23/2020</text:p>
          </table:table-cell>
          <table:table-cell office:value-type="float" office:value="29608" calcext:value-type="float">
            <text:p>29608</text:p>
          </table:table-cell>
          <table:table-cell table:style-name="ce120" office:value-type="percentage" office:value="0.3794" calcext:value-type="percentage">
            <text:p>37.94%</text:p>
          </table:table-cell>
          <table:table-cell table:formula="of:=[.E420]-[.E$3]" office:value-type="float" office:value="-295" calcext:value-type="float">
            <text:p>-295</text:p>
          </table:table-cell>
          <table:table-cell table:number-columns-repeated="1017"/>
        </table:table-row>
        <table:table-row table:style-name="ro1">
          <table:table-cell table:formula="of:=[.A420]+1" office:value-type="float" office:value="419" calcext:value-type="float">
            <text:p>419</text:p>
          </table:table-cell>
          <table:table-cell office:value-type="string" calcext:value-type="string">
            <text:p>MT345808.1</text:p>
          </table:table-cell>
          <table:table-cell table:style-name="ce101" office:value-type="string" calcext:value-type="string">
            <text:p>USA: WA</text:p>
          </table:table-cell>
          <table:table-cell table:style-name="ce117" office:value-type="date" office:date-value="2020-03-25" calcext:value-type="date">
            <text:p>03/25/2020</text:p>
          </table:table-cell>
          <table:table-cell office:value-type="float" office:value="29687" calcext:value-type="float">
            <text:p>29687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421]-[.E$3]" office:value-type="float" office:value="-216" calcext:value-type="float">
            <text:p>-216</text:p>
          </table:table-cell>
          <table:table-cell table:number-columns-repeated="1017"/>
        </table:table-row>
        <table:table-row table:style-name="ro1">
          <table:table-cell table:formula="of:=[.A421]+1" office:value-type="float" office:value="420" calcext:value-type="float">
            <text:p>420</text:p>
          </table:table-cell>
          <table:table-cell office:value-type="string" calcext:value-type="string">
            <text:p>MT345809.1</text:p>
          </table:table-cell>
          <table:table-cell table:style-name="ce101" office:value-type="string" calcext:value-type="string">
            <text:p>USA: WA</text:p>
          </table:table-cell>
          <table:table-cell table:style-name="ce117" office:value-type="date" office:date-value="2020-03-25" calcext:value-type="date">
            <text:p>03/25/2020</text:p>
          </table:table-cell>
          <table:table-cell office:value-type="float" office:value="29863" calcext:value-type="float">
            <text:p>29863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22]-[.E$3]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table:formula="of:=[.A422]+1" office:value-type="float" office:value="421" calcext:value-type="float">
            <text:p>421</text:p>
          </table:table-cell>
          <table:table-cell office:value-type="string" calcext:value-type="string">
            <text:p>MT345811.1</text:p>
          </table:table-cell>
          <table:table-cell table:style-name="ce102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850" calcext:value-type="float">
            <text:p>29850</text:p>
          </table:table-cell>
          <table:table-cell table:style-name="ce120" office:value-type="percentage" office:value="0.3801" calcext:value-type="percentage">
            <text:p>38.01%</text:p>
          </table:table-cell>
          <table:table-cell table:formula="of:=[.E423]-[.E$3]" office:value-type="float" office:value="-53" calcext:value-type="float">
            <text:p>-53</text:p>
          </table:table-cell>
          <table:table-cell table:number-columns-repeated="1017"/>
        </table:table-row>
        <table:table-row table:style-name="ro1">
          <table:table-cell table:formula="of:=[.A423]+1" office:value-type="float" office:value="422" calcext:value-type="float">
            <text:p>422</text:p>
          </table:table-cell>
          <table:table-cell office:value-type="string" calcext:value-type="string">
            <text:p>MT345814.1</text:p>
          </table:table-cell>
          <table:table-cell table:style-name="ce102" office:value-type="string" calcext:value-type="string">
            <text:p>USA: WA</text:p>
          </table:table-cell>
          <table:table-cell table:style-name="ce117" office:value-type="date" office:date-value="2020-03-24" calcext:value-type="date">
            <text:p>03/24/2020</text:p>
          </table:table-cell>
          <table:table-cell office:value-type="float" office:value="29733" calcext:value-type="float">
            <text:p>29733</text:p>
          </table:table-cell>
          <table:table-cell table:style-name="ce120" office:value-type="percentage" office:value="0.3794" calcext:value-type="percentage">
            <text:p>37.94%</text:p>
          </table:table-cell>
          <table:table-cell table:formula="of:=[.E424]-[.E$3]" office:value-type="float" office:value="-170" calcext:value-type="float">
            <text:p>-170</text:p>
          </table:table-cell>
          <table:table-cell table:number-columns-repeated="1017"/>
        </table:table-row>
        <table:table-row table:style-name="ro1">
          <table:table-cell table:formula="of:=[.A424]+1" office:value-type="float" office:value="423" calcext:value-type="float">
            <text:p>423</text:p>
          </table:table-cell>
          <table:table-cell office:value-type="string" calcext:value-type="string">
            <text:p>MT345819.1</text:p>
          </table:table-cell>
          <table:table-cell table:style-name="ce102" office:value-type="string" calcext:value-type="string">
            <text:p>USA: WA</text:p>
          </table:table-cell>
          <table:table-cell table:style-name="ce117" office:value-type="date" office:date-value="2020-03-25" calcext:value-type="date">
            <text:p>03/25/2020</text:p>
          </table:table-cell>
          <table:table-cell office:value-type="float" office:value="29900" calcext:value-type="float">
            <text:p>29900</text:p>
          </table:table-cell>
          <table:table-cell table:style-name="ce120" office:value-type="percentage" office:value="0.3796" calcext:value-type="percentage">
            <text:p>37.96%</text:p>
          </table:table-cell>
          <table:table-cell table:formula="of:=[.E425]-[.E$3]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table:formula="of:=[.A425]+1" office:value-type="float" office:value="424" calcext:value-type="float">
            <text:p>424</text:p>
          </table:table-cell>
          <table:table-cell office:value-type="string" calcext:value-type="string">
            <text:p>MT345821.1</text:p>
          </table:table-cell>
          <table:table-cell table:style-name="ce102" office:value-type="string" calcext:value-type="string">
            <text:p>USA: WA</text:p>
          </table:table-cell>
          <table:table-cell table:style-name="ce117" office:value-type="date" office:date-value="2020-03-25" calcext:value-type="date">
            <text:p>03/25/2020</text:p>
          </table:table-cell>
          <table:table-cell office:value-type="float" office:value="29617" calcext:value-type="float">
            <text:p>29617</text:p>
          </table:table-cell>
          <table:table-cell table:style-name="ce120" office:value-type="percentage" office:value="0.3795" calcext:value-type="percentage">
            <text:p>37.95%</text:p>
          </table:table-cell>
          <table:table-cell table:formula="of:=[.E426]-[.E$3]" office:value-type="float" office:value="-286" calcext:value-type="float">
            <text:p>-286</text:p>
          </table:table-cell>
          <table:table-cell table:number-columns-repeated="1017"/>
        </table:table-row>
        <table:table-row table:style-name="ro1">
          <table:table-cell table:formula="of:=[.A426]+1" office:value-type="float" office:value="425" calcext:value-type="float">
            <text:p>425</text:p>
          </table:table-cell>
          <table:table-cell office:value-type="string" calcext:value-type="string">
            <text:p>MT345822.1</text:p>
          </table:table-cell>
          <table:table-cell table:style-name="ce102" office:value-type="string" calcext:value-type="string">
            <text:p>USA: WA</text:p>
          </table:table-cell>
          <table:table-cell table:style-name="ce117" office:value-type="date" office:date-value="2020-03-25" calcext:value-type="date">
            <text:p>03/25/2020</text:p>
          </table:table-cell>
          <table:table-cell office:value-type="float" office:value="29738" calcext:value-type="float">
            <text:p>29738</text:p>
          </table:table-cell>
          <table:table-cell table:style-name="ce120" office:value-type="percentage" office:value="0.3798" calcext:value-type="percentage">
            <text:p>37.98%</text:p>
          </table:table-cell>
          <table:table-cell table:formula="of:=[.E427]-[.E$3]" office:value-type="float" office:value="-165" calcext:value-type="float">
            <text:p>-165</text:p>
          </table:table-cell>
          <table:table-cell table:number-columns-repeated="1017"/>
        </table:table-row>
        <table:table-row table:style-name="ro1">
          <table:table-cell table:formula="of:=[.A427]+1" office:value-type="float" office:value="426" calcext:value-type="float">
            <text:p>426</text:p>
          </table:table-cell>
          <table:table-cell office:value-type="string" calcext:value-type="string">
            <text:p>MT345826.1</text:p>
          </table:table-cell>
          <table:table-cell table:style-name="ce103" office:value-type="string" calcext:value-type="string">
            <text:p>USA: WA</text:p>
          </table:table-cell>
          <table:table-cell table:style-name="ce117" office:value-type="date" office:date-value="2020-03-25" calcext:value-type="date">
            <text:p>03/25/2020</text:p>
          </table:table-cell>
          <table:table-cell office:value-type="float" office:value="29839" calcext:value-type="float">
            <text:p>29839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428]-[.E$3]" office:value-type="float" office:value="-64" calcext:value-type="float">
            <text:p>-64</text:p>
          </table:table-cell>
          <table:table-cell table:number-columns-repeated="1017"/>
        </table:table-row>
        <table:table-row table:style-name="ro1">
          <table:table-cell table:formula="of:=[.A428]+1" office:value-type="float" office:value="427" calcext:value-type="float">
            <text:p>427</text:p>
          </table:table-cell>
          <table:table-cell office:value-type="string" calcext:value-type="string">
            <text:p>MT345827.1</text:p>
          </table:table-cell>
          <table:table-cell table:style-name="ce103" office:value-type="string" calcext:value-type="string">
            <text:p>USA: WA</text:p>
          </table:table-cell>
          <table:table-cell table:style-name="ce117" office:value-type="date" office:date-value="2020-03-25" calcext:value-type="date">
            <text:p>03/25/2020</text:p>
          </table:table-cell>
          <table:table-cell office:value-type="float" office:value="29872" calcext:value-type="float">
            <text:p>29872</text:p>
          </table:table-cell>
          <table:table-cell table:style-name="ce120" office:value-type="percentage" office:value="0.3795" calcext:value-type="percentage">
            <text:p>37.95%</text:p>
          </table:table-cell>
          <table:table-cell table:formula="of:=[.E429]-[.E$3]" office:value-type="float" office:value="-31" calcext:value-type="float">
            <text:p>-31</text:p>
          </table:table-cell>
          <table:table-cell table:number-columns-repeated="1017"/>
        </table:table-row>
        <table:table-row table:style-name="ro1">
          <table:table-cell table:formula="of:=[.A429]+1" office:value-type="float" office:value="428" calcext:value-type="float">
            <text:p>428</text:p>
          </table:table-cell>
          <table:table-cell office:value-type="string" calcext:value-type="string">
            <text:p>MT345830.1</text:p>
          </table:table-cell>
          <table:table-cell table:style-name="ce104" office:value-type="string" calcext:value-type="string">
            <text:p>USA: WA</text:p>
          </table:table-cell>
          <table:table-cell table:style-name="ce117" office:value-type="date" office:date-value="2020-03-25" calcext:value-type="date">
            <text:p>03/25/2020</text:p>
          </table:table-cell>
          <table:table-cell office:value-type="float" office:value="29857" calcext:value-type="float">
            <text:p>29857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30]-[.E$3]" office:value-type="float" office:value="-46" calcext:value-type="float">
            <text:p>-46</text:p>
          </table:table-cell>
          <table:table-cell table:number-columns-repeated="1017"/>
        </table:table-row>
        <table:table-row table:style-name="ro1">
          <table:table-cell table:formula="of:=[.A430]+1" office:value-type="float" office:value="429" calcext:value-type="float">
            <text:p>429</text:p>
          </table:table-cell>
          <table:table-cell office:value-type="string" calcext:value-type="string">
            <text:p>MT345834.1</text:p>
          </table:table-cell>
          <table:table-cell table:style-name="ce105" office:value-type="string" calcext:value-type="string">
            <text:p>USA: WA</text:p>
          </table:table-cell>
          <table:table-cell table:style-name="ce117" office:value-type="date" office:date-value="2020-03-26" calcext:value-type="date">
            <text:p>03/26/2020</text:p>
          </table:table-cell>
          <table:table-cell office:value-type="float" office:value="29901" calcext:value-type="float">
            <text:p>29901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431]-[.E$3]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table:formula="of:=[.A431]+1" office:value-type="float" office:value="430" calcext:value-type="float">
            <text:p>430</text:p>
          </table:table-cell>
          <table:table-cell office:value-type="string" calcext:value-type="string">
            <text:p>MT345836.1</text:p>
          </table:table-cell>
          <table:table-cell table:style-name="ce106" office:value-type="string" calcext:value-type="string">
            <text:p>USA: WA</text:p>
          </table:table-cell>
          <table:table-cell table:style-name="ce117" office:value-type="date" office:date-value="2020-03-23" calcext:value-type="date">
            <text:p>03/23/2020</text:p>
          </table:table-cell>
          <table:table-cell office:value-type="float" office:value="29871" calcext:value-type="float">
            <text:p>29871</text:p>
          </table:table-cell>
          <table:table-cell table:style-name="ce120" office:value-type="percentage" office:value="0.3797" calcext:value-type="percentage">
            <text:p>37.97%</text:p>
          </table:table-cell>
          <table:table-cell table:formula="of:=[.E432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432]+1" office:value-type="float" office:value="431" calcext:value-type="float">
            <text:p>431</text:p>
          </table:table-cell>
          <table:table-cell office:value-type="string" calcext:value-type="string">
            <text:p>MT345853.1</text:p>
          </table:table-cell>
          <table:table-cell table:style-name="ce107" office:value-type="string" calcext:value-type="string">
            <text:p>USA: WA</text:p>
          </table:table-cell>
          <table:table-cell table:style-name="ce117" office:value-type="date" office:date-value="2020-03-25" calcext:value-type="date">
            <text:p>03/25/2020</text:p>
          </table:table-cell>
          <table:table-cell office:value-type="float" office:value="29850" calcext:value-type="float">
            <text:p>29850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33]-[.E$3]" office:value-type="float" office:value="-53" calcext:value-type="float">
            <text:p>-53</text:p>
          </table:table-cell>
          <table:table-cell table:number-columns-repeated="1017"/>
        </table:table-row>
        <table:table-row table:style-name="ro1">
          <table:table-cell table:formula="of:=[.A433]+1" office:value-type="float" office:value="432" calcext:value-type="float">
            <text:p>432</text:p>
          </table:table-cell>
          <table:table-cell office:value-type="string" calcext:value-type="string">
            <text:p>MT345859.1</text:p>
          </table:table-cell>
          <table:table-cell table:style-name="ce108" office:value-type="string" calcext:value-type="string">
            <text:p>USA: WA</text:p>
          </table:table-cell>
          <table:table-cell table:style-name="ce117" office:value-type="date" office:date-value="2020-03-25" calcext:value-type="date">
            <text:p>03/25/2020</text:p>
          </table:table-cell>
          <table:table-cell office:value-type="float" office:value="29814" calcext:value-type="float">
            <text:p>29814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34]-[.E$3]" office:value-type="float" office:value="-89" calcext:value-type="float">
            <text:p>-89</text:p>
          </table:table-cell>
          <table:table-cell table:number-columns-repeated="1017"/>
        </table:table-row>
        <table:table-row table:style-name="ro1">
          <table:table-cell table:formula="of:=[.A434]+1" office:value-type="float" office:value="433" calcext:value-type="float">
            <text:p>433</text:p>
          </table:table-cell>
          <table:table-cell office:value-type="string" calcext:value-type="string">
            <text:p>MT345881.1</text:p>
          </table:table-cell>
          <table:table-cell table:style-name="ce109" office:value-type="string" calcext:value-type="string">
            <text:p>USA: WA</text:p>
          </table:table-cell>
          <table:table-cell table:style-name="ce117" office:value-type="date" office:date-value="2020-03-30" calcext:value-type="date">
            <text:p>03/30/2020</text:p>
          </table:table-cell>
          <table:table-cell office:value-type="float" office:value="29835" calcext:value-type="float">
            <text:p>29835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35]-[.E$3]" office:value-type="float" office:value="-68" calcext:value-type="float">
            <text:p>-68</text:p>
          </table:table-cell>
          <table:table-cell table:number-columns-repeated="1017"/>
        </table:table-row>
        <table:table-row table:style-name="ro1">
          <table:table-cell table:formula="of:=[.A435]+1" office:value-type="float" office:value="434" calcext:value-type="float">
            <text:p>434</text:p>
          </table:table-cell>
          <table:table-cell office:value-type="string" calcext:value-type="string">
            <text:p>MT345883.1</text:p>
          </table:table-cell>
          <table:table-cell table:style-name="ce109" office:value-type="string" calcext:value-type="string">
            <text:p>USA: WA</text:p>
          </table:table-cell>
          <table:table-cell table:style-name="ce117" office:value-type="date" office:date-value="2020-03-31" calcext:value-type="date">
            <text:p>03/31/2020</text:p>
          </table:table-cell>
          <table:table-cell office:value-type="float" office:value="29833" calcext:value-type="float">
            <text:p>29833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36]-[.E$3]" office:value-type="float" office:value="-70" calcext:value-type="float">
            <text:p>-70</text:p>
          </table:table-cell>
          <table:table-cell table:number-columns-repeated="1017"/>
        </table:table-row>
        <table:table-row table:style-name="ro1">
          <table:table-cell table:formula="of:=[.A436]+1" office:value-type="float" office:value="435" calcext:value-type="float">
            <text:p>435</text:p>
          </table:table-cell>
          <table:table-cell office:value-type="string" calcext:value-type="string">
            <text:p>MT350263.1</text:p>
          </table:table-cell>
          <table:table-cell table:style-name="ce109" office:value-type="string" calcext:value-type="string">
            <text:p>USA: W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3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37]+1" office:value-type="float" office:value="436" calcext:value-type="float">
            <text:p>436</text:p>
          </table:table-cell>
          <table:table-cell office:value-type="string" calcext:value-type="string">
            <text:p>MT350264.1</text:p>
          </table:table-cell>
          <table:table-cell table:style-name="ce110" office:value-type="string" calcext:value-type="string">
            <text:p>USA: W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3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38]+1" office:value-type="float" office:value="437" calcext:value-type="float">
            <text:p>437</text:p>
          </table:table-cell>
          <table:table-cell office:value-type="string" calcext:value-type="string">
            <text:p>MT350265.1</text:p>
          </table:table-cell>
          <table:table-cell table:style-name="ce110" office:value-type="string" calcext:value-type="string">
            <text:p>USA: W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3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39]+1" office:value-type="float" office:value="438" calcext:value-type="float">
            <text:p>438</text:p>
          </table:table-cell>
          <table:table-cell office:value-type="string" calcext:value-type="string">
            <text:p>MT350266.1</text:p>
          </table:table-cell>
          <table:table-cell table:style-name="ce110" office:value-type="string" calcext:value-type="string">
            <text:p>USA: W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4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40]+1" office:value-type="float" office:value="439" calcext:value-type="float">
            <text:p>439</text:p>
          </table:table-cell>
          <table:table-cell office:value-type="string" calcext:value-type="string">
            <text:p>MT350267.1</text:p>
          </table:table-cell>
          <table:table-cell table:style-name="ce111" office:value-type="string" calcext:value-type="string">
            <text:p>USA: W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4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41]+1" office:value-type="float" office:value="440" calcext:value-type="float">
            <text:p>440</text:p>
          </table:table-cell>
          <table:table-cell office:value-type="string" calcext:value-type="string">
            <text:p>MT350268.1</text:p>
          </table:table-cell>
          <table:table-cell table:style-name="ce111" office:value-type="string" calcext:value-type="string">
            <text:p>USA: W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4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42]+1" office:value-type="float" office:value="441" calcext:value-type="float">
            <text:p>441</text:p>
          </table:table-cell>
          <table:table-cell office:value-type="string" calcext:value-type="string">
            <text:p>MT350269.1</text:p>
          </table:table-cell>
          <table:table-cell table:style-name="ce111" office:value-type="string" calcext:value-type="string">
            <text:p>USA: WA</text:p>
          </table:table-cell>
          <table:table-cell table:style-name="ce117" office:value-type="date" office:date-value="2020-03-20" calcext:value-type="date">
            <text:p>03/20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44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43]+1" office:value-type="float" office:value="442" calcext:value-type="float">
            <text:p>442</text:p>
          </table:table-cell>
          <table:table-cell office:value-type="string" calcext:value-type="string">
            <text:p>MT350270.1</text:p>
          </table:table-cell>
          <table:table-cell table:style-name="ce111" office:value-type="string" calcext:value-type="string">
            <text:p>USA: W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44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44]+1" office:value-type="float" office:value="443" calcext:value-type="float">
            <text:p>443</text:p>
          </table:table-cell>
          <table:table-cell office:value-type="string" calcext:value-type="string">
            <text:p>MT350271.1</text:p>
          </table:table-cell>
          <table:table-cell table:style-name="ce111" office:value-type="string" calcext:value-type="string">
            <text:p>USA: WA</text:p>
          </table:table-cell>
          <table:table-cell table:style-name="ce117" office:value-type="date" office:date-value="2020-03-20" calcext:value-type="date">
            <text:p>03/20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799" calcext:value-type="percentage">
            <text:p>37.99%</text:p>
          </table:table-cell>
          <table:table-cell table:formula="of:=[.E44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45]+1" office:value-type="float" office:value="444" calcext:value-type="float">
            <text:p>444</text:p>
          </table:table-cell>
          <table:table-cell office:value-type="string" calcext:value-type="string">
            <text:p>MT350272.1</text:p>
          </table:table-cell>
          <table:table-cell table:style-name="ce111" office:value-type="string" calcext:value-type="string">
            <text:p>USA: W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4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46]+1" office:value-type="float" office:value="445" calcext:value-type="float">
            <text:p>445</text:p>
          </table:table-cell>
          <table:table-cell office:value-type="string" calcext:value-type="string">
            <text:p>MT350273.1</text:p>
          </table:table-cell>
          <table:table-cell table:style-name="ce111" office:value-type="string" calcext:value-type="string">
            <text:p>USA: W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4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47]+1" office:value-type="float" office:value="446" calcext:value-type="float">
            <text:p>446</text:p>
          </table:table-cell>
          <table:table-cell office:value-type="string" calcext:value-type="string">
            <text:p>MT350274.1</text:p>
          </table:table-cell>
          <table:table-cell table:style-name="ce112" office:value-type="string" calcext:value-type="string">
            <text:p>USA: W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4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48]+1" office:value-type="float" office:value="447" calcext:value-type="float">
            <text:p>447</text:p>
          </table:table-cell>
          <table:table-cell office:value-type="string" calcext:value-type="string">
            <text:p>MT350275.1</text:p>
          </table:table-cell>
          <table:table-cell table:style-name="ce112" office:value-type="string" calcext:value-type="string">
            <text:p>USA: W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4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49]+1" office:value-type="float" office:value="448" calcext:value-type="float">
            <text:p>448</text:p>
          </table:table-cell>
          <table:table-cell office:value-type="string" calcext:value-type="string">
            <text:p>MT350276.1</text:p>
          </table:table-cell>
          <table:table-cell table:style-name="ce112" office:value-type="string" calcext:value-type="string">
            <text:p>USA: W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5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50]+1" office:value-type="float" office:value="449" calcext:value-type="float">
            <text:p>449</text:p>
          </table:table-cell>
          <table:table-cell office:value-type="string" calcext:value-type="string">
            <text:p>MT350277.1</text:p>
          </table:table-cell>
          <table:table-cell table:style-name="ce112" office:value-type="string" calcext:value-type="string">
            <text:p>USA: W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5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51]+1" office:value-type="float" office:value="450" calcext:value-type="float">
            <text:p>450</text:p>
          </table:table-cell>
          <table:table-cell office:value-type="string" calcext:value-type="string">
            <text:p>MT350278.1</text:p>
          </table:table-cell>
          <table:table-cell table:style-name="ce112" office:value-type="string" calcext:value-type="string">
            <text:p>USA: W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5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52]+1" office:value-type="float" office:value="451" calcext:value-type="float">
            <text:p>451</text:p>
          </table:table-cell>
          <table:table-cell office:value-type="string" calcext:value-type="string">
            <text:p>MT350279.1</text:p>
          </table:table-cell>
          <table:table-cell table:style-name="ce112" office:value-type="string" calcext:value-type="string">
            <text:p>USA: W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5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53]+1" office:value-type="float" office:value="452" calcext:value-type="float">
            <text:p>452</text:p>
          </table:table-cell>
          <table:table-cell office:value-type="string" calcext:value-type="string">
            <text:p>MT350280.1</text:p>
          </table:table-cell>
          <table:table-cell table:style-name="ce112" office:value-type="string" calcext:value-type="string">
            <text:p>USA: WA</text:p>
          </table:table-cell>
          <table:table-cell table:style-name="ce117" office:value-type="date" office:date-value="2020-03-19" calcext:value-type="date">
            <text:p>03/19/2020</text:p>
          </table:table-cell>
          <table:table-cell office:value-type="float" office:value="29882" calcext:value-type="float">
            <text:p>29882</text:p>
          </table:table-cell>
          <table:table-cell table:style-name="ce120" office:value-type="percentage" office:value="0.38" calcext:value-type="percentage">
            <text:p>38.00%</text:p>
          </table:table-cell>
          <table:table-cell table:formula="of:=[.E45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urce-https://www.ncbi.nlm.nih.gov/genbank/sars-cov-2-seqs/</text:p>
          </table:table-cell>
          <table:table-cell table:number-columns-repeated="1022"/>
        </table:table-row>
        <table:table-row table:style-name="ro1" table:number-rows-repeated="10481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v1.C112:v1.C117 v1.C135:v1.C138">
            <calcext:condition calcext:apply-style-name="ConditionalStyle_287" calcext:value="formula-is([.E112]=1)" calcext:base-cell-address="v1.C112"/>
          </calcext:conditional-format>
          <calcext:conditional-format calcext:target-range-address="v1.C118:v1.C123">
            <calcext:condition calcext:apply-style-name="ConditionalStyle_286" calcext:value="formula-is([.E118]=1)" calcext:base-cell-address="v1.C118"/>
          </calcext:conditional-format>
          <calcext:conditional-format calcext:target-range-address="v1.C124:v1.C128">
            <calcext:condition calcext:apply-style-name="ConditionalStyle_285" calcext:value="formula-is([.E124]=1)" calcext:base-cell-address="v1.C124"/>
          </calcext:conditional-format>
          <calcext:conditional-format calcext:target-range-address="v1.C129:v1.C130">
            <calcext:condition calcext:apply-style-name="ConditionalStyle_284" calcext:value="formula-is([.E129]=1)" calcext:base-cell-address="v1.C129"/>
          </calcext:conditional-format>
          <calcext:conditional-format calcext:target-range-address="v1.C131:v1.C132">
            <calcext:condition calcext:apply-style-name="ConditionalStyle_283" calcext:value="formula-is([.E131]=1)" calcext:base-cell-address="v1.C131"/>
          </calcext:conditional-format>
          <calcext:conditional-format calcext:target-range-address="v1.C133:v1.C134">
            <calcext:condition calcext:apply-style-name="ConditionalStyle_282" calcext:value="formula-is([.E133]=1)" calcext:base-cell-address="v1.C133"/>
          </calcext:conditional-format>
          <calcext:conditional-format calcext:target-range-address="v1.C139:v1.C140">
            <calcext:condition calcext:apply-style-name="ConditionalStyle_281" calcext:value="formula-is([.E139]=1)" calcext:base-cell-address="v1.C139"/>
          </calcext:conditional-format>
          <calcext:conditional-format calcext:target-range-address="v1.C141:v1.C142">
            <calcext:condition calcext:apply-style-name="ConditionalStyle_280" calcext:value="formula-is([.E141]=1)" calcext:base-cell-address="v1.C141"/>
          </calcext:conditional-format>
          <calcext:conditional-format calcext:target-range-address="v1.C143:v1.C144">
            <calcext:condition calcext:apply-style-name="ConditionalStyle_279" calcext:value="formula-is([.E143]=1)" calcext:base-cell-address="v1.C143"/>
          </calcext:conditional-format>
          <calcext:conditional-format calcext:target-range-address="v1.C145:v1.C146">
            <calcext:condition calcext:apply-style-name="ConditionalStyle_278" calcext:value="formula-is([.E145]=1)" calcext:base-cell-address="v1.C145"/>
          </calcext:conditional-format>
          <calcext:conditional-format calcext:target-range-address="v1.C147:v1.C147">
            <calcext:condition calcext:apply-style-name="ConditionalStyle_277" calcext:value="formula-is([.E147]=1)" calcext:base-cell-address="v1.C147"/>
          </calcext:conditional-format>
          <calcext:conditional-format calcext:target-range-address="v1.C148:v1.C148">
            <calcext:condition calcext:apply-style-name="ConditionalStyle_276" calcext:value="formula-is([.E148]=1)" calcext:base-cell-address="v1.C148"/>
          </calcext:conditional-format>
          <calcext:conditional-format calcext:target-range-address="v1.C149:v1.C149">
            <calcext:condition calcext:apply-style-name="ConditionalStyle_275" calcext:value="formula-is([.E149]=1)" calcext:base-cell-address="v1.C149"/>
          </calcext:conditional-format>
          <calcext:conditional-format calcext:target-range-address="v1.C150:v1.C150">
            <calcext:condition calcext:apply-style-name="ConditionalStyle_274" calcext:value="formula-is([.E150]=1)" calcext:base-cell-address="v1.C150"/>
          </calcext:conditional-format>
          <calcext:conditional-format calcext:target-range-address="v1.C151:v1.C153">
            <calcext:condition calcext:apply-style-name="ConditionalStyle_273" calcext:value="formula-is([.E151]=1)" calcext:base-cell-address="v1.C151"/>
          </calcext:conditional-format>
          <calcext:conditional-format calcext:target-range-address="v1.C154:v1.C156">
            <calcext:condition calcext:apply-style-name="ConditionalStyle_272" calcext:value="formula-is([.E154]=1)" calcext:base-cell-address="v1.C154"/>
          </calcext:conditional-format>
          <calcext:conditional-format calcext:target-range-address="v1.C157:v1.C157">
            <calcext:condition calcext:apply-style-name="ConditionalStyle_271" calcext:value="formula-is([.E157]=1)" calcext:base-cell-address="v1.C157"/>
          </calcext:conditional-format>
          <calcext:conditional-format calcext:target-range-address="v1.C158:v1.C158">
            <calcext:condition calcext:apply-style-name="ConditionalStyle_270" calcext:value="formula-is([.E158]=1)" calcext:base-cell-address="v1.C158"/>
          </calcext:conditional-format>
          <calcext:conditional-format calcext:target-range-address="v1.C159:v1.C159">
            <calcext:condition calcext:apply-style-name="ConditionalStyle_269" calcext:value="formula-is([.E159]=1)" calcext:base-cell-address="v1.C159"/>
          </calcext:conditional-format>
          <calcext:conditional-format calcext:target-range-address="v1.C160:v1.C162">
            <calcext:condition calcext:apply-style-name="ConditionalStyle_268" calcext:value="formula-is([.E160]=1)" calcext:base-cell-address="v1.C160"/>
          </calcext:conditional-format>
          <calcext:conditional-format calcext:target-range-address="v1.C163:v1.C163">
            <calcext:condition calcext:apply-style-name="ConditionalStyle_267" calcext:value="formula-is([.E163]=1)" calcext:base-cell-address="v1.C163"/>
          </calcext:conditional-format>
          <calcext:conditional-format calcext:target-range-address="v1.C162:v1.C162">
            <calcext:condition calcext:apply-style-name="ConditionalStyle_266" calcext:value="formula-is([.E162]=1)" calcext:base-cell-address="v1.C162"/>
          </calcext:conditional-format>
          <calcext:conditional-format calcext:target-range-address="v1.C164:v1.C164">
            <calcext:condition calcext:apply-style-name="ConditionalStyle_265" calcext:value="formula-is([.E164]=1)" calcext:base-cell-address="v1.C164"/>
          </calcext:conditional-format>
          <calcext:conditional-format calcext:target-range-address="v1.C165:v1.C165">
            <calcext:condition calcext:apply-style-name="ConditionalStyle_264" calcext:value="formula-is([.E165]=1)" calcext:base-cell-address="v1.C165"/>
          </calcext:conditional-format>
          <calcext:conditional-format calcext:target-range-address="v1.C166:v1.C166">
            <calcext:condition calcext:apply-style-name="ConditionalStyle_263" calcext:value="formula-is([.E166]=1)" calcext:base-cell-address="v1.C166"/>
          </calcext:conditional-format>
          <calcext:conditional-format calcext:target-range-address="v1.C167:v1.C169">
            <calcext:condition calcext:apply-style-name="ConditionalStyle_262" calcext:value="formula-is([.E167]=1)" calcext:base-cell-address="v1.C167"/>
          </calcext:conditional-format>
          <calcext:conditional-format calcext:target-range-address="v1.C170:v1.C176">
            <calcext:condition calcext:apply-style-name="ConditionalStyle_261" calcext:value="formula-is([.E170]=1)" calcext:base-cell-address="v1.C170"/>
          </calcext:conditional-format>
          <calcext:conditional-format calcext:target-range-address="v1.C177:v1.C178">
            <calcext:condition calcext:apply-style-name="ConditionalStyle_260" calcext:value="formula-is([.E177]=1)" calcext:base-cell-address="v1.C177"/>
          </calcext:conditional-format>
          <calcext:conditional-format calcext:target-range-address="v1.C179:v1.C179">
            <calcext:condition calcext:apply-style-name="ConditionalStyle_259" calcext:value="formula-is([.K179]=1)" calcext:base-cell-address="v1.C179"/>
          </calcext:conditional-format>
          <calcext:conditional-format calcext:target-range-address="v1.C180:v1.C183">
            <calcext:condition calcext:apply-style-name="ConditionalStyle_258" calcext:value="formula-is([.E180]=1)" calcext:base-cell-address="v1.C180"/>
          </calcext:conditional-format>
          <calcext:conditional-format calcext:target-range-address="v1.C184:v1.C185">
            <calcext:condition calcext:apply-style-name="ConditionalStyle_257" calcext:value="formula-is([.E184]=1)" calcext:base-cell-address="v1.C184"/>
          </calcext:conditional-format>
          <calcext:conditional-format calcext:target-range-address="v1.C186:v1.C189">
            <calcext:condition calcext:apply-style-name="ConditionalStyle_256" calcext:value="formula-is([.E186]=1)" calcext:base-cell-address="v1.C186"/>
          </calcext:conditional-format>
          <calcext:conditional-format calcext:target-range-address="v1.C190:v1.C192">
            <calcext:condition calcext:apply-style-name="ConditionalStyle_255" calcext:value="formula-is([.E190]=1)" calcext:base-cell-address="v1.C190"/>
          </calcext:conditional-format>
          <calcext:conditional-format calcext:target-range-address="v1.C193:v1.C200">
            <calcext:condition calcext:apply-style-name="ConditionalStyle_254" calcext:value="formula-is([.E193]=1)" calcext:base-cell-address="v1.C193"/>
          </calcext:conditional-format>
          <calcext:conditional-format calcext:target-range-address="v1.C201:v1.C217">
            <calcext:condition calcext:apply-style-name="ConditionalStyle_253" calcext:value="formula-is([.E201]=1)" calcext:base-cell-address="v1.C201"/>
          </calcext:conditional-format>
          <calcext:conditional-format calcext:target-range-address="v1.C218:v1.C220">
            <calcext:condition calcext:apply-style-name="ConditionalStyle_252" calcext:value="formula-is([.E218]=1)" calcext:base-cell-address="v1.C218"/>
          </calcext:conditional-format>
          <calcext:conditional-format calcext:target-range-address="v1.C221:v1.C227">
            <calcext:condition calcext:apply-style-name="ConditionalStyle_251" calcext:value="formula-is([.E221]=1)" calcext:base-cell-address="v1.C221"/>
          </calcext:conditional-format>
          <calcext:conditional-format calcext:target-range-address="v1.C228:v1.C231">
            <calcext:condition calcext:apply-style-name="ConditionalStyle_250" calcext:value="formula-is([.E228]=1)" calcext:base-cell-address="v1.C228"/>
          </calcext:conditional-format>
          <calcext:conditional-format calcext:target-range-address="v1.C232:v1.C235">
            <calcext:condition calcext:apply-style-name="ConditionalStyle_249" calcext:value="formula-is([.E232]=1)" calcext:base-cell-address="v1.C232"/>
          </calcext:conditional-format>
          <calcext:conditional-format calcext:target-range-address="v1.C236:v1.C239">
            <calcext:condition calcext:apply-style-name="ConditionalStyle_248" calcext:value="formula-is([.E236]=1)" calcext:base-cell-address="v1.C236"/>
          </calcext:conditional-format>
          <calcext:conditional-format calcext:target-range-address="v1.C240:v1.C241">
            <calcext:condition calcext:apply-style-name="ConditionalStyle_247" calcext:value="formula-is([.K240]=1)" calcext:base-cell-address="v1.C240"/>
          </calcext:conditional-format>
          <calcext:conditional-format calcext:target-range-address="v1.C242:v1.C244">
            <calcext:condition calcext:apply-style-name="ConditionalStyle_246" calcext:value="formula-is([.E242]=1)" calcext:base-cell-address="v1.C242"/>
          </calcext:conditional-format>
          <calcext:conditional-format calcext:target-range-address="v1.C245:v1.C247">
            <calcext:condition calcext:apply-style-name="ConditionalStyle_245" calcext:value="formula-is([.E245]=1)" calcext:base-cell-address="v1.C245"/>
          </calcext:conditional-format>
          <calcext:conditional-format calcext:target-range-address="v1.C251:v1.C253">
            <calcext:condition calcext:apply-style-name="ConditionalStyle_244" calcext:value="formula-is([.E251]=1)" calcext:base-cell-address="v1.C251"/>
          </calcext:conditional-format>
          <calcext:conditional-format calcext:target-range-address="v1.C248:v1.C250">
            <calcext:condition calcext:apply-style-name="ConditionalStyle_243" calcext:value="formula-is([.E248]=1)" calcext:base-cell-address="v1.C248"/>
          </calcext:conditional-format>
          <calcext:conditional-format calcext:target-range-address="v1.C254:v1.C258">
            <calcext:condition calcext:apply-style-name="ConditionalStyle_242" calcext:value="formula-is([.E254]=1)" calcext:base-cell-address="v1.C254"/>
          </calcext:conditional-format>
          <calcext:conditional-format calcext:target-range-address="v1.C259:v1.C264">
            <calcext:condition calcext:apply-style-name="ConditionalStyle_241" calcext:value="formula-is([.E259]=1)" calcext:base-cell-address="v1.C259"/>
          </calcext:conditional-format>
          <calcext:conditional-format calcext:target-range-address="v1.C265:v1.C266">
            <calcext:condition calcext:apply-style-name="ConditionalStyle_240" calcext:value="formula-is([.K264]=1)" calcext:base-cell-address="v1.C265"/>
          </calcext:conditional-format>
          <calcext:conditional-format calcext:target-range-address="v1.C267:v1.C268">
            <calcext:condition calcext:apply-style-name="ConditionalStyle_239" calcext:value="formula-is([.$F267]=2)" calcext:base-cell-address="v1.C267"/>
            <calcext:condition calcext:apply-style-name="ConditionalStyle_238" calcext:value="formula-is([.$F267]=1)" calcext:base-cell-address="v1.C267"/>
            <calcext:condition calcext:apply-style-name="ConditionalStyle_237" calcext:value="formula-is([.$F267]=0)" calcext:base-cell-address="v1.C267"/>
          </calcext:conditional-format>
          <calcext:conditional-format calcext:target-range-address="v1.C269:v1.C272">
            <calcext:condition calcext:apply-style-name="ConditionalStyle_236" calcext:value="formula-is([.L269]=3)" calcext:base-cell-address="v1.C269"/>
            <calcext:condition calcext:apply-style-name="ConditionalStyle_235" calcext:value="formula-is([.$F269]=2)" calcext:base-cell-address="v1.C269"/>
            <calcext:condition calcext:apply-style-name="ConditionalStyle_234" calcext:value="formula-is([.$F269]=1)" calcext:base-cell-address="v1.C269"/>
            <calcext:condition calcext:apply-style-name="ConditionalStyle_233" calcext:value="formula-is([.$F269]=0)" calcext:base-cell-address="v1.C269"/>
          </calcext:conditional-format>
          <calcext:conditional-format calcext:target-range-address="v1.C337:v1.C343 v1.C273:v1.C275">
            <calcext:condition calcext:apply-style-name="ConditionalStyle_232" calcext:value="formula-is([.F273]=3)" calcext:base-cell-address="v1.C273"/>
            <calcext:condition calcext:apply-style-name="ConditionalStyle_231" calcext:value="formula-is([.$F273]=2)" calcext:base-cell-address="v1.C273"/>
            <calcext:condition calcext:apply-style-name="ConditionalStyle_230" calcext:value="formula-is([.$F273]=1)" calcext:base-cell-address="v1.C273"/>
            <calcext:condition calcext:apply-style-name="ConditionalStyle_229" calcext:value="formula-is([.$F273]=0)" calcext:base-cell-address="v1.C273"/>
          </calcext:conditional-format>
          <calcext:conditional-format calcext:target-range-address="v1.C280:v1.C286">
            <calcext:condition calcext:apply-style-name="ConditionalStyle_228" calcext:value="formula-is([.F280]=3)" calcext:base-cell-address="v1.C280"/>
            <calcext:condition calcext:apply-style-name="ConditionalStyle_227" calcext:value="formula-is([.$F280]=2)" calcext:base-cell-address="v1.C280"/>
            <calcext:condition calcext:apply-style-name="ConditionalStyle_226" calcext:value="formula-is([.$F280]=1)" calcext:base-cell-address="v1.C280"/>
            <calcext:condition calcext:apply-style-name="ConditionalStyle_225" calcext:value="formula-is([.$F280]=0)" calcext:base-cell-address="v1.C280"/>
          </calcext:conditional-format>
          <calcext:conditional-format calcext:target-range-address="v1.C287:v1.C289">
            <calcext:condition calcext:apply-style-name="ConditionalStyle_224" calcext:value="formula-is([.F287]=3)" calcext:base-cell-address="v1.C287"/>
            <calcext:condition calcext:apply-style-name="ConditionalStyle_223" calcext:value="formula-is([.$F287]=2)" calcext:base-cell-address="v1.C287"/>
            <calcext:condition calcext:apply-style-name="ConditionalStyle_222" calcext:value="formula-is([.$F287]=1)" calcext:base-cell-address="v1.C287"/>
            <calcext:condition calcext:apply-style-name="ConditionalStyle_221" calcext:value="formula-is([.$F287]=0)" calcext:base-cell-address="v1.C287"/>
          </calcext:conditional-format>
          <calcext:conditional-format calcext:target-range-address="v1.C290:v1.C296">
            <calcext:condition calcext:apply-style-name="ConditionalStyle_220" calcext:value="formula-is([.F290]=3)" calcext:base-cell-address="v1.C290"/>
            <calcext:condition calcext:apply-style-name="ConditionalStyle_219" calcext:value="formula-is([.$F290]=2)" calcext:base-cell-address="v1.C290"/>
            <calcext:condition calcext:apply-style-name="ConditionalStyle_218" calcext:value="formula-is([.$F290]=1)" calcext:base-cell-address="v1.C290"/>
            <calcext:condition calcext:apply-style-name="ConditionalStyle_217" calcext:value="formula-is([.$F290]=0)" calcext:base-cell-address="v1.C290"/>
          </calcext:conditional-format>
          <calcext:conditional-format calcext:target-range-address="v1.C297:v1.C297">
            <calcext:condition calcext:apply-style-name="ConditionalStyle_216" calcext:value="formula-is([.F297]=3)" calcext:base-cell-address="v1.C297"/>
            <calcext:condition calcext:apply-style-name="ConditionalStyle_215" calcext:value="formula-is([.$F297]=2)" calcext:base-cell-address="v1.C297"/>
            <calcext:condition calcext:apply-style-name="ConditionalStyle_214" calcext:value="formula-is([.$F297]=1)" calcext:base-cell-address="v1.C297"/>
            <calcext:condition calcext:apply-style-name="ConditionalStyle_213" calcext:value="formula-is([.$F297]=0)" calcext:base-cell-address="v1.C297"/>
          </calcext:conditional-format>
          <calcext:conditional-format calcext:target-range-address="v1.C298:v1.C298">
            <calcext:condition calcext:apply-style-name="ConditionalStyle_212" calcext:value="formula-is([.F298]=3)" calcext:base-cell-address="v1.C298"/>
            <calcext:condition calcext:apply-style-name="ConditionalStyle_211" calcext:value="formula-is([.$F298]=2)" calcext:base-cell-address="v1.C298"/>
            <calcext:condition calcext:apply-style-name="ConditionalStyle_210" calcext:value="formula-is([.$F298]=1)" calcext:base-cell-address="v1.C298"/>
            <calcext:condition calcext:apply-style-name="ConditionalStyle_209" calcext:value="formula-is([.$F298]=0)" calcext:base-cell-address="v1.C298"/>
          </calcext:conditional-format>
          <calcext:conditional-format calcext:target-range-address="v1.C299:v1.C299">
            <calcext:condition calcext:apply-style-name="ConditionalStyle_208" calcext:value="formula-is([.F299]=3)" calcext:base-cell-address="v1.C299"/>
            <calcext:condition calcext:apply-style-name="ConditionalStyle_207" calcext:value="formula-is([.$F299]=2)" calcext:base-cell-address="v1.C299"/>
            <calcext:condition calcext:apply-style-name="ConditionalStyle_206" calcext:value="formula-is([.$F299]=1)" calcext:base-cell-address="v1.C299"/>
            <calcext:condition calcext:apply-style-name="ConditionalStyle_205" calcext:value="formula-is([.$F299]=0)" calcext:base-cell-address="v1.C299"/>
          </calcext:conditional-format>
          <calcext:conditional-format calcext:target-range-address="v1.C300:v1.C300">
            <calcext:condition calcext:apply-style-name="ConditionalStyle_204" calcext:value="formula-is([.F300]=3)" calcext:base-cell-address="v1.C300"/>
            <calcext:condition calcext:apply-style-name="ConditionalStyle_203" calcext:value="formula-is([.$F300]=2)" calcext:base-cell-address="v1.C300"/>
            <calcext:condition calcext:apply-style-name="ConditionalStyle_202" calcext:value="formula-is([.$F300]=1)" calcext:base-cell-address="v1.C300"/>
            <calcext:condition calcext:apply-style-name="ConditionalStyle_201" calcext:value="formula-is([.$F300]=0)" calcext:base-cell-address="v1.C300"/>
          </calcext:conditional-format>
          <calcext:conditional-format calcext:target-range-address="v1.C301:v1.C301">
            <calcext:condition calcext:apply-style-name="ConditionalStyle_200" calcext:value="formula-is([.F301]=3)" calcext:base-cell-address="v1.C301"/>
            <calcext:condition calcext:apply-style-name="ConditionalStyle_199" calcext:value="formula-is([.$F301]=2)" calcext:base-cell-address="v1.C301"/>
            <calcext:condition calcext:apply-style-name="ConditionalStyle_198" calcext:value="formula-is([.$F301]=1)" calcext:base-cell-address="v1.C301"/>
            <calcext:condition calcext:apply-style-name="ConditionalStyle_197" calcext:value="formula-is([.$F301]=0)" calcext:base-cell-address="v1.C301"/>
          </calcext:conditional-format>
          <calcext:conditional-format calcext:target-range-address="v1.C302:v1.C302">
            <calcext:condition calcext:apply-style-name="ConditionalStyle_196" calcext:value="formula-is([.F302]=3)" calcext:base-cell-address="v1.C302"/>
            <calcext:condition calcext:apply-style-name="ConditionalStyle_195" calcext:value="formula-is([.$F302]=2)" calcext:base-cell-address="v1.C302"/>
            <calcext:condition calcext:apply-style-name="ConditionalStyle_194" calcext:value="formula-is([.$F302]=1)" calcext:base-cell-address="v1.C302"/>
            <calcext:condition calcext:apply-style-name="ConditionalStyle_193" calcext:value="formula-is([.$F302]=0)" calcext:base-cell-address="v1.C302"/>
          </calcext:conditional-format>
          <calcext:conditional-format calcext:target-range-address="v1.C303:v1.C303">
            <calcext:condition calcext:apply-style-name="ConditionalStyle_192" calcext:value="formula-is([.F303]=3)" calcext:base-cell-address="v1.C303"/>
            <calcext:condition calcext:apply-style-name="ConditionalStyle_191" calcext:value="formula-is([.$F303]=2)" calcext:base-cell-address="v1.C303"/>
            <calcext:condition calcext:apply-style-name="ConditionalStyle_190" calcext:value="formula-is([.$F303]=1)" calcext:base-cell-address="v1.C303"/>
            <calcext:condition calcext:apply-style-name="ConditionalStyle_189" calcext:value="formula-is([.$F303]=0)" calcext:base-cell-address="v1.C303"/>
          </calcext:conditional-format>
          <calcext:conditional-format calcext:target-range-address="v1.C304:v1.C304">
            <calcext:condition calcext:apply-style-name="ConditionalStyle_188" calcext:value="formula-is([.F304]=3)" calcext:base-cell-address="v1.C304"/>
            <calcext:condition calcext:apply-style-name="ConditionalStyle_187" calcext:value="formula-is([.$F304]=2)" calcext:base-cell-address="v1.C304"/>
            <calcext:condition calcext:apply-style-name="ConditionalStyle_186" calcext:value="formula-is([.$F304]=1)" calcext:base-cell-address="v1.C304"/>
            <calcext:condition calcext:apply-style-name="ConditionalStyle_185" calcext:value="formula-is([.$F304]=0)" calcext:base-cell-address="v1.C304"/>
          </calcext:conditional-format>
          <calcext:conditional-format calcext:target-range-address="v1.C305:v1.C327">
            <calcext:condition calcext:apply-style-name="ConditionalStyle_184" calcext:value="formula-is([.F305]=3)" calcext:base-cell-address="v1.C305"/>
            <calcext:condition calcext:apply-style-name="ConditionalStyle_183" calcext:value="formula-is([.$F305]=2)" calcext:base-cell-address="v1.C305"/>
            <calcext:condition calcext:apply-style-name="ConditionalStyle_182" calcext:value="formula-is([.$F305]=1)" calcext:base-cell-address="v1.C305"/>
            <calcext:condition calcext:apply-style-name="ConditionalStyle_181" calcext:value="formula-is([.$F305]=0)" calcext:base-cell-address="v1.C305"/>
          </calcext:conditional-format>
          <calcext:conditional-format calcext:target-range-address="v1.C328:v1.C330">
            <calcext:condition calcext:apply-style-name="ConditionalStyle_180" calcext:value="formula-is([.F328]=3)" calcext:base-cell-address="v1.C328"/>
            <calcext:condition calcext:apply-style-name="ConditionalStyle_179" calcext:value="formula-is([.$F328]=2)" calcext:base-cell-address="v1.C328"/>
            <calcext:condition calcext:apply-style-name="ConditionalStyle_178" calcext:value="formula-is([.$F328]=1)" calcext:base-cell-address="v1.C328"/>
            <calcext:condition calcext:apply-style-name="ConditionalStyle_177" calcext:value="formula-is([.$F328]=0)" calcext:base-cell-address="v1.C328"/>
          </calcext:conditional-format>
          <calcext:conditional-format calcext:target-range-address="v1.C327:v1.C327">
            <calcext:condition calcext:apply-style-name="ConditionalStyle_176" calcext:value="formula-is([.F327]=3)" calcext:base-cell-address="v1.C327"/>
            <calcext:condition calcext:apply-style-name="ConditionalStyle_175" calcext:value="formula-is([.$F327]=2)" calcext:base-cell-address="v1.C327"/>
            <calcext:condition calcext:apply-style-name="ConditionalStyle_174" calcext:value="formula-is([.$F327]=1)" calcext:base-cell-address="v1.C327"/>
            <calcext:condition calcext:apply-style-name="ConditionalStyle_173" calcext:value="formula-is([.$F327]=0)" calcext:base-cell-address="v1.C327"/>
          </calcext:conditional-format>
          <calcext:conditional-format calcext:target-range-address="v1.C326:v1.C326">
            <calcext:condition calcext:apply-style-name="ConditionalStyle_172" calcext:value="formula-is([.F326]=3)" calcext:base-cell-address="v1.C326"/>
            <calcext:condition calcext:apply-style-name="ConditionalStyle_171" calcext:value="formula-is([.$F326]=2)" calcext:base-cell-address="v1.C326"/>
            <calcext:condition calcext:apply-style-name="ConditionalStyle_170" calcext:value="formula-is([.$F326]=1)" calcext:base-cell-address="v1.C326"/>
            <calcext:condition calcext:apply-style-name="ConditionalStyle_169" calcext:value="formula-is([.$F326]=0)" calcext:base-cell-address="v1.C326"/>
          </calcext:conditional-format>
          <calcext:conditional-format calcext:target-range-address="v1.C325:v1.C325">
            <calcext:condition calcext:apply-style-name="ConditionalStyle_168" calcext:value="formula-is([.F325]=3)" calcext:base-cell-address="v1.C325"/>
            <calcext:condition calcext:apply-style-name="ConditionalStyle_167" calcext:value="formula-is([.$F325]=2)" calcext:base-cell-address="v1.C325"/>
            <calcext:condition calcext:apply-style-name="ConditionalStyle_166" calcext:value="formula-is([.$F325]=1)" calcext:base-cell-address="v1.C325"/>
            <calcext:condition calcext:apply-style-name="ConditionalStyle_165" calcext:value="formula-is([.$F325]=0)" calcext:base-cell-address="v1.C325"/>
          </calcext:conditional-format>
          <calcext:conditional-format calcext:target-range-address="v1.C324:v1.C324">
            <calcext:condition calcext:apply-style-name="ConditionalStyle_164" calcext:value="formula-is([.F324]=3)" calcext:base-cell-address="v1.C324"/>
            <calcext:condition calcext:apply-style-name="ConditionalStyle_163" calcext:value="formula-is([.$F324]=2)" calcext:base-cell-address="v1.C324"/>
            <calcext:condition calcext:apply-style-name="ConditionalStyle_162" calcext:value="formula-is([.$F324]=1)" calcext:base-cell-address="v1.C324"/>
            <calcext:condition calcext:apply-style-name="ConditionalStyle_161" calcext:value="formula-is([.$F324]=0)" calcext:base-cell-address="v1.C324"/>
          </calcext:conditional-format>
          <calcext:conditional-format calcext:target-range-address="v1.C323:v1.C323">
            <calcext:condition calcext:apply-style-name="ConditionalStyle_160" calcext:value="formula-is([.F323]=3)" calcext:base-cell-address="v1.C323"/>
            <calcext:condition calcext:apply-style-name="ConditionalStyle_159" calcext:value="formula-is([.$F323]=2)" calcext:base-cell-address="v1.C323"/>
            <calcext:condition calcext:apply-style-name="ConditionalStyle_158" calcext:value="formula-is([.$F323]=1)" calcext:base-cell-address="v1.C323"/>
            <calcext:condition calcext:apply-style-name="ConditionalStyle_157" calcext:value="formula-is([.$F323]=0)" calcext:base-cell-address="v1.C323"/>
          </calcext:conditional-format>
          <calcext:conditional-format calcext:target-range-address="v1.C331:v1.C336">
            <calcext:condition calcext:apply-style-name="ConditionalStyle_156" calcext:value="formula-is([.F331]=3)" calcext:base-cell-address="v1.C331"/>
            <calcext:condition calcext:apply-style-name="ConditionalStyle_155" calcext:value="formula-is([.$F331]=2)" calcext:base-cell-address="v1.C331"/>
            <calcext:condition calcext:apply-style-name="ConditionalStyle_154" calcext:value="formula-is([.$F331]=1)" calcext:base-cell-address="v1.C331"/>
            <calcext:condition calcext:apply-style-name="ConditionalStyle_153" calcext:value="formula-is([.$F331]=0)" calcext:base-cell-address="v1.C331"/>
          </calcext:conditional-format>
          <calcext:conditional-format calcext:target-range-address="v1.C344:v1.C344">
            <calcext:condition calcext:apply-style-name="ConditionalStyle_152" calcext:value="formula-is([.F344]=3)" calcext:base-cell-address="v1.C344"/>
            <calcext:condition calcext:apply-style-name="ConditionalStyle_151" calcext:value="formula-is([.$F344]=2)" calcext:base-cell-address="v1.C344"/>
            <calcext:condition calcext:apply-style-name="ConditionalStyle_150" calcext:value="formula-is([.$F344]=1)" calcext:base-cell-address="v1.C344"/>
            <calcext:condition calcext:apply-style-name="ConditionalStyle_149" calcext:value="formula-is([.$F344]=0)" calcext:base-cell-address="v1.C344"/>
          </calcext:conditional-format>
          <calcext:conditional-format calcext:target-range-address="v1.C345:v1.C350">
            <calcext:condition calcext:apply-style-name="ConditionalStyle_148" calcext:value="formula-is([.F345]=3)" calcext:base-cell-address="v1.C345"/>
            <calcext:condition calcext:apply-style-name="ConditionalStyle_147" calcext:value="formula-is([.$F345]=2)" calcext:base-cell-address="v1.C345"/>
            <calcext:condition calcext:apply-style-name="ConditionalStyle_146" calcext:value="formula-is([.$F345]=1)" calcext:base-cell-address="v1.C345"/>
            <calcext:condition calcext:apply-style-name="ConditionalStyle_145" calcext:value="formula-is([.$F345]=0)" calcext:base-cell-address="v1.C345"/>
          </calcext:conditional-format>
          <calcext:conditional-format calcext:target-range-address="v1.C351:v1.C354">
            <calcext:condition calcext:apply-style-name="ConditionalStyle_144" calcext:value="formula-is([.F351]=3)" calcext:base-cell-address="v1.C351"/>
            <calcext:condition calcext:apply-style-name="ConditionalStyle_143" calcext:value="formula-is([.$F351]=2)" calcext:base-cell-address="v1.C351"/>
            <calcext:condition calcext:apply-style-name="ConditionalStyle_142" calcext:value="formula-is([.$F351]=1)" calcext:base-cell-address="v1.C351"/>
            <calcext:condition calcext:apply-style-name="ConditionalStyle_141" calcext:value="formula-is([.$F351]=0)" calcext:base-cell-address="v1.C351"/>
          </calcext:conditional-format>
          <calcext:conditional-format calcext:target-range-address="v1.C355:v1.C360">
            <calcext:condition calcext:apply-style-name="ConditionalStyle_140" calcext:value="formula-is([.F355]=3)" calcext:base-cell-address="v1.C355"/>
            <calcext:condition calcext:apply-style-name="ConditionalStyle_139" calcext:value="formula-is([.$F355]=2)" calcext:base-cell-address="v1.C355"/>
            <calcext:condition calcext:apply-style-name="ConditionalStyle_138" calcext:value="formula-is([.$F355]=1)" calcext:base-cell-address="v1.C355"/>
            <calcext:condition calcext:apply-style-name="ConditionalStyle_137" calcext:value="formula-is([.$F355]=0)" calcext:base-cell-address="v1.C355"/>
          </calcext:conditional-format>
          <calcext:conditional-format calcext:target-range-address="v1.C361:v1.C366">
            <calcext:condition calcext:apply-style-name="ConditionalStyle_136" calcext:value="formula-is([.F361]=3)" calcext:base-cell-address="v1.C361"/>
            <calcext:condition calcext:apply-style-name="ConditionalStyle_135" calcext:value="formula-is([.$F361]=2)" calcext:base-cell-address="v1.C361"/>
            <calcext:condition calcext:apply-style-name="ConditionalStyle_134" calcext:value="formula-is([.$F361]=1)" calcext:base-cell-address="v1.C361"/>
            <calcext:condition calcext:apply-style-name="ConditionalStyle_133" calcext:value="formula-is([.$F361]=0)" calcext:base-cell-address="v1.C361"/>
          </calcext:conditional-format>
          <calcext:conditional-format calcext:target-range-address="v1.C367:v1.C376">
            <calcext:condition calcext:apply-style-name="ConditionalStyle_132" calcext:value="formula-is([.F367]=3)" calcext:base-cell-address="v1.C367"/>
            <calcext:condition calcext:apply-style-name="ConditionalStyle_131" calcext:value="formula-is([.$F367]=2)" calcext:base-cell-address="v1.C367"/>
            <calcext:condition calcext:apply-style-name="ConditionalStyle_130" calcext:value="formula-is([.$F367]=1)" calcext:base-cell-address="v1.C367"/>
            <calcext:condition calcext:apply-style-name="ConditionalStyle_129" calcext:value="formula-is([.$F367]=0)" calcext:base-cell-address="v1.C367"/>
          </calcext:conditional-format>
          <calcext:conditional-format calcext:target-range-address="v1.C377:v1.C377">
            <calcext:condition calcext:apply-style-name="ConditionalStyle_128" calcext:value="formula-is([.F377]=3)" calcext:base-cell-address="v1.C377"/>
            <calcext:condition calcext:apply-style-name="ConditionalStyle_127" calcext:value="formula-is([.$F377]=2)" calcext:base-cell-address="v1.C377"/>
            <calcext:condition calcext:apply-style-name="ConditionalStyle_126" calcext:value="formula-is([.$F377]=1)" calcext:base-cell-address="v1.C377"/>
            <calcext:condition calcext:apply-style-name="ConditionalStyle_125" calcext:value="formula-is([.$F377]=0)" calcext:base-cell-address="v1.C377"/>
          </calcext:conditional-format>
          <calcext:conditional-format calcext:target-range-address="v1.C378:v1.C378">
            <calcext:condition calcext:apply-style-name="ConditionalStyle_124" calcext:value="formula-is([.F378]=3)" calcext:base-cell-address="v1.C378"/>
            <calcext:condition calcext:apply-style-name="ConditionalStyle_123" calcext:value="formula-is([.$F378]=2)" calcext:base-cell-address="v1.C378"/>
            <calcext:condition calcext:apply-style-name="ConditionalStyle_122" calcext:value="formula-is([.$F378]=1)" calcext:base-cell-address="v1.C378"/>
            <calcext:condition calcext:apply-style-name="ConditionalStyle_121" calcext:value="formula-is([.$F378]=0)" calcext:base-cell-address="v1.C378"/>
          </calcext:conditional-format>
          <calcext:conditional-format calcext:target-range-address="v1.C379:v1.C380">
            <calcext:condition calcext:apply-style-name="ConditionalStyle_120" calcext:value="formula-is([.F379]=3)" calcext:base-cell-address="v1.C379"/>
            <calcext:condition calcext:apply-style-name="ConditionalStyle_119" calcext:value="formula-is([.$F379]=2)" calcext:base-cell-address="v1.C379"/>
            <calcext:condition calcext:apply-style-name="ConditionalStyle_118" calcext:value="formula-is([.$F379]=1)" calcext:base-cell-address="v1.C379"/>
            <calcext:condition calcext:apply-style-name="ConditionalStyle_117" calcext:value="formula-is([.$F379]=0)" calcext:base-cell-address="v1.C379"/>
          </calcext:conditional-format>
          <calcext:conditional-format calcext:target-range-address="v1.C381:v1.C382">
            <calcext:condition calcext:apply-style-name="ConditionalStyle_116" calcext:value="formula-is([.F381]=3)" calcext:base-cell-address="v1.C381"/>
            <calcext:condition calcext:apply-style-name="ConditionalStyle_115" calcext:value="formula-is([.$F381]=2)" calcext:base-cell-address="v1.C381"/>
            <calcext:condition calcext:apply-style-name="ConditionalStyle_114" calcext:value="formula-is([.$F381]=1)" calcext:base-cell-address="v1.C381"/>
            <calcext:condition calcext:apply-style-name="ConditionalStyle_113" calcext:value="formula-is([.$F381]=0)" calcext:base-cell-address="v1.C381"/>
          </calcext:conditional-format>
          <calcext:conditional-format calcext:target-range-address="v1.C383:v1.C384">
            <calcext:condition calcext:apply-style-name="ConditionalStyle_112" calcext:value="formula-is([.F383]=3)" calcext:base-cell-address="v1.C383"/>
            <calcext:condition calcext:apply-style-name="ConditionalStyle_111" calcext:value="formula-is([.$F383]=2)" calcext:base-cell-address="v1.C383"/>
            <calcext:condition calcext:apply-style-name="ConditionalStyle_110" calcext:value="formula-is([.$F383]=1)" calcext:base-cell-address="v1.C383"/>
            <calcext:condition calcext:apply-style-name="ConditionalStyle_109" calcext:value="formula-is([.$F383]=0)" calcext:base-cell-address="v1.C383"/>
          </calcext:conditional-format>
          <calcext:conditional-format calcext:target-range-address="v1.C385:v1.C387">
            <calcext:condition calcext:apply-style-name="ConditionalStyle_108" calcext:value="formula-is([.F385]=3)" calcext:base-cell-address="v1.C385"/>
            <calcext:condition calcext:apply-style-name="ConditionalStyle_107" calcext:value="formula-is([.$F385]=2)" calcext:base-cell-address="v1.C385"/>
            <calcext:condition calcext:apply-style-name="ConditionalStyle_106" calcext:value="formula-is([.$F385]=1)" calcext:base-cell-address="v1.C385"/>
            <calcext:condition calcext:apply-style-name="ConditionalStyle_105" calcext:value="formula-is([.$F385]=0)" calcext:base-cell-address="v1.C385"/>
          </calcext:conditional-format>
          <calcext:conditional-format calcext:target-range-address="v1.C388:v1.C388">
            <calcext:condition calcext:apply-style-name="ConditionalStyle_104" calcext:value="formula-is([.F388]=3)" calcext:base-cell-address="v1.C388"/>
            <calcext:condition calcext:apply-style-name="ConditionalStyle_103" calcext:value="formula-is([.$F388]=2)" calcext:base-cell-address="v1.C388"/>
            <calcext:condition calcext:apply-style-name="ConditionalStyle_102" calcext:value="formula-is([.$F388]=1)" calcext:base-cell-address="v1.C388"/>
            <calcext:condition calcext:apply-style-name="ConditionalStyle_101" calcext:value="formula-is([.$F388]=0)" calcext:base-cell-address="v1.C388"/>
          </calcext:conditional-format>
          <calcext:conditional-format calcext:target-range-address="v1.C389:v1.C389">
            <calcext:condition calcext:apply-style-name="ConditionalStyle_100" calcext:value="formula-is([.F389]=3)" calcext:base-cell-address="v1.C389"/>
            <calcext:condition calcext:apply-style-name="ConditionalStyle_99" calcext:value="formula-is([.$F389]=2)" calcext:base-cell-address="v1.C389"/>
            <calcext:condition calcext:apply-style-name="ConditionalStyle_98" calcext:value="formula-is([.$F389]=1)" calcext:base-cell-address="v1.C389"/>
            <calcext:condition calcext:apply-style-name="ConditionalStyle_97" calcext:value="formula-is([.$F389]=0)" calcext:base-cell-address="v1.C389"/>
          </calcext:conditional-format>
          <calcext:conditional-format calcext:target-range-address="v1.C390:v1.C390">
            <calcext:condition calcext:apply-style-name="ConditionalStyle_96" calcext:value="formula-is([.F390]=3)" calcext:base-cell-address="v1.C390"/>
            <calcext:condition calcext:apply-style-name="ConditionalStyle_95" calcext:value="formula-is([.$F390]=2)" calcext:base-cell-address="v1.C390"/>
            <calcext:condition calcext:apply-style-name="ConditionalStyle_94" calcext:value="formula-is([.$F390]=1)" calcext:base-cell-address="v1.C390"/>
            <calcext:condition calcext:apply-style-name="ConditionalStyle_93" calcext:value="formula-is([.$F390]=0)" calcext:base-cell-address="v1.C390"/>
          </calcext:conditional-format>
          <calcext:conditional-format calcext:target-range-address="v1.C391:v1.C391">
            <calcext:condition calcext:apply-style-name="ConditionalStyle_92" calcext:value="formula-is([.F391]=3)" calcext:base-cell-address="v1.C391"/>
            <calcext:condition calcext:apply-style-name="ConditionalStyle_91" calcext:value="formula-is([.$F391]=2)" calcext:base-cell-address="v1.C391"/>
            <calcext:condition calcext:apply-style-name="ConditionalStyle_90" calcext:value="formula-is([.$F391]=1)" calcext:base-cell-address="v1.C391"/>
            <calcext:condition calcext:apply-style-name="ConditionalStyle_89" calcext:value="formula-is([.$F391]=0)" calcext:base-cell-address="v1.C391"/>
          </calcext:conditional-format>
          <calcext:conditional-format calcext:target-range-address="v1.C392:v1.C392">
            <calcext:condition calcext:apply-style-name="ConditionalStyle_88" calcext:value="formula-is([.F392]=3)" calcext:base-cell-address="v1.C392"/>
            <calcext:condition calcext:apply-style-name="ConditionalStyle_87" calcext:value="formula-is([.$F392]=2)" calcext:base-cell-address="v1.C392"/>
            <calcext:condition calcext:apply-style-name="ConditionalStyle_86" calcext:value="formula-is([.$F392]=1)" calcext:base-cell-address="v1.C392"/>
            <calcext:condition calcext:apply-style-name="ConditionalStyle_85" calcext:value="formula-is([.$F392]=0)" calcext:base-cell-address="v1.C392"/>
          </calcext:conditional-format>
          <calcext:conditional-format calcext:target-range-address="v1.C393:v1.C395">
            <calcext:condition calcext:apply-style-name="ConditionalStyle_84" calcext:value="formula-is([.F393]=3)" calcext:base-cell-address="v1.C393"/>
            <calcext:condition calcext:apply-style-name="ConditionalStyle_83" calcext:value="formula-is([.$F393]=2)" calcext:base-cell-address="v1.C393"/>
            <calcext:condition calcext:apply-style-name="ConditionalStyle_82" calcext:value="formula-is([.$F393]=1)" calcext:base-cell-address="v1.C393"/>
            <calcext:condition calcext:apply-style-name="ConditionalStyle_81" calcext:value="formula-is([.$F393]=0)" calcext:base-cell-address="v1.C393"/>
          </calcext:conditional-format>
          <calcext:conditional-format calcext:target-range-address="v1.C396:v1.C396">
            <calcext:condition calcext:apply-style-name="ConditionalStyle_80" calcext:value="formula-is([.F396]=3)" calcext:base-cell-address="v1.C396"/>
            <calcext:condition calcext:apply-style-name="ConditionalStyle_79" calcext:value="formula-is([.$F396]=2)" calcext:base-cell-address="v1.C396"/>
            <calcext:condition calcext:apply-style-name="ConditionalStyle_78" calcext:value="formula-is([.$F396]=1)" calcext:base-cell-address="v1.C396"/>
            <calcext:condition calcext:apply-style-name="ConditionalStyle_77" calcext:value="formula-is([.$F396]=0)" calcext:base-cell-address="v1.C396"/>
          </calcext:conditional-format>
          <calcext:conditional-format calcext:target-range-address="v1.C397:v1.C398">
            <calcext:condition calcext:apply-style-name="ConditionalStyle_76" calcext:value="formula-is([.F397]=3)" calcext:base-cell-address="v1.C397"/>
            <calcext:condition calcext:apply-style-name="ConditionalStyle_75" calcext:value="formula-is([.$F397]=2)" calcext:base-cell-address="v1.C397"/>
            <calcext:condition calcext:apply-style-name="ConditionalStyle_74" calcext:value="formula-is([.$F397]=1)" calcext:base-cell-address="v1.C397"/>
            <calcext:condition calcext:apply-style-name="ConditionalStyle_73" calcext:value="formula-is([.$F397]=0)" calcext:base-cell-address="v1.C397"/>
          </calcext:conditional-format>
          <calcext:conditional-format calcext:target-range-address="v1.C399:v1.C399">
            <calcext:condition calcext:apply-style-name="ConditionalStyle_72" calcext:value="formula-is([.F400]=3)" calcext:base-cell-address="v1.C399"/>
            <calcext:condition calcext:apply-style-name="ConditionalStyle_71" calcext:value="formula-is([.$F400]=2)" calcext:base-cell-address="v1.C399"/>
            <calcext:condition calcext:apply-style-name="ConditionalStyle_70" calcext:value="formula-is([.$F400]=1)" calcext:base-cell-address="v1.C399"/>
            <calcext:condition calcext:apply-style-name="ConditionalStyle_69" calcext:value="formula-is([.$F400]=0)" calcext:base-cell-address="v1.C399"/>
          </calcext:conditional-format>
          <calcext:conditional-format calcext:target-range-address="v1.C401:v1.C406">
            <calcext:condition calcext:apply-style-name="ConditionalStyle_68" calcext:value="formula-is([.F401]=3)" calcext:base-cell-address="v1.C401"/>
            <calcext:condition calcext:apply-style-name="ConditionalStyle_67" calcext:value="formula-is([.$F401]=2)" calcext:base-cell-address="v1.C401"/>
            <calcext:condition calcext:apply-style-name="ConditionalStyle_66" calcext:value="formula-is([.$F401]=1)" calcext:base-cell-address="v1.C401"/>
            <calcext:condition calcext:apply-style-name="ConditionalStyle_65" calcext:value="formula-is([.$F401]=0)" calcext:base-cell-address="v1.C401"/>
          </calcext:conditional-format>
          <calcext:conditional-format calcext:target-range-address="v1.C407:v1.C407">
            <calcext:condition calcext:apply-style-name="ConditionalStyle_64" calcext:value="formula-is([.F407]=3)" calcext:base-cell-address="v1.C407"/>
            <calcext:condition calcext:apply-style-name="ConditionalStyle_63" calcext:value="formula-is([.$F407]=2)" calcext:base-cell-address="v1.C407"/>
            <calcext:condition calcext:apply-style-name="ConditionalStyle_62" calcext:value="formula-is([.$F407]=1)" calcext:base-cell-address="v1.C407"/>
            <calcext:condition calcext:apply-style-name="ConditionalStyle_61" calcext:value="formula-is([.$F407]=0)" calcext:base-cell-address="v1.C407"/>
          </calcext:conditional-format>
          <calcext:conditional-format calcext:target-range-address="v1.C408:v1.C410">
            <calcext:condition calcext:apply-style-name="ConditionalStyle_60" calcext:value="formula-is([.F408]=3)" calcext:base-cell-address="v1.C408"/>
            <calcext:condition calcext:apply-style-name="ConditionalStyle_59" calcext:value="formula-is([.$F408]=2)" calcext:base-cell-address="v1.C408"/>
            <calcext:condition calcext:apply-style-name="ConditionalStyle_58" calcext:value="formula-is([.$F408]=1)" calcext:base-cell-address="v1.C408"/>
            <calcext:condition calcext:apply-style-name="ConditionalStyle_57" calcext:value="formula-is([.$F408]=0)" calcext:base-cell-address="v1.C408"/>
          </calcext:conditional-format>
          <calcext:conditional-format calcext:target-range-address="v1.C411:v1.C415">
            <calcext:condition calcext:apply-style-name="ConditionalStyle_56" calcext:value="formula-is([.F411]=3)" calcext:base-cell-address="v1.C411"/>
            <calcext:condition calcext:apply-style-name="ConditionalStyle_55" calcext:value="formula-is([.$F411]=2)" calcext:base-cell-address="v1.C411"/>
            <calcext:condition calcext:apply-style-name="ConditionalStyle_54" calcext:value="formula-is([.$F411]=1)" calcext:base-cell-address="v1.C411"/>
            <calcext:condition calcext:apply-style-name="ConditionalStyle_53" calcext:value="formula-is([.$F411]=0)" calcext:base-cell-address="v1.C411"/>
          </calcext:conditional-format>
          <calcext:conditional-format calcext:target-range-address="v1.C416:v1.C418">
            <calcext:condition calcext:apply-style-name="ConditionalStyle_52" calcext:value="formula-is([.F416]=3)" calcext:base-cell-address="v1.C416"/>
            <calcext:condition calcext:apply-style-name="ConditionalStyle_51" calcext:value="formula-is([.$F416]=2)" calcext:base-cell-address="v1.C416"/>
            <calcext:condition calcext:apply-style-name="ConditionalStyle_50" calcext:value="formula-is([.$F416]=1)" calcext:base-cell-address="v1.C416"/>
            <calcext:condition calcext:apply-style-name="ConditionalStyle_49" calcext:value="formula-is([.$F416]=0)" calcext:base-cell-address="v1.C416"/>
          </calcext:conditional-format>
          <calcext:conditional-format calcext:target-range-address="v1.C419:v1.C422">
            <calcext:condition calcext:apply-style-name="ConditionalStyle_48" calcext:value="formula-is([.F419]=3)" calcext:base-cell-address="v1.C419"/>
            <calcext:condition calcext:apply-style-name="ConditionalStyle_47" calcext:value="formula-is([.$F419]=2)" calcext:base-cell-address="v1.C419"/>
            <calcext:condition calcext:apply-style-name="ConditionalStyle_46" calcext:value="formula-is([.$F419]=1)" calcext:base-cell-address="v1.C419"/>
            <calcext:condition calcext:apply-style-name="ConditionalStyle_45" calcext:value="formula-is([.$F419]=0)" calcext:base-cell-address="v1.C419"/>
          </calcext:conditional-format>
          <calcext:conditional-format calcext:target-range-address="v1.C423:v1.C427">
            <calcext:condition calcext:apply-style-name="ConditionalStyle_44" calcext:value="formula-is([.F423]=3)" calcext:base-cell-address="v1.C423"/>
            <calcext:condition calcext:apply-style-name="ConditionalStyle_43" calcext:value="formula-is([.$F423]=2)" calcext:base-cell-address="v1.C423"/>
            <calcext:condition calcext:apply-style-name="ConditionalStyle_42" calcext:value="formula-is([.$F423]=1)" calcext:base-cell-address="v1.C423"/>
            <calcext:condition calcext:apply-style-name="ConditionalStyle_41" calcext:value="formula-is([.$F423]=0)" calcext:base-cell-address="v1.C423"/>
          </calcext:conditional-format>
          <calcext:conditional-format calcext:target-range-address="v1.C428:v1.C429">
            <calcext:condition calcext:apply-style-name="ConditionalStyle_40" calcext:value="formula-is([.F428]=3)" calcext:base-cell-address="v1.C428"/>
            <calcext:condition calcext:apply-style-name="ConditionalStyle_39" calcext:value="formula-is([.$F428]=2)" calcext:base-cell-address="v1.C428"/>
            <calcext:condition calcext:apply-style-name="ConditionalStyle_38" calcext:value="formula-is([.$F428]=1)" calcext:base-cell-address="v1.C428"/>
            <calcext:condition calcext:apply-style-name="ConditionalStyle_37" calcext:value="formula-is([.$F428]=0)" calcext:base-cell-address="v1.C428"/>
          </calcext:conditional-format>
          <calcext:conditional-format calcext:target-range-address="v1.C430:v1.C430">
            <calcext:condition calcext:apply-style-name="ConditionalStyle_36" calcext:value="formula-is([.F430]=3)" calcext:base-cell-address="v1.C430"/>
            <calcext:condition calcext:apply-style-name="ConditionalStyle_35" calcext:value="formula-is([.$F430]=2)" calcext:base-cell-address="v1.C430"/>
            <calcext:condition calcext:apply-style-name="ConditionalStyle_34" calcext:value="formula-is([.$F430]=1)" calcext:base-cell-address="v1.C430"/>
            <calcext:condition calcext:apply-style-name="ConditionalStyle_33" calcext:value="formula-is([.$F430]=0)" calcext:base-cell-address="v1.C430"/>
          </calcext:conditional-format>
          <calcext:conditional-format calcext:target-range-address="v1.C431:v1.C431">
            <calcext:condition calcext:apply-style-name="ConditionalStyle_32" calcext:value="formula-is([.F431]=3)" calcext:base-cell-address="v1.C431"/>
            <calcext:condition calcext:apply-style-name="ConditionalStyle_31" calcext:value="formula-is([.$F431]=2)" calcext:base-cell-address="v1.C431"/>
            <calcext:condition calcext:apply-style-name="ConditionalStyle_30" calcext:value="formula-is([.$F431]=1)" calcext:base-cell-address="v1.C431"/>
            <calcext:condition calcext:apply-style-name="ConditionalStyle_29" calcext:value="formula-is([.$F431]=0)" calcext:base-cell-address="v1.C431"/>
          </calcext:conditional-format>
          <calcext:conditional-format calcext:target-range-address="v1.C432:v1.C432">
            <calcext:condition calcext:apply-style-name="ConditionalStyle_28" calcext:value="formula-is([.F432]=3)" calcext:base-cell-address="v1.C432"/>
            <calcext:condition calcext:apply-style-name="ConditionalStyle_27" calcext:value="formula-is([.$F432]=2)" calcext:base-cell-address="v1.C432"/>
            <calcext:condition calcext:apply-style-name="ConditionalStyle_26" calcext:value="formula-is([.$F432]=1)" calcext:base-cell-address="v1.C432"/>
            <calcext:condition calcext:apply-style-name="ConditionalStyle_25" calcext:value="formula-is([.$F432]=0)" calcext:base-cell-address="v1.C432"/>
          </calcext:conditional-format>
          <calcext:conditional-format calcext:target-range-address="v1.C433:v1.C433">
            <calcext:condition calcext:apply-style-name="ConditionalStyle_24" calcext:value="formula-is([.F433]=3)" calcext:base-cell-address="v1.C433"/>
            <calcext:condition calcext:apply-style-name="ConditionalStyle_23" calcext:value="formula-is([.$F433]=2)" calcext:base-cell-address="v1.C433"/>
            <calcext:condition calcext:apply-style-name="ConditionalStyle_22" calcext:value="formula-is([.$F433]=1)" calcext:base-cell-address="v1.C433"/>
            <calcext:condition calcext:apply-style-name="ConditionalStyle_21" calcext:value="formula-is([.$F433]=0)" calcext:base-cell-address="v1.C433"/>
          </calcext:conditional-format>
          <calcext:conditional-format calcext:target-range-address="v1.C434:v1.C434">
            <calcext:condition calcext:apply-style-name="ConditionalStyle_20" calcext:value="formula-is([.F434]=3)" calcext:base-cell-address="v1.C434"/>
            <calcext:condition calcext:apply-style-name="ConditionalStyle_19" calcext:value="formula-is([.$F434]=2)" calcext:base-cell-address="v1.C434"/>
            <calcext:condition calcext:apply-style-name="ConditionalStyle_18" calcext:value="formula-is([.$F434]=1)" calcext:base-cell-address="v1.C434"/>
            <calcext:condition calcext:apply-style-name="ConditionalStyle_17" calcext:value="formula-is([.$F434]=0)" calcext:base-cell-address="v1.C434"/>
          </calcext:conditional-format>
          <calcext:conditional-format calcext:target-range-address="v1.C435:v1.C437">
            <calcext:condition calcext:apply-style-name="ConditionalStyle_16" calcext:value="formula-is([.F435]=3)" calcext:base-cell-address="v1.C435"/>
            <calcext:condition calcext:apply-style-name="ConditionalStyle_15" calcext:value="formula-is([.$F435]=2)" calcext:base-cell-address="v1.C435"/>
            <calcext:condition calcext:apply-style-name="ConditionalStyle_14" calcext:value="formula-is([.$F435]=1)" calcext:base-cell-address="v1.C435"/>
            <calcext:condition calcext:apply-style-name="ConditionalStyle_13" calcext:value="formula-is([.$F435]=0)" calcext:base-cell-address="v1.C435"/>
          </calcext:conditional-format>
          <calcext:conditional-format calcext:target-range-address="v1.C438:v1.C440">
            <calcext:condition calcext:apply-style-name="ConditionalStyle_12" calcext:value="formula-is([.F438]=3)" calcext:base-cell-address="v1.C438"/>
            <calcext:condition calcext:apply-style-name="ConditionalStyle_11" calcext:value="formula-is([.$F438]=2)" calcext:base-cell-address="v1.C438"/>
            <calcext:condition calcext:apply-style-name="ConditionalStyle_10" calcext:value="formula-is([.$F438]=1)" calcext:base-cell-address="v1.C438"/>
            <calcext:condition calcext:apply-style-name="ConditionalStyle_9" calcext:value="formula-is([.$F438]=0)" calcext:base-cell-address="v1.C438"/>
          </calcext:conditional-format>
          <calcext:conditional-format calcext:target-range-address="v1.C441:v1.C447">
            <calcext:condition calcext:apply-style-name="ConditionalStyle_8" calcext:value="formula-is([.F441]=3)" calcext:base-cell-address="v1.C441"/>
            <calcext:condition calcext:apply-style-name="ConditionalStyle_7" calcext:value="formula-is([.$F441]=2)" calcext:base-cell-address="v1.C441"/>
            <calcext:condition calcext:apply-style-name="ConditionalStyle_6" calcext:value="formula-is([.$F441]=1)" calcext:base-cell-address="v1.C441"/>
            <calcext:condition calcext:apply-style-name="ConditionalStyle_5" calcext:value="formula-is([.$F441]=0)" calcext:base-cell-address="v1.C441"/>
          </calcext:conditional-format>
          <calcext:conditional-format calcext:target-range-address="v1.C448:v1.C454">
            <calcext:condition calcext:apply-style-name="ConditionalStyle_4" calcext:value="formula-is([.F448]=3)" calcext:base-cell-address="v1.C448"/>
            <calcext:condition calcext:apply-style-name="ConditionalStyle_3" calcext:value="formula-is([.$F448]=2)" calcext:base-cell-address="v1.C448"/>
            <calcext:condition calcext:apply-style-name="ConditionalStyle_2" calcext:value="formula-is([.$F448]=1)" calcext:base-cell-address="v1.C448"/>
            <calcext:condition calcext:apply-style-name="ConditionalStyle_1" calcext:value="formula-is([.$F448]=0)" calcext:base-cell-address="v1.C448"/>
          </calcext:conditional-format>
        </calcext:conditional-formats>
      </table:table>
      <table:named-expressions>
        <table:named-expression table:name="grp1_apr13" table:base-cell-address="$v1.$A$1" table:expression="#REF!"/>
        <table:named-expression table:name="grp2_apr13" table:base-cell-address="$v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si" style:country-complex="LK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  <number:text>.</number:text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31">
      <number:text-content/>
      <style:map style:condition="value()&lt;=1.79769313486232E+308" style:apply-style-name="N131P0"/>
    </number:text-style>
    <number:date-style style:name="N132P0" style:volatile="true">
      <number:year number:style="long"/>
      <number:text>/</number:text>
      <number:month number:style="long"/>
    </number:date-style>
    <number:text-style style:name="N132">
      <number:text-content/>
      <style:map style:condition="value()&lt;=1.79769313486232E+308" style:apply-style-name="N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87" style:display-name="ConditionalStyle_287" style:family="table-cell" style:parent-style-name="Default">
      <style:table-cell-properties fo:background-color="#c3d69b"/>
    </style:style>
    <style:style style:name="ConditionalStyle_5f_286" style:display-name="ConditionalStyle_286" style:family="table-cell" style:parent-style-name="Default">
      <style:table-cell-properties fo:background-color="#c3d69b"/>
    </style:style>
    <style:style style:name="ConditionalStyle_5f_285" style:display-name="ConditionalStyle_285" style:family="table-cell" style:parent-style-name="Default">
      <style:table-cell-properties fo:background-color="#c3d69b"/>
    </style:style>
    <style:style style:name="ConditionalStyle_5f_284" style:display-name="ConditionalStyle_284" style:family="table-cell" style:parent-style-name="Default">
      <style:table-cell-properties fo:background-color="#c3d69b"/>
    </style:style>
    <style:style style:name="ConditionalStyle_5f_283" style:display-name="ConditionalStyle_283" style:family="table-cell" style:parent-style-name="Default">
      <style:table-cell-properties fo:background-color="#c3d69b"/>
    </style:style>
    <style:style style:name="ConditionalStyle_5f_282" style:display-name="ConditionalStyle_282" style:family="table-cell" style:parent-style-name="Default">
      <style:table-cell-properties fo:background-color="#c3d69b"/>
    </style:style>
    <style:style style:name="ConditionalStyle_5f_281" style:display-name="ConditionalStyle_281" style:family="table-cell" style:parent-style-name="Default">
      <style:table-cell-properties fo:background-color="#c3d69b"/>
    </style:style>
    <style:style style:name="ConditionalStyle_5f_280" style:display-name="ConditionalStyle_280" style:family="table-cell" style:parent-style-name="Default">
      <style:table-cell-properties fo:background-color="#c3d69b"/>
    </style:style>
    <style:style style:name="ConditionalStyle_5f_279" style:display-name="ConditionalStyle_279" style:family="table-cell" style:parent-style-name="Default">
      <style:table-cell-properties fo:background-color="#c3d69b"/>
    </style:style>
    <style:style style:name="ConditionalStyle_5f_278" style:display-name="ConditionalStyle_278" style:family="table-cell" style:parent-style-name="Default">
      <style:table-cell-properties fo:background-color="#c3d69b"/>
    </style:style>
    <style:style style:name="ConditionalStyle_5f_277" style:display-name="ConditionalStyle_277" style:family="table-cell" style:parent-style-name="Default">
      <style:table-cell-properties fo:background-color="#c3d69b"/>
    </style:style>
    <style:style style:name="ConditionalStyle_5f_276" style:display-name="ConditionalStyle_276" style:family="table-cell" style:parent-style-name="Default">
      <style:table-cell-properties fo:background-color="#c3d69b"/>
    </style:style>
    <style:style style:name="ConditionalStyle_5f_275" style:display-name="ConditionalStyle_275" style:family="table-cell" style:parent-style-name="Default">
      <style:table-cell-properties fo:background-color="#d7e4bd"/>
    </style:style>
    <style:style style:name="ConditionalStyle_5f_274" style:display-name="ConditionalStyle_274" style:family="table-cell" style:parent-style-name="Default">
      <style:table-cell-properties fo:background-color="#d7e4bd"/>
    </style:style>
    <style:style style:name="ConditionalStyle_5f_273" style:display-name="ConditionalStyle_273" style:family="table-cell" style:parent-style-name="Default">
      <style:table-cell-properties fo:background-color="#d7e4bd"/>
    </style:style>
    <style:style style:name="ConditionalStyle_5f_272" style:display-name="ConditionalStyle_272" style:family="table-cell" style:parent-style-name="Default">
      <style:table-cell-properties fo:background-color="#d7e4bd"/>
    </style:style>
    <style:style style:name="ConditionalStyle_5f_271" style:display-name="ConditionalStyle_271" style:family="table-cell" style:parent-style-name="Default">
      <style:table-cell-properties fo:background-color="#d7e4bd"/>
    </style:style>
    <style:style style:name="ConditionalStyle_5f_270" style:display-name="ConditionalStyle_270" style:family="table-cell" style:parent-style-name="Default">
      <style:table-cell-properties fo:background-color="#d7e4bd"/>
    </style:style>
    <style:style style:name="ConditionalStyle_5f_269" style:display-name="ConditionalStyle_269" style:family="table-cell" style:parent-style-name="Default">
      <style:table-cell-properties fo:background-color="#d7e4bd"/>
    </style:style>
    <style:style style:name="ConditionalStyle_5f_268" style:display-name="ConditionalStyle_268" style:family="table-cell" style:parent-style-name="Default">
      <style:table-cell-properties fo:background-color="#d7e4bd"/>
    </style:style>
    <style:style style:name="ConditionalStyle_5f_267" style:display-name="ConditionalStyle_267" style:family="table-cell" style:parent-style-name="Default">
      <style:table-cell-properties fo:background-color="#d7e4bd"/>
    </style:style>
    <style:style style:name="ConditionalStyle_5f_266" style:display-name="ConditionalStyle_266" style:family="table-cell" style:parent-style-name="Default">
      <style:table-cell-properties fo:background-color="#d7e4bd"/>
    </style:style>
    <style:style style:name="ConditionalStyle_5f_265" style:display-name="ConditionalStyle_265" style:family="table-cell" style:parent-style-name="Default">
      <style:table-cell-properties fo:background-color="#d7e4bd"/>
    </style:style>
    <style:style style:name="ConditionalStyle_5f_264" style:display-name="ConditionalStyle_264" style:family="table-cell" style:parent-style-name="Default">
      <style:table-cell-properties fo:background-color="#d7e4bd"/>
    </style:style>
    <style:style style:name="ConditionalStyle_5f_263" style:display-name="ConditionalStyle_263" style:family="table-cell" style:parent-style-name="Default">
      <style:table-cell-properties fo:background-color="#d7e4bd"/>
    </style:style>
    <style:style style:name="ConditionalStyle_5f_262" style:display-name="ConditionalStyle_262" style:family="table-cell" style:parent-style-name="Default">
      <style:table-cell-properties fo:background-color="#d7e4bd"/>
    </style:style>
    <style:style style:name="ConditionalStyle_5f_261" style:display-name="ConditionalStyle_261" style:family="table-cell" style:parent-style-name="Default">
      <style:table-cell-properties fo:background-color="#d7e4bd"/>
    </style:style>
    <style:style style:name="ConditionalStyle_5f_260" style:display-name="ConditionalStyle_260" style:family="table-cell" style:parent-style-name="Default">
      <style:table-cell-properties fo:background-color="#d7e4bd"/>
    </style:style>
    <style:style style:name="ConditionalStyle_5f_259" style:display-name="ConditionalStyle_259" style:family="table-cell" style:parent-style-name="Default">
      <style:table-cell-properties fo:background-color="#d7e4bd"/>
    </style:style>
    <style:style style:name="ConditionalStyle_5f_258" style:display-name="ConditionalStyle_258" style:family="table-cell" style:parent-style-name="Default">
      <style:table-cell-properties fo:background-color="#d7e4bd"/>
    </style:style>
    <style:style style:name="ConditionalStyle_5f_257" style:display-name="ConditionalStyle_257" style:family="table-cell" style:parent-style-name="Default">
      <style:table-cell-properties fo:background-color="#d7e4bd"/>
    </style:style>
    <style:style style:name="ConditionalStyle_5f_256" style:display-name="ConditionalStyle_256" style:family="table-cell" style:parent-style-name="Default">
      <style:table-cell-properties fo:background-color="#d7e4bd"/>
    </style:style>
    <style:style style:name="ConditionalStyle_5f_255" style:display-name="ConditionalStyle_255" style:family="table-cell" style:parent-style-name="Default">
      <style:table-cell-properties fo:background-color="#d7e4bd"/>
    </style:style>
    <style:style style:name="ConditionalStyle_5f_254" style:display-name="ConditionalStyle_254" style:family="table-cell" style:parent-style-name="Default">
      <style:table-cell-properties fo:background-color="#d7e4bd"/>
    </style:style>
    <style:style style:name="ConditionalStyle_5f_253" style:display-name="ConditionalStyle_253" style:family="table-cell" style:parent-style-name="Default">
      <style:table-cell-properties fo:background-color="#d7e4bd"/>
    </style:style>
    <style:style style:name="ConditionalStyle_5f_252" style:display-name="ConditionalStyle_252" style:family="table-cell" style:parent-style-name="Default">
      <style:table-cell-properties fo:background-color="#d7e4bd"/>
    </style:style>
    <style:style style:name="ConditionalStyle_5f_251" style:display-name="ConditionalStyle_251" style:family="table-cell" style:parent-style-name="Default">
      <style:table-cell-properties fo:background-color="#d7e4bd"/>
    </style:style>
    <style:style style:name="ConditionalStyle_5f_250" style:display-name="ConditionalStyle_250" style:family="table-cell" style:parent-style-name="Default">
      <style:table-cell-properties fo:background-color="#d7e4bd"/>
    </style:style>
    <style:style style:name="ConditionalStyle_5f_249" style:display-name="ConditionalStyle_249" style:family="table-cell" style:parent-style-name="Default">
      <style:table-cell-properties fo:background-color="#d7e4bd"/>
    </style:style>
    <style:style style:name="ConditionalStyle_5f_248" style:display-name="ConditionalStyle_248" style:family="table-cell" style:parent-style-name="Default">
      <style:table-cell-properties fo:background-color="#d7e4bd"/>
    </style:style>
    <style:style style:name="ConditionalStyle_5f_247" style:display-name="ConditionalStyle_247" style:family="table-cell" style:parent-style-name="Default">
      <style:table-cell-properties fo:background-color="#d7e4bd"/>
    </style:style>
    <style:style style:name="ConditionalStyle_5f_246" style:display-name="ConditionalStyle_246" style:family="table-cell" style:parent-style-name="Default">
      <style:table-cell-properties fo:background-color="#d7e4bd"/>
    </style:style>
    <style:style style:name="ConditionalStyle_5f_245" style:display-name="ConditionalStyle_245" style:family="table-cell" style:parent-style-name="Default">
      <style:table-cell-properties fo:background-color="#d7e4bd"/>
    </style:style>
    <style:style style:name="ConditionalStyle_5f_244" style:display-name="ConditionalStyle_244" style:family="table-cell" style:parent-style-name="Default">
      <style:table-cell-properties fo:background-color="#d7e4bd"/>
    </style:style>
    <style:style style:name="ConditionalStyle_5f_243" style:display-name="ConditionalStyle_243" style:family="table-cell" style:parent-style-name="Default">
      <style:table-cell-properties fo:background-color="#d7e4bd"/>
    </style:style>
    <style:style style:name="ConditionalStyle_5f_242" style:display-name="ConditionalStyle_242" style:family="table-cell" style:parent-style-name="Default">
      <style:table-cell-properties fo:background-color="#d7e4bd"/>
    </style:style>
    <style:style style:name="ConditionalStyle_5f_241" style:display-name="ConditionalStyle_241" style:family="table-cell" style:parent-style-name="Default">
      <style:table-cell-properties fo:background-color="#d7e4bd"/>
    </style:style>
    <style:style style:name="ConditionalStyle_5f_240" style:display-name="ConditionalStyle_240" style:family="table-cell" style:parent-style-name="Default">
      <style:table-cell-properties fo:background-color="#d7e4bd"/>
    </style:style>
    <style:style style:name="ConditionalStyle_5f_239" style:display-name="ConditionalStyle_239" style:family="table-cell" style:parent-style-name="Default">
      <style:table-cell-properties fo:background-color="#d7e4bd"/>
    </style:style>
    <style:style style:name="ConditionalStyle_5f_238" style:display-name="ConditionalStyle_238" style:family="table-cell" style:parent-style-name="Default">
      <style:table-cell-properties fo:background-color="#558ed5"/>
    </style:style>
    <style:style style:name="ConditionalStyle_5f_237" style:display-name="ConditionalStyle_237" style:family="table-cell" style:parent-style-name="Default">
      <style:table-cell-properties fo:background-color="#ccc1da"/>
    </style:style>
    <style:style style:name="ConditionalStyle_5f_236" style:display-name="ConditionalStyle_236" style:family="table-cell" style:parent-style-name="Default">
      <style:table-cell-properties fo:background-color="#ffc000"/>
    </style:style>
    <style:style style:name="ConditionalStyle_5f_235" style:display-name="ConditionalStyle_235" style:family="table-cell" style:parent-style-name="Default">
      <style:table-cell-properties fo:background-color="#d7e4bd"/>
    </style:style>
    <style:style style:name="ConditionalStyle_5f_234" style:display-name="ConditionalStyle_234" style:family="table-cell" style:parent-style-name="Default">
      <style:table-cell-properties fo:background-color="#558ed5"/>
    </style:style>
    <style:style style:name="ConditionalStyle_5f_233" style:display-name="ConditionalStyle_233" style:family="table-cell" style:parent-style-name="Default">
      <style:table-cell-properties fo:background-color="#ccc1da"/>
    </style:style>
    <style:style style:name="ConditionalStyle_5f_232" style:display-name="ConditionalStyle_232" style:family="table-cell" style:parent-style-name="Default">
      <style:table-cell-properties fo:background-color="#ffc000"/>
    </style:style>
    <style:style style:name="ConditionalStyle_5f_231" style:display-name="ConditionalStyle_231" style:family="table-cell" style:parent-style-name="Default">
      <style:table-cell-properties fo:background-color="#d7e4bd"/>
    </style:style>
    <style:style style:name="ConditionalStyle_5f_230" style:display-name="ConditionalStyle_230" style:family="table-cell" style:parent-style-name="Default">
      <style:table-cell-properties fo:background-color="#558ed5"/>
    </style:style>
    <style:style style:name="ConditionalStyle_5f_229" style:display-name="ConditionalStyle_229" style:family="table-cell" style:parent-style-name="Default">
      <style:table-cell-properties fo:background-color="#ccc1da"/>
    </style:style>
    <style:style style:name="ConditionalStyle_5f_228" style:display-name="ConditionalStyle_228" style:family="table-cell" style:parent-style-name="Default">
      <style:table-cell-properties fo:background-color="#ffc000"/>
    </style:style>
    <style:style style:name="ConditionalStyle_5f_227" style:display-name="ConditionalStyle_227" style:family="table-cell" style:parent-style-name="Default">
      <style:table-cell-properties fo:background-color="#d7e4bd"/>
    </style:style>
    <style:style style:name="ConditionalStyle_5f_226" style:display-name="ConditionalStyle_226" style:family="table-cell" style:parent-style-name="Default">
      <style:table-cell-properties fo:background-color="#558ed5"/>
    </style:style>
    <style:style style:name="ConditionalStyle_5f_225" style:display-name="ConditionalStyle_225" style:family="table-cell" style:parent-style-name="Default">
      <style:table-cell-properties fo:background-color="#ccc1da"/>
    </style:style>
    <style:style style:name="ConditionalStyle_5f_224" style:display-name="ConditionalStyle_224" style:family="table-cell" style:parent-style-name="Default">
      <style:table-cell-properties fo:background-color="#ffc000"/>
    </style:style>
    <style:style style:name="ConditionalStyle_5f_223" style:display-name="ConditionalStyle_223" style:family="table-cell" style:parent-style-name="Default">
      <style:table-cell-properties fo:background-color="#d7e4bd"/>
    </style:style>
    <style:style style:name="ConditionalStyle_5f_222" style:display-name="ConditionalStyle_222" style:family="table-cell" style:parent-style-name="Default">
      <style:table-cell-properties fo:background-color="#558ed5"/>
    </style:style>
    <style:style style:name="ConditionalStyle_5f_221" style:display-name="ConditionalStyle_221" style:family="table-cell" style:parent-style-name="Default">
      <style:table-cell-properties fo:background-color="#ccc1da"/>
    </style:style>
    <style:style style:name="ConditionalStyle_5f_220" style:display-name="ConditionalStyle_220" style:family="table-cell" style:parent-style-name="Default">
      <style:table-cell-properties fo:background-color="#ffc000"/>
    </style:style>
    <style:style style:name="ConditionalStyle_5f_219" style:display-name="ConditionalStyle_219" style:family="table-cell" style:parent-style-name="Default">
      <style:table-cell-properties fo:background-color="#d7e4bd"/>
    </style:style>
    <style:style style:name="ConditionalStyle_5f_218" style:display-name="ConditionalStyle_218" style:family="table-cell" style:parent-style-name="Default">
      <style:table-cell-properties fo:background-color="#558ed5"/>
    </style:style>
    <style:style style:name="ConditionalStyle_5f_217" style:display-name="ConditionalStyle_217" style:family="table-cell" style:parent-style-name="Default">
      <style:table-cell-properties fo:background-color="#ccc1da"/>
    </style:style>
    <style:style style:name="ConditionalStyle_5f_216" style:display-name="ConditionalStyle_216" style:family="table-cell" style:parent-style-name="Default">
      <style:table-cell-properties fo:background-color="#ffc000"/>
    </style:style>
    <style:style style:name="ConditionalStyle_5f_215" style:display-name="ConditionalStyle_215" style:family="table-cell" style:parent-style-name="Default">
      <style:table-cell-properties fo:background-color="#d7e4bd"/>
    </style:style>
    <style:style style:name="ConditionalStyle_5f_214" style:display-name="ConditionalStyle_214" style:family="table-cell" style:parent-style-name="Default">
      <style:table-cell-properties fo:background-color="#558ed5"/>
    </style:style>
    <style:style style:name="ConditionalStyle_5f_213" style:display-name="ConditionalStyle_213" style:family="table-cell" style:parent-style-name="Default">
      <style:table-cell-properties fo:background-color="#ccc1da"/>
    </style:style>
    <style:style style:name="ConditionalStyle_5f_212" style:display-name="ConditionalStyle_212" style:family="table-cell" style:parent-style-name="Default">
      <style:table-cell-properties fo:background-color="#ffc000"/>
    </style:style>
    <style:style style:name="ConditionalStyle_5f_211" style:display-name="ConditionalStyle_211" style:family="table-cell" style:parent-style-name="Default">
      <style:table-cell-properties fo:background-color="#d7e4bd"/>
    </style:style>
    <style:style style:name="ConditionalStyle_5f_210" style:display-name="ConditionalStyle_210" style:family="table-cell" style:parent-style-name="Default">
      <style:table-cell-properties fo:background-color="#558ed5"/>
    </style:style>
    <style:style style:name="ConditionalStyle_5f_209" style:display-name="ConditionalStyle_209" style:family="table-cell" style:parent-style-name="Default">
      <style:table-cell-properties fo:background-color="#ccc1da"/>
    </style:style>
    <style:style style:name="ConditionalStyle_5f_208" style:display-name="ConditionalStyle_208" style:family="table-cell" style:parent-style-name="Default">
      <style:table-cell-properties fo:background-color="#ffc000"/>
    </style:style>
    <style:style style:name="ConditionalStyle_5f_207" style:display-name="ConditionalStyle_207" style:family="table-cell" style:parent-style-name="Default">
      <style:table-cell-properties fo:background-color="#d7e4bd"/>
    </style:style>
    <style:style style:name="ConditionalStyle_5f_206" style:display-name="ConditionalStyle_206" style:family="table-cell" style:parent-style-name="Default">
      <style:table-cell-properties fo:background-color="#558ed5"/>
    </style:style>
    <style:style style:name="ConditionalStyle_5f_205" style:display-name="ConditionalStyle_205" style:family="table-cell" style:parent-style-name="Default">
      <style:table-cell-properties fo:background-color="#ccc1da"/>
    </style:style>
    <style:style style:name="ConditionalStyle_5f_204" style:display-name="ConditionalStyle_204" style:family="table-cell" style:parent-style-name="Default">
      <style:table-cell-properties fo:background-color="#ffc000"/>
    </style:style>
    <style:style style:name="ConditionalStyle_5f_203" style:display-name="ConditionalStyle_203" style:family="table-cell" style:parent-style-name="Default">
      <style:table-cell-properties fo:background-color="#d7e4bd"/>
    </style:style>
    <style:style style:name="ConditionalStyle_5f_202" style:display-name="ConditionalStyle_202" style:family="table-cell" style:parent-style-name="Default">
      <style:table-cell-properties fo:background-color="#558ed5"/>
    </style:style>
    <style:style style:name="ConditionalStyle_5f_201" style:display-name="ConditionalStyle_201" style:family="table-cell" style:parent-style-name="Default">
      <style:table-cell-properties fo:background-color="#ccc1da"/>
    </style:style>
    <style:style style:name="ConditionalStyle_5f_200" style:display-name="ConditionalStyle_200" style:family="table-cell" style:parent-style-name="Default">
      <style:table-cell-properties fo:background-color="#ffc000"/>
    </style:style>
    <style:style style:name="ConditionalStyle_5f_199" style:display-name="ConditionalStyle_199" style:family="table-cell" style:parent-style-name="Default">
      <style:table-cell-properties fo:background-color="#d7e4bd"/>
    </style:style>
    <style:style style:name="ConditionalStyle_5f_198" style:display-name="ConditionalStyle_198" style:family="table-cell" style:parent-style-name="Default">
      <style:table-cell-properties fo:background-color="#558ed5"/>
    </style:style>
    <style:style style:name="ConditionalStyle_5f_197" style:display-name="ConditionalStyle_197" style:family="table-cell" style:parent-style-name="Default">
      <style:table-cell-properties fo:background-color="#ccc1da"/>
    </style:style>
    <style:style style:name="ConditionalStyle_5f_196" style:display-name="ConditionalStyle_196" style:family="table-cell" style:parent-style-name="Default">
      <style:table-cell-properties fo:background-color="#ffc000"/>
    </style:style>
    <style:style style:name="ConditionalStyle_5f_195" style:display-name="ConditionalStyle_195" style:family="table-cell" style:parent-style-name="Default">
      <style:table-cell-properties fo:background-color="#d7e4bd"/>
    </style:style>
    <style:style style:name="ConditionalStyle_5f_194" style:display-name="ConditionalStyle_194" style:family="table-cell" style:parent-style-name="Default">
      <style:table-cell-properties fo:background-color="#558ed5"/>
    </style:style>
    <style:style style:name="ConditionalStyle_5f_193" style:display-name="ConditionalStyle_193" style:family="table-cell" style:parent-style-name="Default">
      <style:table-cell-properties fo:background-color="#ccc1da"/>
    </style:style>
    <style:style style:name="ConditionalStyle_5f_192" style:display-name="ConditionalStyle_192" style:family="table-cell" style:parent-style-name="Default">
      <style:table-cell-properties fo:background-color="#ffc000"/>
    </style:style>
    <style:style style:name="ConditionalStyle_5f_191" style:display-name="ConditionalStyle_191" style:family="table-cell" style:parent-style-name="Default">
      <style:table-cell-properties fo:background-color="#d7e4bd"/>
    </style:style>
    <style:style style:name="ConditionalStyle_5f_190" style:display-name="ConditionalStyle_190" style:family="table-cell" style:parent-style-name="Default">
      <style:table-cell-properties fo:background-color="#558ed5"/>
    </style:style>
    <style:style style:name="ConditionalStyle_5f_189" style:display-name="ConditionalStyle_189" style:family="table-cell" style:parent-style-name="Default">
      <style:table-cell-properties fo:background-color="#ccc1da"/>
    </style:style>
    <style:style style:name="ConditionalStyle_5f_188" style:display-name="ConditionalStyle_188" style:family="table-cell" style:parent-style-name="Default">
      <style:table-cell-properties fo:background-color="#ffc000"/>
    </style:style>
    <style:style style:name="ConditionalStyle_5f_187" style:display-name="ConditionalStyle_187" style:family="table-cell" style:parent-style-name="Default">
      <style:table-cell-properties fo:background-color="#d7e4bd"/>
    </style:style>
    <style:style style:name="ConditionalStyle_5f_186" style:display-name="ConditionalStyle_186" style:family="table-cell" style:parent-style-name="Default">
      <style:table-cell-properties fo:background-color="#558ed5"/>
    </style:style>
    <style:style style:name="ConditionalStyle_5f_185" style:display-name="ConditionalStyle_185" style:family="table-cell" style:parent-style-name="Default">
      <style:table-cell-properties fo:background-color="#ccc1da"/>
    </style:style>
    <style:style style:name="ConditionalStyle_5f_184" style:display-name="ConditionalStyle_184" style:family="table-cell" style:parent-style-name="Default">
      <style:table-cell-properties fo:background-color="#ffc000"/>
    </style:style>
    <style:style style:name="ConditionalStyle_5f_183" style:display-name="ConditionalStyle_183" style:family="table-cell" style:parent-style-name="Default">
      <style:table-cell-properties fo:background-color="#d7e4bd"/>
    </style:style>
    <style:style style:name="ConditionalStyle_5f_182" style:display-name="ConditionalStyle_182" style:family="table-cell" style:parent-style-name="Default">
      <style:table-cell-properties fo:background-color="#558ed5"/>
    </style:style>
    <style:style style:name="ConditionalStyle_5f_181" style:display-name="ConditionalStyle_181" style:family="table-cell" style:parent-style-name="Default">
      <style:table-cell-properties fo:background-color="#ccc1da"/>
    </style:style>
    <style:style style:name="ConditionalStyle_5f_180" style:display-name="ConditionalStyle_180" style:family="table-cell" style:parent-style-name="Default">
      <style:table-cell-properties fo:background-color="#ffc000"/>
    </style:style>
    <style:style style:name="ConditionalStyle_5f_179" style:display-name="ConditionalStyle_179" style:family="table-cell" style:parent-style-name="Default">
      <style:table-cell-properties fo:background-color="#d7e4bd"/>
    </style:style>
    <style:style style:name="ConditionalStyle_5f_178" style:display-name="ConditionalStyle_178" style:family="table-cell" style:parent-style-name="Default">
      <style:table-cell-properties fo:background-color="#558ed5"/>
    </style:style>
    <style:style style:name="ConditionalStyle_5f_177" style:display-name="ConditionalStyle_177" style:family="table-cell" style:parent-style-name="Default">
      <style:table-cell-properties fo:background-color="#ccc1da"/>
    </style:style>
    <style:style style:name="ConditionalStyle_5f_176" style:display-name="ConditionalStyle_176" style:family="table-cell" style:parent-style-name="Default">
      <style:table-cell-properties fo:background-color="#ffc000"/>
    </style:style>
    <style:style style:name="ConditionalStyle_5f_175" style:display-name="ConditionalStyle_175" style:family="table-cell" style:parent-style-name="Default">
      <style:table-cell-properties fo:background-color="#d7e4bd"/>
    </style:style>
    <style:style style:name="ConditionalStyle_5f_174" style:display-name="ConditionalStyle_174" style:family="table-cell" style:parent-style-name="Default">
      <style:table-cell-properties fo:background-color="#558ed5"/>
    </style:style>
    <style:style style:name="ConditionalStyle_5f_173" style:display-name="ConditionalStyle_173" style:family="table-cell" style:parent-style-name="Default">
      <style:table-cell-properties fo:background-color="#ccc1da"/>
    </style:style>
    <style:style style:name="ConditionalStyle_5f_172" style:display-name="ConditionalStyle_172" style:family="table-cell" style:parent-style-name="Default">
      <style:table-cell-properties fo:background-color="#ffc000"/>
    </style:style>
    <style:style style:name="ConditionalStyle_5f_171" style:display-name="ConditionalStyle_171" style:family="table-cell" style:parent-style-name="Default">
      <style:table-cell-properties fo:background-color="#d7e4bd"/>
    </style:style>
    <style:style style:name="ConditionalStyle_5f_170" style:display-name="ConditionalStyle_170" style:family="table-cell" style:parent-style-name="Default">
      <style:table-cell-properties fo:background-color="#558ed5"/>
    </style:style>
    <style:style style:name="ConditionalStyle_5f_169" style:display-name="ConditionalStyle_169" style:family="table-cell" style:parent-style-name="Default">
      <style:table-cell-properties fo:background-color="#ccc1da"/>
    </style:style>
    <style:style style:name="ConditionalStyle_5f_168" style:display-name="ConditionalStyle_168" style:family="table-cell" style:parent-style-name="Default">
      <style:table-cell-properties fo:background-color="#ffc000"/>
    </style:style>
    <style:style style:name="ConditionalStyle_5f_167" style:display-name="ConditionalStyle_167" style:family="table-cell" style:parent-style-name="Default">
      <style:table-cell-properties fo:background-color="#d7e4bd"/>
    </style:style>
    <style:style style:name="ConditionalStyle_5f_166" style:display-name="ConditionalStyle_166" style:family="table-cell" style:parent-style-name="Default">
      <style:table-cell-properties fo:background-color="#558ed5"/>
    </style:style>
    <style:style style:name="ConditionalStyle_5f_165" style:display-name="ConditionalStyle_165" style:family="table-cell" style:parent-style-name="Default">
      <style:table-cell-properties fo:background-color="#ccc1da"/>
    </style:style>
    <style:style style:name="ConditionalStyle_5f_164" style:display-name="ConditionalStyle_164" style:family="table-cell" style:parent-style-name="Default">
      <style:table-cell-properties fo:background-color="#ffc000"/>
    </style:style>
    <style:style style:name="ConditionalStyle_5f_163" style:display-name="ConditionalStyle_163" style:family="table-cell" style:parent-style-name="Default">
      <style:table-cell-properties fo:background-color="#d7e4bd"/>
    </style:style>
    <style:style style:name="ConditionalStyle_5f_162" style:display-name="ConditionalStyle_162" style:family="table-cell" style:parent-style-name="Default">
      <style:table-cell-properties fo:background-color="#558ed5"/>
    </style:style>
    <style:style style:name="ConditionalStyle_5f_161" style:display-name="ConditionalStyle_161" style:family="table-cell" style:parent-style-name="Default">
      <style:table-cell-properties fo:background-color="#ccc1da"/>
    </style:style>
    <style:style style:name="ConditionalStyle_5f_160" style:display-name="ConditionalStyle_160" style:family="table-cell" style:parent-style-name="Default">
      <style:table-cell-properties fo:background-color="#ffc000"/>
    </style:style>
    <style:style style:name="ConditionalStyle_5f_159" style:display-name="ConditionalStyle_159" style:family="table-cell" style:parent-style-name="Default">
      <style:table-cell-properties fo:background-color="#d7e4bd"/>
    </style:style>
    <style:style style:name="ConditionalStyle_5f_158" style:display-name="ConditionalStyle_158" style:family="table-cell" style:parent-style-name="Default">
      <style:table-cell-properties fo:background-color="#558ed5"/>
    </style:style>
    <style:style style:name="ConditionalStyle_5f_157" style:display-name="ConditionalStyle_157" style:family="table-cell" style:parent-style-name="Default">
      <style:table-cell-properties fo:background-color="#ccc1da"/>
    </style:style>
    <style:style style:name="ConditionalStyle_5f_156" style:display-name="ConditionalStyle_156" style:family="table-cell" style:parent-style-name="Default">
      <style:table-cell-properties fo:background-color="#ffc000"/>
    </style:style>
    <style:style style:name="ConditionalStyle_5f_155" style:display-name="ConditionalStyle_155" style:family="table-cell" style:parent-style-name="Default">
      <style:table-cell-properties fo:background-color="#d7e4bd"/>
    </style:style>
    <style:style style:name="ConditionalStyle_5f_154" style:display-name="ConditionalStyle_154" style:family="table-cell" style:parent-style-name="Default">
      <style:table-cell-properties fo:background-color="#558ed5"/>
    </style:style>
    <style:style style:name="ConditionalStyle_5f_153" style:display-name="ConditionalStyle_153" style:family="table-cell" style:parent-style-name="Default">
      <style:table-cell-properties fo:background-color="#ccc1da"/>
    </style:style>
    <style:style style:name="ConditionalStyle_5f_152" style:display-name="ConditionalStyle_152" style:family="table-cell" style:parent-style-name="Default">
      <style:table-cell-properties fo:background-color="#ffc000"/>
    </style:style>
    <style:style style:name="ConditionalStyle_5f_151" style:display-name="ConditionalStyle_151" style:family="table-cell" style:parent-style-name="Default">
      <style:table-cell-properties fo:background-color="#d7e4bd"/>
    </style:style>
    <style:style style:name="ConditionalStyle_5f_150" style:display-name="ConditionalStyle_150" style:family="table-cell" style:parent-style-name="Default">
      <style:table-cell-properties fo:background-color="#558ed5"/>
    </style:style>
    <style:style style:name="ConditionalStyle_5f_149" style:display-name="ConditionalStyle_149" style:family="table-cell" style:parent-style-name="Default">
      <style:table-cell-properties fo:background-color="#ccc1da"/>
    </style:style>
    <style:style style:name="ConditionalStyle_5f_148" style:display-name="ConditionalStyle_148" style:family="table-cell" style:parent-style-name="Default">
      <style:table-cell-properties fo:background-color="#ffc000"/>
    </style:style>
    <style:style style:name="ConditionalStyle_5f_147" style:display-name="ConditionalStyle_147" style:family="table-cell" style:parent-style-name="Default">
      <style:table-cell-properties fo:background-color="#d7e4bd"/>
    </style:style>
    <style:style style:name="ConditionalStyle_5f_146" style:display-name="ConditionalStyle_146" style:family="table-cell" style:parent-style-name="Default">
      <style:table-cell-properties fo:background-color="#558ed5"/>
    </style:style>
    <style:style style:name="ConditionalStyle_5f_145" style:display-name="ConditionalStyle_145" style:family="table-cell" style:parent-style-name="Default">
      <style:table-cell-properties fo:background-color="#ccc1da"/>
    </style:style>
    <style:style style:name="ConditionalStyle_5f_144" style:display-name="ConditionalStyle_144" style:family="table-cell" style:parent-style-name="Default">
      <style:table-cell-properties fo:background-color="#ffc000"/>
    </style:style>
    <style:style style:name="ConditionalStyle_5f_143" style:display-name="ConditionalStyle_143" style:family="table-cell" style:parent-style-name="Default">
      <style:table-cell-properties fo:background-color="#d7e4bd"/>
    </style:style>
    <style:style style:name="ConditionalStyle_5f_142" style:display-name="ConditionalStyle_142" style:family="table-cell" style:parent-style-name="Default">
      <style:table-cell-properties fo:background-color="#558ed5"/>
    </style:style>
    <style:style style:name="ConditionalStyle_5f_141" style:display-name="ConditionalStyle_141" style:family="table-cell" style:parent-style-name="Default">
      <style:table-cell-properties fo:background-color="#ccc1da"/>
    </style:style>
    <style:style style:name="ConditionalStyle_5f_140" style:display-name="ConditionalStyle_140" style:family="table-cell" style:parent-style-name="Default">
      <style:table-cell-properties fo:background-color="#ffc000"/>
    </style:style>
    <style:style style:name="ConditionalStyle_5f_139" style:display-name="ConditionalStyle_139" style:family="table-cell" style:parent-style-name="Default">
      <style:table-cell-properties fo:background-color="#d7e4bd"/>
    </style:style>
    <style:style style:name="ConditionalStyle_5f_138" style:display-name="ConditionalStyle_138" style:family="table-cell" style:parent-style-name="Default">
      <style:table-cell-properties fo:background-color="#558ed5"/>
    </style:style>
    <style:style style:name="ConditionalStyle_5f_137" style:display-name="ConditionalStyle_137" style:family="table-cell" style:parent-style-name="Default">
      <style:table-cell-properties fo:background-color="#ccc1da"/>
    </style:style>
    <style:style style:name="ConditionalStyle_5f_136" style:display-name="ConditionalStyle_136" style:family="table-cell" style:parent-style-name="Default">
      <style:table-cell-properties fo:background-color="#ffc000"/>
    </style:style>
    <style:style style:name="ConditionalStyle_5f_135" style:display-name="ConditionalStyle_135" style:family="table-cell" style:parent-style-name="Default">
      <style:table-cell-properties fo:background-color="#d7e4bd"/>
    </style:style>
    <style:style style:name="ConditionalStyle_5f_134" style:display-name="ConditionalStyle_134" style:family="table-cell" style:parent-style-name="Default">
      <style:table-cell-properties fo:background-color="#558ed5"/>
    </style:style>
    <style:style style:name="ConditionalStyle_5f_133" style:display-name="ConditionalStyle_133" style:family="table-cell" style:parent-style-name="Default">
      <style:table-cell-properties fo:background-color="#ccc1da"/>
    </style:style>
    <style:style style:name="ConditionalStyle_5f_132" style:display-name="ConditionalStyle_132" style:family="table-cell" style:parent-style-name="Default">
      <style:table-cell-properties fo:background-color="#ffc000"/>
    </style:style>
    <style:style style:name="ConditionalStyle_5f_131" style:display-name="ConditionalStyle_131" style:family="table-cell" style:parent-style-name="Default">
      <style:table-cell-properties fo:background-color="#d7e4bd"/>
    </style:style>
    <style:style style:name="ConditionalStyle_5f_130" style:display-name="ConditionalStyle_130" style:family="table-cell" style:parent-style-name="Default">
      <style:table-cell-properties fo:background-color="#558ed5"/>
    </style:style>
    <style:style style:name="ConditionalStyle_5f_129" style:display-name="ConditionalStyle_129" style:family="table-cell" style:parent-style-name="Default">
      <style:table-cell-properties fo:background-color="#ccc1da"/>
    </style:style>
    <style:style style:name="ConditionalStyle_5f_128" style:display-name="ConditionalStyle_128" style:family="table-cell" style:parent-style-name="Default">
      <style:table-cell-properties fo:background-color="#ffc000"/>
    </style:style>
    <style:style style:name="ConditionalStyle_5f_127" style:display-name="ConditionalStyle_127" style:family="table-cell" style:parent-style-name="Default">
      <style:table-cell-properties fo:background-color="#d7e4bd"/>
    </style:style>
    <style:style style:name="ConditionalStyle_5f_126" style:display-name="ConditionalStyle_126" style:family="table-cell" style:parent-style-name="Default">
      <style:table-cell-properties fo:background-color="#558ed5"/>
    </style:style>
    <style:style style:name="ConditionalStyle_5f_125" style:display-name="ConditionalStyle_125" style:family="table-cell" style:parent-style-name="Default">
      <style:table-cell-properties fo:background-color="#ccc1da"/>
    </style:style>
    <style:style style:name="ConditionalStyle_5f_124" style:display-name="ConditionalStyle_124" style:family="table-cell" style:parent-style-name="Default">
      <style:table-cell-properties fo:background-color="#ffc000"/>
    </style:style>
    <style:style style:name="ConditionalStyle_5f_123" style:display-name="ConditionalStyle_123" style:family="table-cell" style:parent-style-name="Default">
      <style:table-cell-properties fo:background-color="#d7e4bd"/>
    </style:style>
    <style:style style:name="ConditionalStyle_5f_122" style:display-name="ConditionalStyle_122" style:family="table-cell" style:parent-style-name="Default">
      <style:table-cell-properties fo:background-color="#558ed5"/>
    </style:style>
    <style:style style:name="ConditionalStyle_5f_121" style:display-name="ConditionalStyle_121" style:family="table-cell" style:parent-style-name="Default">
      <style:table-cell-properties fo:background-color="#ccc1da"/>
    </style:style>
    <style:style style:name="ConditionalStyle_5f_120" style:display-name="ConditionalStyle_120" style:family="table-cell" style:parent-style-name="Default">
      <style:table-cell-properties fo:background-color="#ffc000"/>
    </style:style>
    <style:style style:name="ConditionalStyle_5f_119" style:display-name="ConditionalStyle_119" style:family="table-cell" style:parent-style-name="Default">
      <style:table-cell-properties fo:background-color="#d7e4bd"/>
    </style:style>
    <style:style style:name="ConditionalStyle_5f_118" style:display-name="ConditionalStyle_118" style:family="table-cell" style:parent-style-name="Default">
      <style:table-cell-properties fo:background-color="#558ed5"/>
    </style:style>
    <style:style style:name="ConditionalStyle_5f_117" style:display-name="ConditionalStyle_117" style:family="table-cell" style:parent-style-name="Default">
      <style:table-cell-properties fo:background-color="#ccc1da"/>
    </style:style>
    <style:style style:name="ConditionalStyle_5f_116" style:display-name="ConditionalStyle_116" style:family="table-cell" style:parent-style-name="Default">
      <style:table-cell-properties fo:background-color="#ffc000"/>
    </style:style>
    <style:style style:name="ConditionalStyle_5f_115" style:display-name="ConditionalStyle_115" style:family="table-cell" style:parent-style-name="Default">
      <style:table-cell-properties fo:background-color="#d7e4bd"/>
    </style:style>
    <style:style style:name="ConditionalStyle_5f_114" style:display-name="ConditionalStyle_114" style:family="table-cell" style:parent-style-name="Default">
      <style:table-cell-properties fo:background-color="#558ed5"/>
    </style:style>
    <style:style style:name="ConditionalStyle_5f_113" style:display-name="ConditionalStyle_113" style:family="table-cell" style:parent-style-name="Default">
      <style:table-cell-properties fo:background-color="#ccc1da"/>
    </style:style>
    <style:style style:name="ConditionalStyle_5f_112" style:display-name="ConditionalStyle_112" style:family="table-cell" style:parent-style-name="Default">
      <style:table-cell-properties fo:background-color="#ffc000"/>
    </style:style>
    <style:style style:name="ConditionalStyle_5f_111" style:display-name="ConditionalStyle_111" style:family="table-cell" style:parent-style-name="Default">
      <style:table-cell-properties fo:background-color="#d7e4bd"/>
    </style:style>
    <style:style style:name="ConditionalStyle_5f_110" style:display-name="ConditionalStyle_110" style:family="table-cell" style:parent-style-name="Default">
      <style:table-cell-properties fo:background-color="#558ed5"/>
    </style:style>
    <style:style style:name="ConditionalStyle_5f_109" style:display-name="ConditionalStyle_109" style:family="table-cell" style:parent-style-name="Default">
      <style:table-cell-properties fo:background-color="#ccc1da"/>
    </style:style>
    <style:style style:name="ConditionalStyle_5f_108" style:display-name="ConditionalStyle_108" style:family="table-cell" style:parent-style-name="Default">
      <style:table-cell-properties fo:background-color="#ffc000"/>
    </style:style>
    <style:style style:name="ConditionalStyle_5f_107" style:display-name="ConditionalStyle_107" style:family="table-cell" style:parent-style-name="Default">
      <style:table-cell-properties fo:background-color="#d7e4bd"/>
    </style:style>
    <style:style style:name="ConditionalStyle_5f_106" style:display-name="ConditionalStyle_106" style:family="table-cell" style:parent-style-name="Default">
      <style:table-cell-properties fo:background-color="#558ed5"/>
    </style:style>
    <style:style style:name="ConditionalStyle_5f_105" style:display-name="ConditionalStyle_105" style:family="table-cell" style:parent-style-name="Default">
      <style:table-cell-properties fo:background-color="#ccc1da"/>
    </style:style>
    <style:style style:name="ConditionalStyle_5f_104" style:display-name="ConditionalStyle_104" style:family="table-cell" style:parent-style-name="Default">
      <style:table-cell-properties fo:background-color="#ffc000"/>
    </style:style>
    <style:style style:name="ConditionalStyle_5f_103" style:display-name="ConditionalStyle_103" style:family="table-cell" style:parent-style-name="Default">
      <style:table-cell-properties fo:background-color="#d7e4bd"/>
    </style:style>
    <style:style style:name="ConditionalStyle_5f_102" style:display-name="ConditionalStyle_102" style:family="table-cell" style:parent-style-name="Default">
      <style:table-cell-properties fo:background-color="#558ed5"/>
    </style:style>
    <style:style style:name="ConditionalStyle_5f_101" style:display-name="ConditionalStyle_101" style:family="table-cell" style:parent-style-name="Default">
      <style:table-cell-properties fo:background-color="#ccc1da"/>
    </style:style>
    <style:style style:name="ConditionalStyle_5f_100" style:display-name="ConditionalStyle_100" style:family="table-cell" style:parent-style-name="Default">
      <style:table-cell-properties fo:background-color="#ffc000"/>
    </style:style>
    <style:style style:name="ConditionalStyle_5f_99" style:display-name="ConditionalStyle_99" style:family="table-cell" style:parent-style-name="Default">
      <style:table-cell-properties fo:background-color="#d7e4bd"/>
    </style:style>
    <style:style style:name="ConditionalStyle_5f_98" style:display-name="ConditionalStyle_98" style:family="table-cell" style:parent-style-name="Default">
      <style:table-cell-properties fo:background-color="#558ed5"/>
    </style:style>
    <style:style style:name="ConditionalStyle_5f_97" style:display-name="ConditionalStyle_97" style:family="table-cell" style:parent-style-name="Default">
      <style:table-cell-properties fo:background-color="#ccc1da"/>
    </style:style>
    <style:style style:name="ConditionalStyle_5f_96" style:display-name="ConditionalStyle_96" style:family="table-cell" style:parent-style-name="Default">
      <style:table-cell-properties fo:background-color="#ffc000"/>
    </style:style>
    <style:style style:name="ConditionalStyle_5f_95" style:display-name="ConditionalStyle_95" style:family="table-cell" style:parent-style-name="Default">
      <style:table-cell-properties fo:background-color="#d7e4bd"/>
    </style:style>
    <style:style style:name="ConditionalStyle_5f_94" style:display-name="ConditionalStyle_94" style:family="table-cell" style:parent-style-name="Default">
      <style:table-cell-properties fo:background-color="#558ed5"/>
    </style:style>
    <style:style style:name="ConditionalStyle_5f_93" style:display-name="ConditionalStyle_93" style:family="table-cell" style:parent-style-name="Default">
      <style:table-cell-properties fo:background-color="#ccc1da"/>
    </style:style>
    <style:style style:name="ConditionalStyle_5f_92" style:display-name="ConditionalStyle_92" style:family="table-cell" style:parent-style-name="Default">
      <style:table-cell-properties fo:background-color="#ffc000"/>
    </style:style>
    <style:style style:name="ConditionalStyle_5f_91" style:display-name="ConditionalStyle_91" style:family="table-cell" style:parent-style-name="Default">
      <style:table-cell-properties fo:background-color="#d7e4bd"/>
    </style:style>
    <style:style style:name="ConditionalStyle_5f_90" style:display-name="ConditionalStyle_90" style:family="table-cell" style:parent-style-name="Default">
      <style:table-cell-properties fo:background-color="#558ed5"/>
    </style:style>
    <style:style style:name="ConditionalStyle_5f_89" style:display-name="ConditionalStyle_89" style:family="table-cell" style:parent-style-name="Default">
      <style:table-cell-properties fo:background-color="#ccc1da"/>
    </style:style>
    <style:style style:name="ConditionalStyle_5f_88" style:display-name="ConditionalStyle_88" style:family="table-cell" style:parent-style-name="Default">
      <style:table-cell-properties fo:background-color="#ffc000"/>
    </style:style>
    <style:style style:name="ConditionalStyle_5f_87" style:display-name="ConditionalStyle_87" style:family="table-cell" style:parent-style-name="Default">
      <style:table-cell-properties fo:background-color="#d7e4bd"/>
    </style:style>
    <style:style style:name="ConditionalStyle_5f_86" style:display-name="ConditionalStyle_86" style:family="table-cell" style:parent-style-name="Default">
      <style:table-cell-properties fo:background-color="#558ed5"/>
    </style:style>
    <style:style style:name="ConditionalStyle_5f_85" style:display-name="ConditionalStyle_85" style:family="table-cell" style:parent-style-name="Default">
      <style:table-cell-properties fo:background-color="#ccc1da"/>
    </style:style>
    <style:style style:name="ConditionalStyle_5f_84" style:display-name="ConditionalStyle_84" style:family="table-cell" style:parent-style-name="Default">
      <style:table-cell-properties fo:background-color="#ffc000"/>
    </style:style>
    <style:style style:name="ConditionalStyle_5f_83" style:display-name="ConditionalStyle_83" style:family="table-cell" style:parent-style-name="Default">
      <style:table-cell-properties fo:background-color="#d7e4bd"/>
    </style:style>
    <style:style style:name="ConditionalStyle_5f_82" style:display-name="ConditionalStyle_82" style:family="table-cell" style:parent-style-name="Default">
      <style:table-cell-properties fo:background-color="#558ed5"/>
    </style:style>
    <style:style style:name="ConditionalStyle_5f_81" style:display-name="ConditionalStyle_81" style:family="table-cell" style:parent-style-name="Default">
      <style:table-cell-properties fo:background-color="#ccc1da"/>
    </style:style>
    <style:style style:name="ConditionalStyle_5f_80" style:display-name="ConditionalStyle_80" style:family="table-cell" style:parent-style-name="Default">
      <style:table-cell-properties fo:background-color="#ffc000"/>
    </style:style>
    <style:style style:name="ConditionalStyle_5f_79" style:display-name="ConditionalStyle_79" style:family="table-cell" style:parent-style-name="Default">
      <style:table-cell-properties fo:background-color="#d7e4bd"/>
    </style:style>
    <style:style style:name="ConditionalStyle_5f_78" style:display-name="ConditionalStyle_78" style:family="table-cell" style:parent-style-name="Default">
      <style:table-cell-properties fo:background-color="#558ed5"/>
    </style:style>
    <style:style style:name="ConditionalStyle_5f_77" style:display-name="ConditionalStyle_77" style:family="table-cell" style:parent-style-name="Default">
      <style:table-cell-properties fo:background-color="#ccc1da"/>
    </style:style>
    <style:style style:name="ConditionalStyle_5f_76" style:display-name="ConditionalStyle_76" style:family="table-cell" style:parent-style-name="Default">
      <style:table-cell-properties fo:background-color="#ffc000"/>
    </style:style>
    <style:style style:name="ConditionalStyle_5f_75" style:display-name="ConditionalStyle_75" style:family="table-cell" style:parent-style-name="Default">
      <style:table-cell-properties fo:background-color="#d7e4bd"/>
    </style:style>
    <style:style style:name="ConditionalStyle_5f_74" style:display-name="ConditionalStyle_74" style:family="table-cell" style:parent-style-name="Default">
      <style:table-cell-properties fo:background-color="#558ed5"/>
    </style:style>
    <style:style style:name="ConditionalStyle_5f_73" style:display-name="ConditionalStyle_73" style:family="table-cell" style:parent-style-name="Default">
      <style:table-cell-properties fo:background-color="#ccc1da"/>
    </style:style>
    <style:style style:name="ConditionalStyle_5f_72" style:display-name="ConditionalStyle_72" style:family="table-cell" style:parent-style-name="Default">
      <style:table-cell-properties fo:background-color="#ffc000"/>
    </style:style>
    <style:style style:name="ConditionalStyle_5f_71" style:display-name="ConditionalStyle_71" style:family="table-cell" style:parent-style-name="Default">
      <style:table-cell-properties fo:background-color="#d7e4bd"/>
    </style:style>
    <style:style style:name="ConditionalStyle_5f_70" style:display-name="ConditionalStyle_70" style:family="table-cell" style:parent-style-name="Default">
      <style:table-cell-properties fo:background-color="#558ed5"/>
    </style:style>
    <style:style style:name="ConditionalStyle_5f_69" style:display-name="ConditionalStyle_69" style:family="table-cell" style:parent-style-name="Default">
      <style:table-cell-properties fo:background-color="#ccc1da"/>
    </style:style>
    <style:style style:name="ConditionalStyle_5f_68" style:display-name="ConditionalStyle_68" style:family="table-cell" style:parent-style-name="Default">
      <style:table-cell-properties fo:background-color="#ffc000"/>
    </style:style>
    <style:style style:name="ConditionalStyle_5f_67" style:display-name="ConditionalStyle_67" style:family="table-cell" style:parent-style-name="Default">
      <style:table-cell-properties fo:background-color="#d7e4bd"/>
    </style:style>
    <style:style style:name="ConditionalStyle_5f_66" style:display-name="ConditionalStyle_66" style:family="table-cell" style:parent-style-name="Default">
      <style:table-cell-properties fo:background-color="#558ed5"/>
    </style:style>
    <style:style style:name="ConditionalStyle_5f_65" style:display-name="ConditionalStyle_65" style:family="table-cell" style:parent-style-name="Default">
      <style:table-cell-properties fo:background-color="#ccc1da"/>
    </style:style>
    <style:style style:name="ConditionalStyle_5f_64" style:display-name="ConditionalStyle_64" style:family="table-cell" style:parent-style-name="Default">
      <style:table-cell-properties fo:background-color="#ffc000"/>
    </style:style>
    <style:style style:name="ConditionalStyle_5f_63" style:display-name="ConditionalStyle_63" style:family="table-cell" style:parent-style-name="Default">
      <style:table-cell-properties fo:background-color="#d7e4bd"/>
    </style:style>
    <style:style style:name="ConditionalStyle_5f_62" style:display-name="ConditionalStyle_62" style:family="table-cell" style:parent-style-name="Default">
      <style:table-cell-properties fo:background-color="#558ed5"/>
    </style:style>
    <style:style style:name="ConditionalStyle_5f_61" style:display-name="ConditionalStyle_61" style:family="table-cell" style:parent-style-name="Default">
      <style:table-cell-properties fo:background-color="#ccc1da"/>
    </style:style>
    <style:style style:name="ConditionalStyle_5f_60" style:display-name="ConditionalStyle_60" style:family="table-cell" style:parent-style-name="Default">
      <style:table-cell-properties fo:background-color="#ffc000"/>
    </style:style>
    <style:style style:name="ConditionalStyle_5f_59" style:display-name="ConditionalStyle_59" style:family="table-cell" style:parent-style-name="Default">
      <style:table-cell-properties fo:background-color="#d7e4bd"/>
    </style:style>
    <style:style style:name="ConditionalStyle_5f_58" style:display-name="ConditionalStyle_58" style:family="table-cell" style:parent-style-name="Default">
      <style:table-cell-properties fo:background-color="#558ed5"/>
    </style:style>
    <style:style style:name="ConditionalStyle_5f_57" style:display-name="ConditionalStyle_57" style:family="table-cell" style:parent-style-name="Default">
      <style:table-cell-properties fo:background-color="#ccc1da"/>
    </style:style>
    <style:style style:name="ConditionalStyle_5f_56" style:display-name="ConditionalStyle_56" style:family="table-cell" style:parent-style-name="Default">
      <style:table-cell-properties fo:background-color="#ffc000"/>
    </style:style>
    <style:style style:name="ConditionalStyle_5f_55" style:display-name="ConditionalStyle_55" style:family="table-cell" style:parent-style-name="Default">
      <style:table-cell-properties fo:background-color="#d7e4bd"/>
    </style:style>
    <style:style style:name="ConditionalStyle_5f_54" style:display-name="ConditionalStyle_54" style:family="table-cell" style:parent-style-name="Default">
      <style:table-cell-properties fo:background-color="#558ed5"/>
    </style:style>
    <style:style style:name="ConditionalStyle_5f_53" style:display-name="ConditionalStyle_53" style:family="table-cell" style:parent-style-name="Default">
      <style:table-cell-properties fo:background-color="#ccc1da"/>
    </style:style>
    <style:style style:name="ConditionalStyle_5f_52" style:display-name="ConditionalStyle_52" style:family="table-cell" style:parent-style-name="Default">
      <style:table-cell-properties fo:background-color="#ffc000"/>
    </style:style>
    <style:style style:name="ConditionalStyle_5f_51" style:display-name="ConditionalStyle_51" style:family="table-cell" style:parent-style-name="Default">
      <style:table-cell-properties fo:background-color="#d7e4bd"/>
    </style:style>
    <style:style style:name="ConditionalStyle_5f_50" style:display-name="ConditionalStyle_50" style:family="table-cell" style:parent-style-name="Default">
      <style:table-cell-properties fo:background-color="#558ed5"/>
    </style:style>
    <style:style style:name="ConditionalStyle_5f_49" style:display-name="ConditionalStyle_49" style:family="table-cell" style:parent-style-name="Default">
      <style:table-cell-properties fo:background-color="#ccc1da"/>
    </style:style>
    <style:style style:name="ConditionalStyle_5f_48" style:display-name="ConditionalStyle_48" style:family="table-cell" style:parent-style-name="Default">
      <style:table-cell-properties fo:background-color="#ffc000"/>
    </style:style>
    <style:style style:name="ConditionalStyle_5f_47" style:display-name="ConditionalStyle_47" style:family="table-cell" style:parent-style-name="Default">
      <style:table-cell-properties fo:background-color="#d7e4bd"/>
    </style:style>
    <style:style style:name="ConditionalStyle_5f_46" style:display-name="ConditionalStyle_46" style:family="table-cell" style:parent-style-name="Default">
      <style:table-cell-properties fo:background-color="#558ed5"/>
    </style:style>
    <style:style style:name="ConditionalStyle_5f_45" style:display-name="ConditionalStyle_45" style:family="table-cell" style:parent-style-name="Default">
      <style:table-cell-properties fo:background-color="#ccc1da"/>
    </style:style>
    <style:style style:name="ConditionalStyle_5f_44" style:display-name="ConditionalStyle_44" style:family="table-cell" style:parent-style-name="Default">
      <style:table-cell-properties fo:background-color="#ffc000"/>
    </style:style>
    <style:style style:name="ConditionalStyle_5f_43" style:display-name="ConditionalStyle_43" style:family="table-cell" style:parent-style-name="Default">
      <style:table-cell-properties fo:background-color="#d7e4bd"/>
    </style:style>
    <style:style style:name="ConditionalStyle_5f_42" style:display-name="ConditionalStyle_42" style:family="table-cell" style:parent-style-name="Default">
      <style:table-cell-properties fo:background-color="#558ed5"/>
    </style:style>
    <style:style style:name="ConditionalStyle_5f_41" style:display-name="ConditionalStyle_41" style:family="table-cell" style:parent-style-name="Default">
      <style:table-cell-properties fo:background-color="#ccc1da"/>
    </style:style>
    <style:style style:name="ConditionalStyle_5f_40" style:display-name="ConditionalStyle_40" style:family="table-cell" style:parent-style-name="Default">
      <style:table-cell-properties fo:background-color="#ffc000"/>
    </style:style>
    <style:style style:name="ConditionalStyle_5f_39" style:display-name="ConditionalStyle_39" style:family="table-cell" style:parent-style-name="Default">
      <style:table-cell-properties fo:background-color="#d7e4bd"/>
    </style:style>
    <style:style style:name="ConditionalStyle_5f_38" style:display-name="ConditionalStyle_38" style:family="table-cell" style:parent-style-name="Default">
      <style:table-cell-properties fo:background-color="#558ed5"/>
    </style:style>
    <style:style style:name="ConditionalStyle_5f_37" style:display-name="ConditionalStyle_37" style:family="table-cell" style:parent-style-name="Default">
      <style:table-cell-properties fo:background-color="#ccc1da"/>
    </style:style>
    <style:style style:name="ConditionalStyle_5f_36" style:display-name="ConditionalStyle_36" style:family="table-cell" style:parent-style-name="Default">
      <style:table-cell-properties fo:background-color="#ffc000"/>
    </style:style>
    <style:style style:name="ConditionalStyle_5f_35" style:display-name="ConditionalStyle_35" style:family="table-cell" style:parent-style-name="Default">
      <style:table-cell-properties fo:background-color="#d7e4bd"/>
    </style:style>
    <style:style style:name="ConditionalStyle_5f_34" style:display-name="ConditionalStyle_34" style:family="table-cell" style:parent-style-name="Default">
      <style:table-cell-properties fo:background-color="#558ed5"/>
    </style:style>
    <style:style style:name="ConditionalStyle_5f_33" style:display-name="ConditionalStyle_33" style:family="table-cell" style:parent-style-name="Default">
      <style:table-cell-properties fo:background-color="#ccc1da"/>
    </style:style>
    <style:style style:name="ConditionalStyle_5f_32" style:display-name="ConditionalStyle_32" style:family="table-cell" style:parent-style-name="Default">
      <style:table-cell-properties fo:background-color="#ffc000"/>
    </style:style>
    <style:style style:name="ConditionalStyle_5f_31" style:display-name="ConditionalStyle_31" style:family="table-cell" style:parent-style-name="Default">
      <style:table-cell-properties fo:background-color="#d7e4bd"/>
    </style:style>
    <style:style style:name="ConditionalStyle_5f_30" style:display-name="ConditionalStyle_30" style:family="table-cell" style:parent-style-name="Default">
      <style:table-cell-properties fo:background-color="#558ed5"/>
    </style:style>
    <style:style style:name="ConditionalStyle_5f_29" style:display-name="ConditionalStyle_29" style:family="table-cell" style:parent-style-name="Default">
      <style:table-cell-properties fo:background-color="#ccc1da"/>
    </style:style>
    <style:style style:name="ConditionalStyle_5f_28" style:display-name="ConditionalStyle_28" style:family="table-cell" style:parent-style-name="Default">
      <style:table-cell-properties fo:background-color="#ffc000"/>
    </style:style>
    <style:style style:name="ConditionalStyle_5f_27" style:display-name="ConditionalStyle_27" style:family="table-cell" style:parent-style-name="Default">
      <style:table-cell-properties fo:background-color="#d7e4bd"/>
    </style:style>
    <style:style style:name="ConditionalStyle_5f_26" style:display-name="ConditionalStyle_26" style:family="table-cell" style:parent-style-name="Default">
      <style:table-cell-properties fo:background-color="#558ed5"/>
    </style:style>
    <style:style style:name="ConditionalStyle_5f_25" style:display-name="ConditionalStyle_25" style:family="table-cell" style:parent-style-name="Default">
      <style:table-cell-properties fo:background-color="#ccc1da"/>
    </style:style>
    <style:style style:name="ConditionalStyle_5f_24" style:display-name="ConditionalStyle_24" style:family="table-cell" style:parent-style-name="Default">
      <style:table-cell-properties fo:background-color="#ffc000"/>
    </style:style>
    <style:style style:name="ConditionalStyle_5f_23" style:display-name="ConditionalStyle_23" style:family="table-cell" style:parent-style-name="Default">
      <style:table-cell-properties fo:background-color="#d7e4bd"/>
    </style:style>
    <style:style style:name="ConditionalStyle_5f_22" style:display-name="ConditionalStyle_22" style:family="table-cell" style:parent-style-name="Default">
      <style:table-cell-properties fo:background-color="#558ed5"/>
    </style:style>
    <style:style style:name="ConditionalStyle_5f_21" style:display-name="ConditionalStyle_21" style:family="table-cell" style:parent-style-name="Default">
      <style:table-cell-properties fo:background-color="#ccc1da"/>
    </style:style>
    <style:style style:name="ConditionalStyle_5f_20" style:display-name="ConditionalStyle_20" style:family="table-cell" style:parent-style-name="Default">
      <style:table-cell-properties fo:background-color="#ffc000"/>
    </style:style>
    <style:style style:name="ConditionalStyle_5f_19" style:display-name="ConditionalStyle_19" style:family="table-cell" style:parent-style-name="Default">
      <style:table-cell-properties fo:background-color="#d7e4bd"/>
    </style:style>
    <style:style style:name="ConditionalStyle_5f_18" style:display-name="ConditionalStyle_18" style:family="table-cell" style:parent-style-name="Default">
      <style:table-cell-properties fo:background-color="#558ed5"/>
    </style:style>
    <style:style style:name="ConditionalStyle_5f_17" style:display-name="ConditionalStyle_17" style:family="table-cell" style:parent-style-name="Default">
      <style:table-cell-properties fo:background-color="#ccc1da"/>
    </style:style>
    <style:style style:name="ConditionalStyle_5f_16" style:display-name="ConditionalStyle_16" style:family="table-cell" style:parent-style-name="Default">
      <style:table-cell-properties fo:background-color="#ffc000"/>
    </style:style>
    <style:style style:name="ConditionalStyle_5f_15" style:display-name="ConditionalStyle_15" style:family="table-cell" style:parent-style-name="Default">
      <style:table-cell-properties fo:background-color="#d7e4bd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3" style:display-name="ConditionalStyle_13" style:family="table-cell" style:parent-style-name="Default">
      <style:table-cell-properties fo:background-color="#ccc1da"/>
    </style:style>
    <style:style style:name="ConditionalStyle_5f_12" style:display-name="ConditionalStyle_12" style:family="table-cell" style:parent-style-name="Default">
      <style:table-cell-properties fo:background-color="#ffc000"/>
    </style:style>
    <style:style style:name="ConditionalStyle_5f_11" style:display-name="ConditionalStyle_11" style:family="table-cell" style:parent-style-name="Default">
      <style:table-cell-properties fo:background-color="#d7e4bd"/>
    </style:style>
    <style:style style:name="ConditionalStyle_5f_10" style:display-name="ConditionalStyle_10" style:family="table-cell" style:parent-style-name="Default">
      <style:table-cell-properties fo:background-color="#558ed5"/>
    </style:style>
    <style:style style:name="ConditionalStyle_5f_9" style:display-name="ConditionalStyle_9" style:family="table-cell" style:parent-style-name="Default">
      <style:table-cell-properties fo:background-color="#ccc1da"/>
    </style:style>
    <style:style style:name="ConditionalStyle_5f_8" style:display-name="ConditionalStyle_8" style:family="table-cell" style:parent-style-name="Default">
      <style:table-cell-properties fo:background-color="#ffc000"/>
    </style:style>
    <style:style style:name="ConditionalStyle_5f_7" style:display-name="ConditionalStyle_7" style:family="table-cell" style:parent-style-name="Default">
      <style:table-cell-properties fo:background-color="#d7e4bd"/>
    </style:style>
    <style:style style:name="ConditionalStyle_5f_6" style:display-name="ConditionalStyle_6" style:family="table-cell" style:parent-style-name="Default">
      <style:table-cell-properties fo:background-color="#558ed5"/>
    </style:style>
    <style:style style:name="ConditionalStyle_5f_5" style:display-name="ConditionalStyle_5" style:family="table-cell" style:parent-style-name="Default">
      <style:table-cell-properties fo:background-color="#ccc1da"/>
    </style:style>
    <style:style style:name="ConditionalStyle_5f_4" style:display-name="ConditionalStyle_4" style:family="table-cell" style:parent-style-name="Default">
      <style:table-cell-properties fo:background-color="#ffc000"/>
    </style:style>
    <style:style style:name="ConditionalStyle_5f_3" style:display-name="ConditionalStyle_3" style:family="table-cell" style:parent-style-name="Default">
      <style:table-cell-properties fo:background-color="#d7e4bd"/>
    </style:style>
    <style:style style:name="ConditionalStyle_5f_2" style:display-name="ConditionalStyle_2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ccc1da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1" style:display-name="PageStyle_v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lanka</meta:initial-creator>
    <dc:creator>dulanka</dc:creator>
    <meta:creation-date>2020-03-17T04:13:05</meta:creation-date>
    <dc:date>2020-05-10T16:25:52</dc:date>
    <meta:generator>LibreOffice/5.4.2.2$Windows_X86_64 LibreOffice_project/22b09f6418e8c2d508a9eaf86b2399209b0990f4</meta:generator>
    <meta:document-statistic meta:table-count="1" meta:cell-count="317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